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6d6d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ff860d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  <style:map style:condition="cell-content()&gt;=65" style:apply-style-name="Good" style:base-cell-address="Лист1.B2"/>
    </style:style>
    <style:style style:name="ce7" style:family="table-cell" style:parent-style-name="Default">
      <style:table-cell-properties fo:background-color="#800080" fo:border="0.74pt solid #000000"/>
      <style:text-properties fo:font-weight="bold" style:font-weight-asian="bold" style:font-weight-complex="bold"/>
      <style:map style:condition="cell-content()&gt;=65" style:apply-style-name="Good" style:base-cell-address="Лист1.B2"/>
    </style:style>
    <style:style style:name="ce8" style:family="table-cell" style:parent-style-name="Default">
      <style:table-cell-properties fo:background-color="#383d3c" fo:border="0.74pt solid #000000"/>
      <style:text-properties fo:font-weight="bold" style:font-weight-asian="bold" style:font-weight-complex="bold"/>
      <style:map style:condition="cell-content()&gt;=65" style:apply-style-name="Good" style:base-cell-address="Лист1.B2"/>
    </style:style>
    <style:style style:name="ce9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  <style:map style:condition="cell-content()&gt;=65" style:apply-style-name="Good" style:base-cell-address="Лист1.B2"/>
    </style:style>
    <style:style style:name="ce10" style:family="table-cell" style:parent-style-name="Default">
      <style:map style:condition="cell-content()&gt;=65" style:apply-style-name="Good" style:base-cell-address="Лист1.B2"/>
    </style:style>
    <style:style style:name="ce11" style:family="table-cell" style:parent-style-name="Default">
      <style:table-cell-properties fo:background-color="#ffff00"/>
      <style:map style:condition="cell-content()&gt;=65" style:apply-style-name="Good" style:base-cell-address="Лист1.B2"/>
    </style:style>
    <style:style style:name="ce12" style:family="table-cell" style:parent-style-name="Default">
      <style:table-cell-properties fo:background-color="#729fcf"/>
      <style:map style:condition="cell-content()&gt;=65" style:apply-style-name="Good" style:base-cell-address="Лист1.B2"/>
    </style:style>
    <style:style style:name="ce13" style:family="table-cell" style:parent-style-name="Default">
      <style:table-cell-properties fo:background-color="transparent"/>
      <style:map style:condition="cell-content()&gt;=65" style:apply-style-name="Good" style:base-cell-address="Лист1.B2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383d3c" fo:border="0.74pt solid #000000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transparent" fo:border="0.74pt solid #00000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6383" table:default-cell-style-name="Default"/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style-name="ce10" table:number-columns-repeated="11"/>
          <table:table-cell table:style-name="ce13"/>
          <table:table-cell table:style-name="ce10" table:number-columns-repeated="2"/>
          <table:table-cell table:style-name="ce12"/>
          <table:table-cell table:style-name="ce10" table:formula="of:=MAX([.R$1];[.$A2])*3 + MIN([.R$1];[.$A2])" office:value-type="float" office:value="67" calcext:value-type="float">
            <text:p>67</text:p>
          </table:table-cell>
          <table:table-cell table:style-name="ce10" table:formula="of:=MAX([.S$1];[.$A2])*3 + MIN([.S$1];[.$A2])" office:value-type="float" office:value="70" calcext:value-type="float">
            <text:p>70</text:p>
          </table:table-cell>
          <table:table-cell table:style-name="ce10" table:formula="of:=MAX([.T$1];[.$A2])*3 + MIN([.T$1];[.$A2])" office:value-type="float" office:value="73" calcext:value-type="float">
            <text:p>73</text:p>
          </table:table-cell>
          <table:table-cell table:style-name="ce10" table:formula="of:=MAX([.U$1];[.$A2])*3 + MIN([.U$1];[.$A2])" office:value-type="float" office:value="76" calcext:value-type="float">
            <text:p>76</text:p>
          </table:table-cell>
          <table:table-cell table:style-name="ce10" table:formula="of:=MAX([.V$1];[.$A2])*3 + MIN([.V$1];[.$A2])" office:value-type="float" office:value="79" calcext:value-type="float">
            <text:p>79</text:p>
          </table:table-cell>
          <table:table-cell table:style-name="ce10" table:formula="of:=MAX([.W$1];[.$A2])*3 + MIN([.W$1];[.$A2])" office:value-type="float" office:value="82" calcext:value-type="float">
            <text:p>82</text:p>
          </table:table-cell>
          <table:table-cell table:style-name="ce10" table:formula="of:=MAX([.X$1];[.$A2])*3 + MIN([.X$1];[.$A2])" office:value-type="float" office:value="85" calcext:value-type="float">
            <text:p>85</text:p>
          </table:table-cell>
          <table:table-cell table:style-name="ce10" table:formula="of:=MAX([.Y$1];[.$A2])*3 + MIN([.Y$1];[.$A2])" office:value-type="float" office:value="88" calcext:value-type="float">
            <text:p>88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table:style-name="ce10" table:number-columns-repeated="11"/>
          <table:table-cell table:style-name="ce13"/>
          <table:table-cell table:style-name="ce10" table:number-columns-repeated="2"/>
          <table:table-cell table:style-name="ce10" table:formula="of:=MAX([.Q$1];[.$A3])*3 + MIN([.Q$1];[.$A3])" office:value-type="float" office:value="65" calcext:value-type="float">
            <text:p>65</text:p>
          </table:table-cell>
          <table:table-cell table:style-name="ce10" table:formula="of:=MAX([.R$1];[.$A3])*3 + MIN([.R$1];[.$A3])" office:value-type="float" office:value="68" calcext:value-type="float">
            <text:p>68</text:p>
          </table:table-cell>
          <table:table-cell table:style-name="ce10" table:formula="of:=MAX([.S$1];[.$A3])*3 + MIN([.S$1];[.$A3])" office:value-type="float" office:value="71" calcext:value-type="float">
            <text:p>71</text:p>
          </table:table-cell>
          <table:table-cell table:style-name="ce10" table:formula="of:=MAX([.T$1];[.$A3])*3 + MIN([.T$1];[.$A3])" office:value-type="float" office:value="74" calcext:value-type="float">
            <text:p>74</text:p>
          </table:table-cell>
          <table:table-cell table:style-name="ce10" table:formula="of:=MAX([.U$1];[.$A3])*3 + MIN([.U$1];[.$A3])" office:value-type="float" office:value="77" calcext:value-type="float">
            <text:p>77</text:p>
          </table:table-cell>
          <table:table-cell table:style-name="ce10" table:formula="of:=MAX([.V$1];[.$A3])*3 + MIN([.V$1];[.$A3])" office:value-type="float" office:value="80" calcext:value-type="float">
            <text:p>80</text:p>
          </table:table-cell>
          <table:table-cell table:style-name="ce10" table:formula="of:=MAX([.W$1];[.$A3])*3 + MIN([.W$1];[.$A3])" office:value-type="float" office:value="83" calcext:value-type="float">
            <text:p>83</text:p>
          </table:table-cell>
          <table:table-cell table:style-name="ce10" table:formula="of:=MAX([.X$1];[.$A3])*3 + MIN([.X$1];[.$A3])" office:value-type="float" office:value="86" calcext:value-type="float">
            <text:p>86</text:p>
          </table:table-cell>
          <table:table-cell table:style-name="ce10" table:formula="of:=MAX([.Y$1];[.$A3])*3 + MIN([.Y$1];[.$A3])" office:value-type="float" office:value="89" calcext:value-type="float">
            <text:p>89</text:p>
          </table:table-cell>
          <table:table-cell table:number-columns-repeated="1635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table:style-name="ce10" table:number-columns-repeated="11"/>
          <table:table-cell table:style-name="ce13"/>
          <table:table-cell table:style-name="ce10" table:number-columns-repeated="2"/>
          <table:table-cell table:style-name="ce10" table:formula="of:=MAX([.Q$1];[.$A4])*3 + MIN([.Q$1];[.$A4])" office:value-type="float" office:value="66" calcext:value-type="float">
            <text:p>66</text:p>
          </table:table-cell>
          <table:table-cell table:style-name="ce10" table:formula="of:=MAX([.R$1];[.$A4])*3 + MIN([.R$1];[.$A4])" office:value-type="float" office:value="69" calcext:value-type="float">
            <text:p>69</text:p>
          </table:table-cell>
          <table:table-cell table:style-name="ce10" table:formula="of:=MAX([.S$1];[.$A4])*3 + MIN([.S$1];[.$A4])" office:value-type="float" office:value="72" calcext:value-type="float">
            <text:p>72</text:p>
          </table:table-cell>
          <table:table-cell table:style-name="ce10" table:formula="of:=MAX([.T$1];[.$A4])*3 + MIN([.T$1];[.$A4])" office:value-type="float" office:value="75" calcext:value-type="float">
            <text:p>75</text:p>
          </table:table-cell>
          <table:table-cell table:style-name="ce10" table:formula="of:=MAX([.U$1];[.$A4])*3 + MIN([.U$1];[.$A4])" office:value-type="float" office:value="78" calcext:value-type="float">
            <text:p>78</text:p>
          </table:table-cell>
          <table:table-cell table:style-name="ce10" table:formula="of:=MAX([.V$1];[.$A4])*3 + MIN([.V$1];[.$A4])" office:value-type="float" office:value="81" calcext:value-type="float">
            <text:p>81</text:p>
          </table:table-cell>
          <table:table-cell table:style-name="ce10" table:formula="of:=MAX([.W$1];[.$A4])*3 + MIN([.W$1];[.$A4])" office:value-type="float" office:value="84" calcext:value-type="float">
            <text:p>84</text:p>
          </table:table-cell>
          <table:table-cell table:style-name="ce10" table:formula="of:=MAX([.X$1];[.$A4])*3 + MIN([.X$1];[.$A4])" office:value-type="float" office:value="87" calcext:value-type="float">
            <text:p>87</text:p>
          </table:table-cell>
          <table:table-cell table:style-name="ce10" table:formula="of:=MAX([.Y$1];[.$A4])*3 + MIN([.Y$1];[.$A4])" office:value-type="float" office:value="90" calcext:value-type="float">
            <text:p>90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  <table:table-cell table:style-name="ce10" table:number-columns-repeated="11"/>
          <table:table-cell table:style-name="ce13"/>
          <table:table-cell table:style-name="ce10"/>
          <table:table-cell table:style-name="ce12"/>
          <table:table-cell table:style-name="ce10" table:formula="of:=MAX([.Q$1];[.$A5])*3 + MIN([.Q$1];[.$A5])" office:value-type="float" office:value="67" calcext:value-type="float">
            <text:p>67</text:p>
          </table:table-cell>
          <table:table-cell table:style-name="ce10" table:formula="of:=MAX([.R$1];[.$A5])*3 + MIN([.R$1];[.$A5])" office:value-type="float" office:value="70" calcext:value-type="float">
            <text:p>70</text:p>
          </table:table-cell>
          <table:table-cell table:style-name="ce10" table:formula="of:=MAX([.S$1];[.$A5])*3 + MIN([.S$1];[.$A5])" office:value-type="float" office:value="73" calcext:value-type="float">
            <text:p>73</text:p>
          </table:table-cell>
          <table:table-cell table:style-name="ce10" table:formula="of:=MAX([.T$1];[.$A5])*3 + MIN([.T$1];[.$A5])" office:value-type="float" office:value="76" calcext:value-type="float">
            <text:p>76</text:p>
          </table:table-cell>
          <table:table-cell table:style-name="ce10" table:formula="of:=MAX([.U$1];[.$A5])*3 + MIN([.U$1];[.$A5])" office:value-type="float" office:value="79" calcext:value-type="float">
            <text:p>79</text:p>
          </table:table-cell>
          <table:table-cell table:style-name="ce10" table:formula="of:=MAX([.V$1];[.$A5])*3 + MIN([.V$1];[.$A5])" office:value-type="float" office:value="82" calcext:value-type="float">
            <text:p>82</text:p>
          </table:table-cell>
          <table:table-cell table:style-name="ce10" table:formula="of:=MAX([.W$1];[.$A5])*3 + MIN([.W$1];[.$A5])" office:value-type="float" office:value="85" calcext:value-type="float">
            <text:p>85</text:p>
          </table:table-cell>
          <table:table-cell table:style-name="ce10" table:formula="of:=MAX([.X$1];[.$A5])*3 + MIN([.X$1];[.$A5])" office:value-type="float" office:value="88" calcext:value-type="float">
            <text:p>88</text:p>
          </table:table-cell>
          <table:table-cell table:style-name="ce10" table:formula="of:=MAX([.Y$1];[.$A5])*3 + MIN([.Y$1];[.$A5])" office:value-type="float" office:value="91" calcext:value-type="float">
            <text:p>91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/>
          <table:table-cell table:style-name="ce10" table:number-columns-repeated="11"/>
          <table:table-cell table:style-name="ce13"/>
          <table:table-cell table:style-name="ce10"/>
          <table:table-cell table:style-name="ce10" table:formula="of:=MAX([.P$1];[.$A6])*3 + MIN([.P$1];[.$A6])" office:value-type="float" office:value="65" calcext:value-type="float">
            <text:p>65</text:p>
          </table:table-cell>
          <table:table-cell table:style-name="ce10" table:formula="of:=MAX([.Q$1];[.$A6])*3 + MIN([.Q$1];[.$A6])" office:value-type="float" office:value="68" calcext:value-type="float">
            <text:p>68</text:p>
          </table:table-cell>
          <table:table-cell table:style-name="ce10" table:formula="of:=MAX([.R$1];[.$A6])*3 + MIN([.R$1];[.$A6])" office:value-type="float" office:value="71" calcext:value-type="float">
            <text:p>71</text:p>
          </table:table-cell>
          <table:table-cell table:style-name="ce10" table:formula="of:=MAX([.S$1];[.$A6])*3 + MIN([.S$1];[.$A6])" office:value-type="float" office:value="74" calcext:value-type="float">
            <text:p>74</text:p>
          </table:table-cell>
          <table:table-cell table:style-name="ce10" table:formula="of:=MAX([.T$1];[.$A6])*3 + MIN([.T$1];[.$A6])" office:value-type="float" office:value="77" calcext:value-type="float">
            <text:p>77</text:p>
          </table:table-cell>
          <table:table-cell table:style-name="ce10" table:formula="of:=MAX([.U$1];[.$A6])*3 + MIN([.U$1];[.$A6])" office:value-type="float" office:value="80" calcext:value-type="float">
            <text:p>80</text:p>
          </table:table-cell>
          <table:table-cell table:style-name="ce10" table:formula="of:=MAX([.V$1];[.$A6])*3 + MIN([.V$1];[.$A6])" office:value-type="float" office:value="83" calcext:value-type="float">
            <text:p>83</text:p>
          </table:table-cell>
          <table:table-cell table:style-name="ce10" table:formula="of:=MAX([.W$1];[.$A6])*3 + MIN([.W$1];[.$A6])" office:value-type="float" office:value="86" calcext:value-type="float">
            <text:p>86</text:p>
          </table:table-cell>
          <table:table-cell table:style-name="ce10" table:formula="of:=MAX([.X$1];[.$A6])*3 + MIN([.X$1];[.$A6])" office:value-type="float" office:value="89" calcext:value-type="float">
            <text:p>89</text:p>
          </table:table-cell>
          <table:table-cell table:style-name="ce10" table:formula="of:=MAX([.Y$1];[.$A6])*3 + MIN([.Y$1];[.$A6])" office:value-type="float" office:value="92" calcext:value-type="float">
            <text:p>92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/>
          <table:table-cell table:style-name="ce10" table:number-columns-repeated="11"/>
          <table:table-cell table:style-name="ce13"/>
          <table:table-cell table:style-name="ce10"/>
          <table:table-cell table:style-name="ce10" table:formula="of:=MAX([.P$1];[.$A7])*3 + MIN([.P$1];[.$A7])" office:value-type="float" office:value="66" calcext:value-type="float">
            <text:p>66</text:p>
          </table:table-cell>
          <table:table-cell table:style-name="ce10" table:formula="of:=MAX([.Q$1];[.$A7])*3 + MIN([.Q$1];[.$A7])" office:value-type="float" office:value="69" calcext:value-type="float">
            <text:p>69</text:p>
          </table:table-cell>
          <table:table-cell table:style-name="ce10" table:formula="of:=MAX([.R$1];[.$A7])*3 + MIN([.R$1];[.$A7])" office:value-type="float" office:value="72" calcext:value-type="float">
            <text:p>72</text:p>
          </table:table-cell>
          <table:table-cell table:style-name="ce10" table:formula="of:=MAX([.S$1];[.$A7])*3 + MIN([.S$1];[.$A7])" office:value-type="float" office:value="75" calcext:value-type="float">
            <text:p>75</text:p>
          </table:table-cell>
          <table:table-cell table:style-name="ce10" table:formula="of:=MAX([.T$1];[.$A7])*3 + MIN([.T$1];[.$A7])" office:value-type="float" office:value="78" calcext:value-type="float">
            <text:p>78</text:p>
          </table:table-cell>
          <table:table-cell table:style-name="ce10" table:formula="of:=MAX([.U$1];[.$A7])*3 + MIN([.U$1];[.$A7])" office:value-type="float" office:value="81" calcext:value-type="float">
            <text:p>81</text:p>
          </table:table-cell>
          <table:table-cell table:style-name="ce10" table:formula="of:=MAX([.V$1];[.$A7])*3 + MIN([.V$1];[.$A7])" office:value-type="float" office:value="84" calcext:value-type="float">
            <text:p>84</text:p>
          </table:table-cell>
          <table:table-cell table:style-name="ce10" table:formula="of:=MAX([.W$1];[.$A7])*3 + MIN([.W$1];[.$A7])" office:value-type="float" office:value="87" calcext:value-type="float">
            <text:p>87</text:p>
          </table:table-cell>
          <table:table-cell table:style-name="ce10" table:formula="of:=MAX([.X$1];[.$A7])*3 + MIN([.X$1];[.$A7])" office:value-type="float" office:value="90" calcext:value-type="float">
            <text:p>90</text:p>
          </table:table-cell>
          <table:table-cell table:style-name="ce10" table:formula="of:=MAX([.Y$1];[.$A7])*3 + MIN([.Y$1];[.$A7])" office:value-type="float" office:value="93" calcext:value-type="float">
            <text:p>93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10" table:number-columns-repeated="11"/>
          <table:table-cell table:style-name="ce13"/>
          <table:table-cell table:style-name="ce12"/>
          <table:table-cell table:style-name="ce10" table:formula="of:=MAX([.P$1];[.$A8])*3 + MIN([.P$1];[.$A8])" office:value-type="float" office:value="67" calcext:value-type="float">
            <text:p>67</text:p>
          </table:table-cell>
          <table:table-cell table:style-name="ce10" table:formula="of:=MAX([.Q$1];[.$A8])*3 + MIN([.Q$1];[.$A8])" office:value-type="float" office:value="70" calcext:value-type="float">
            <text:p>70</text:p>
          </table:table-cell>
          <table:table-cell table:style-name="ce10" table:formula="of:=MAX([.R$1];[.$A8])*3 + MIN([.R$1];[.$A8])" office:value-type="float" office:value="73" calcext:value-type="float">
            <text:p>73</text:p>
          </table:table-cell>
          <table:table-cell table:style-name="ce10" table:formula="of:=MAX([.S$1];[.$A8])*3 + MIN([.S$1];[.$A8])" office:value-type="float" office:value="76" calcext:value-type="float">
            <text:p>76</text:p>
          </table:table-cell>
          <table:table-cell table:style-name="ce10" table:formula="of:=MAX([.T$1];[.$A8])*3 + MIN([.T$1];[.$A8])" office:value-type="float" office:value="79" calcext:value-type="float">
            <text:p>79</text:p>
          </table:table-cell>
          <table:table-cell table:style-name="ce10" table:formula="of:=MAX([.U$1];[.$A8])*3 + MIN([.U$1];[.$A8])" office:value-type="float" office:value="82" calcext:value-type="float">
            <text:p>82</text:p>
          </table:table-cell>
          <table:table-cell table:style-name="ce10" table:formula="of:=MAX([.V$1];[.$A8])*3 + MIN([.V$1];[.$A8])" office:value-type="float" office:value="85" calcext:value-type="float">
            <text:p>85</text:p>
          </table:table-cell>
          <table:table-cell table:style-name="ce10" table:formula="of:=MAX([.W$1];[.$A8])*3 + MIN([.W$1];[.$A8])" office:value-type="float" office:value="88" calcext:value-type="float">
            <text:p>88</text:p>
          </table:table-cell>
          <table:table-cell table:style-name="ce10" table:formula="of:=MAX([.X$1];[.$A8])*3 + MIN([.X$1];[.$A8])" office:value-type="float" office:value="91" calcext:value-type="float">
            <text:p>91</text:p>
          </table:table-cell>
          <table:table-cell table:style-name="ce10" table:formula="of:=MAX([.Y$1];[.$A8])*3 + MIN([.Y$1];[.$A8])" office:value-type="float" office:value="94" calcext:value-type="float">
            <text:p>94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number-columns-repeated="1635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10" table:number-columns-repeated="11"/>
          <table:table-cell table:style-name="ce13"/>
          <table:table-cell table:style-name="ce10" table:formula="of:=MAX([.O$1];[.$A9])*3 + MIN([.O$1];[.$A9])" office:value-type="float" office:value="65" calcext:value-type="float">
            <text:p>65</text:p>
          </table:table-cell>
          <table:table-cell table:style-name="ce10" table:formula="of:=MAX([.P$1];[.$A9])*3 + MIN([.P$1];[.$A9])" office:value-type="float" office:value="68" calcext:value-type="float">
            <text:p>68</text:p>
          </table:table-cell>
          <table:table-cell table:style-name="ce10" table:formula="of:=MAX([.Q$1];[.$A9])*3 + MIN([.Q$1];[.$A9])" office:value-type="float" office:value="71" calcext:value-type="float">
            <text:p>71</text:p>
          </table:table-cell>
          <table:table-cell table:style-name="ce10" table:formula="of:=MAX([.R$1];[.$A9])*3 + MIN([.R$1];[.$A9])" office:value-type="float" office:value="74" calcext:value-type="float">
            <text:p>74</text:p>
          </table:table-cell>
          <table:table-cell table:style-name="ce10" table:formula="of:=MAX([.S$1];[.$A9])*3 + MIN([.S$1];[.$A9])" office:value-type="float" office:value="77" calcext:value-type="float">
            <text:p>77</text:p>
          </table:table-cell>
          <table:table-cell table:style-name="ce10" table:formula="of:=MAX([.T$1];[.$A9])*3 + MIN([.T$1];[.$A9])" office:value-type="float" office:value="80" calcext:value-type="float">
            <text:p>80</text:p>
          </table:table-cell>
          <table:table-cell table:style-name="ce10" table:formula="of:=MAX([.U$1];[.$A9])*3 + MIN([.U$1];[.$A9])" office:value-type="float" office:value="83" calcext:value-type="float">
            <text:p>83</text:p>
          </table:table-cell>
          <table:table-cell table:style-name="ce10" table:formula="of:=MAX([.V$1];[.$A9])*3 + MIN([.V$1];[.$A9])" office:value-type="float" office:value="86" calcext:value-type="float">
            <text:p>86</text:p>
          </table:table-cell>
          <table:table-cell table:style-name="ce10" table:formula="of:=MAX([.W$1];[.$A9])*3 + MIN([.W$1];[.$A9])" office:value-type="float" office:value="89" calcext:value-type="float">
            <text:p>89</text:p>
          </table:table-cell>
          <table:table-cell table:style-name="ce10" table:formula="of:=MAX([.X$1];[.$A9])*3 + MIN([.X$1];[.$A9])" office:value-type="float" office:value="92" calcext:value-type="float">
            <text:p>92</text:p>
          </table:table-cell>
          <table:table-cell table:style-name="ce10" table:formula="of:=MAX([.Y$1];[.$A9])*3 + MIN([.Y$1];[.$A9])" office:value-type="float" office:value="95" calcext:value-type="float">
            <text:p>95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П1</text:p>
          </table:table-cell>
          <table:table-cell table:style-name="ce10" table:number-columns-repeated="11"/>
          <table:table-cell table:style-name="ce13"/>
          <table:table-cell table:style-name="ce10" table:formula="of:=MAX([.O$1];[.$A10])*3 + MIN([.O$1];[.$A10])" office:value-type="float" office:value="66" calcext:value-type="float">
            <text:p>66</text:p>
          </table:table-cell>
          <table:table-cell table:style-name="ce10" table:formula="of:=MAX([.P$1];[.$A10])*3 + MIN([.P$1];[.$A10])" office:value-type="float" office:value="69" calcext:value-type="float">
            <text:p>69</text:p>
          </table:table-cell>
          <table:table-cell table:style-name="ce10" table:formula="of:=MAX([.Q$1];[.$A10])*3 + MIN([.Q$1];[.$A10])" office:value-type="float" office:value="72" calcext:value-type="float">
            <text:p>72</text:p>
          </table:table-cell>
          <table:table-cell table:style-name="ce10" table:formula="of:=MAX([.R$1];[.$A10])*3 + MIN([.R$1];[.$A10])" office:value-type="float" office:value="75" calcext:value-type="float">
            <text:p>75</text:p>
          </table:table-cell>
          <table:table-cell table:style-name="ce10" table:formula="of:=MAX([.S$1];[.$A10])*3 + MIN([.S$1];[.$A10])" office:value-type="float" office:value="78" calcext:value-type="float">
            <text:p>78</text:p>
          </table:table-cell>
          <table:table-cell table:style-name="ce10" table:formula="of:=MAX([.T$1];[.$A10])*3 + MIN([.T$1];[.$A10])" office:value-type="float" office:value="81" calcext:value-type="float">
            <text:p>81</text:p>
          </table:table-cell>
          <table:table-cell table:style-name="ce10" table:formula="of:=MAX([.U$1];[.$A10])*3 + MIN([.U$1];[.$A10])" office:value-type="float" office:value="84" calcext:value-type="float">
            <text:p>84</text:p>
          </table:table-cell>
          <table:table-cell table:style-name="ce10" table:formula="of:=MAX([.V$1];[.$A10])*3 + MIN([.V$1];[.$A10])" office:value-type="float" office:value="87" calcext:value-type="float">
            <text:p>87</text:p>
          </table:table-cell>
          <table:table-cell table:style-name="ce10" table:formula="of:=MAX([.W$1];[.$A10])*3 + MIN([.W$1];[.$A10])" office:value-type="float" office:value="90" calcext:value-type="float">
            <text:p>90</text:p>
          </table:table-cell>
          <table:table-cell table:style-name="ce10" table:formula="of:=MAX([.X$1];[.$A10])*3 + MIN([.X$1];[.$A10])" office:value-type="float" office:value="93" calcext:value-type="float">
            <text:p>93</text:p>
          </table:table-cell>
          <table:table-cell table:style-name="ce10" table:formula="of:=MAX([.Y$1];[.$A10])*3 + MIN([.Y$1];[.$A10])" office:value-type="float" office:value="96" calcext:value-type="float">
            <text:p>96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П</text:p>
          </table:table-cell>
          <table:table-cell table:style-name="ce17" office:value-type="string" calcext:value-type="string">
            <text:p>В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635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В1</text:p>
          </table:table-cell>
          <table:table-cell table:style-name="ce10" table:number-columns-repeated="11"/>
          <table:table-cell table:style-name="ce12"/>
          <table:table-cell table:style-name="ce10" table:formula="of:=MAX([.O$1];[.$A11])*3 + MIN([.O$1];[.$A11])" office:value-type="float" office:value="67" calcext:value-type="float">
            <text:p>67</text:p>
          </table:table-cell>
          <table:table-cell table:style-name="ce10" table:formula="of:=MAX([.P$1];[.$A11])*3 + MIN([.P$1];[.$A11])" office:value-type="float" office:value="70" calcext:value-type="float">
            <text:p>70</text:p>
          </table:table-cell>
          <table:table-cell table:style-name="ce10" table:formula="of:=MAX([.Q$1];[.$A11])*3 + MIN([.Q$1];[.$A11])" office:value-type="float" office:value="73" calcext:value-type="float">
            <text:p>73</text:p>
          </table:table-cell>
          <table:table-cell table:style-name="ce10" table:formula="of:=MAX([.R$1];[.$A11])*3 + MIN([.R$1];[.$A11])" office:value-type="float" office:value="76" calcext:value-type="float">
            <text:p>76</text:p>
          </table:table-cell>
          <table:table-cell table:style-name="ce10" table:formula="of:=MAX([.S$1];[.$A11])*3 + MIN([.S$1];[.$A11])" office:value-type="float" office:value="79" calcext:value-type="float">
            <text:p>79</text:p>
          </table:table-cell>
          <table:table-cell table:style-name="ce10" table:formula="of:=MAX([.T$1];[.$A11])*3 + MIN([.T$1];[.$A11])" office:value-type="float" office:value="82" calcext:value-type="float">
            <text:p>82</text:p>
          </table:table-cell>
          <table:table-cell table:style-name="ce10" table:formula="of:=MAX([.U$1];[.$A11])*3 + MIN([.U$1];[.$A11])" office:value-type="float" office:value="85" calcext:value-type="float">
            <text:p>85</text:p>
          </table:table-cell>
          <table:table-cell table:style-name="ce10" table:formula="of:=MAX([.V$1];[.$A11])*3 + MIN([.V$1];[.$A11])" office:value-type="float" office:value="88" calcext:value-type="float">
            <text:p>88</text:p>
          </table:table-cell>
          <table:table-cell table:style-name="ce10" table:formula="of:=MAX([.W$1];[.$A11])*3 + MIN([.W$1];[.$A11])" office:value-type="float" office:value="91" calcext:value-type="float">
            <text:p>91</text:p>
          </table:table-cell>
          <table:table-cell table:style-name="ce10" table:formula="of:=MAX([.X$1];[.$A11])*3 + MIN([.X$1];[.$A11])" office:value-type="float" office:value="94" calcext:value-type="float">
            <text:p>94</text:p>
          </table:table-cell>
          <table:table-cell table:style-name="ce10" table:formula="of:=MAX([.Y$1];[.$A11])*3 + MIN([.Y$1];[.$A11])" office:value-type="float" office:value="97" calcext:value-type="float">
            <text:p>9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П1</text:p>
          </table:table-cell>
          <table:table-cell table:style-name="ce18" office:value-type="string" calcext:value-type="string">
            <text:p>В</text:p>
          </table:table-cell>
          <table:table-cell table:style-name="ce17" office:value-type="string" calcext:value-type="string">
            <text:p>П2</text:p>
          </table:table-cell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635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10" table:number-columns-repeated="11"/>
          <table:table-cell table:style-name="ce10" table:formula="of:=MAX([.N$1];[.$A12])*3 + MIN([.N$1];[.$A12])" office:value-type="float" office:value="65" calcext:value-type="float">
            <text:p>65</text:p>
          </table:table-cell>
          <table:table-cell table:style-name="ce10" table:formula="of:=MAX([.O$1];[.$A12])*3 + MIN([.O$1];[.$A12])" office:value-type="float" office:value="68" calcext:value-type="float">
            <text:p>68</text:p>
          </table:table-cell>
          <table:table-cell table:style-name="ce10" table:formula="of:=MAX([.P$1];[.$A12])*3 + MIN([.P$1];[.$A12])" office:value-type="float" office:value="71" calcext:value-type="float">
            <text:p>71</text:p>
          </table:table-cell>
          <table:table-cell table:style-name="ce10" table:formula="of:=MAX([.Q$1];[.$A12])*3 + MIN([.Q$1];[.$A12])" office:value-type="float" office:value="74" calcext:value-type="float">
            <text:p>74</text:p>
          </table:table-cell>
          <table:table-cell table:style-name="ce10" table:formula="of:=MAX([.R$1];[.$A12])*3 + MIN([.R$1];[.$A12])" office:value-type="float" office:value="77" calcext:value-type="float">
            <text:p>77</text:p>
          </table:table-cell>
          <table:table-cell table:style-name="ce10" table:formula="of:=MAX([.S$1];[.$A12])*3 + MIN([.S$1];[.$A12])" office:value-type="float" office:value="80" calcext:value-type="float">
            <text:p>80</text:p>
          </table:table-cell>
          <table:table-cell table:style-name="ce10" table:formula="of:=MAX([.T$1];[.$A12])*3 + MIN([.T$1];[.$A12])" office:value-type="float" office:value="83" calcext:value-type="float">
            <text:p>83</text:p>
          </table:table-cell>
          <table:table-cell table:style-name="ce10" table:formula="of:=MAX([.U$1];[.$A12])*3 + MIN([.U$1];[.$A12])" office:value-type="float" office:value="86" calcext:value-type="float">
            <text:p>86</text:p>
          </table:table-cell>
          <table:table-cell table:style-name="ce10" table:formula="of:=MAX([.V$1];[.$A12])*3 + MIN([.V$1];[.$A12])" office:value-type="float" office:value="89" calcext:value-type="float">
            <text:p>89</text:p>
          </table:table-cell>
          <table:table-cell table:style-name="ce10" table:formula="of:=MAX([.W$1];[.$A12])*3 + MIN([.W$1];[.$A12])" office:value-type="float" office:value="92" calcext:value-type="float">
            <text:p>92</text:p>
          </table:table-cell>
          <table:table-cell table:style-name="ce10" table:formula="of:=MAX([.X$1];[.$A12])*3 + MIN([.X$1];[.$A12])" office:value-type="float" office:value="95" calcext:value-type="float">
            <text:p>95</text:p>
          </table:table-cell>
          <table:table-cell table:style-name="ce10" table:formula="of:=MAX([.Y$1];[.$A12])*3 + MIN([.Y$1];[.$A12])" office:value-type="float" office:value="98" calcext:value-type="float">
            <text:p>98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П1</text:p>
          </table:table-cell>
          <table:table-cell table:style-name="ce19" office:value-type="string" calcext:value-type="string">
            <text:p>В1</text:p>
          </table:table-cell>
          <table:table-cell table:style-name="ce18" office:value-type="string" calcext:value-type="string">
            <text:p>П2</text:p>
          </table:table-cell>
          <table:table-cell table:style-name="ce17" office:value-type="string" calcext:value-type="string">
            <text:p>В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5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10" table:number-columns-repeated="11"/>
          <table:table-cell table:style-name="ce10" table:formula="of:=MAX([.N$1];[.$A13])*3 + MIN([.N$1];[.$A13])" office:value-type="float" office:value="66" calcext:value-type="float">
            <text:p>66</text:p>
          </table:table-cell>
          <table:table-cell table:style-name="ce10" table:formula="of:=MAX([.O$1];[.$A13])*3 + MIN([.O$1];[.$A13])" office:value-type="float" office:value="69" calcext:value-type="float">
            <text:p>69</text:p>
          </table:table-cell>
          <table:table-cell table:style-name="ce10" table:formula="of:=MAX([.P$1];[.$A13])*3 + MIN([.P$1];[.$A13])" office:value-type="float" office:value="72" calcext:value-type="float">
            <text:p>72</text:p>
          </table:table-cell>
          <table:table-cell table:style-name="ce10" table:formula="of:=MAX([.Q$1];[.$A13])*3 + MIN([.Q$1];[.$A13])" office:value-type="float" office:value="75" calcext:value-type="float">
            <text:p>75</text:p>
          </table:table-cell>
          <table:table-cell table:style-name="ce10" table:formula="of:=MAX([.R$1];[.$A13])*3 + MIN([.R$1];[.$A13])" office:value-type="float" office:value="78" calcext:value-type="float">
            <text:p>78</text:p>
          </table:table-cell>
          <table:table-cell table:style-name="ce10" table:formula="of:=MAX([.S$1];[.$A13])*3 + MIN([.S$1];[.$A13])" office:value-type="float" office:value="81" calcext:value-type="float">
            <text:p>81</text:p>
          </table:table-cell>
          <table:table-cell table:style-name="ce10" table:formula="of:=MAX([.T$1];[.$A13])*3 + MIN([.T$1];[.$A13])" office:value-type="float" office:value="84" calcext:value-type="float">
            <text:p>84</text:p>
          </table:table-cell>
          <table:table-cell table:style-name="ce10" table:formula="of:=MAX([.U$1];[.$A13])*3 + MIN([.U$1];[.$A13])" office:value-type="float" office:value="87" calcext:value-type="float">
            <text:p>87</text:p>
          </table:table-cell>
          <table:table-cell table:style-name="ce10" table:formula="of:=MAX([.V$1];[.$A13])*3 + MIN([.V$1];[.$A13])" office:value-type="float" office:value="90" calcext:value-type="float">
            <text:p>90</text:p>
          </table:table-cell>
          <table:table-cell table:style-name="ce10" table:formula="of:=MAX([.W$1];[.$A13])*3 + MIN([.W$1];[.$A13])" office:value-type="float" office:value="93" calcext:value-type="float">
            <text:p>93</text:p>
          </table:table-cell>
          <table:table-cell table:style-name="ce10" table:formula="of:=MAX([.X$1];[.$A13])*3 + MIN([.X$1];[.$A13])" office:value-type="float" office:value="96" calcext:value-type="float">
            <text:p>96</text:p>
          </table:table-cell>
          <table:table-cell table:style-name="ce10" table:formula="of:=MAX([.Y$1];[.$A13])*3 + MIN([.Y$1];[.$A13])" office:value-type="float" office:value="99" calcext:value-type="float">
            <text:p>99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10" table:number-columns-repeated="10"/>
          <table:table-cell table:style-name="ce12"/>
          <table:table-cell table:style-name="ce10" table:formula="of:=MAX([.N$1];[.$A14])*3 + MIN([.N$1];[.$A14])" office:value-type="float" office:value="67" calcext:value-type="float">
            <text:p>67</text:p>
          </table:table-cell>
          <table:table-cell table:style-name="ce10" table:formula="of:=MAX([.O$1];[.$A14])*3 + MIN([.O$1];[.$A14])" office:value-type="float" office:value="70" calcext:value-type="float">
            <text:p>70</text:p>
          </table:table-cell>
          <table:table-cell table:style-name="ce10" table:formula="of:=MAX([.P$1];[.$A14])*3 + MIN([.P$1];[.$A14])" office:value-type="float" office:value="73" calcext:value-type="float">
            <text:p>73</text:p>
          </table:table-cell>
          <table:table-cell table:style-name="ce10" table:formula="of:=MAX([.Q$1];[.$A14])*3 + MIN([.Q$1];[.$A14])" office:value-type="float" office:value="76" calcext:value-type="float">
            <text:p>76</text:p>
          </table:table-cell>
          <table:table-cell table:style-name="ce10" table:formula="of:=MAX([.R$1];[.$A14])*3 + MIN([.R$1];[.$A14])" office:value-type="float" office:value="79" calcext:value-type="float">
            <text:p>79</text:p>
          </table:table-cell>
          <table:table-cell table:style-name="ce10" table:formula="of:=MAX([.S$1];[.$A14])*3 + MIN([.S$1];[.$A14])" office:value-type="float" office:value="82" calcext:value-type="float">
            <text:p>82</text:p>
          </table:table-cell>
          <table:table-cell table:style-name="ce10" table:formula="of:=MAX([.T$1];[.$A14])*3 + MIN([.T$1];[.$A14])" office:value-type="float" office:value="85" calcext:value-type="float">
            <text:p>85</text:p>
          </table:table-cell>
          <table:table-cell table:style-name="ce10" table:formula="of:=MAX([.U$1];[.$A14])*3 + MIN([.U$1];[.$A14])" office:value-type="float" office:value="88" calcext:value-type="float">
            <text:p>88</text:p>
          </table:table-cell>
          <table:table-cell table:style-name="ce10" table:formula="of:=MAX([.V$1];[.$A14])*3 + MIN([.V$1];[.$A14])" office:value-type="float" office:value="91" calcext:value-type="float">
            <text:p>91</text:p>
          </table:table-cell>
          <table:table-cell table:style-name="ce10" table:formula="of:=MAX([.W$1];[.$A14])*3 + MIN([.W$1];[.$A14])" office:value-type="float" office:value="94" calcext:value-type="float">
            <text:p>94</text:p>
          </table:table-cell>
          <table:table-cell table:style-name="ce10" table:formula="of:=MAX([.X$1];[.$A14])*3 + MIN([.X$1];[.$A14])" office:value-type="float" office:value="97" calcext:value-type="float">
            <text:p>97</text:p>
          </table:table-cell>
          <table:table-cell table:style-name="ce10" table:formula="of:=MAX([.Y$1];[.$A14])*3 + MIN([.Y$1];[.$A14])" office:value-type="float" office:value="100" calcext:value-type="float">
            <text:p>100</text:p>
          </table:table-cell>
          <table:table-cell table:number-columns-repeated="2"/>
          <table:table-cell table:style-name="ce14"/>
          <table:table-cell table:style-name="ce20"/>
          <table:table-cell/>
          <table:table-cell table:style-name="ce20"/>
          <table:table-cell table:number-columns-repeated="1635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10" table:number-columns-repeated="10"/>
          <table:table-cell table:style-name="ce10" table:formula="of:=MAX([.M$1];[.$A15])*3 + MIN([.M$1];[.$A15])" office:value-type="float" office:value="65" calcext:value-type="float">
            <text:p>65</text:p>
          </table:table-cell>
          <table:table-cell table:style-name="ce10" table:formula="of:=MAX([.N$1];[.$A15])*3 + MIN([.N$1];[.$A15])" office:value-type="float" office:value="68" calcext:value-type="float">
            <text:p>68</text:p>
          </table:table-cell>
          <table:table-cell table:style-name="ce10" table:formula="of:=MAX([.O$1];[.$A15])*3 + MIN([.O$1];[.$A15])" office:value-type="float" office:value="71" calcext:value-type="float">
            <text:p>71</text:p>
          </table:table-cell>
          <table:table-cell table:style-name="ce10" table:formula="of:=MAX([.P$1];[.$A15])*3 + MIN([.P$1];[.$A15])" office:value-type="float" office:value="74" calcext:value-type="float">
            <text:p>74</text:p>
          </table:table-cell>
          <table:table-cell table:style-name="ce10" table:formula="of:=MAX([.Q$1];[.$A15])*3 + MIN([.Q$1];[.$A15])" office:value-type="float" office:value="77" calcext:value-type="float">
            <text:p>77</text:p>
          </table:table-cell>
          <table:table-cell table:style-name="ce10" table:formula="of:=MAX([.R$1];[.$A15])*3 + MIN([.R$1];[.$A15])" office:value-type="float" office:value="80" calcext:value-type="float">
            <text:p>80</text:p>
          </table:table-cell>
          <table:table-cell table:style-name="ce10" table:formula="of:=MAX([.S$1];[.$A15])*3 + MIN([.S$1];[.$A15])" office:value-type="float" office:value="83" calcext:value-type="float">
            <text:p>83</text:p>
          </table:table-cell>
          <table:table-cell table:style-name="ce10" table:formula="of:=MAX([.T$1];[.$A15])*3 + MIN([.T$1];[.$A15])" office:value-type="float" office:value="86" calcext:value-type="float">
            <text:p>86</text:p>
          </table:table-cell>
          <table:table-cell table:style-name="ce10" table:formula="of:=MAX([.U$1];[.$A15])*3 + MIN([.U$1];[.$A15])" office:value-type="float" office:value="89" calcext:value-type="float">
            <text:p>89</text:p>
          </table:table-cell>
          <table:table-cell table:style-name="ce10" table:formula="of:=MAX([.V$1];[.$A15])*3 + MIN([.V$1];[.$A15])" office:value-type="float" office:value="92" calcext:value-type="float">
            <text:p>92</text:p>
          </table:table-cell>
          <table:table-cell table:style-name="ce10" table:formula="of:=MAX([.W$1];[.$A15])*3 + MIN([.W$1];[.$A15])" office:value-type="float" office:value="95" calcext:value-type="float">
            <text:p>95</text:p>
          </table:table-cell>
          <table:table-cell table:style-name="ce10" table:formula="of:=MAX([.X$1];[.$A15])*3 + MIN([.X$1];[.$A15])" office:value-type="float" office:value="98" calcext:value-type="float">
            <text:p>98</text:p>
          </table:table-cell>
          <table:table-cell table:style-name="ce10" table:formula="of:=MAX([.Y$1];[.$A15])*3 + MIN([.Y$1];[.$A15])" office:value-type="float" office:value="101" calcext:value-type="float">
            <text:p>101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10" table:number-columns-repeated="10"/>
          <table:table-cell table:style-name="ce10" table:formula="of:=MAX([.M$1];[.$A16])*3 + MIN([.M$1];[.$A16])" office:value-type="float" office:value="66" calcext:value-type="float">
            <text:p>66</text:p>
          </table:table-cell>
          <table:table-cell table:style-name="ce10" table:formula="of:=MAX([.N$1];[.$A16])*3 + MIN([.N$1];[.$A16])" office:value-type="float" office:value="69" calcext:value-type="float">
            <text:p>69</text:p>
          </table:table-cell>
          <table:table-cell table:style-name="ce10" table:formula="of:=MAX([.O$1];[.$A16])*3 + MIN([.O$1];[.$A16])" office:value-type="float" office:value="72" calcext:value-type="float">
            <text:p>72</text:p>
          </table:table-cell>
          <table:table-cell table:style-name="ce10" table:formula="of:=MAX([.P$1];[.$A16])*3 + MIN([.P$1];[.$A16])" office:value-type="float" office:value="75" calcext:value-type="float">
            <text:p>75</text:p>
          </table:table-cell>
          <table:table-cell table:style-name="ce10" table:formula="of:=MAX([.Q$1];[.$A16])*3 + MIN([.Q$1];[.$A16])" office:value-type="float" office:value="78" calcext:value-type="float">
            <text:p>78</text:p>
          </table:table-cell>
          <table:table-cell table:style-name="ce10" table:formula="of:=MAX([.R$1];[.$A16])*3 + MIN([.R$1];[.$A16])" office:value-type="float" office:value="81" calcext:value-type="float">
            <text:p>81</text:p>
          </table:table-cell>
          <table:table-cell table:style-name="ce10" table:formula="of:=MAX([.S$1];[.$A16])*3 + MIN([.S$1];[.$A16])" office:value-type="float" office:value="84" calcext:value-type="float">
            <text:p>84</text:p>
          </table:table-cell>
          <table:table-cell table:style-name="ce10" table:formula="of:=MAX([.T$1];[.$A16])*3 + MIN([.T$1];[.$A16])" office:value-type="float" office:value="87" calcext:value-type="float">
            <text:p>87</text:p>
          </table:table-cell>
          <table:table-cell table:style-name="ce10" table:formula="of:=MAX([.U$1];[.$A16])*3 + MIN([.U$1];[.$A16])" office:value-type="float" office:value="90" calcext:value-type="float">
            <text:p>90</text:p>
          </table:table-cell>
          <table:table-cell table:style-name="ce10" table:formula="of:=MAX([.V$1];[.$A16])*3 + MIN([.V$1];[.$A16])" office:value-type="float" office:value="93" calcext:value-type="float">
            <text:p>93</text:p>
          </table:table-cell>
          <table:table-cell table:style-name="ce10" table:formula="of:=MAX([.W$1];[.$A16])*3 + MIN([.W$1];[.$A16])" office:value-type="float" office:value="96" calcext:value-type="float">
            <text:p>96</text:p>
          </table:table-cell>
          <table:table-cell table:style-name="ce10" table:formula="of:=MAX([.X$1];[.$A16])*3 + MIN([.X$1];[.$A16])" office:value-type="float" office:value="99" calcext:value-type="float">
            <text:p>99</text:p>
          </table:table-cell>
          <table:table-cell table:style-name="ce10" table:formula="of:=MAX([.Y$1];[.$A16])*3 + MIN([.Y$1];[.$A16])" office:value-type="float" office:value="102" calcext:value-type="float">
            <text:p>102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10" table:number-columns-repeated="9"/>
          <table:table-cell table:style-name="ce12"/>
          <table:table-cell table:style-name="ce10" table:formula="of:=MAX([.M$1];[.$A17])*3 + MIN([.M$1];[.$A17])" office:value-type="float" office:value="67" calcext:value-type="float">
            <text:p>67</text:p>
          </table:table-cell>
          <table:table-cell table:style-name="ce10" table:formula="of:=MAX([.N$1];[.$A17])*3 + MIN([.N$1];[.$A17])" office:value-type="float" office:value="70" calcext:value-type="float">
            <text:p>70</text:p>
          </table:table-cell>
          <table:table-cell table:style-name="ce10" table:formula="of:=MAX([.O$1];[.$A17])*3 + MIN([.O$1];[.$A17])" office:value-type="float" office:value="73" calcext:value-type="float">
            <text:p>73</text:p>
          </table:table-cell>
          <table:table-cell table:style-name="ce10" table:formula="of:=MAX([.P$1];[.$A17])*3 + MIN([.P$1];[.$A17])" office:value-type="float" office:value="76" calcext:value-type="float">
            <text:p>76</text:p>
          </table:table-cell>
          <table:table-cell table:style-name="ce10" table:formula="of:=MAX([.Q$1];[.$A17])*3 + MIN([.Q$1];[.$A17])" office:value-type="float" office:value="79" calcext:value-type="float">
            <text:p>79</text:p>
          </table:table-cell>
          <table:table-cell table:style-name="ce10" table:formula="of:=MAX([.R$1];[.$A17])*3 + MIN([.R$1];[.$A17])" office:value-type="float" office:value="82" calcext:value-type="float">
            <text:p>82</text:p>
          </table:table-cell>
          <table:table-cell table:style-name="ce10" table:formula="of:=MAX([.S$1];[.$A17])*3 + MIN([.S$1];[.$A17])" office:value-type="float" office:value="85" calcext:value-type="float">
            <text:p>85</text:p>
          </table:table-cell>
          <table:table-cell table:style-name="ce10" table:formula="of:=MAX([.T$1];[.$A17])*3 + MIN([.T$1];[.$A17])" office:value-type="float" office:value="88" calcext:value-type="float">
            <text:p>88</text:p>
          </table:table-cell>
          <table:table-cell table:style-name="ce10" table:formula="of:=MAX([.U$1];[.$A17])*3 + MIN([.U$1];[.$A17])" office:value-type="float" office:value="91" calcext:value-type="float">
            <text:p>91</text:p>
          </table:table-cell>
          <table:table-cell table:style-name="ce10" table:formula="of:=MAX([.V$1];[.$A17])*3 + MIN([.V$1];[.$A17])" office:value-type="float" office:value="94" calcext:value-type="float">
            <text:p>94</text:p>
          </table:table-cell>
          <table:table-cell table:style-name="ce10" table:formula="of:=MAX([.W$1];[.$A17])*3 + MIN([.W$1];[.$A17])" office:value-type="float" office:value="97" calcext:value-type="float">
            <text:p>97</text:p>
          </table:table-cell>
          <table:table-cell table:style-name="ce10" table:formula="of:=MAX([.X$1];[.$A17])*3 + MIN([.X$1];[.$A17])" office:value-type="float" office:value="100" calcext:value-type="float">
            <text:p>100</text:p>
          </table:table-cell>
          <table:table-cell table:style-name="ce10" table:formula="of:=MAX([.Y$1];[.$A17])*3 + MIN([.Y$1];[.$A17])" office:value-type="float" office:value="103" calcext:value-type="float">
            <text:p>103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10" table:number-columns-repeated="6"/>
          <table:table-cell table:style-name="ce12"/>
          <table:table-cell table:style-name="ce10" table:formula="of:=MAX([.J$1];[.$A18])*3 + MIN([.J$1];[.$A18])" office:value-type="float" office:value="65" calcext:value-type="float">
            <text:p>65</text:p>
          </table:table-cell>
          <table:table-cell table:style-name="ce10" table:formula="of:=MAX([.K$1];[.$A18])*3 + MIN([.K$1];[.$A18])" office:value-type="float" office:value="66" calcext:value-type="float">
            <text:p>66</text:p>
          </table:table-cell>
          <table:table-cell table:style-name="ce10" table:formula="of:=MAX([.L$1];[.$A18])*3 + MIN([.L$1];[.$A18])" office:value-type="float" office:value="67" calcext:value-type="float">
            <text:p>67</text:p>
          </table:table-cell>
          <table:table-cell table:style-name="ce10" table:formula="of:=MAX([.M$1];[.$A18])*3 + MIN([.M$1];[.$A18])" office:value-type="float" office:value="68" calcext:value-type="float">
            <text:p>68</text:p>
          </table:table-cell>
          <table:table-cell table:style-name="ce10" table:formula="of:=MAX([.N$1];[.$A18])*3 + MIN([.N$1];[.$A18])" office:value-type="float" office:value="71" calcext:value-type="float">
            <text:p>71</text:p>
          </table:table-cell>
          <table:table-cell table:style-name="ce10" table:formula="of:=MAX([.O$1];[.$A18])*3 + MIN([.O$1];[.$A18])" office:value-type="float" office:value="74" calcext:value-type="float">
            <text:p>74</text:p>
          </table:table-cell>
          <table:table-cell table:style-name="ce10" table:formula="of:=MAX([.P$1];[.$A18])*3 + MIN([.P$1];[.$A18])" office:value-type="float" office:value="77" calcext:value-type="float">
            <text:p>77</text:p>
          </table:table-cell>
          <table:table-cell table:style-name="ce10" table:formula="of:=MAX([.Q$1];[.$A18])*3 + MIN([.Q$1];[.$A18])" office:value-type="float" office:value="80" calcext:value-type="float">
            <text:p>80</text:p>
          </table:table-cell>
          <table:table-cell table:style-name="ce10" table:formula="of:=MAX([.R$1];[.$A18])*3 + MIN([.R$1];[.$A18])" office:value-type="float" office:value="83" calcext:value-type="float">
            <text:p>83</text:p>
          </table:table-cell>
          <table:table-cell table:style-name="ce10" table:formula="of:=MAX([.S$1];[.$A18])*3 + MIN([.S$1];[.$A18])" office:value-type="float" office:value="86" calcext:value-type="float">
            <text:p>86</text:p>
          </table:table-cell>
          <table:table-cell table:style-name="ce10" table:formula="of:=MAX([.T$1];[.$A18])*3 + MIN([.T$1];[.$A18])" office:value-type="float" office:value="89" calcext:value-type="float">
            <text:p>89</text:p>
          </table:table-cell>
          <table:table-cell table:style-name="ce10" table:formula="of:=MAX([.U$1];[.$A18])*3 + MIN([.U$1];[.$A18])" office:value-type="float" office:value="92" calcext:value-type="float">
            <text:p>92</text:p>
          </table:table-cell>
          <table:table-cell table:style-name="ce10" table:formula="of:=MAX([.V$1];[.$A18])*3 + MIN([.V$1];[.$A18])" office:value-type="float" office:value="95" calcext:value-type="float">
            <text:p>95</text:p>
          </table:table-cell>
          <table:table-cell table:style-name="ce10" table:formula="of:=MAX([.W$1];[.$A18])*3 + MIN([.W$1];[.$A18])" office:value-type="float" office:value="98" calcext:value-type="float">
            <text:p>98</text:p>
          </table:table-cell>
          <table:table-cell table:style-name="ce10" table:formula="of:=MAX([.X$1];[.$A18])*3 + MIN([.X$1];[.$A18])" office:value-type="float" office:value="101" calcext:value-type="float">
            <text:p>101</text:p>
          </table:table-cell>
          <table:table-cell table:style-name="ce10" table:formula="of:=MAX([.Y$1];[.$A18])*3 + MIN([.Y$1];[.$A18])" office:value-type="float" office:value="104" calcext:value-type="float">
            <text:p>104</text:p>
          </table:table-cell>
          <table:table-cell table:number-columns-repeated="2"/>
          <table:table-cell table:style-name="ce14"/>
          <table:table-cell table:number-columns-repeated="1635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П1</text:p>
          </table:table-cell>
          <table:table-cell table:style-name="ce11" office:value-type="string" calcext:value-type="string">
            <text:p>В1</text:p>
          </table:table-cell>
          <table:table-cell table:style-name="ce10" table:number-columns-repeated="2"/>
          <table:table-cell table:style-name="ce12"/>
          <table:table-cell table:style-name="ce10" table:formula="of:=MAX([.G$1];[.$A19])*3 + MIN([.G$1];[.$A19])" office:value-type="float" office:value="65" calcext:value-type="float">
            <text:p>65</text:p>
          </table:table-cell>
          <table:table-cell table:style-name="ce10" table:formula="of:=MAX([.H$1];[.$A19])*3 + MIN([.H$1];[.$A19])" office:value-type="float" office:value="66" calcext:value-type="float">
            <text:p>66</text:p>
          </table:table-cell>
          <table:table-cell table:style-name="ce10" table:formula="of:=MAX([.I$1];[.$A19])*3 + MIN([.I$1];[.$A19])" office:value-type="float" office:value="67" calcext:value-type="float">
            <text:p>67</text:p>
          </table:table-cell>
          <table:table-cell table:style-name="ce10" table:formula="of:=MAX([.J$1];[.$A19])*3 + MIN([.J$1];[.$A19])" office:value-type="float" office:value="68" calcext:value-type="float">
            <text:p>68</text:p>
          </table:table-cell>
          <table:table-cell table:style-name="ce10" table:formula="of:=MAX([.K$1];[.$A19])*3 + MIN([.K$1];[.$A19])" office:value-type="float" office:value="69" calcext:value-type="float">
            <text:p>69</text:p>
          </table:table-cell>
          <table:table-cell table:style-name="ce10" table:formula="of:=MAX([.L$1];[.$A19])*3 + MIN([.L$1];[.$A19])" office:value-type="float" office:value="70" calcext:value-type="float">
            <text:p>70</text:p>
          </table:table-cell>
          <table:table-cell table:style-name="ce10" table:formula="of:=MAX([.M$1];[.$A19])*3 + MIN([.M$1];[.$A19])" office:value-type="float" office:value="71" calcext:value-type="float">
            <text:p>71</text:p>
          </table:table-cell>
          <table:table-cell table:style-name="ce10" table:formula="of:=MAX([.N$1];[.$A19])*3 + MIN([.N$1];[.$A19])" office:value-type="float" office:value="72" calcext:value-type="float">
            <text:p>72</text:p>
          </table:table-cell>
          <table:table-cell table:style-name="ce10" table:formula="of:=MAX([.O$1];[.$A19])*3 + MIN([.O$1];[.$A19])" office:value-type="float" office:value="75" calcext:value-type="float">
            <text:p>75</text:p>
          </table:table-cell>
          <table:table-cell table:style-name="ce10" table:formula="of:=MAX([.P$1];[.$A19])*3 + MIN([.P$1];[.$A19])" office:value-type="float" office:value="78" calcext:value-type="float">
            <text:p>78</text:p>
          </table:table-cell>
          <table:table-cell table:style-name="ce10" table:formula="of:=MAX([.Q$1];[.$A19])*3 + MIN([.Q$1];[.$A19])" office:value-type="float" office:value="81" calcext:value-type="float">
            <text:p>81</text:p>
          </table:table-cell>
          <table:table-cell table:style-name="ce10" table:formula="of:=MAX([.R$1];[.$A19])*3 + MIN([.R$1];[.$A19])" office:value-type="float" office:value="84" calcext:value-type="float">
            <text:p>84</text:p>
          </table:table-cell>
          <table:table-cell table:style-name="ce10" table:formula="of:=MAX([.S$1];[.$A19])*3 + MIN([.S$1];[.$A19])" office:value-type="float" office:value="87" calcext:value-type="float">
            <text:p>87</text:p>
          </table:table-cell>
          <table:table-cell table:style-name="ce10" table:formula="of:=MAX([.T$1];[.$A19])*3 + MIN([.T$1];[.$A19])" office:value-type="float" office:value="90" calcext:value-type="float">
            <text:p>90</text:p>
          </table:table-cell>
          <table:table-cell table:style-name="ce10" table:formula="of:=MAX([.U$1];[.$A19])*3 + MIN([.U$1];[.$A19])" office:value-type="float" office:value="93" calcext:value-type="float">
            <text:p>93</text:p>
          </table:table-cell>
          <table:table-cell table:style-name="ce10" table:formula="of:=MAX([.V$1];[.$A19])*3 + MIN([.V$1];[.$A19])" office:value-type="float" office:value="96" calcext:value-type="float">
            <text:p>96</text:p>
          </table:table-cell>
          <table:table-cell table:style-name="ce10" table:formula="of:=MAX([.W$1];[.$A19])*3 + MIN([.W$1];[.$A19])" office:value-type="float" office:value="99" calcext:value-type="float">
            <text:p>99</text:p>
          </table:table-cell>
          <table:table-cell table:style-name="ce10" table:formula="of:=MAX([.X$1];[.$A19])*3 + MIN([.X$1];[.$A19])" office:value-type="float" office:value="102" calcext:value-type="float">
            <text:p>102</text:p>
          </table:table-cell>
          <table:table-cell table:style-name="ce10" table:formula="of:=MAX([.Y$1];[.$A19])*3 + MIN([.Y$1];[.$A19])" office:value-type="float" office:value="105" calcext:value-type="float">
            <text:p>105</text:p>
          </table:table-cell>
          <table:table-cell table:number-columns-repeated="1635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9" office:value-type="string" calcext:value-type="string">
            <text:p>В1</text:p>
          </table:table-cell>
          <table:table-cell table:style-name="ce12"/>
          <table:table-cell table:style-name="ce10" table:formula="of:=MAX([.D$1];[.$A20])*3 + MIN([.D$1];[.$A20])" office:value-type="float" office:value="65" calcext:value-type="float">
            <text:p>65</text:p>
          </table:table-cell>
          <table:table-cell table:style-name="ce10" table:formula="of:=MAX([.E$1];[.$A20])*3 + MIN([.E$1];[.$A20])" office:value-type="float" office:value="66" calcext:value-type="float">
            <text:p>66</text:p>
          </table:table-cell>
          <table:table-cell table:style-name="ce10" table:formula="of:=MAX([.F$1];[.$A20])*3 + MIN([.F$1];[.$A20])" office:value-type="float" office:value="67" calcext:value-type="float">
            <text:p>67</text:p>
          </table:table-cell>
          <table:table-cell table:style-name="ce10" table:formula="of:=MAX([.G$1];[.$A20])*3 + MIN([.G$1];[.$A20])" office:value-type="float" office:value="68" calcext:value-type="float">
            <text:p>68</text:p>
          </table:table-cell>
          <table:table-cell table:style-name="ce10" table:formula="of:=MAX([.H$1];[.$A20])*3 + MIN([.H$1];[.$A20])" office:value-type="float" office:value="69" calcext:value-type="float">
            <text:p>69</text:p>
          </table:table-cell>
          <table:table-cell table:style-name="ce10" table:formula="of:=MAX([.I$1];[.$A20])*3 + MIN([.I$1];[.$A20])" office:value-type="float" office:value="70" calcext:value-type="float">
            <text:p>70</text:p>
          </table:table-cell>
          <table:table-cell table:style-name="ce10" table:formula="of:=MAX([.J$1];[.$A20])*3 + MIN([.J$1];[.$A20])" office:value-type="float" office:value="71" calcext:value-type="float">
            <text:p>71</text:p>
          </table:table-cell>
          <table:table-cell table:style-name="ce10" table:formula="of:=MAX([.K$1];[.$A20])*3 + MIN([.K$1];[.$A20])" office:value-type="float" office:value="72" calcext:value-type="float">
            <text:p>72</text:p>
          </table:table-cell>
          <table:table-cell table:style-name="ce10" table:formula="of:=MAX([.L$1];[.$A20])*3 + MIN([.L$1];[.$A20])" office:value-type="float" office:value="73" calcext:value-type="float">
            <text:p>73</text:p>
          </table:table-cell>
          <table:table-cell table:style-name="ce10" table:formula="of:=MAX([.M$1];[.$A20])*3 + MIN([.M$1];[.$A20])" office:value-type="float" office:value="74" calcext:value-type="float">
            <text:p>74</text:p>
          </table:table-cell>
          <table:table-cell table:style-name="ce10" table:formula="of:=MAX([.N$1];[.$A20])*3 + MIN([.N$1];[.$A20])" office:value-type="float" office:value="75" calcext:value-type="float">
            <text:p>75</text:p>
          </table:table-cell>
          <table:table-cell table:style-name="ce10" table:formula="of:=MAX([.O$1];[.$A20])*3 + MIN([.O$1];[.$A20])" office:value-type="float" office:value="76" calcext:value-type="float">
            <text:p>76</text:p>
          </table:table-cell>
          <table:table-cell table:style-name="ce10" table:formula="of:=MAX([.P$1];[.$A20])*3 + MIN([.P$1];[.$A20])" office:value-type="float" office:value="79" calcext:value-type="float">
            <text:p>79</text:p>
          </table:table-cell>
          <table:table-cell table:style-name="ce10" table:formula="of:=MAX([.Q$1];[.$A20])*3 + MIN([.Q$1];[.$A20])" office:value-type="float" office:value="82" calcext:value-type="float">
            <text:p>82</text:p>
          </table:table-cell>
          <table:table-cell table:style-name="ce10" table:formula="of:=MAX([.R$1];[.$A20])*3 + MIN([.R$1];[.$A20])" office:value-type="float" office:value="85" calcext:value-type="float">
            <text:p>85</text:p>
          </table:table-cell>
          <table:table-cell table:style-name="ce10" table:formula="of:=MAX([.S$1];[.$A20])*3 + MIN([.S$1];[.$A20])" office:value-type="float" office:value="88" calcext:value-type="float">
            <text:p>88</text:p>
          </table:table-cell>
          <table:table-cell table:style-name="ce10" table:formula="of:=MAX([.T$1];[.$A20])*3 + MIN([.T$1];[.$A20])" office:value-type="float" office:value="91" calcext:value-type="float">
            <text:p>91</text:p>
          </table:table-cell>
          <table:table-cell table:style-name="ce10" table:formula="of:=MAX([.U$1];[.$A20])*3 + MIN([.U$1];[.$A20])" office:value-type="float" office:value="94" calcext:value-type="float">
            <text:p>94</text:p>
          </table:table-cell>
          <table:table-cell table:style-name="ce10" table:formula="of:=MAX([.V$1];[.$A20])*3 + MIN([.V$1];[.$A20])" office:value-type="float" office:value="97" calcext:value-type="float">
            <text:p>97</text:p>
          </table:table-cell>
          <table:table-cell table:style-name="ce10" table:formula="of:=MAX([.W$1];[.$A20])*3 + MIN([.W$1];[.$A20])" office:value-type="float" office:value="100" calcext:value-type="float">
            <text:p>100</text:p>
          </table:table-cell>
          <table:table-cell table:style-name="ce10" table:formula="of:=MAX([.X$1];[.$A20])*3 + MIN([.X$1];[.$A20])" office:value-type="float" office:value="103" calcext:value-type="float">
            <text:p>103</text:p>
          </table:table-cell>
          <table:table-cell table:style-name="ce10" table:formula="of:=MAX([.Y$1];[.$A20])*3 + MIN([.Y$1];[.$A20])" office:value-type="float" office:value="106" calcext:value-type="float">
            <text:p>106</text:p>
          </table:table-cell>
          <table:table-cell table:number-columns-repeated="163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table:formula="of:=MAX([.B$1];[.$A21])*3 + MIN([.B$1];[.$A21])" office:value-type="float" office:value="66" calcext:value-type="float">
            <text:p>66</text:p>
          </table:table-cell>
          <table:table-cell table:style-name="ce10" table:formula="of:=MAX([.C$1];[.$A21])*3 + MIN([.C$1];[.$A21])" office:value-type="float" office:value="67" calcext:value-type="float">
            <text:p>67</text:p>
          </table:table-cell>
          <table:table-cell table:style-name="ce10" table:formula="of:=MAX([.D$1];[.$A21])*3 + MIN([.D$1];[.$A21])" office:value-type="float" office:value="68" calcext:value-type="float">
            <text:p>68</text:p>
          </table:table-cell>
          <table:table-cell table:style-name="ce10" table:formula="of:=MAX([.E$1];[.$A21])*3 + MIN([.E$1];[.$A21])" office:value-type="float" office:value="69" calcext:value-type="float">
            <text:p>69</text:p>
          </table:table-cell>
          <table:table-cell table:style-name="ce10" table:formula="of:=MAX([.F$1];[.$A21])*3 + MIN([.F$1];[.$A21])" office:value-type="float" office:value="70" calcext:value-type="float">
            <text:p>70</text:p>
          </table:table-cell>
          <table:table-cell table:style-name="ce10" table:formula="of:=MAX([.G$1];[.$A21])*3 + MIN([.G$1];[.$A21])" office:value-type="float" office:value="71" calcext:value-type="float">
            <text:p>71</text:p>
          </table:table-cell>
          <table:table-cell table:style-name="ce10" table:formula="of:=MAX([.H$1];[.$A21])*3 + MIN([.H$1];[.$A21])" office:value-type="float" office:value="72" calcext:value-type="float">
            <text:p>72</text:p>
          </table:table-cell>
          <table:table-cell table:style-name="ce10" table:formula="of:=MAX([.I$1];[.$A21])*3 + MIN([.I$1];[.$A21])" office:value-type="float" office:value="73" calcext:value-type="float">
            <text:p>73</text:p>
          </table:table-cell>
          <table:table-cell table:style-name="ce10" table:formula="of:=MAX([.J$1];[.$A21])*3 + MIN([.J$1];[.$A21])" office:value-type="float" office:value="74" calcext:value-type="float">
            <text:p>74</text:p>
          </table:table-cell>
          <table:table-cell table:style-name="ce10" table:formula="of:=MAX([.K$1];[.$A21])*3 + MIN([.K$1];[.$A21])" office:value-type="float" office:value="75" calcext:value-type="float">
            <text:p>75</text:p>
          </table:table-cell>
          <table:table-cell table:style-name="ce10" table:formula="of:=MAX([.L$1];[.$A21])*3 + MIN([.L$1];[.$A21])" office:value-type="float" office:value="76" calcext:value-type="float">
            <text:p>76</text:p>
          </table:table-cell>
          <table:table-cell table:style-name="ce10" table:formula="of:=MAX([.M$1];[.$A21])*3 + MIN([.M$1];[.$A21])" office:value-type="float" office:value="77" calcext:value-type="float">
            <text:p>77</text:p>
          </table:table-cell>
          <table:table-cell table:style-name="ce10" table:formula="of:=MAX([.N$1];[.$A21])*3 + MIN([.N$1];[.$A21])" office:value-type="float" office:value="78" calcext:value-type="float">
            <text:p>78</text:p>
          </table:table-cell>
          <table:table-cell table:style-name="ce10" table:formula="of:=MAX([.O$1];[.$A21])*3 + MIN([.O$1];[.$A21])" office:value-type="float" office:value="79" calcext:value-type="float">
            <text:p>79</text:p>
          </table:table-cell>
          <table:table-cell table:style-name="ce10" table:formula="of:=MAX([.P$1];[.$A21])*3 + MIN([.P$1];[.$A21])" office:value-type="float" office:value="80" calcext:value-type="float">
            <text:p>80</text:p>
          </table:table-cell>
          <table:table-cell table:style-name="ce10" table:formula="of:=MAX([.Q$1];[.$A21])*3 + MIN([.Q$1];[.$A21])" office:value-type="float" office:value="83" calcext:value-type="float">
            <text:p>83</text:p>
          </table:table-cell>
          <table:table-cell table:style-name="ce10" table:formula="of:=MAX([.R$1];[.$A21])*3 + MIN([.R$1];[.$A21])" office:value-type="float" office:value="86" calcext:value-type="float">
            <text:p>86</text:p>
          </table:table-cell>
          <table:table-cell table:style-name="ce10" table:formula="of:=MAX([.S$1];[.$A21])*3 + MIN([.S$1];[.$A21])" office:value-type="float" office:value="89" calcext:value-type="float">
            <text:p>89</text:p>
          </table:table-cell>
          <table:table-cell table:style-name="ce10" table:formula="of:=MAX([.T$1];[.$A21])*3 + MIN([.T$1];[.$A21])" office:value-type="float" office:value="92" calcext:value-type="float">
            <text:p>92</text:p>
          </table:table-cell>
          <table:table-cell table:style-name="ce10" table:formula="of:=MAX([.U$1];[.$A21])*3 + MIN([.U$1];[.$A21])" office:value-type="float" office:value="95" calcext:value-type="float">
            <text:p>95</text:p>
          </table:table-cell>
          <table:table-cell table:style-name="ce10" table:formula="of:=MAX([.V$1];[.$A21])*3 + MIN([.V$1];[.$A21])" office:value-type="float" office:value="98" calcext:value-type="float">
            <text:p>98</text:p>
          </table:table-cell>
          <table:table-cell table:style-name="ce10" table:formula="of:=MAX([.W$1];[.$A21])*3 + MIN([.W$1];[.$A21])" office:value-type="float" office:value="101" calcext:value-type="float">
            <text:p>101</text:p>
          </table:table-cell>
          <table:table-cell table:style-name="ce10" table:formula="of:=MAX([.X$1];[.$A21])*3 + MIN([.X$1];[.$A21])" office:value-type="float" office:value="104" calcext:value-type="float">
            <text:p>104</text:p>
          </table:table-cell>
          <table:table-cell table:style-name="ce10" table:formula="of:=MAX([.Y$1];[.$A21])*3 + MIN([.Y$1];[.$A21])" office:value-type="float" office:value="107" calcext:value-type="float">
            <text:p>107</text:p>
          </table:table-cell>
          <table:table-cell table:number-columns-repeated="163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" table:formula="of:=MAX([.B$1];[.$A22])*3 + MIN([.B$1];[.$A22])" office:value-type="float" office:value="69" calcext:value-type="float">
            <text:p>69</text:p>
          </table:table-cell>
          <table:table-cell table:style-name="ce10" table:formula="of:=MAX([.C$1];[.$A22])*3 + MIN([.C$1];[.$A22])" office:value-type="float" office:value="70" calcext:value-type="float">
            <text:p>70</text:p>
          </table:table-cell>
          <table:table-cell table:style-name="ce10" table:formula="of:=MAX([.D$1];[.$A22])*3 + MIN([.D$1];[.$A22])" office:value-type="float" office:value="71" calcext:value-type="float">
            <text:p>71</text:p>
          </table:table-cell>
          <table:table-cell table:style-name="ce10" table:formula="of:=MAX([.E$1];[.$A22])*3 + MIN([.E$1];[.$A22])" office:value-type="float" office:value="72" calcext:value-type="float">
            <text:p>72</text:p>
          </table:table-cell>
          <table:table-cell table:style-name="ce10" table:formula="of:=MAX([.F$1];[.$A22])*3 + MIN([.F$1];[.$A22])" office:value-type="float" office:value="73" calcext:value-type="float">
            <text:p>73</text:p>
          </table:table-cell>
          <table:table-cell table:style-name="ce10" table:formula="of:=MAX([.G$1];[.$A22])*3 + MIN([.G$1];[.$A22])" office:value-type="float" office:value="74" calcext:value-type="float">
            <text:p>74</text:p>
          </table:table-cell>
          <table:table-cell table:style-name="ce10" table:formula="of:=MAX([.H$1];[.$A22])*3 + MIN([.H$1];[.$A22])" office:value-type="float" office:value="75" calcext:value-type="float">
            <text:p>75</text:p>
          </table:table-cell>
          <table:table-cell table:style-name="ce10" table:formula="of:=MAX([.I$1];[.$A22])*3 + MIN([.I$1];[.$A22])" office:value-type="float" office:value="76" calcext:value-type="float">
            <text:p>76</text:p>
          </table:table-cell>
          <table:table-cell table:style-name="ce10" table:formula="of:=MAX([.J$1];[.$A22])*3 + MIN([.J$1];[.$A22])" office:value-type="float" office:value="77" calcext:value-type="float">
            <text:p>77</text:p>
          </table:table-cell>
          <table:table-cell table:style-name="ce10" table:formula="of:=MAX([.K$1];[.$A22])*3 + MIN([.K$1];[.$A22])" office:value-type="float" office:value="78" calcext:value-type="float">
            <text:p>78</text:p>
          </table:table-cell>
          <table:table-cell table:style-name="ce10" table:formula="of:=MAX([.L$1];[.$A22])*3 + MIN([.L$1];[.$A22])" office:value-type="float" office:value="79" calcext:value-type="float">
            <text:p>79</text:p>
          </table:table-cell>
          <table:table-cell table:style-name="ce10" table:formula="of:=MAX([.M$1];[.$A22])*3 + MIN([.M$1];[.$A22])" office:value-type="float" office:value="80" calcext:value-type="float">
            <text:p>80</text:p>
          </table:table-cell>
          <table:table-cell table:style-name="ce10" table:formula="of:=MAX([.N$1];[.$A22])*3 + MIN([.N$1];[.$A22])" office:value-type="float" office:value="81" calcext:value-type="float">
            <text:p>81</text:p>
          </table:table-cell>
          <table:table-cell table:style-name="ce10" table:formula="of:=MAX([.O$1];[.$A22])*3 + MIN([.O$1];[.$A22])" office:value-type="float" office:value="82" calcext:value-type="float">
            <text:p>82</text:p>
          </table:table-cell>
          <table:table-cell table:style-name="ce10" table:formula="of:=MAX([.P$1];[.$A22])*3 + MIN([.P$1];[.$A22])" office:value-type="float" office:value="83" calcext:value-type="float">
            <text:p>83</text:p>
          </table:table-cell>
          <table:table-cell table:style-name="ce10" table:formula="of:=MAX([.Q$1];[.$A22])*3 + MIN([.Q$1];[.$A22])" office:value-type="float" office:value="84" calcext:value-type="float">
            <text:p>84</text:p>
          </table:table-cell>
          <table:table-cell table:style-name="ce10" table:formula="of:=MAX([.R$1];[.$A22])*3 + MIN([.R$1];[.$A22])" office:value-type="float" office:value="87" calcext:value-type="float">
            <text:p>87</text:p>
          </table:table-cell>
          <table:table-cell table:style-name="ce10" table:formula="of:=MAX([.S$1];[.$A22])*3 + MIN([.S$1];[.$A22])" office:value-type="float" office:value="90" calcext:value-type="float">
            <text:p>90</text:p>
          </table:table-cell>
          <table:table-cell table:style-name="ce10" table:formula="of:=MAX([.T$1];[.$A22])*3 + MIN([.T$1];[.$A22])" office:value-type="float" office:value="93" calcext:value-type="float">
            <text:p>93</text:p>
          </table:table-cell>
          <table:table-cell table:style-name="ce10" table:formula="of:=MAX([.U$1];[.$A22])*3 + MIN([.U$1];[.$A22])" office:value-type="float" office:value="96" calcext:value-type="float">
            <text:p>96</text:p>
          </table:table-cell>
          <table:table-cell table:style-name="ce10" table:formula="of:=MAX([.V$1];[.$A22])*3 + MIN([.V$1];[.$A22])" office:value-type="float" office:value="99" calcext:value-type="float">
            <text:p>99</text:p>
          </table:table-cell>
          <table:table-cell table:style-name="ce10" table:formula="of:=MAX([.W$1];[.$A22])*3 + MIN([.W$1];[.$A22])" office:value-type="float" office:value="102" calcext:value-type="float">
            <text:p>102</text:p>
          </table:table-cell>
          <table:table-cell table:style-name="ce10" table:formula="of:=MAX([.X$1];[.$A22])*3 + MIN([.X$1];[.$A22])" office:value-type="float" office:value="105" calcext:value-type="float">
            <text:p>105</text:p>
          </table:table-cell>
          <table:table-cell table:style-name="ce10" table:formula="of:=MAX([.Y$1];[.$A22])*3 + MIN([.Y$1];[.$A22])" office:value-type="float" office:value="108" calcext:value-type="float">
            <text:p>108</text:p>
          </table:table-cell>
          <table:table-cell table:number-columns-repeated="163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0" table:formula="of:=MAX([.B$1];[.$A23])*3 + MIN([.B$1];[.$A23])" office:value-type="float" office:value="72" calcext:value-type="float">
            <text:p>72</text:p>
          </table:table-cell>
          <table:table-cell table:style-name="ce10" table:formula="of:=MAX([.C$1];[.$A23])*3 + MIN([.C$1];[.$A23])" office:value-type="float" office:value="73" calcext:value-type="float">
            <text:p>73</text:p>
          </table:table-cell>
          <table:table-cell table:style-name="ce10" table:formula="of:=MAX([.D$1];[.$A23])*3 + MIN([.D$1];[.$A23])" office:value-type="float" office:value="74" calcext:value-type="float">
            <text:p>74</text:p>
          </table:table-cell>
          <table:table-cell table:style-name="ce10" table:formula="of:=MAX([.E$1];[.$A23])*3 + MIN([.E$1];[.$A23])" office:value-type="float" office:value="75" calcext:value-type="float">
            <text:p>75</text:p>
          </table:table-cell>
          <table:table-cell table:style-name="ce10" table:formula="of:=MAX([.F$1];[.$A23])*3 + MIN([.F$1];[.$A23])" office:value-type="float" office:value="76" calcext:value-type="float">
            <text:p>76</text:p>
          </table:table-cell>
          <table:table-cell table:style-name="ce10" table:formula="of:=MAX([.G$1];[.$A23])*3 + MIN([.G$1];[.$A23])" office:value-type="float" office:value="77" calcext:value-type="float">
            <text:p>77</text:p>
          </table:table-cell>
          <table:table-cell table:style-name="ce10" table:formula="of:=MAX([.H$1];[.$A23])*3 + MIN([.H$1];[.$A23])" office:value-type="float" office:value="78" calcext:value-type="float">
            <text:p>78</text:p>
          </table:table-cell>
          <table:table-cell table:style-name="ce10" table:formula="of:=MAX([.I$1];[.$A23])*3 + MIN([.I$1];[.$A23])" office:value-type="float" office:value="79" calcext:value-type="float">
            <text:p>79</text:p>
          </table:table-cell>
          <table:table-cell table:style-name="ce10" table:formula="of:=MAX([.J$1];[.$A23])*3 + MIN([.J$1];[.$A23])" office:value-type="float" office:value="80" calcext:value-type="float">
            <text:p>80</text:p>
          </table:table-cell>
          <table:table-cell table:style-name="ce10" table:formula="of:=MAX([.K$1];[.$A23])*3 + MIN([.K$1];[.$A23])" office:value-type="float" office:value="81" calcext:value-type="float">
            <text:p>81</text:p>
          </table:table-cell>
          <table:table-cell table:style-name="ce10" table:formula="of:=MAX([.L$1];[.$A23])*3 + MIN([.L$1];[.$A23])" office:value-type="float" office:value="82" calcext:value-type="float">
            <text:p>82</text:p>
          </table:table-cell>
          <table:table-cell table:style-name="ce10" table:formula="of:=MAX([.M$1];[.$A23])*3 + MIN([.M$1];[.$A23])" office:value-type="float" office:value="83" calcext:value-type="float">
            <text:p>83</text:p>
          </table:table-cell>
          <table:table-cell table:style-name="ce10" table:formula="of:=MAX([.N$1];[.$A23])*3 + MIN([.N$1];[.$A23])" office:value-type="float" office:value="84" calcext:value-type="float">
            <text:p>84</text:p>
          </table:table-cell>
          <table:table-cell table:style-name="ce10" table:formula="of:=MAX([.O$1];[.$A23])*3 + MIN([.O$1];[.$A23])" office:value-type="float" office:value="85" calcext:value-type="float">
            <text:p>85</text:p>
          </table:table-cell>
          <table:table-cell table:style-name="ce10" table:formula="of:=MAX([.P$1];[.$A23])*3 + MIN([.P$1];[.$A23])" office:value-type="float" office:value="86" calcext:value-type="float">
            <text:p>86</text:p>
          </table:table-cell>
          <table:table-cell table:style-name="ce10" table:formula="of:=MAX([.Q$1];[.$A23])*3 + MIN([.Q$1];[.$A23])" office:value-type="float" office:value="87" calcext:value-type="float">
            <text:p>87</text:p>
          </table:table-cell>
          <table:table-cell table:style-name="ce10" table:formula="of:=MAX([.R$1];[.$A23])*3 + MIN([.R$1];[.$A23])" office:value-type="float" office:value="88" calcext:value-type="float">
            <text:p>88</text:p>
          </table:table-cell>
          <table:table-cell table:style-name="ce10" table:formula="of:=MAX([.S$1];[.$A23])*3 + MIN([.S$1];[.$A23])" office:value-type="float" office:value="91" calcext:value-type="float">
            <text:p>91</text:p>
          </table:table-cell>
          <table:table-cell table:style-name="ce10" table:formula="of:=MAX([.T$1];[.$A23])*3 + MIN([.T$1];[.$A23])" office:value-type="float" office:value="94" calcext:value-type="float">
            <text:p>94</text:p>
          </table:table-cell>
          <table:table-cell table:style-name="ce10" table:formula="of:=MAX([.U$1];[.$A23])*3 + MIN([.U$1];[.$A23])" office:value-type="float" office:value="97" calcext:value-type="float">
            <text:p>97</text:p>
          </table:table-cell>
          <table:table-cell table:style-name="ce10" table:formula="of:=MAX([.V$1];[.$A23])*3 + MIN([.V$1];[.$A23])" office:value-type="float" office:value="100" calcext:value-type="float">
            <text:p>100</text:p>
          </table:table-cell>
          <table:table-cell table:style-name="ce10" table:formula="of:=MAX([.W$1];[.$A23])*3 + MIN([.W$1];[.$A23])" office:value-type="float" office:value="103" calcext:value-type="float">
            <text:p>103</text:p>
          </table:table-cell>
          <table:table-cell table:style-name="ce10" table:formula="of:=MAX([.X$1];[.$A23])*3 + MIN([.X$1];[.$A23])" office:value-type="float" office:value="106" calcext:value-type="float">
            <text:p>106</text:p>
          </table:table-cell>
          <table:table-cell table:style-name="ce10" table:formula="of:=MAX([.Y$1];[.$A23])*3 + MIN([.Y$1];[.$A23])" office:value-type="float" office:value="109" calcext:value-type="float">
            <text:p>109</text:p>
          </table:table-cell>
          <table:table-cell table:number-columns-repeated="1635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table:formula="of:=MAX([.B$1];[.$A24])*3 + MIN([.B$1];[.$A24])" office:value-type="float" office:value="75" calcext:value-type="float">
            <text:p>75</text:p>
          </table:table-cell>
          <table:table-cell table:style-name="ce10" table:formula="of:=MAX([.C$1];[.$A24])*3 + MIN([.C$1];[.$A24])" office:value-type="float" office:value="76" calcext:value-type="float">
            <text:p>76</text:p>
          </table:table-cell>
          <table:table-cell table:style-name="ce10" table:formula="of:=MAX([.D$1];[.$A24])*3 + MIN([.D$1];[.$A24])" office:value-type="float" office:value="77" calcext:value-type="float">
            <text:p>77</text:p>
          </table:table-cell>
          <table:table-cell table:style-name="ce10" table:formula="of:=MAX([.E$1];[.$A24])*3 + MIN([.E$1];[.$A24])" office:value-type="float" office:value="78" calcext:value-type="float">
            <text:p>78</text:p>
          </table:table-cell>
          <table:table-cell table:style-name="ce10" table:formula="of:=MAX([.F$1];[.$A24])*3 + MIN([.F$1];[.$A24])" office:value-type="float" office:value="79" calcext:value-type="float">
            <text:p>79</text:p>
          </table:table-cell>
          <table:table-cell table:style-name="ce10" table:formula="of:=MAX([.G$1];[.$A24])*3 + MIN([.G$1];[.$A24])" office:value-type="float" office:value="80" calcext:value-type="float">
            <text:p>80</text:p>
          </table:table-cell>
          <table:table-cell table:style-name="ce10" table:formula="of:=MAX([.H$1];[.$A24])*3 + MIN([.H$1];[.$A24])" office:value-type="float" office:value="81" calcext:value-type="float">
            <text:p>81</text:p>
          </table:table-cell>
          <table:table-cell table:style-name="ce10" table:formula="of:=MAX([.I$1];[.$A24])*3 + MIN([.I$1];[.$A24])" office:value-type="float" office:value="82" calcext:value-type="float">
            <text:p>82</text:p>
          </table:table-cell>
          <table:table-cell table:style-name="ce10" table:formula="of:=MAX([.J$1];[.$A24])*3 + MIN([.J$1];[.$A24])" office:value-type="float" office:value="83" calcext:value-type="float">
            <text:p>83</text:p>
          </table:table-cell>
          <table:table-cell table:style-name="ce10" table:formula="of:=MAX([.K$1];[.$A24])*3 + MIN([.K$1];[.$A24])" office:value-type="float" office:value="84" calcext:value-type="float">
            <text:p>84</text:p>
          </table:table-cell>
          <table:table-cell table:style-name="ce10" table:formula="of:=MAX([.L$1];[.$A24])*3 + MIN([.L$1];[.$A24])" office:value-type="float" office:value="85" calcext:value-type="float">
            <text:p>85</text:p>
          </table:table-cell>
          <table:table-cell table:style-name="ce10" table:formula="of:=MAX([.M$1];[.$A24])*3 + MIN([.M$1];[.$A24])" office:value-type="float" office:value="86" calcext:value-type="float">
            <text:p>86</text:p>
          </table:table-cell>
          <table:table-cell table:style-name="ce10" table:formula="of:=MAX([.N$1];[.$A24])*3 + MIN([.N$1];[.$A24])" office:value-type="float" office:value="87" calcext:value-type="float">
            <text:p>87</text:p>
          </table:table-cell>
          <table:table-cell table:style-name="ce10" table:formula="of:=MAX([.O$1];[.$A24])*3 + MIN([.O$1];[.$A24])" office:value-type="float" office:value="88" calcext:value-type="float">
            <text:p>88</text:p>
          </table:table-cell>
          <table:table-cell table:style-name="ce10" table:formula="of:=MAX([.P$1];[.$A24])*3 + MIN([.P$1];[.$A24])" office:value-type="float" office:value="89" calcext:value-type="float">
            <text:p>89</text:p>
          </table:table-cell>
          <table:table-cell table:style-name="ce10" table:formula="of:=MAX([.Q$1];[.$A24])*3 + MIN([.Q$1];[.$A24])" office:value-type="float" office:value="90" calcext:value-type="float">
            <text:p>90</text:p>
          </table:table-cell>
          <table:table-cell table:style-name="ce10" table:formula="of:=MAX([.R$1];[.$A24])*3 + MIN([.R$1];[.$A24])" office:value-type="float" office:value="91" calcext:value-type="float">
            <text:p>91</text:p>
          </table:table-cell>
          <table:table-cell table:style-name="ce10" table:formula="of:=MAX([.S$1];[.$A24])*3 + MIN([.S$1];[.$A24])" office:value-type="float" office:value="92" calcext:value-type="float">
            <text:p>92</text:p>
          </table:table-cell>
          <table:table-cell table:style-name="ce10" table:formula="of:=MAX([.T$1];[.$A24])*3 + MIN([.T$1];[.$A24])" office:value-type="float" office:value="95" calcext:value-type="float">
            <text:p>95</text:p>
          </table:table-cell>
          <table:table-cell table:style-name="ce10" table:formula="of:=MAX([.U$1];[.$A24])*3 + MIN([.U$1];[.$A24])" office:value-type="float" office:value="98" calcext:value-type="float">
            <text:p>98</text:p>
          </table:table-cell>
          <table:table-cell table:style-name="ce10" table:formula="of:=MAX([.V$1];[.$A24])*3 + MIN([.V$1];[.$A24])" office:value-type="float" office:value="101" calcext:value-type="float">
            <text:p>101</text:p>
          </table:table-cell>
          <table:table-cell table:style-name="ce10" table:formula="of:=MAX([.W$1];[.$A24])*3 + MIN([.W$1];[.$A24])" office:value-type="float" office:value="104" calcext:value-type="float">
            <text:p>104</text:p>
          </table:table-cell>
          <table:table-cell table:style-name="ce10" table:formula="of:=MAX([.X$1];[.$A24])*3 + MIN([.X$1];[.$A24])" office:value-type="float" office:value="107" calcext:value-type="float">
            <text:p>107</text:p>
          </table:table-cell>
          <table:table-cell table:style-name="ce10" table:formula="of:=MAX([.Y$1];[.$A24])*3 + MIN([.Y$1];[.$A24])" office:value-type="float" office:value="110" calcext:value-type="float">
            <text:p>110</text:p>
          </table:table-cell>
          <table:table-cell table:number-columns-repeated="163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table:formula="of:=MAX([.B$1];[.$A25])*3 + MIN([.B$1];[.$A25])" office:value-type="float" office:value="78" calcext:value-type="float">
            <text:p>78</text:p>
          </table:table-cell>
          <table:table-cell table:style-name="ce10" table:formula="of:=MAX([.C$1];[.$A25])*3 + MIN([.C$1];[.$A25])" office:value-type="float" office:value="79" calcext:value-type="float">
            <text:p>79</text:p>
          </table:table-cell>
          <table:table-cell table:style-name="ce10" table:formula="of:=MAX([.D$1];[.$A25])*3 + MIN([.D$1];[.$A25])" office:value-type="float" office:value="80" calcext:value-type="float">
            <text:p>80</text:p>
          </table:table-cell>
          <table:table-cell table:style-name="ce10" table:formula="of:=MAX([.E$1];[.$A25])*3 + MIN([.E$1];[.$A25])" office:value-type="float" office:value="81" calcext:value-type="float">
            <text:p>81</text:p>
          </table:table-cell>
          <table:table-cell table:style-name="ce10" table:formula="of:=MAX([.F$1];[.$A25])*3 + MIN([.F$1];[.$A25])" office:value-type="float" office:value="82" calcext:value-type="float">
            <text:p>82</text:p>
          </table:table-cell>
          <table:table-cell table:style-name="ce10" table:formula="of:=MAX([.G$1];[.$A25])*3 + MIN([.G$1];[.$A25])" office:value-type="float" office:value="83" calcext:value-type="float">
            <text:p>83</text:p>
          </table:table-cell>
          <table:table-cell table:style-name="ce10" table:formula="of:=MAX([.H$1];[.$A25])*3 + MIN([.H$1];[.$A25])" office:value-type="float" office:value="84" calcext:value-type="float">
            <text:p>84</text:p>
          </table:table-cell>
          <table:table-cell table:style-name="ce10" table:formula="of:=MAX([.I$1];[.$A25])*3 + MIN([.I$1];[.$A25])" office:value-type="float" office:value="85" calcext:value-type="float">
            <text:p>85</text:p>
          </table:table-cell>
          <table:table-cell table:style-name="ce10" table:formula="of:=MAX([.J$1];[.$A25])*3 + MIN([.J$1];[.$A25])" office:value-type="float" office:value="86" calcext:value-type="float">
            <text:p>86</text:p>
          </table:table-cell>
          <table:table-cell table:style-name="ce10" table:formula="of:=MAX([.K$1];[.$A25])*3 + MIN([.K$1];[.$A25])" office:value-type="float" office:value="87" calcext:value-type="float">
            <text:p>87</text:p>
          </table:table-cell>
          <table:table-cell table:style-name="ce10" table:formula="of:=MAX([.L$1];[.$A25])*3 + MIN([.L$1];[.$A25])" office:value-type="float" office:value="88" calcext:value-type="float">
            <text:p>88</text:p>
          </table:table-cell>
          <table:table-cell table:style-name="ce10" table:formula="of:=MAX([.M$1];[.$A25])*3 + MIN([.M$1];[.$A25])" office:value-type="float" office:value="89" calcext:value-type="float">
            <text:p>89</text:p>
          </table:table-cell>
          <table:table-cell table:style-name="ce10" table:formula="of:=MAX([.N$1];[.$A25])*3 + MIN([.N$1];[.$A25])" office:value-type="float" office:value="90" calcext:value-type="float">
            <text:p>90</text:p>
          </table:table-cell>
          <table:table-cell table:style-name="ce10" table:formula="of:=MAX([.O$1];[.$A25])*3 + MIN([.O$1];[.$A25])" office:value-type="float" office:value="91" calcext:value-type="float">
            <text:p>91</text:p>
          </table:table-cell>
          <table:table-cell table:style-name="ce10" table:formula="of:=MAX([.P$1];[.$A25])*3 + MIN([.P$1];[.$A25])" office:value-type="float" office:value="92" calcext:value-type="float">
            <text:p>92</text:p>
          </table:table-cell>
          <table:table-cell table:style-name="ce10" table:formula="of:=MAX([.Q$1];[.$A25])*3 + MIN([.Q$1];[.$A25])" office:value-type="float" office:value="93" calcext:value-type="float">
            <text:p>93</text:p>
          </table:table-cell>
          <table:table-cell table:style-name="ce10" table:formula="of:=MAX([.R$1];[.$A25])*3 + MIN([.R$1];[.$A25])" office:value-type="float" office:value="94" calcext:value-type="float">
            <text:p>94</text:p>
          </table:table-cell>
          <table:table-cell table:style-name="ce10" table:formula="of:=MAX([.S$1];[.$A25])*3 + MIN([.S$1];[.$A25])" office:value-type="float" office:value="95" calcext:value-type="float">
            <text:p>95</text:p>
          </table:table-cell>
          <table:table-cell table:style-name="ce10" table:formula="of:=MAX([.T$1];[.$A25])*3 + MIN([.T$1];[.$A25])" office:value-type="float" office:value="96" calcext:value-type="float">
            <text:p>96</text:p>
          </table:table-cell>
          <table:table-cell table:style-name="ce10" table:formula="of:=MAX([.U$1];[.$A25])*3 + MIN([.U$1];[.$A25])" office:value-type="float" office:value="99" calcext:value-type="float">
            <text:p>99</text:p>
          </table:table-cell>
          <table:table-cell table:style-name="ce10" table:formula="of:=MAX([.V$1];[.$A25])*3 + MIN([.V$1];[.$A25])" office:value-type="float" office:value="102" calcext:value-type="float">
            <text:p>102</text:p>
          </table:table-cell>
          <table:table-cell table:style-name="ce10" table:formula="of:=MAX([.W$1];[.$A25])*3 + MIN([.W$1];[.$A25])" office:value-type="float" office:value="105" calcext:value-type="float">
            <text:p>105</text:p>
          </table:table-cell>
          <table:table-cell table:style-name="ce10" table:formula="of:=MAX([.X$1];[.$A25])*3 + MIN([.X$1];[.$A25])" office:value-type="float" office:value="108" calcext:value-type="float">
            <text:p>108</text:p>
          </table:table-cell>
          <table:table-cell table:style-name="ce10" table:formula="of:=MAX([.Y$1];[.$A25])*3 + MIN([.Y$1];[.$A25])" office:value-type="float" office:value="111" calcext:value-type="float">
            <text:p>111</text:p>
          </table:table-cell>
          <table:table-cell table:number-columns-repeated="163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table:formula="of:=MAX([.B$1];[.$A26])*3 + MIN([.B$1];[.$A26])" office:value-type="float" office:value="81" calcext:value-type="float">
            <text:p>81</text:p>
          </table:table-cell>
          <table:table-cell table:style-name="ce10" table:formula="of:=MAX([.C$1];[.$A26])*3 + MIN([.C$1];[.$A26])" office:value-type="float" office:value="82" calcext:value-type="float">
            <text:p>82</text:p>
          </table:table-cell>
          <table:table-cell table:style-name="ce10" table:formula="of:=MAX([.D$1];[.$A26])*3 + MIN([.D$1];[.$A26])" office:value-type="float" office:value="83" calcext:value-type="float">
            <text:p>83</text:p>
          </table:table-cell>
          <table:table-cell table:style-name="ce10" table:formula="of:=MAX([.E$1];[.$A26])*3 + MIN([.E$1];[.$A26])" office:value-type="float" office:value="84" calcext:value-type="float">
            <text:p>84</text:p>
          </table:table-cell>
          <table:table-cell table:style-name="ce10" table:formula="of:=MAX([.F$1];[.$A26])*3 + MIN([.F$1];[.$A26])" office:value-type="float" office:value="85" calcext:value-type="float">
            <text:p>85</text:p>
          </table:table-cell>
          <table:table-cell table:style-name="ce10" table:formula="of:=MAX([.G$1];[.$A26])*3 + MIN([.G$1];[.$A26])" office:value-type="float" office:value="86" calcext:value-type="float">
            <text:p>86</text:p>
          </table:table-cell>
          <table:table-cell table:style-name="ce10" table:formula="of:=MAX([.H$1];[.$A26])*3 + MIN([.H$1];[.$A26])" office:value-type="float" office:value="87" calcext:value-type="float">
            <text:p>87</text:p>
          </table:table-cell>
          <table:table-cell table:style-name="ce10" table:formula="of:=MAX([.I$1];[.$A26])*3 + MIN([.I$1];[.$A26])" office:value-type="float" office:value="88" calcext:value-type="float">
            <text:p>88</text:p>
          </table:table-cell>
          <table:table-cell table:style-name="ce10" table:formula="of:=MAX([.J$1];[.$A26])*3 + MIN([.J$1];[.$A26])" office:value-type="float" office:value="89" calcext:value-type="float">
            <text:p>89</text:p>
          </table:table-cell>
          <table:table-cell table:style-name="ce10" table:formula="of:=MAX([.K$1];[.$A26])*3 + MIN([.K$1];[.$A26])" office:value-type="float" office:value="90" calcext:value-type="float">
            <text:p>90</text:p>
          </table:table-cell>
          <table:table-cell table:style-name="ce10" table:formula="of:=MAX([.L$1];[.$A26])*3 + MIN([.L$1];[.$A26])" office:value-type="float" office:value="91" calcext:value-type="float">
            <text:p>91</text:p>
          </table:table-cell>
          <table:table-cell table:style-name="ce10" table:formula="of:=MAX([.M$1];[.$A26])*3 + MIN([.M$1];[.$A26])" office:value-type="float" office:value="92" calcext:value-type="float">
            <text:p>92</text:p>
          </table:table-cell>
          <table:table-cell table:style-name="ce10" table:formula="of:=MAX([.N$1];[.$A26])*3 + MIN([.N$1];[.$A26])" office:value-type="float" office:value="93" calcext:value-type="float">
            <text:p>93</text:p>
          </table:table-cell>
          <table:table-cell table:style-name="ce10" table:formula="of:=MAX([.O$1];[.$A26])*3 + MIN([.O$1];[.$A26])" office:value-type="float" office:value="94" calcext:value-type="float">
            <text:p>94</text:p>
          </table:table-cell>
          <table:table-cell table:style-name="ce10" table:formula="of:=MAX([.P$1];[.$A26])*3 + MIN([.P$1];[.$A26])" office:value-type="float" office:value="95" calcext:value-type="float">
            <text:p>95</text:p>
          </table:table-cell>
          <table:table-cell table:style-name="ce10" table:formula="of:=MAX([.Q$1];[.$A26])*3 + MIN([.Q$1];[.$A26])" office:value-type="float" office:value="96" calcext:value-type="float">
            <text:p>96</text:p>
          </table:table-cell>
          <table:table-cell table:style-name="ce10" table:formula="of:=MAX([.R$1];[.$A26])*3 + MIN([.R$1];[.$A26])" office:value-type="float" office:value="97" calcext:value-type="float">
            <text:p>97</text:p>
          </table:table-cell>
          <table:table-cell table:style-name="ce10" table:formula="of:=MAX([.S$1];[.$A26])*3 + MIN([.S$1];[.$A26])" office:value-type="float" office:value="98" calcext:value-type="float">
            <text:p>98</text:p>
          </table:table-cell>
          <table:table-cell table:style-name="ce10" table:formula="of:=MAX([.T$1];[.$A26])*3 + MIN([.T$1];[.$A26])" office:value-type="float" office:value="99" calcext:value-type="float">
            <text:p>99</text:p>
          </table:table-cell>
          <table:table-cell table:style-name="ce10" table:formula="of:=MAX([.U$1];[.$A26])*3 + MIN([.U$1];[.$A26])" office:value-type="float" office:value="100" calcext:value-type="float">
            <text:p>100</text:p>
          </table:table-cell>
          <table:table-cell table:style-name="ce10" table:formula="of:=MAX([.V$1];[.$A26])*3 + MIN([.V$1];[.$A26])" office:value-type="float" office:value="103" calcext:value-type="float">
            <text:p>103</text:p>
          </table:table-cell>
          <table:table-cell table:style-name="ce10" table:formula="of:=MAX([.W$1];[.$A26])*3 + MIN([.W$1];[.$A26])" office:value-type="float" office:value="106" calcext:value-type="float">
            <text:p>106</text:p>
          </table:table-cell>
          <table:table-cell table:style-name="ce10" table:formula="of:=MAX([.X$1];[.$A26])*3 + MIN([.X$1];[.$A26])" office:value-type="float" office:value="109" calcext:value-type="float">
            <text:p>109</text:p>
          </table:table-cell>
          <table:table-cell table:style-name="ce10" table:formula="of:=MAX([.Y$1];[.$A26])*3 + MIN([.Y$1];[.$A26])" office:value-type="float" office:value="112" calcext:value-type="float">
            <text:p>112</text:p>
          </table:table-cell>
          <table:table-cell table:number-columns-repeated="1635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table:formula="of:=MAX([.B$1];[.$A27])*3 + MIN([.B$1];[.$A27])" office:value-type="float" office:value="84" calcext:value-type="float">
            <text:p>84</text:p>
          </table:table-cell>
          <table:table-cell table:style-name="ce10" table:formula="of:=MAX([.C$1];[.$A27])*3 + MIN([.C$1];[.$A27])" office:value-type="float" office:value="85" calcext:value-type="float">
            <text:p>85</text:p>
          </table:table-cell>
          <table:table-cell table:style-name="ce10" table:formula="of:=MAX([.D$1];[.$A27])*3 + MIN([.D$1];[.$A27])" office:value-type="float" office:value="86" calcext:value-type="float">
            <text:p>86</text:p>
          </table:table-cell>
          <table:table-cell table:style-name="ce10" table:formula="of:=MAX([.E$1];[.$A27])*3 + MIN([.E$1];[.$A27])" office:value-type="float" office:value="87" calcext:value-type="float">
            <text:p>87</text:p>
          </table:table-cell>
          <table:table-cell table:style-name="ce10" table:formula="of:=MAX([.F$1];[.$A27])*3 + MIN([.F$1];[.$A27])" office:value-type="float" office:value="88" calcext:value-type="float">
            <text:p>88</text:p>
          </table:table-cell>
          <table:table-cell table:style-name="ce10" table:formula="of:=MAX([.G$1];[.$A27])*3 + MIN([.G$1];[.$A27])" office:value-type="float" office:value="89" calcext:value-type="float">
            <text:p>89</text:p>
          </table:table-cell>
          <table:table-cell table:style-name="ce10" table:formula="of:=MAX([.H$1];[.$A27])*3 + MIN([.H$1];[.$A27])" office:value-type="float" office:value="90" calcext:value-type="float">
            <text:p>90</text:p>
          </table:table-cell>
          <table:table-cell table:style-name="ce10" table:formula="of:=MAX([.I$1];[.$A27])*3 + MIN([.I$1];[.$A27])" office:value-type="float" office:value="91" calcext:value-type="float">
            <text:p>91</text:p>
          </table:table-cell>
          <table:table-cell table:style-name="ce10" table:formula="of:=MAX([.J$1];[.$A27])*3 + MIN([.J$1];[.$A27])" office:value-type="float" office:value="92" calcext:value-type="float">
            <text:p>92</text:p>
          </table:table-cell>
          <table:table-cell table:style-name="ce10" table:formula="of:=MAX([.K$1];[.$A27])*3 + MIN([.K$1];[.$A27])" office:value-type="float" office:value="93" calcext:value-type="float">
            <text:p>93</text:p>
          </table:table-cell>
          <table:table-cell table:style-name="ce10" table:formula="of:=MAX([.L$1];[.$A27])*3 + MIN([.L$1];[.$A27])" office:value-type="float" office:value="94" calcext:value-type="float">
            <text:p>94</text:p>
          </table:table-cell>
          <table:table-cell table:style-name="ce10" table:formula="of:=MAX([.M$1];[.$A27])*3 + MIN([.M$1];[.$A27])" office:value-type="float" office:value="95" calcext:value-type="float">
            <text:p>95</text:p>
          </table:table-cell>
          <table:table-cell table:style-name="ce10" table:formula="of:=MAX([.N$1];[.$A27])*3 + MIN([.N$1];[.$A27])" office:value-type="float" office:value="96" calcext:value-type="float">
            <text:p>96</text:p>
          </table:table-cell>
          <table:table-cell table:style-name="ce10" table:formula="of:=MAX([.O$1];[.$A27])*3 + MIN([.O$1];[.$A27])" office:value-type="float" office:value="97" calcext:value-type="float">
            <text:p>97</text:p>
          </table:table-cell>
          <table:table-cell table:style-name="ce10" table:formula="of:=MAX([.P$1];[.$A27])*3 + MIN([.P$1];[.$A27])" office:value-type="float" office:value="98" calcext:value-type="float">
            <text:p>98</text:p>
          </table:table-cell>
          <table:table-cell table:style-name="ce10" table:formula="of:=MAX([.Q$1];[.$A27])*3 + MIN([.Q$1];[.$A27])" office:value-type="float" office:value="99" calcext:value-type="float">
            <text:p>99</text:p>
          </table:table-cell>
          <table:table-cell table:style-name="ce10" table:formula="of:=MAX([.R$1];[.$A27])*3 + MIN([.R$1];[.$A27])" office:value-type="float" office:value="100" calcext:value-type="float">
            <text:p>100</text:p>
          </table:table-cell>
          <table:table-cell table:style-name="ce10" table:formula="of:=MAX([.S$1];[.$A27])*3 + MIN([.S$1];[.$A27])" office:value-type="float" office:value="101" calcext:value-type="float">
            <text:p>101</text:p>
          </table:table-cell>
          <table:table-cell table:style-name="ce10" table:formula="of:=MAX([.T$1];[.$A27])*3 + MIN([.T$1];[.$A27])" office:value-type="float" office:value="102" calcext:value-type="float">
            <text:p>102</text:p>
          </table:table-cell>
          <table:table-cell table:style-name="ce10" table:formula="of:=MAX([.U$1];[.$A27])*3 + MIN([.U$1];[.$A27])" office:value-type="float" office:value="103" calcext:value-type="float">
            <text:p>103</text:p>
          </table:table-cell>
          <table:table-cell table:style-name="ce10" table:formula="of:=MAX([.V$1];[.$A27])*3 + MIN([.V$1];[.$A27])" office:value-type="float" office:value="104" calcext:value-type="float">
            <text:p>104</text:p>
          </table:table-cell>
          <table:table-cell table:style-name="ce10" table:formula="of:=MAX([.W$1];[.$A27])*3 + MIN([.W$1];[.$A27])" office:value-type="float" office:value="107" calcext:value-type="float">
            <text:p>107</text:p>
          </table:table-cell>
          <table:table-cell table:style-name="ce10" table:formula="of:=MAX([.X$1];[.$A27])*3 + MIN([.X$1];[.$A27])" office:value-type="float" office:value="110" calcext:value-type="float">
            <text:p>110</text:p>
          </table:table-cell>
          <table:table-cell table:style-name="ce10" table:formula="of:=MAX([.Y$1];[.$A27])*3 + MIN([.Y$1];[.$A27])" office:value-type="float" office:value="113" calcext:value-type="float">
            <text:p>113</text:p>
          </table:table-cell>
          <table:table-cell table:number-columns-repeated="1635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table:formula="of:=MAX([.B$1];[.$A28])*3 + MIN([.B$1];[.$A28])" office:value-type="float" office:value="87" calcext:value-type="float">
            <text:p>87</text:p>
          </table:table-cell>
          <table:table-cell table:style-name="ce10" table:formula="of:=MAX([.C$1];[.$A28])*3 + MIN([.C$1];[.$A28])" office:value-type="float" office:value="88" calcext:value-type="float">
            <text:p>88</text:p>
          </table:table-cell>
          <table:table-cell table:style-name="ce10" table:formula="of:=MAX([.D$1];[.$A28])*3 + MIN([.D$1];[.$A28])" office:value-type="float" office:value="89" calcext:value-type="float">
            <text:p>89</text:p>
          </table:table-cell>
          <table:table-cell table:style-name="ce10" table:formula="of:=MAX([.E$1];[.$A28])*3 + MIN([.E$1];[.$A28])" office:value-type="float" office:value="90" calcext:value-type="float">
            <text:p>90</text:p>
          </table:table-cell>
          <table:table-cell table:style-name="ce10" table:formula="of:=MAX([.F$1];[.$A28])*3 + MIN([.F$1];[.$A28])" office:value-type="float" office:value="91" calcext:value-type="float">
            <text:p>91</text:p>
          </table:table-cell>
          <table:table-cell table:style-name="ce10" table:formula="of:=MAX([.G$1];[.$A28])*3 + MIN([.G$1];[.$A28])" office:value-type="float" office:value="92" calcext:value-type="float">
            <text:p>92</text:p>
          </table:table-cell>
          <table:table-cell table:style-name="ce10" table:formula="of:=MAX([.H$1];[.$A28])*3 + MIN([.H$1];[.$A28])" office:value-type="float" office:value="93" calcext:value-type="float">
            <text:p>93</text:p>
          </table:table-cell>
          <table:table-cell table:style-name="ce10" table:formula="of:=MAX([.I$1];[.$A28])*3 + MIN([.I$1];[.$A28])" office:value-type="float" office:value="94" calcext:value-type="float">
            <text:p>94</text:p>
          </table:table-cell>
          <table:table-cell table:style-name="ce10" table:formula="of:=MAX([.J$1];[.$A28])*3 + MIN([.J$1];[.$A28])" office:value-type="float" office:value="95" calcext:value-type="float">
            <text:p>95</text:p>
          </table:table-cell>
          <table:table-cell table:style-name="ce10" table:formula="of:=MAX([.K$1];[.$A28])*3 + MIN([.K$1];[.$A28])" office:value-type="float" office:value="96" calcext:value-type="float">
            <text:p>96</text:p>
          </table:table-cell>
          <table:table-cell table:style-name="ce10" table:formula="of:=MAX([.L$1];[.$A28])*3 + MIN([.L$1];[.$A28])" office:value-type="float" office:value="97" calcext:value-type="float">
            <text:p>97</text:p>
          </table:table-cell>
          <table:table-cell table:style-name="ce10" table:formula="of:=MAX([.M$1];[.$A28])*3 + MIN([.M$1];[.$A28])" office:value-type="float" office:value="98" calcext:value-type="float">
            <text:p>98</text:p>
          </table:table-cell>
          <table:table-cell table:style-name="ce10" table:formula="of:=MAX([.N$1];[.$A28])*3 + MIN([.N$1];[.$A28])" office:value-type="float" office:value="99" calcext:value-type="float">
            <text:p>99</text:p>
          </table:table-cell>
          <table:table-cell table:style-name="ce10" table:formula="of:=MAX([.O$1];[.$A28])*3 + MIN([.O$1];[.$A28])" office:value-type="float" office:value="100" calcext:value-type="float">
            <text:p>100</text:p>
          </table:table-cell>
          <table:table-cell table:style-name="ce10" table:formula="of:=MAX([.P$1];[.$A28])*3 + MIN([.P$1];[.$A28])" office:value-type="float" office:value="101" calcext:value-type="float">
            <text:p>101</text:p>
          </table:table-cell>
          <table:table-cell table:style-name="ce10" table:formula="of:=MAX([.Q$1];[.$A28])*3 + MIN([.Q$1];[.$A28])" office:value-type="float" office:value="102" calcext:value-type="float">
            <text:p>102</text:p>
          </table:table-cell>
          <table:table-cell table:style-name="ce10" table:formula="of:=MAX([.R$1];[.$A28])*3 + MIN([.R$1];[.$A28])" office:value-type="float" office:value="103" calcext:value-type="float">
            <text:p>103</text:p>
          </table:table-cell>
          <table:table-cell table:style-name="ce10" table:formula="of:=MAX([.S$1];[.$A28])*3 + MIN([.S$1];[.$A28])" office:value-type="float" office:value="104" calcext:value-type="float">
            <text:p>104</text:p>
          </table:table-cell>
          <table:table-cell table:style-name="ce10" table:formula="of:=MAX([.T$1];[.$A28])*3 + MIN([.T$1];[.$A28])" office:value-type="float" office:value="105" calcext:value-type="float">
            <text:p>105</text:p>
          </table:table-cell>
          <table:table-cell table:style-name="ce10" table:formula="of:=MAX([.U$1];[.$A28])*3 + MIN([.U$1];[.$A28])" office:value-type="float" office:value="106" calcext:value-type="float">
            <text:p>106</text:p>
          </table:table-cell>
          <table:table-cell table:style-name="ce10" table:formula="of:=MAX([.V$1];[.$A28])*3 + MIN([.V$1];[.$A28])" office:value-type="float" office:value="107" calcext:value-type="float">
            <text:p>107</text:p>
          </table:table-cell>
          <table:table-cell table:style-name="ce10" table:formula="of:=MAX([.W$1];[.$A28])*3 + MIN([.W$1];[.$A28])" office:value-type="float" office:value="108" calcext:value-type="float">
            <text:p>108</text:p>
          </table:table-cell>
          <table:table-cell table:style-name="ce10" table:formula="of:=MAX([.X$1];[.$A28])*3 + MIN([.X$1];[.$A28])" office:value-type="float" office:value="111" calcext:value-type="float">
            <text:p>111</text:p>
          </table:table-cell>
          <table:table-cell table:style-name="ce10" table:formula="of:=MAX([.Y$1];[.$A28])*3 + MIN([.Y$1];[.$A28])" office:value-type="float" office:value="114" calcext:value-type="float">
            <text:p>114</text:p>
          </table:table-cell>
          <table:table-cell table:number-columns-repeated="1635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0" table:formula="of:=MAX([.B$1];[.$A29])*3 + MIN([.B$1];[.$A29])" office:value-type="float" office:value="90" calcext:value-type="float">
            <text:p>90</text:p>
          </table:table-cell>
          <table:table-cell table:style-name="ce10" table:formula="of:=MAX([.C$1];[.$A29])*3 + MIN([.C$1];[.$A29])" office:value-type="float" office:value="91" calcext:value-type="float">
            <text:p>91</text:p>
          </table:table-cell>
          <table:table-cell table:style-name="ce10" table:formula="of:=MAX([.D$1];[.$A29])*3 + MIN([.D$1];[.$A29])" office:value-type="float" office:value="92" calcext:value-type="float">
            <text:p>92</text:p>
          </table:table-cell>
          <table:table-cell table:style-name="ce10" table:formula="of:=MAX([.E$1];[.$A29])*3 + MIN([.E$1];[.$A29])" office:value-type="float" office:value="93" calcext:value-type="float">
            <text:p>93</text:p>
          </table:table-cell>
          <table:table-cell table:style-name="ce10" table:formula="of:=MAX([.F$1];[.$A29])*3 + MIN([.F$1];[.$A29])" office:value-type="float" office:value="94" calcext:value-type="float">
            <text:p>94</text:p>
          </table:table-cell>
          <table:table-cell table:style-name="ce10" table:formula="of:=MAX([.G$1];[.$A29])*3 + MIN([.G$1];[.$A29])" office:value-type="float" office:value="95" calcext:value-type="float">
            <text:p>95</text:p>
          </table:table-cell>
          <table:table-cell table:style-name="ce10" table:formula="of:=MAX([.H$1];[.$A29])*3 + MIN([.H$1];[.$A29])" office:value-type="float" office:value="96" calcext:value-type="float">
            <text:p>96</text:p>
          </table:table-cell>
          <table:table-cell table:style-name="ce10" table:formula="of:=MAX([.I$1];[.$A29])*3 + MIN([.I$1];[.$A29])" office:value-type="float" office:value="97" calcext:value-type="float">
            <text:p>97</text:p>
          </table:table-cell>
          <table:table-cell table:style-name="ce10" table:formula="of:=MAX([.J$1];[.$A29])*3 + MIN([.J$1];[.$A29])" office:value-type="float" office:value="98" calcext:value-type="float">
            <text:p>98</text:p>
          </table:table-cell>
          <table:table-cell table:style-name="ce10" table:formula="of:=MAX([.K$1];[.$A29])*3 + MIN([.K$1];[.$A29])" office:value-type="float" office:value="99" calcext:value-type="float">
            <text:p>99</text:p>
          </table:table-cell>
          <table:table-cell table:style-name="ce10" table:formula="of:=MAX([.L$1];[.$A29])*3 + MIN([.L$1];[.$A29])" office:value-type="float" office:value="100" calcext:value-type="float">
            <text:p>100</text:p>
          </table:table-cell>
          <table:table-cell table:style-name="ce10" table:formula="of:=MAX([.M$1];[.$A29])*3 + MIN([.M$1];[.$A29])" office:value-type="float" office:value="101" calcext:value-type="float">
            <text:p>101</text:p>
          </table:table-cell>
          <table:table-cell table:style-name="ce10" table:formula="of:=MAX([.N$1];[.$A29])*3 + MIN([.N$1];[.$A29])" office:value-type="float" office:value="102" calcext:value-type="float">
            <text:p>102</text:p>
          </table:table-cell>
          <table:table-cell table:style-name="ce10" table:formula="of:=MAX([.O$1];[.$A29])*3 + MIN([.O$1];[.$A29])" office:value-type="float" office:value="103" calcext:value-type="float">
            <text:p>103</text:p>
          </table:table-cell>
          <table:table-cell table:style-name="ce10" table:formula="of:=MAX([.P$1];[.$A29])*3 + MIN([.P$1];[.$A29])" office:value-type="float" office:value="104" calcext:value-type="float">
            <text:p>104</text:p>
          </table:table-cell>
          <table:table-cell table:style-name="ce10" table:formula="of:=MAX([.Q$1];[.$A29])*3 + MIN([.Q$1];[.$A29])" office:value-type="float" office:value="105" calcext:value-type="float">
            <text:p>105</text:p>
          </table:table-cell>
          <table:table-cell table:style-name="ce10" table:formula="of:=MAX([.R$1];[.$A29])*3 + MIN([.R$1];[.$A29])" office:value-type="float" office:value="106" calcext:value-type="float">
            <text:p>106</text:p>
          </table:table-cell>
          <table:table-cell table:style-name="ce10" table:formula="of:=MAX([.S$1];[.$A29])*3 + MIN([.S$1];[.$A29])" office:value-type="float" office:value="107" calcext:value-type="float">
            <text:p>107</text:p>
          </table:table-cell>
          <table:table-cell table:style-name="ce10" table:formula="of:=MAX([.T$1];[.$A29])*3 + MIN([.T$1];[.$A29])" office:value-type="float" office:value="108" calcext:value-type="float">
            <text:p>108</text:p>
          </table:table-cell>
          <table:table-cell table:style-name="ce10" table:formula="of:=MAX([.U$1];[.$A29])*3 + MIN([.U$1];[.$A29])" office:value-type="float" office:value="109" calcext:value-type="float">
            <text:p>109</text:p>
          </table:table-cell>
          <table:table-cell table:style-name="ce10" table:formula="of:=MAX([.V$1];[.$A29])*3 + MIN([.V$1];[.$A29])" office:value-type="float" office:value="110" calcext:value-type="float">
            <text:p>110</text:p>
          </table:table-cell>
          <table:table-cell table:style-name="ce10" table:formula="of:=MAX([.W$1];[.$A29])*3 + MIN([.W$1];[.$A29])" office:value-type="float" office:value="111" calcext:value-type="float">
            <text:p>111</text:p>
          </table:table-cell>
          <table:table-cell table:style-name="ce10" table:formula="of:=MAX([.X$1];[.$A29])*3 + MIN([.X$1];[.$A29])" office:value-type="float" office:value="112" calcext:value-type="float">
            <text:p>112</text:p>
          </table:table-cell>
          <table:table-cell table:style-name="ce10" table:formula="of:=MAX([.Y$1];[.$A29])*3 + MIN([.Y$1];[.$A29])" office:value-type="float" office:value="115" calcext:value-type="float">
            <text:p>115</text:p>
          </table:table-cell>
          <table:table-cell table:number-columns-repeated="1635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0" table:formula="of:=MAX([.B$1];[.$A30])*3 + MIN([.B$1];[.$A30])" office:value-type="float" office:value="93" calcext:value-type="float">
            <text:p>93</text:p>
          </table:table-cell>
          <table:table-cell table:style-name="ce10" table:formula="of:=MAX([.C$1];[.$A30])*3 + MIN([.C$1];[.$A30])" office:value-type="float" office:value="94" calcext:value-type="float">
            <text:p>94</text:p>
          </table:table-cell>
          <table:table-cell table:style-name="ce10" table:formula="of:=MAX([.D$1];[.$A30])*3 + MIN([.D$1];[.$A30])" office:value-type="float" office:value="95" calcext:value-type="float">
            <text:p>95</text:p>
          </table:table-cell>
          <table:table-cell table:style-name="ce10" table:formula="of:=MAX([.E$1];[.$A30])*3 + MIN([.E$1];[.$A30])" office:value-type="float" office:value="96" calcext:value-type="float">
            <text:p>96</text:p>
          </table:table-cell>
          <table:table-cell table:style-name="ce10" table:formula="of:=MAX([.F$1];[.$A30])*3 + MIN([.F$1];[.$A30])" office:value-type="float" office:value="97" calcext:value-type="float">
            <text:p>97</text:p>
          </table:table-cell>
          <table:table-cell table:style-name="ce10" table:formula="of:=MAX([.G$1];[.$A30])*3 + MIN([.G$1];[.$A30])" office:value-type="float" office:value="98" calcext:value-type="float">
            <text:p>98</text:p>
          </table:table-cell>
          <table:table-cell table:style-name="ce10" table:formula="of:=MAX([.H$1];[.$A30])*3 + MIN([.H$1];[.$A30])" office:value-type="float" office:value="99" calcext:value-type="float">
            <text:p>99</text:p>
          </table:table-cell>
          <table:table-cell table:style-name="ce10" table:formula="of:=MAX([.I$1];[.$A30])*3 + MIN([.I$1];[.$A30])" office:value-type="float" office:value="100" calcext:value-type="float">
            <text:p>100</text:p>
          </table:table-cell>
          <table:table-cell table:style-name="ce10" table:formula="of:=MAX([.J$1];[.$A30])*3 + MIN([.J$1];[.$A30])" office:value-type="float" office:value="101" calcext:value-type="float">
            <text:p>101</text:p>
          </table:table-cell>
          <table:table-cell table:style-name="ce10" table:formula="of:=MAX([.K$1];[.$A30])*3 + MIN([.K$1];[.$A30])" office:value-type="float" office:value="102" calcext:value-type="float">
            <text:p>102</text:p>
          </table:table-cell>
          <table:table-cell table:style-name="ce10" table:formula="of:=MAX([.L$1];[.$A30])*3 + MIN([.L$1];[.$A30])" office:value-type="float" office:value="103" calcext:value-type="float">
            <text:p>103</text:p>
          </table:table-cell>
          <table:table-cell table:style-name="ce10" table:formula="of:=MAX([.M$1];[.$A30])*3 + MIN([.M$1];[.$A30])" office:value-type="float" office:value="104" calcext:value-type="float">
            <text:p>104</text:p>
          </table:table-cell>
          <table:table-cell table:style-name="ce10" table:formula="of:=MAX([.N$1];[.$A30])*3 + MIN([.N$1];[.$A30])" office:value-type="float" office:value="105" calcext:value-type="float">
            <text:p>105</text:p>
          </table:table-cell>
          <table:table-cell table:style-name="ce10" table:formula="of:=MAX([.O$1];[.$A30])*3 + MIN([.O$1];[.$A30])" office:value-type="float" office:value="106" calcext:value-type="float">
            <text:p>106</text:p>
          </table:table-cell>
          <table:table-cell table:style-name="ce10" table:formula="of:=MAX([.P$1];[.$A30])*3 + MIN([.P$1];[.$A30])" office:value-type="float" office:value="107" calcext:value-type="float">
            <text:p>107</text:p>
          </table:table-cell>
          <table:table-cell table:style-name="ce10" table:formula="of:=MAX([.Q$1];[.$A30])*3 + MIN([.Q$1];[.$A30])" office:value-type="float" office:value="108" calcext:value-type="float">
            <text:p>108</text:p>
          </table:table-cell>
          <table:table-cell table:style-name="ce10" table:formula="of:=MAX([.R$1];[.$A30])*3 + MIN([.R$1];[.$A30])" office:value-type="float" office:value="109" calcext:value-type="float">
            <text:p>109</text:p>
          </table:table-cell>
          <table:table-cell table:style-name="ce10" table:formula="of:=MAX([.S$1];[.$A30])*3 + MIN([.S$1];[.$A30])" office:value-type="float" office:value="110" calcext:value-type="float">
            <text:p>110</text:p>
          </table:table-cell>
          <table:table-cell table:style-name="ce10" table:formula="of:=MAX([.T$1];[.$A30])*3 + MIN([.T$1];[.$A30])" office:value-type="float" office:value="111" calcext:value-type="float">
            <text:p>111</text:p>
          </table:table-cell>
          <table:table-cell table:style-name="ce10" table:formula="of:=MAX([.U$1];[.$A30])*3 + MIN([.U$1];[.$A30])" office:value-type="float" office:value="112" calcext:value-type="float">
            <text:p>112</text:p>
          </table:table-cell>
          <table:table-cell table:style-name="ce10" table:formula="of:=MAX([.V$1];[.$A30])*3 + MIN([.V$1];[.$A30])" office:value-type="float" office:value="113" calcext:value-type="float">
            <text:p>113</text:p>
          </table:table-cell>
          <table:table-cell table:style-name="ce10" table:formula="of:=MAX([.W$1];[.$A30])*3 + MIN([.W$1];[.$A30])" office:value-type="float" office:value="114" calcext:value-type="float">
            <text:p>114</text:p>
          </table:table-cell>
          <table:table-cell table:style-name="ce10" table:formula="of:=MAX([.X$1];[.$A30])*3 + MIN([.X$1];[.$A30])" office:value-type="float" office:value="115" calcext:value-type="float">
            <text:p>115</text:p>
          </table:table-cell>
          <table:table-cell table:style-name="ce10" table:formula="of:=MAX([.Y$1];[.$A30])*3 + MIN([.Y$1];[.$A30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0" table:formula="of:=MAX([.B$1];[.$A31])*3 + MIN([.B$1];[.$A31])" office:value-type="float" office:value="96" calcext:value-type="float">
            <text:p>96</text:p>
          </table:table-cell>
          <table:table-cell table:style-name="ce10" table:formula="of:=MAX([.C$1];[.$A31])*3 + MIN([.C$1];[.$A31])" office:value-type="float" office:value="97" calcext:value-type="float">
            <text:p>97</text:p>
          </table:table-cell>
          <table:table-cell table:style-name="ce10" table:formula="of:=MAX([.D$1];[.$A31])*3 + MIN([.D$1];[.$A31])" office:value-type="float" office:value="98" calcext:value-type="float">
            <text:p>98</text:p>
          </table:table-cell>
          <table:table-cell table:style-name="ce10" table:formula="of:=MAX([.E$1];[.$A31])*3 + MIN([.E$1];[.$A31])" office:value-type="float" office:value="99" calcext:value-type="float">
            <text:p>99</text:p>
          </table:table-cell>
          <table:table-cell table:style-name="ce10" table:formula="of:=MAX([.F$1];[.$A31])*3 + MIN([.F$1];[.$A31])" office:value-type="float" office:value="100" calcext:value-type="float">
            <text:p>100</text:p>
          </table:table-cell>
          <table:table-cell table:style-name="ce10" table:formula="of:=MAX([.G$1];[.$A31])*3 + MIN([.G$1];[.$A31])" office:value-type="float" office:value="101" calcext:value-type="float">
            <text:p>101</text:p>
          </table:table-cell>
          <table:table-cell table:style-name="ce10" table:formula="of:=MAX([.H$1];[.$A31])*3 + MIN([.H$1];[.$A31])" office:value-type="float" office:value="102" calcext:value-type="float">
            <text:p>102</text:p>
          </table:table-cell>
          <table:table-cell table:style-name="ce10" table:formula="of:=MAX([.I$1];[.$A31])*3 + MIN([.I$1];[.$A31])" office:value-type="float" office:value="103" calcext:value-type="float">
            <text:p>103</text:p>
          </table:table-cell>
          <table:table-cell table:style-name="ce10" table:formula="of:=MAX([.J$1];[.$A31])*3 + MIN([.J$1];[.$A31])" office:value-type="float" office:value="104" calcext:value-type="float">
            <text:p>104</text:p>
          </table:table-cell>
          <table:table-cell table:style-name="ce10" table:formula="of:=MAX([.K$1];[.$A31])*3 + MIN([.K$1];[.$A31])" office:value-type="float" office:value="105" calcext:value-type="float">
            <text:p>105</text:p>
          </table:table-cell>
          <table:table-cell table:style-name="ce10" table:formula="of:=MAX([.L$1];[.$A31])*3 + MIN([.L$1];[.$A31])" office:value-type="float" office:value="106" calcext:value-type="float">
            <text:p>106</text:p>
          </table:table-cell>
          <table:table-cell table:style-name="ce10" table:formula="of:=MAX([.M$1];[.$A31])*3 + MIN([.M$1];[.$A31])" office:value-type="float" office:value="107" calcext:value-type="float">
            <text:p>107</text:p>
          </table:table-cell>
          <table:table-cell table:style-name="ce10" table:formula="of:=MAX([.N$1];[.$A31])*3 + MIN([.N$1];[.$A31])" office:value-type="float" office:value="108" calcext:value-type="float">
            <text:p>108</text:p>
          </table:table-cell>
          <table:table-cell table:style-name="ce10" table:formula="of:=MAX([.O$1];[.$A31])*3 + MIN([.O$1];[.$A31])" office:value-type="float" office:value="109" calcext:value-type="float">
            <text:p>109</text:p>
          </table:table-cell>
          <table:table-cell table:style-name="ce10" table:formula="of:=MAX([.P$1];[.$A31])*3 + MIN([.P$1];[.$A31])" office:value-type="float" office:value="110" calcext:value-type="float">
            <text:p>110</text:p>
          </table:table-cell>
          <table:table-cell table:style-name="ce10" table:formula="of:=MAX([.Q$1];[.$A31])*3 + MIN([.Q$1];[.$A31])" office:value-type="float" office:value="111" calcext:value-type="float">
            <text:p>111</text:p>
          </table:table-cell>
          <table:table-cell table:style-name="ce10" table:formula="of:=MAX([.R$1];[.$A31])*3 + MIN([.R$1];[.$A31])" office:value-type="float" office:value="112" calcext:value-type="float">
            <text:p>112</text:p>
          </table:table-cell>
          <table:table-cell table:style-name="ce10" table:formula="of:=MAX([.S$1];[.$A31])*3 + MIN([.S$1];[.$A31])" office:value-type="float" office:value="113" calcext:value-type="float">
            <text:p>113</text:p>
          </table:table-cell>
          <table:table-cell table:style-name="ce10" table:formula="of:=MAX([.T$1];[.$A31])*3 + MIN([.T$1];[.$A31])" office:value-type="float" office:value="114" calcext:value-type="float">
            <text:p>114</text:p>
          </table:table-cell>
          <table:table-cell table:style-name="ce10" table:formula="of:=MAX([.U$1];[.$A31])*3 + MIN([.U$1];[.$A31])" office:value-type="float" office:value="115" calcext:value-type="float">
            <text:p>115</text:p>
          </table:table-cell>
          <table:table-cell table:style-name="ce10" table:formula="of:=MAX([.V$1];[.$A31])*3 + MIN([.V$1];[.$A31])" office:value-type="float" office:value="116" calcext:value-type="float">
            <text:p>116</text:p>
          </table:table-cell>
          <table:table-cell table:style-name="ce10" table:formula="of:=MAX([.W$1];[.$A31])*3 + MIN([.W$1];[.$A31])" office:value-type="float" office:value="117" calcext:value-type="float">
            <text:p>117</text:p>
          </table:table-cell>
          <table:table-cell table:style-name="ce10" table:formula="of:=MAX([.X$1];[.$A31])*3 + MIN([.X$1];[.$A31])" office:value-type="float" office:value="118" calcext:value-type="float">
            <text:p>118</text:p>
          </table:table-cell>
          <table:table-cell table:style-name="ce10" table:formula="of:=MAX([.Y$1];[.$A31])*3 + MIN([.Y$1];[.$A31])" office:value-type="float" office:value="119" calcext:value-type="float">
            <text:p>119</text:p>
          </table:table-cell>
          <table:table-cell table:number-columns-repeated="1635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table:formula="of:=MAX([.B$1];[.$A32])*3 + MIN([.B$1];[.$A32])" office:value-type="float" office:value="99" calcext:value-type="float">
            <text:p>99</text:p>
          </table:table-cell>
          <table:table-cell table:style-name="ce10" table:formula="of:=MAX([.C$1];[.$A32])*3 + MIN([.C$1];[.$A32])" office:value-type="float" office:value="100" calcext:value-type="float">
            <text:p>100</text:p>
          </table:table-cell>
          <table:table-cell table:style-name="ce10" table:formula="of:=MAX([.D$1];[.$A32])*3 + MIN([.D$1];[.$A32])" office:value-type="float" office:value="101" calcext:value-type="float">
            <text:p>101</text:p>
          </table:table-cell>
          <table:table-cell table:style-name="ce10" table:formula="of:=MAX([.E$1];[.$A32])*3 + MIN([.E$1];[.$A32])" office:value-type="float" office:value="102" calcext:value-type="float">
            <text:p>102</text:p>
          </table:table-cell>
          <table:table-cell table:style-name="ce10" table:formula="of:=MAX([.F$1];[.$A32])*3 + MIN([.F$1];[.$A32])" office:value-type="float" office:value="103" calcext:value-type="float">
            <text:p>103</text:p>
          </table:table-cell>
          <table:table-cell table:style-name="ce10" table:formula="of:=MAX([.G$1];[.$A32])*3 + MIN([.G$1];[.$A32])" office:value-type="float" office:value="104" calcext:value-type="float">
            <text:p>104</text:p>
          </table:table-cell>
          <table:table-cell table:style-name="ce10" table:formula="of:=MAX([.H$1];[.$A32])*3 + MIN([.H$1];[.$A32])" office:value-type="float" office:value="105" calcext:value-type="float">
            <text:p>105</text:p>
          </table:table-cell>
          <table:table-cell table:style-name="ce10" table:formula="of:=MAX([.I$1];[.$A32])*3 + MIN([.I$1];[.$A32])" office:value-type="float" office:value="106" calcext:value-type="float">
            <text:p>106</text:p>
          </table:table-cell>
          <table:table-cell table:style-name="ce10" table:formula="of:=MAX([.J$1];[.$A32])*3 + MIN([.J$1];[.$A32])" office:value-type="float" office:value="107" calcext:value-type="float">
            <text:p>107</text:p>
          </table:table-cell>
          <table:table-cell table:style-name="ce10" table:formula="of:=MAX([.K$1];[.$A32])*3 + MIN([.K$1];[.$A32])" office:value-type="float" office:value="108" calcext:value-type="float">
            <text:p>108</text:p>
          </table:table-cell>
          <table:table-cell table:style-name="ce10" table:formula="of:=MAX([.L$1];[.$A32])*3 + MIN([.L$1];[.$A32])" office:value-type="float" office:value="109" calcext:value-type="float">
            <text:p>109</text:p>
          </table:table-cell>
          <table:table-cell table:style-name="ce10" table:formula="of:=MAX([.M$1];[.$A32])*3 + MIN([.M$1];[.$A32])" office:value-type="float" office:value="110" calcext:value-type="float">
            <text:p>110</text:p>
          </table:table-cell>
          <table:table-cell table:style-name="ce10" table:formula="of:=MAX([.N$1];[.$A32])*3 + MIN([.N$1];[.$A32])" office:value-type="float" office:value="111" calcext:value-type="float">
            <text:p>111</text:p>
          </table:table-cell>
          <table:table-cell table:style-name="ce10" table:formula="of:=MAX([.O$1];[.$A32])*3 + MIN([.O$1];[.$A32])" office:value-type="float" office:value="112" calcext:value-type="float">
            <text:p>112</text:p>
          </table:table-cell>
          <table:table-cell table:style-name="ce10" table:formula="of:=MAX([.P$1];[.$A32])*3 + MIN([.P$1];[.$A32])" office:value-type="float" office:value="113" calcext:value-type="float">
            <text:p>113</text:p>
          </table:table-cell>
          <table:table-cell table:style-name="ce10" table:formula="of:=MAX([.Q$1];[.$A32])*3 + MIN([.Q$1];[.$A32])" office:value-type="float" office:value="114" calcext:value-type="float">
            <text:p>114</text:p>
          </table:table-cell>
          <table:table-cell table:style-name="ce10" table:formula="of:=MAX([.R$1];[.$A32])*3 + MIN([.R$1];[.$A32])" office:value-type="float" office:value="115" calcext:value-type="float">
            <text:p>115</text:p>
          </table:table-cell>
          <table:table-cell table:style-name="ce10" table:formula="of:=MAX([.S$1];[.$A32])*3 + MIN([.S$1];[.$A32])" office:value-type="float" office:value="116" calcext:value-type="float">
            <text:p>116</text:p>
          </table:table-cell>
          <table:table-cell table:style-name="ce10" table:formula="of:=MAX([.T$1];[.$A32])*3 + MIN([.T$1];[.$A32])" office:value-type="float" office:value="117" calcext:value-type="float">
            <text:p>117</text:p>
          </table:table-cell>
          <table:table-cell table:style-name="ce10" table:formula="of:=MAX([.U$1];[.$A32])*3 + MIN([.U$1];[.$A32])" office:value-type="float" office:value="118" calcext:value-type="float">
            <text:p>118</text:p>
          </table:table-cell>
          <table:table-cell table:style-name="ce10" table:formula="of:=MAX([.V$1];[.$A32])*3 + MIN([.V$1];[.$A32])" office:value-type="float" office:value="119" calcext:value-type="float">
            <text:p>119</text:p>
          </table:table-cell>
          <table:table-cell table:style-name="ce10" table:formula="of:=MAX([.W$1];[.$A32])*3 + MIN([.W$1];[.$A32])" office:value-type="float" office:value="120" calcext:value-type="float">
            <text:p>120</text:p>
          </table:table-cell>
          <table:table-cell table:style-name="ce10" table:formula="of:=MAX([.X$1];[.$A32])*3 + MIN([.X$1];[.$A32])" office:value-type="float" office:value="121" calcext:value-type="float">
            <text:p>121</text:p>
          </table:table-cell>
          <table:table-cell table:style-name="ce10" table:formula="of:=MAX([.Y$1];[.$A32])*3 + MIN([.Y$1];[.$A32])" office:value-type="float" office:value="122" calcext:value-type="float">
            <text:p>122</text:p>
          </table:table-cell>
          <table:table-cell table:number-columns-repeated="1635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 table:formula="of:=MAX([.B$1];[.$A33])*3 + MIN([.B$1];[.$A33])" office:value-type="float" office:value="102" calcext:value-type="float">
            <text:p>102</text:p>
          </table:table-cell>
          <table:table-cell table:style-name="ce10" table:formula="of:=MAX([.C$1];[.$A33])*3 + MIN([.C$1];[.$A33])" office:value-type="float" office:value="103" calcext:value-type="float">
            <text:p>103</text:p>
          </table:table-cell>
          <table:table-cell table:style-name="ce10" table:formula="of:=MAX([.D$1];[.$A33])*3 + MIN([.D$1];[.$A33])" office:value-type="float" office:value="104" calcext:value-type="float">
            <text:p>104</text:p>
          </table:table-cell>
          <table:table-cell table:style-name="ce10" table:formula="of:=MAX([.E$1];[.$A33])*3 + MIN([.E$1];[.$A33])" office:value-type="float" office:value="105" calcext:value-type="float">
            <text:p>105</text:p>
          </table:table-cell>
          <table:table-cell table:style-name="ce10" table:formula="of:=MAX([.F$1];[.$A33])*3 + MIN([.F$1];[.$A33])" office:value-type="float" office:value="106" calcext:value-type="float">
            <text:p>106</text:p>
          </table:table-cell>
          <table:table-cell table:style-name="ce10" table:formula="of:=MAX([.G$1];[.$A33])*3 + MIN([.G$1];[.$A33])" office:value-type="float" office:value="107" calcext:value-type="float">
            <text:p>107</text:p>
          </table:table-cell>
          <table:table-cell table:style-name="ce10" table:formula="of:=MAX([.H$1];[.$A33])*3 + MIN([.H$1];[.$A33])" office:value-type="float" office:value="108" calcext:value-type="float">
            <text:p>108</text:p>
          </table:table-cell>
          <table:table-cell table:style-name="ce10" table:formula="of:=MAX([.I$1];[.$A33])*3 + MIN([.I$1];[.$A33])" office:value-type="float" office:value="109" calcext:value-type="float">
            <text:p>109</text:p>
          </table:table-cell>
          <table:table-cell table:style-name="ce10" table:formula="of:=MAX([.J$1];[.$A33])*3 + MIN([.J$1];[.$A33])" office:value-type="float" office:value="110" calcext:value-type="float">
            <text:p>110</text:p>
          </table:table-cell>
          <table:table-cell table:style-name="ce10" table:formula="of:=MAX([.K$1];[.$A33])*3 + MIN([.K$1];[.$A33])" office:value-type="float" office:value="111" calcext:value-type="float">
            <text:p>111</text:p>
          </table:table-cell>
          <table:table-cell table:style-name="ce10" table:formula="of:=MAX([.L$1];[.$A33])*3 + MIN([.L$1];[.$A33])" office:value-type="float" office:value="112" calcext:value-type="float">
            <text:p>112</text:p>
          </table:table-cell>
          <table:table-cell table:style-name="ce10" table:formula="of:=MAX([.M$1];[.$A33])*3 + MIN([.M$1];[.$A33])" office:value-type="float" office:value="113" calcext:value-type="float">
            <text:p>113</text:p>
          </table:table-cell>
          <table:table-cell table:style-name="ce10" table:formula="of:=MAX([.N$1];[.$A33])*3 + MIN([.N$1];[.$A33])" office:value-type="float" office:value="114" calcext:value-type="float">
            <text:p>114</text:p>
          </table:table-cell>
          <table:table-cell table:style-name="ce10" table:formula="of:=MAX([.O$1];[.$A33])*3 + MIN([.O$1];[.$A33])" office:value-type="float" office:value="115" calcext:value-type="float">
            <text:p>115</text:p>
          </table:table-cell>
          <table:table-cell table:style-name="ce10" table:formula="of:=MAX([.P$1];[.$A33])*3 + MIN([.P$1];[.$A33])" office:value-type="float" office:value="116" calcext:value-type="float">
            <text:p>116</text:p>
          </table:table-cell>
          <table:table-cell table:style-name="ce10" table:formula="of:=MAX([.Q$1];[.$A33])*3 + MIN([.Q$1];[.$A33])" office:value-type="float" office:value="117" calcext:value-type="float">
            <text:p>117</text:p>
          </table:table-cell>
          <table:table-cell table:style-name="ce10" table:formula="of:=MAX([.R$1];[.$A33])*3 + MIN([.R$1];[.$A33])" office:value-type="float" office:value="118" calcext:value-type="float">
            <text:p>118</text:p>
          </table:table-cell>
          <table:table-cell table:style-name="ce10" table:formula="of:=MAX([.S$1];[.$A33])*3 + MIN([.S$1];[.$A33])" office:value-type="float" office:value="119" calcext:value-type="float">
            <text:p>119</text:p>
          </table:table-cell>
          <table:table-cell table:style-name="ce10" table:formula="of:=MAX([.T$1];[.$A33])*3 + MIN([.T$1];[.$A33])" office:value-type="float" office:value="120" calcext:value-type="float">
            <text:p>120</text:p>
          </table:table-cell>
          <table:table-cell table:style-name="ce10" table:formula="of:=MAX([.U$1];[.$A33])*3 + MIN([.U$1];[.$A33])" office:value-type="float" office:value="121" calcext:value-type="float">
            <text:p>121</text:p>
          </table:table-cell>
          <table:table-cell table:style-name="ce10" table:formula="of:=MAX([.V$1];[.$A33])*3 + MIN([.V$1];[.$A33])" office:value-type="float" office:value="122" calcext:value-type="float">
            <text:p>122</text:p>
          </table:table-cell>
          <table:table-cell table:style-name="ce10" table:formula="of:=MAX([.W$1];[.$A33])*3 + MIN([.W$1];[.$A33])" office:value-type="float" office:value="123" calcext:value-type="float">
            <text:p>123</text:p>
          </table:table-cell>
          <table:table-cell table:style-name="ce10" table:formula="of:=MAX([.X$1];[.$A33])*3 + MIN([.X$1];[.$A33])" office:value-type="float" office:value="124" calcext:value-type="float">
            <text:p>124</text:p>
          </table:table-cell>
          <table:table-cell table:style-name="ce10" table:formula="of:=MAX([.Y$1];[.$A33])*3 + MIN([.Y$1];[.$A33])" office:value-type="float" office:value="125" calcext:value-type="float">
            <text:p>125</text:p>
          </table:table-cell>
          <table:table-cell table:number-columns-repeated="1635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table:formula="of:=MAX([.B$1];[.$A34])*3 + MIN([.B$1];[.$A34])" office:value-type="float" office:value="105" calcext:value-type="float">
            <text:p>105</text:p>
          </table:table-cell>
          <table:table-cell table:style-name="ce10" table:formula="of:=MAX([.C$1];[.$A34])*3 + MIN([.C$1];[.$A34])" office:value-type="float" office:value="106" calcext:value-type="float">
            <text:p>106</text:p>
          </table:table-cell>
          <table:table-cell table:style-name="ce10" table:formula="of:=MAX([.D$1];[.$A34])*3 + MIN([.D$1];[.$A34])" office:value-type="float" office:value="107" calcext:value-type="float">
            <text:p>107</text:p>
          </table:table-cell>
          <table:table-cell table:style-name="ce10" table:formula="of:=MAX([.E$1];[.$A34])*3 + MIN([.E$1];[.$A34])" office:value-type="float" office:value="108" calcext:value-type="float">
            <text:p>108</text:p>
          </table:table-cell>
          <table:table-cell table:style-name="ce10" table:formula="of:=MAX([.F$1];[.$A34])*3 + MIN([.F$1];[.$A34])" office:value-type="float" office:value="109" calcext:value-type="float">
            <text:p>109</text:p>
          </table:table-cell>
          <table:table-cell table:style-name="ce10" table:formula="of:=MAX([.G$1];[.$A34])*3 + MIN([.G$1];[.$A34])" office:value-type="float" office:value="110" calcext:value-type="float">
            <text:p>110</text:p>
          </table:table-cell>
          <table:table-cell table:style-name="ce10" table:formula="of:=MAX([.H$1];[.$A34])*3 + MIN([.H$1];[.$A34])" office:value-type="float" office:value="111" calcext:value-type="float">
            <text:p>111</text:p>
          </table:table-cell>
          <table:table-cell table:style-name="ce10" table:formula="of:=MAX([.I$1];[.$A34])*3 + MIN([.I$1];[.$A34])" office:value-type="float" office:value="112" calcext:value-type="float">
            <text:p>112</text:p>
          </table:table-cell>
          <table:table-cell table:style-name="ce10" table:formula="of:=MAX([.J$1];[.$A34])*3 + MIN([.J$1];[.$A34])" office:value-type="float" office:value="113" calcext:value-type="float">
            <text:p>113</text:p>
          </table:table-cell>
          <table:table-cell table:style-name="ce10" table:formula="of:=MAX([.K$1];[.$A34])*3 + MIN([.K$1];[.$A34])" office:value-type="float" office:value="114" calcext:value-type="float">
            <text:p>114</text:p>
          </table:table-cell>
          <table:table-cell table:style-name="ce10" table:formula="of:=MAX([.L$1];[.$A34])*3 + MIN([.L$1];[.$A34])" office:value-type="float" office:value="115" calcext:value-type="float">
            <text:p>115</text:p>
          </table:table-cell>
          <table:table-cell table:style-name="ce10" table:formula="of:=MAX([.M$1];[.$A34])*3 + MIN([.M$1];[.$A34])" office:value-type="float" office:value="116" calcext:value-type="float">
            <text:p>116</text:p>
          </table:table-cell>
          <table:table-cell table:style-name="ce10" table:formula="of:=MAX([.N$1];[.$A34])*3 + MIN([.N$1];[.$A34])" office:value-type="float" office:value="117" calcext:value-type="float">
            <text:p>117</text:p>
          </table:table-cell>
          <table:table-cell table:style-name="ce10" table:formula="of:=MAX([.O$1];[.$A34])*3 + MIN([.O$1];[.$A34])" office:value-type="float" office:value="118" calcext:value-type="float">
            <text:p>118</text:p>
          </table:table-cell>
          <table:table-cell table:style-name="ce10" table:formula="of:=MAX([.P$1];[.$A34])*3 + MIN([.P$1];[.$A34])" office:value-type="float" office:value="119" calcext:value-type="float">
            <text:p>119</text:p>
          </table:table-cell>
          <table:table-cell table:style-name="ce10" table:formula="of:=MAX([.Q$1];[.$A34])*3 + MIN([.Q$1];[.$A34])" office:value-type="float" office:value="120" calcext:value-type="float">
            <text:p>120</text:p>
          </table:table-cell>
          <table:table-cell table:style-name="ce10" table:formula="of:=MAX([.R$1];[.$A34])*3 + MIN([.R$1];[.$A34])" office:value-type="float" office:value="121" calcext:value-type="float">
            <text:p>121</text:p>
          </table:table-cell>
          <table:table-cell table:style-name="ce10" table:formula="of:=MAX([.S$1];[.$A34])*3 + MIN([.S$1];[.$A34])" office:value-type="float" office:value="122" calcext:value-type="float">
            <text:p>122</text:p>
          </table:table-cell>
          <table:table-cell table:style-name="ce10" table:formula="of:=MAX([.T$1];[.$A34])*3 + MIN([.T$1];[.$A34])" office:value-type="float" office:value="123" calcext:value-type="float">
            <text:p>123</text:p>
          </table:table-cell>
          <table:table-cell table:style-name="ce10" table:formula="of:=MAX([.U$1];[.$A34])*3 + MIN([.U$1];[.$A34])" office:value-type="float" office:value="124" calcext:value-type="float">
            <text:p>124</text:p>
          </table:table-cell>
          <table:table-cell table:style-name="ce10" table:formula="of:=MAX([.V$1];[.$A34])*3 + MIN([.V$1];[.$A34])" office:value-type="float" office:value="125" calcext:value-type="float">
            <text:p>125</text:p>
          </table:table-cell>
          <table:table-cell table:style-name="ce10" table:formula="of:=MAX([.W$1];[.$A34])*3 + MIN([.W$1];[.$A34])" office:value-type="float" office:value="126" calcext:value-type="float">
            <text:p>126</text:p>
          </table:table-cell>
          <table:table-cell table:style-name="ce10" table:formula="of:=MAX([.X$1];[.$A34])*3 + MIN([.X$1];[.$A34])" office:value-type="float" office:value="127" calcext:value-type="float">
            <text:p>127</text:p>
          </table:table-cell>
          <table:table-cell table:style-name="ce10" table:formula="of:=MAX([.Y$1];[.$A34])*3 + MIN([.Y$1];[.$A34])" office:value-type="float" office:value="128" calcext:value-type="float">
            <text:p>128</text:p>
          </table:table-cell>
          <table:table-cell table:number-columns-repeated="1635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table:formula="of:=MAX([.B$1];[.$A35])*3 + MIN([.B$1];[.$A35])" office:value-type="float" office:value="108" calcext:value-type="float">
            <text:p>108</text:p>
          </table:table-cell>
          <table:table-cell table:style-name="ce10" table:formula="of:=MAX([.C$1];[.$A35])*3 + MIN([.C$1];[.$A35])" office:value-type="float" office:value="109" calcext:value-type="float">
            <text:p>109</text:p>
          </table:table-cell>
          <table:table-cell table:style-name="ce10" table:formula="of:=MAX([.D$1];[.$A35])*3 + MIN([.D$1];[.$A35])" office:value-type="float" office:value="110" calcext:value-type="float">
            <text:p>110</text:p>
          </table:table-cell>
          <table:table-cell table:style-name="ce10" table:formula="of:=MAX([.E$1];[.$A35])*3 + MIN([.E$1];[.$A35])" office:value-type="float" office:value="111" calcext:value-type="float">
            <text:p>111</text:p>
          </table:table-cell>
          <table:table-cell table:style-name="ce10" table:formula="of:=MAX([.F$1];[.$A35])*3 + MIN([.F$1];[.$A35])" office:value-type="float" office:value="112" calcext:value-type="float">
            <text:p>112</text:p>
          </table:table-cell>
          <table:table-cell table:style-name="ce10" table:formula="of:=MAX([.G$1];[.$A35])*3 + MIN([.G$1];[.$A35])" office:value-type="float" office:value="113" calcext:value-type="float">
            <text:p>113</text:p>
          </table:table-cell>
          <table:table-cell table:style-name="ce10" table:formula="of:=MAX([.H$1];[.$A35])*3 + MIN([.H$1];[.$A35])" office:value-type="float" office:value="114" calcext:value-type="float">
            <text:p>114</text:p>
          </table:table-cell>
          <table:table-cell table:style-name="ce10" table:formula="of:=MAX([.I$1];[.$A35])*3 + MIN([.I$1];[.$A35])" office:value-type="float" office:value="115" calcext:value-type="float">
            <text:p>115</text:p>
          </table:table-cell>
          <table:table-cell table:style-name="ce10" table:formula="of:=MAX([.J$1];[.$A35])*3 + MIN([.J$1];[.$A35])" office:value-type="float" office:value="116" calcext:value-type="float">
            <text:p>116</text:p>
          </table:table-cell>
          <table:table-cell table:style-name="ce10" table:formula="of:=MAX([.K$1];[.$A35])*3 + MIN([.K$1];[.$A35])" office:value-type="float" office:value="117" calcext:value-type="float">
            <text:p>117</text:p>
          </table:table-cell>
          <table:table-cell table:style-name="ce10" table:formula="of:=MAX([.L$1];[.$A35])*3 + MIN([.L$1];[.$A35])" office:value-type="float" office:value="118" calcext:value-type="float">
            <text:p>118</text:p>
          </table:table-cell>
          <table:table-cell table:style-name="ce10" table:formula="of:=MAX([.M$1];[.$A35])*3 + MIN([.M$1];[.$A35])" office:value-type="float" office:value="119" calcext:value-type="float">
            <text:p>119</text:p>
          </table:table-cell>
          <table:table-cell table:style-name="ce10" table:formula="of:=MAX([.N$1];[.$A35])*3 + MIN([.N$1];[.$A35])" office:value-type="float" office:value="120" calcext:value-type="float">
            <text:p>120</text:p>
          </table:table-cell>
          <table:table-cell table:style-name="ce10" table:formula="of:=MAX([.O$1];[.$A35])*3 + MIN([.O$1];[.$A35])" office:value-type="float" office:value="121" calcext:value-type="float">
            <text:p>121</text:p>
          </table:table-cell>
          <table:table-cell table:style-name="ce10" table:formula="of:=MAX([.P$1];[.$A35])*3 + MIN([.P$1];[.$A35])" office:value-type="float" office:value="122" calcext:value-type="float">
            <text:p>122</text:p>
          </table:table-cell>
          <table:table-cell table:style-name="ce10" table:formula="of:=MAX([.Q$1];[.$A35])*3 + MIN([.Q$1];[.$A35])" office:value-type="float" office:value="123" calcext:value-type="float">
            <text:p>123</text:p>
          </table:table-cell>
          <table:table-cell table:style-name="ce10" table:formula="of:=MAX([.R$1];[.$A35])*3 + MIN([.R$1];[.$A35])" office:value-type="float" office:value="124" calcext:value-type="float">
            <text:p>124</text:p>
          </table:table-cell>
          <table:table-cell table:style-name="ce10" table:formula="of:=MAX([.S$1];[.$A35])*3 + MIN([.S$1];[.$A35])" office:value-type="float" office:value="125" calcext:value-type="float">
            <text:p>125</text:p>
          </table:table-cell>
          <table:table-cell table:style-name="ce10" table:formula="of:=MAX([.T$1];[.$A35])*3 + MIN([.T$1];[.$A35])" office:value-type="float" office:value="126" calcext:value-type="float">
            <text:p>126</text:p>
          </table:table-cell>
          <table:table-cell table:style-name="ce10" table:formula="of:=MAX([.U$1];[.$A35])*3 + MIN([.U$1];[.$A35])" office:value-type="float" office:value="127" calcext:value-type="float">
            <text:p>127</text:p>
          </table:table-cell>
          <table:table-cell table:style-name="ce10" table:formula="of:=MAX([.V$1];[.$A35])*3 + MIN([.V$1];[.$A35])" office:value-type="float" office:value="128" calcext:value-type="float">
            <text:p>128</text:p>
          </table:table-cell>
          <table:table-cell table:style-name="ce10" table:formula="of:=MAX([.W$1];[.$A35])*3 + MIN([.W$1];[.$A35])" office:value-type="float" office:value="129" calcext:value-type="float">
            <text:p>129</text:p>
          </table:table-cell>
          <table:table-cell table:style-name="ce10" table:formula="of:=MAX([.X$1];[.$A35])*3 + MIN([.X$1];[.$A35])" office:value-type="float" office:value="130" calcext:value-type="float">
            <text:p>130</text:p>
          </table:table-cell>
          <table:table-cell table:style-name="ce10" table:formula="of:=MAX([.Y$1];[.$A35])*3 + MIN([.Y$1];[.$A35])" office:value-type="float" office:value="131" calcext:value-type="float">
            <text:p>131</text:p>
          </table:table-cell>
          <table:table-cell table:number-columns-repeated="163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table:formula="of:=MAX([.B$1];[.$A36])*3 + MIN([.B$1];[.$A36])" office:value-type="float" office:value="111" calcext:value-type="float">
            <text:p>111</text:p>
          </table:table-cell>
          <table:table-cell table:style-name="ce10" table:formula="of:=MAX([.C$1];[.$A36])*3 + MIN([.C$1];[.$A36])" office:value-type="float" office:value="112" calcext:value-type="float">
            <text:p>112</text:p>
          </table:table-cell>
          <table:table-cell table:style-name="ce10" table:formula="of:=MAX([.D$1];[.$A36])*3 + MIN([.D$1];[.$A36])" office:value-type="float" office:value="113" calcext:value-type="float">
            <text:p>113</text:p>
          </table:table-cell>
          <table:table-cell table:style-name="ce10" table:formula="of:=MAX([.E$1];[.$A36])*3 + MIN([.E$1];[.$A36])" office:value-type="float" office:value="114" calcext:value-type="float">
            <text:p>114</text:p>
          </table:table-cell>
          <table:table-cell table:style-name="ce10" table:formula="of:=MAX([.F$1];[.$A36])*3 + MIN([.F$1];[.$A36])" office:value-type="float" office:value="115" calcext:value-type="float">
            <text:p>115</text:p>
          </table:table-cell>
          <table:table-cell table:style-name="ce10" table:formula="of:=MAX([.G$1];[.$A36])*3 + MIN([.G$1];[.$A36])" office:value-type="float" office:value="116" calcext:value-type="float">
            <text:p>116</text:p>
          </table:table-cell>
          <table:table-cell table:style-name="ce10" table:formula="of:=MAX([.H$1];[.$A36])*3 + MIN([.H$1];[.$A36])" office:value-type="float" office:value="117" calcext:value-type="float">
            <text:p>117</text:p>
          </table:table-cell>
          <table:table-cell table:style-name="ce10" table:formula="of:=MAX([.I$1];[.$A36])*3 + MIN([.I$1];[.$A36])" office:value-type="float" office:value="118" calcext:value-type="float">
            <text:p>118</text:p>
          </table:table-cell>
          <table:table-cell table:style-name="ce10" table:formula="of:=MAX([.J$1];[.$A36])*3 + MIN([.J$1];[.$A36])" office:value-type="float" office:value="119" calcext:value-type="float">
            <text:p>119</text:p>
          </table:table-cell>
          <table:table-cell table:style-name="ce10" table:formula="of:=MAX([.K$1];[.$A36])*3 + MIN([.K$1];[.$A36])" office:value-type="float" office:value="120" calcext:value-type="float">
            <text:p>120</text:p>
          </table:table-cell>
          <table:table-cell table:style-name="ce10" table:formula="of:=MAX([.L$1];[.$A36])*3 + MIN([.L$1];[.$A36])" office:value-type="float" office:value="121" calcext:value-type="float">
            <text:p>121</text:p>
          </table:table-cell>
          <table:table-cell table:style-name="ce10" table:formula="of:=MAX([.M$1];[.$A36])*3 + MIN([.M$1];[.$A36])" office:value-type="float" office:value="122" calcext:value-type="float">
            <text:p>122</text:p>
          </table:table-cell>
          <table:table-cell table:style-name="ce10" table:formula="of:=MAX([.N$1];[.$A36])*3 + MIN([.N$1];[.$A36])" office:value-type="float" office:value="123" calcext:value-type="float">
            <text:p>123</text:p>
          </table:table-cell>
          <table:table-cell table:style-name="ce10" table:formula="of:=MAX([.O$1];[.$A36])*3 + MIN([.O$1];[.$A36])" office:value-type="float" office:value="124" calcext:value-type="float">
            <text:p>124</text:p>
          </table:table-cell>
          <table:table-cell table:style-name="ce10" table:formula="of:=MAX([.P$1];[.$A36])*3 + MIN([.P$1];[.$A36])" office:value-type="float" office:value="125" calcext:value-type="float">
            <text:p>125</text:p>
          </table:table-cell>
          <table:table-cell table:style-name="ce10" table:formula="of:=MAX([.Q$1];[.$A36])*3 + MIN([.Q$1];[.$A36])" office:value-type="float" office:value="126" calcext:value-type="float">
            <text:p>126</text:p>
          </table:table-cell>
          <table:table-cell table:style-name="ce10" table:formula="of:=MAX([.R$1];[.$A36])*3 + MIN([.R$1];[.$A36])" office:value-type="float" office:value="127" calcext:value-type="float">
            <text:p>127</text:p>
          </table:table-cell>
          <table:table-cell table:style-name="ce10" table:formula="of:=MAX([.S$1];[.$A36])*3 + MIN([.S$1];[.$A36])" office:value-type="float" office:value="128" calcext:value-type="float">
            <text:p>128</text:p>
          </table:table-cell>
          <table:table-cell table:style-name="ce10" table:formula="of:=MAX([.T$1];[.$A36])*3 + MIN([.T$1];[.$A36])" office:value-type="float" office:value="129" calcext:value-type="float">
            <text:p>129</text:p>
          </table:table-cell>
          <table:table-cell table:style-name="ce10" table:formula="of:=MAX([.U$1];[.$A36])*3 + MIN([.U$1];[.$A36])" office:value-type="float" office:value="130" calcext:value-type="float">
            <text:p>130</text:p>
          </table:table-cell>
          <table:table-cell table:style-name="ce10" table:formula="of:=MAX([.V$1];[.$A36])*3 + MIN([.V$1];[.$A36])" office:value-type="float" office:value="131" calcext:value-type="float">
            <text:p>131</text:p>
          </table:table-cell>
          <table:table-cell table:style-name="ce10" table:formula="of:=MAX([.W$1];[.$A36])*3 + MIN([.W$1];[.$A36])" office:value-type="float" office:value="132" calcext:value-type="float">
            <text:p>132</text:p>
          </table:table-cell>
          <table:table-cell table:style-name="ce10" table:formula="of:=MAX([.X$1];[.$A36])*3 + MIN([.X$1];[.$A36])" office:value-type="float" office:value="133" calcext:value-type="float">
            <text:p>133</text:p>
          </table:table-cell>
          <table:table-cell table:style-name="ce10" table:formula="of:=MAX([.Y$1];[.$A36])*3 + MIN([.Y$1];[.$A36])" office:value-type="float" office:value="134" calcext:value-type="float">
            <text:p>134</text:p>
          </table:table-cell>
          <table:table-cell table:number-columns-repeated="1635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" table:formula="of:=MAX([.B$1];[.$A37])*3 + MIN([.B$1];[.$A37])" office:value-type="float" office:value="114" calcext:value-type="float">
            <text:p>114</text:p>
          </table:table-cell>
          <table:table-cell table:style-name="ce10" table:formula="of:=MAX([.C$1];[.$A37])*3 + MIN([.C$1];[.$A37])" office:value-type="float" office:value="115" calcext:value-type="float">
            <text:p>115</text:p>
          </table:table-cell>
          <table:table-cell table:style-name="ce10" table:formula="of:=MAX([.D$1];[.$A37])*3 + MIN([.D$1];[.$A37])" office:value-type="float" office:value="116" calcext:value-type="float">
            <text:p>116</text:p>
          </table:table-cell>
          <table:table-cell table:style-name="ce10" table:formula="of:=MAX([.E$1];[.$A37])*3 + MIN([.E$1];[.$A37])" office:value-type="float" office:value="117" calcext:value-type="float">
            <text:p>117</text:p>
          </table:table-cell>
          <table:table-cell table:style-name="ce10" table:formula="of:=MAX([.F$1];[.$A37])*3 + MIN([.F$1];[.$A37])" office:value-type="float" office:value="118" calcext:value-type="float">
            <text:p>118</text:p>
          </table:table-cell>
          <table:table-cell table:style-name="ce10" table:formula="of:=MAX([.G$1];[.$A37])*3 + MIN([.G$1];[.$A37])" office:value-type="float" office:value="119" calcext:value-type="float">
            <text:p>119</text:p>
          </table:table-cell>
          <table:table-cell table:style-name="ce10" table:formula="of:=MAX([.H$1];[.$A37])*3 + MIN([.H$1];[.$A37])" office:value-type="float" office:value="120" calcext:value-type="float">
            <text:p>120</text:p>
          </table:table-cell>
          <table:table-cell table:style-name="ce10" table:formula="of:=MAX([.I$1];[.$A37])*3 + MIN([.I$1];[.$A37])" office:value-type="float" office:value="121" calcext:value-type="float">
            <text:p>121</text:p>
          </table:table-cell>
          <table:table-cell table:style-name="ce10" table:formula="of:=MAX([.J$1];[.$A37])*3 + MIN([.J$1];[.$A37])" office:value-type="float" office:value="122" calcext:value-type="float">
            <text:p>122</text:p>
          </table:table-cell>
          <table:table-cell table:style-name="ce10" table:formula="of:=MAX([.K$1];[.$A37])*3 + MIN([.K$1];[.$A37])" office:value-type="float" office:value="123" calcext:value-type="float">
            <text:p>123</text:p>
          </table:table-cell>
          <table:table-cell table:style-name="ce10" table:formula="of:=MAX([.L$1];[.$A37])*3 + MIN([.L$1];[.$A37])" office:value-type="float" office:value="124" calcext:value-type="float">
            <text:p>124</text:p>
          </table:table-cell>
          <table:table-cell table:style-name="ce10" table:formula="of:=MAX([.M$1];[.$A37])*3 + MIN([.M$1];[.$A37])" office:value-type="float" office:value="125" calcext:value-type="float">
            <text:p>125</text:p>
          </table:table-cell>
          <table:table-cell table:style-name="ce10" table:formula="of:=MAX([.N$1];[.$A37])*3 + MIN([.N$1];[.$A37])" office:value-type="float" office:value="126" calcext:value-type="float">
            <text:p>126</text:p>
          </table:table-cell>
          <table:table-cell table:style-name="ce10" table:formula="of:=MAX([.O$1];[.$A37])*3 + MIN([.O$1];[.$A37])" office:value-type="float" office:value="127" calcext:value-type="float">
            <text:p>127</text:p>
          </table:table-cell>
          <table:table-cell table:style-name="ce10" table:formula="of:=MAX([.P$1];[.$A37])*3 + MIN([.P$1];[.$A37])" office:value-type="float" office:value="128" calcext:value-type="float">
            <text:p>128</text:p>
          </table:table-cell>
          <table:table-cell table:style-name="ce10" table:formula="of:=MAX([.Q$1];[.$A37])*3 + MIN([.Q$1];[.$A37])" office:value-type="float" office:value="129" calcext:value-type="float">
            <text:p>129</text:p>
          </table:table-cell>
          <table:table-cell table:style-name="ce10" table:formula="of:=MAX([.R$1];[.$A37])*3 + MIN([.R$1];[.$A37])" office:value-type="float" office:value="130" calcext:value-type="float">
            <text:p>130</text:p>
          </table:table-cell>
          <table:table-cell table:style-name="ce10" table:formula="of:=MAX([.S$1];[.$A37])*3 + MIN([.S$1];[.$A37])" office:value-type="float" office:value="131" calcext:value-type="float">
            <text:p>131</text:p>
          </table:table-cell>
          <table:table-cell table:style-name="ce10" table:formula="of:=MAX([.T$1];[.$A37])*3 + MIN([.T$1];[.$A37])" office:value-type="float" office:value="132" calcext:value-type="float">
            <text:p>132</text:p>
          </table:table-cell>
          <table:table-cell table:style-name="ce10" table:formula="of:=MAX([.U$1];[.$A37])*3 + MIN([.U$1];[.$A37])" office:value-type="float" office:value="133" calcext:value-type="float">
            <text:p>133</text:p>
          </table:table-cell>
          <table:table-cell table:style-name="ce10" table:formula="of:=MAX([.V$1];[.$A37])*3 + MIN([.V$1];[.$A37])" office:value-type="float" office:value="134" calcext:value-type="float">
            <text:p>134</text:p>
          </table:table-cell>
          <table:table-cell table:style-name="ce10" table:formula="of:=MAX([.W$1];[.$A37])*3 + MIN([.W$1];[.$A37])" office:value-type="float" office:value="135" calcext:value-type="float">
            <text:p>135</text:p>
          </table:table-cell>
          <table:table-cell table:style-name="ce10" table:formula="of:=MAX([.X$1];[.$A37])*3 + MIN([.X$1];[.$A37])" office:value-type="float" office:value="136" calcext:value-type="float">
            <text:p>136</text:p>
          </table:table-cell>
          <table:table-cell table:style-name="ce10" table:formula="of:=MAX([.Y$1];[.$A37])*3 + MIN([.Y$1];[.$A37])" office:value-type="float" office:value="137" calcext:value-type="float">
            <text:p>137</text:p>
          </table:table-cell>
          <table:table-cell table:number-columns-repeated="1635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" table:formula="of:=MAX([.B$1];[.$A38])*3 + MIN([.B$1];[.$A38])" office:value-type="float" office:value="117" calcext:value-type="float">
            <text:p>117</text:p>
          </table:table-cell>
          <table:table-cell table:style-name="ce10" table:formula="of:=MAX([.C$1];[.$A38])*3 + MIN([.C$1];[.$A38])" office:value-type="float" office:value="118" calcext:value-type="float">
            <text:p>118</text:p>
          </table:table-cell>
          <table:table-cell table:style-name="ce10" table:formula="of:=MAX([.D$1];[.$A38])*3 + MIN([.D$1];[.$A38])" office:value-type="float" office:value="119" calcext:value-type="float">
            <text:p>119</text:p>
          </table:table-cell>
          <table:table-cell table:style-name="ce10" table:formula="of:=MAX([.E$1];[.$A38])*3 + MIN([.E$1];[.$A38])" office:value-type="float" office:value="120" calcext:value-type="float">
            <text:p>120</text:p>
          </table:table-cell>
          <table:table-cell table:style-name="ce10" table:formula="of:=MAX([.F$1];[.$A38])*3 + MIN([.F$1];[.$A38])" office:value-type="float" office:value="121" calcext:value-type="float">
            <text:p>121</text:p>
          </table:table-cell>
          <table:table-cell table:style-name="ce10" table:formula="of:=MAX([.G$1];[.$A38])*3 + MIN([.G$1];[.$A38])" office:value-type="float" office:value="122" calcext:value-type="float">
            <text:p>122</text:p>
          </table:table-cell>
          <table:table-cell table:style-name="ce10" table:formula="of:=MAX([.H$1];[.$A38])*3 + MIN([.H$1];[.$A38])" office:value-type="float" office:value="123" calcext:value-type="float">
            <text:p>123</text:p>
          </table:table-cell>
          <table:table-cell table:style-name="ce10" table:formula="of:=MAX([.I$1];[.$A38])*3 + MIN([.I$1];[.$A38])" office:value-type="float" office:value="124" calcext:value-type="float">
            <text:p>124</text:p>
          </table:table-cell>
          <table:table-cell table:style-name="ce10" table:formula="of:=MAX([.J$1];[.$A38])*3 + MIN([.J$1];[.$A38])" office:value-type="float" office:value="125" calcext:value-type="float">
            <text:p>125</text:p>
          </table:table-cell>
          <table:table-cell table:style-name="ce10" table:formula="of:=MAX([.K$1];[.$A38])*3 + MIN([.K$1];[.$A38])" office:value-type="float" office:value="126" calcext:value-type="float">
            <text:p>126</text:p>
          </table:table-cell>
          <table:table-cell table:style-name="ce10" table:formula="of:=MAX([.L$1];[.$A38])*3 + MIN([.L$1];[.$A38])" office:value-type="float" office:value="127" calcext:value-type="float">
            <text:p>127</text:p>
          </table:table-cell>
          <table:table-cell table:style-name="ce10" table:formula="of:=MAX([.M$1];[.$A38])*3 + MIN([.M$1];[.$A38])" office:value-type="float" office:value="128" calcext:value-type="float">
            <text:p>128</text:p>
          </table:table-cell>
          <table:table-cell table:style-name="ce10" table:formula="of:=MAX([.N$1];[.$A38])*3 + MIN([.N$1];[.$A38])" office:value-type="float" office:value="129" calcext:value-type="float">
            <text:p>129</text:p>
          </table:table-cell>
          <table:table-cell table:style-name="ce10" table:formula="of:=MAX([.O$1];[.$A38])*3 + MIN([.O$1];[.$A38])" office:value-type="float" office:value="130" calcext:value-type="float">
            <text:p>130</text:p>
          </table:table-cell>
          <table:table-cell table:style-name="ce10" table:formula="of:=MAX([.P$1];[.$A38])*3 + MIN([.P$1];[.$A38])" office:value-type="float" office:value="131" calcext:value-type="float">
            <text:p>131</text:p>
          </table:table-cell>
          <table:table-cell table:style-name="ce10" table:formula="of:=MAX([.Q$1];[.$A38])*3 + MIN([.Q$1];[.$A38])" office:value-type="float" office:value="132" calcext:value-type="float">
            <text:p>132</text:p>
          </table:table-cell>
          <table:table-cell table:style-name="ce10" table:formula="of:=MAX([.R$1];[.$A38])*3 + MIN([.R$1];[.$A38])" office:value-type="float" office:value="133" calcext:value-type="float">
            <text:p>133</text:p>
          </table:table-cell>
          <table:table-cell table:style-name="ce10" table:formula="of:=MAX([.S$1];[.$A38])*3 + MIN([.S$1];[.$A38])" office:value-type="float" office:value="134" calcext:value-type="float">
            <text:p>134</text:p>
          </table:table-cell>
          <table:table-cell table:style-name="ce10" table:formula="of:=MAX([.T$1];[.$A38])*3 + MIN([.T$1];[.$A38])" office:value-type="float" office:value="135" calcext:value-type="float">
            <text:p>135</text:p>
          </table:table-cell>
          <table:table-cell table:style-name="ce10" table:formula="of:=MAX([.U$1];[.$A38])*3 + MIN([.U$1];[.$A38])" office:value-type="float" office:value="136" calcext:value-type="float">
            <text:p>136</text:p>
          </table:table-cell>
          <table:table-cell table:style-name="ce10" table:formula="of:=MAX([.V$1];[.$A38])*3 + MIN([.V$1];[.$A38])" office:value-type="float" office:value="137" calcext:value-type="float">
            <text:p>137</text:p>
          </table:table-cell>
          <table:table-cell table:style-name="ce10" table:formula="of:=MAX([.W$1];[.$A38])*3 + MIN([.W$1];[.$A38])" office:value-type="float" office:value="138" calcext:value-type="float">
            <text:p>138</text:p>
          </table:table-cell>
          <table:table-cell table:style-name="ce10" table:formula="of:=MAX([.X$1];[.$A38])*3 + MIN([.X$1];[.$A38])" office:value-type="float" office:value="139" calcext:value-type="float">
            <text:p>139</text:p>
          </table:table-cell>
          <table:table-cell table:style-name="ce10" table:formula="of:=MAX([.Y$1];[.$A38])*3 + MIN([.Y$1];[.$A38])" office:value-type="float" office:value="140" calcext:value-type="float">
            <text:p>140</text:p>
          </table:table-cell>
          <table:table-cell table:number-columns-repeated="1635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0" table:formula="of:=MAX([.B$1];[.$A39])*3 + MIN([.B$1];[.$A39])" office:value-type="float" office:value="120" calcext:value-type="float">
            <text:p>120</text:p>
          </table:table-cell>
          <table:table-cell table:style-name="ce10" table:formula="of:=MAX([.C$1];[.$A39])*3 + MIN([.C$1];[.$A39])" office:value-type="float" office:value="121" calcext:value-type="float">
            <text:p>121</text:p>
          </table:table-cell>
          <table:table-cell table:style-name="ce10" table:formula="of:=MAX([.D$1];[.$A39])*3 + MIN([.D$1];[.$A39])" office:value-type="float" office:value="122" calcext:value-type="float">
            <text:p>122</text:p>
          </table:table-cell>
          <table:table-cell table:style-name="ce10" table:formula="of:=MAX([.E$1];[.$A39])*3 + MIN([.E$1];[.$A39])" office:value-type="float" office:value="123" calcext:value-type="float">
            <text:p>123</text:p>
          </table:table-cell>
          <table:table-cell table:style-name="ce10" table:formula="of:=MAX([.F$1];[.$A39])*3 + MIN([.F$1];[.$A39])" office:value-type="float" office:value="124" calcext:value-type="float">
            <text:p>124</text:p>
          </table:table-cell>
          <table:table-cell table:style-name="ce10" table:formula="of:=MAX([.G$1];[.$A39])*3 + MIN([.G$1];[.$A39])" office:value-type="float" office:value="125" calcext:value-type="float">
            <text:p>125</text:p>
          </table:table-cell>
          <table:table-cell table:style-name="ce10" table:formula="of:=MAX([.H$1];[.$A39])*3 + MIN([.H$1];[.$A39])" office:value-type="float" office:value="126" calcext:value-type="float">
            <text:p>126</text:p>
          </table:table-cell>
          <table:table-cell table:style-name="ce10" table:formula="of:=MAX([.I$1];[.$A39])*3 + MIN([.I$1];[.$A39])" office:value-type="float" office:value="127" calcext:value-type="float">
            <text:p>127</text:p>
          </table:table-cell>
          <table:table-cell table:style-name="ce10" table:formula="of:=MAX([.J$1];[.$A39])*3 + MIN([.J$1];[.$A39])" office:value-type="float" office:value="128" calcext:value-type="float">
            <text:p>128</text:p>
          </table:table-cell>
          <table:table-cell table:style-name="ce10" table:formula="of:=MAX([.K$1];[.$A39])*3 + MIN([.K$1];[.$A39])" office:value-type="float" office:value="129" calcext:value-type="float">
            <text:p>129</text:p>
          </table:table-cell>
          <table:table-cell table:style-name="ce10" table:formula="of:=MAX([.L$1];[.$A39])*3 + MIN([.L$1];[.$A39])" office:value-type="float" office:value="130" calcext:value-type="float">
            <text:p>130</text:p>
          </table:table-cell>
          <table:table-cell table:style-name="ce10" table:formula="of:=MAX([.M$1];[.$A39])*3 + MIN([.M$1];[.$A39])" office:value-type="float" office:value="131" calcext:value-type="float">
            <text:p>131</text:p>
          </table:table-cell>
          <table:table-cell table:style-name="ce10" table:formula="of:=MAX([.N$1];[.$A39])*3 + MIN([.N$1];[.$A39])" office:value-type="float" office:value="132" calcext:value-type="float">
            <text:p>132</text:p>
          </table:table-cell>
          <table:table-cell table:style-name="ce10" table:formula="of:=MAX([.O$1];[.$A39])*3 + MIN([.O$1];[.$A39])" office:value-type="float" office:value="133" calcext:value-type="float">
            <text:p>133</text:p>
          </table:table-cell>
          <table:table-cell table:style-name="ce10" table:formula="of:=MAX([.P$1];[.$A39])*3 + MIN([.P$1];[.$A39])" office:value-type="float" office:value="134" calcext:value-type="float">
            <text:p>134</text:p>
          </table:table-cell>
          <table:table-cell table:style-name="ce10" table:formula="of:=MAX([.Q$1];[.$A39])*3 + MIN([.Q$1];[.$A39])" office:value-type="float" office:value="135" calcext:value-type="float">
            <text:p>135</text:p>
          </table:table-cell>
          <table:table-cell table:style-name="ce10" table:formula="of:=MAX([.R$1];[.$A39])*3 + MIN([.R$1];[.$A39])" office:value-type="float" office:value="136" calcext:value-type="float">
            <text:p>136</text:p>
          </table:table-cell>
          <table:table-cell table:style-name="ce10" table:formula="of:=MAX([.S$1];[.$A39])*3 + MIN([.S$1];[.$A39])" office:value-type="float" office:value="137" calcext:value-type="float">
            <text:p>137</text:p>
          </table:table-cell>
          <table:table-cell table:style-name="ce10" table:formula="of:=MAX([.T$1];[.$A39])*3 + MIN([.T$1];[.$A39])" office:value-type="float" office:value="138" calcext:value-type="float">
            <text:p>138</text:p>
          </table:table-cell>
          <table:table-cell table:style-name="ce10" table:formula="of:=MAX([.U$1];[.$A39])*3 + MIN([.U$1];[.$A39])" office:value-type="float" office:value="139" calcext:value-type="float">
            <text:p>139</text:p>
          </table:table-cell>
          <table:table-cell table:style-name="ce10" table:formula="of:=MAX([.V$1];[.$A39])*3 + MIN([.V$1];[.$A39])" office:value-type="float" office:value="140" calcext:value-type="float">
            <text:p>140</text:p>
          </table:table-cell>
          <table:table-cell table:style-name="ce10" table:formula="of:=MAX([.W$1];[.$A39])*3 + MIN([.W$1];[.$A39])" office:value-type="float" office:value="141" calcext:value-type="float">
            <text:p>141</text:p>
          </table:table-cell>
          <table:table-cell table:style-name="ce10" table:formula="of:=MAX([.X$1];[.$A39])*3 + MIN([.X$1];[.$A39])" office:value-type="float" office:value="142" calcext:value-type="float">
            <text:p>142</text:p>
          </table:table-cell>
          <table:table-cell table:style-name="ce10" table:formula="of:=MAX([.Y$1];[.$A39])*3 + MIN([.Y$1];[.$A39])" office:value-type="float" office:value="143" calcext:value-type="float">
            <text:p>143</text:p>
          </table:table-cell>
          <table:table-cell table:number-columns-repeated="1635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0" table:formula="of:=MAX([.B$1];[.$A40])*3 + MIN([.B$1];[.$A40])" office:value-type="float" office:value="123" calcext:value-type="float">
            <text:p>123</text:p>
          </table:table-cell>
          <table:table-cell table:style-name="ce10" table:formula="of:=MAX([.C$1];[.$A40])*3 + MIN([.C$1];[.$A40])" office:value-type="float" office:value="124" calcext:value-type="float">
            <text:p>124</text:p>
          </table:table-cell>
          <table:table-cell table:style-name="ce10" table:formula="of:=MAX([.D$1];[.$A40])*3 + MIN([.D$1];[.$A40])" office:value-type="float" office:value="125" calcext:value-type="float">
            <text:p>125</text:p>
          </table:table-cell>
          <table:table-cell table:style-name="ce10" table:formula="of:=MAX([.E$1];[.$A40])*3 + MIN([.E$1];[.$A40])" office:value-type="float" office:value="126" calcext:value-type="float">
            <text:p>126</text:p>
          </table:table-cell>
          <table:table-cell table:style-name="ce10" table:formula="of:=MAX([.F$1];[.$A40])*3 + MIN([.F$1];[.$A40])" office:value-type="float" office:value="127" calcext:value-type="float">
            <text:p>127</text:p>
          </table:table-cell>
          <table:table-cell table:style-name="ce10" table:formula="of:=MAX([.G$1];[.$A40])*3 + MIN([.G$1];[.$A40])" office:value-type="float" office:value="128" calcext:value-type="float">
            <text:p>128</text:p>
          </table:table-cell>
          <table:table-cell table:style-name="ce10" table:formula="of:=MAX([.H$1];[.$A40])*3 + MIN([.H$1];[.$A40])" office:value-type="float" office:value="129" calcext:value-type="float">
            <text:p>129</text:p>
          </table:table-cell>
          <table:table-cell table:style-name="ce10" table:formula="of:=MAX([.I$1];[.$A40])*3 + MIN([.I$1];[.$A40])" office:value-type="float" office:value="130" calcext:value-type="float">
            <text:p>130</text:p>
          </table:table-cell>
          <table:table-cell table:style-name="ce10" table:formula="of:=MAX([.J$1];[.$A40])*3 + MIN([.J$1];[.$A40])" office:value-type="float" office:value="131" calcext:value-type="float">
            <text:p>131</text:p>
          </table:table-cell>
          <table:table-cell table:style-name="ce10" table:formula="of:=MAX([.K$1];[.$A40])*3 + MIN([.K$1];[.$A40])" office:value-type="float" office:value="132" calcext:value-type="float">
            <text:p>132</text:p>
          </table:table-cell>
          <table:table-cell table:style-name="ce10" table:formula="of:=MAX([.L$1];[.$A40])*3 + MIN([.L$1];[.$A40])" office:value-type="float" office:value="133" calcext:value-type="float">
            <text:p>133</text:p>
          </table:table-cell>
          <table:table-cell table:style-name="ce10" table:formula="of:=MAX([.M$1];[.$A40])*3 + MIN([.M$1];[.$A40])" office:value-type="float" office:value="134" calcext:value-type="float">
            <text:p>134</text:p>
          </table:table-cell>
          <table:table-cell table:style-name="ce10" table:formula="of:=MAX([.N$1];[.$A40])*3 + MIN([.N$1];[.$A40])" office:value-type="float" office:value="135" calcext:value-type="float">
            <text:p>135</text:p>
          </table:table-cell>
          <table:table-cell table:style-name="ce10" table:formula="of:=MAX([.O$1];[.$A40])*3 + MIN([.O$1];[.$A40])" office:value-type="float" office:value="136" calcext:value-type="float">
            <text:p>136</text:p>
          </table:table-cell>
          <table:table-cell table:style-name="ce10" table:formula="of:=MAX([.P$1];[.$A40])*3 + MIN([.P$1];[.$A40])" office:value-type="float" office:value="137" calcext:value-type="float">
            <text:p>137</text:p>
          </table:table-cell>
          <table:table-cell table:style-name="ce10" table:formula="of:=MAX([.Q$1];[.$A40])*3 + MIN([.Q$1];[.$A40])" office:value-type="float" office:value="138" calcext:value-type="float">
            <text:p>138</text:p>
          </table:table-cell>
          <table:table-cell table:style-name="ce10" table:formula="of:=MAX([.R$1];[.$A40])*3 + MIN([.R$1];[.$A40])" office:value-type="float" office:value="139" calcext:value-type="float">
            <text:p>139</text:p>
          </table:table-cell>
          <table:table-cell table:style-name="ce10" table:formula="of:=MAX([.S$1];[.$A40])*3 + MIN([.S$1];[.$A40])" office:value-type="float" office:value="140" calcext:value-type="float">
            <text:p>140</text:p>
          </table:table-cell>
          <table:table-cell table:style-name="ce10" table:formula="of:=MAX([.T$1];[.$A40])*3 + MIN([.T$1];[.$A40])" office:value-type="float" office:value="141" calcext:value-type="float">
            <text:p>141</text:p>
          </table:table-cell>
          <table:table-cell table:style-name="ce10" table:formula="of:=MAX([.U$1];[.$A40])*3 + MIN([.U$1];[.$A40])" office:value-type="float" office:value="142" calcext:value-type="float">
            <text:p>142</text:p>
          </table:table-cell>
          <table:table-cell table:style-name="ce10" table:formula="of:=MAX([.V$1];[.$A40])*3 + MIN([.V$1];[.$A40])" office:value-type="float" office:value="143" calcext:value-type="float">
            <text:p>143</text:p>
          </table:table-cell>
          <table:table-cell table:style-name="ce10" table:formula="of:=MAX([.W$1];[.$A40])*3 + MIN([.W$1];[.$A40])" office:value-type="float" office:value="144" calcext:value-type="float">
            <text:p>144</text:p>
          </table:table-cell>
          <table:table-cell table:style-name="ce10" table:formula="of:=MAX([.X$1];[.$A40])*3 + MIN([.X$1];[.$A40])" office:value-type="float" office:value="145" calcext:value-type="float">
            <text:p>145</text:p>
          </table:table-cell>
          <table:table-cell table:style-name="ce10" table:formula="of:=MAX([.Y$1];[.$A40])*3 + MIN([.Y$1];[.$A40])" office:value-type="float" office:value="146" calcext:value-type="float">
            <text:p>146</text:p>
          </table:table-cell>
          <table:table-cell table:number-columns-repeated="163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0" table:formula="of:=MAX([.B$1];[.$A41])*3 + MIN([.B$1];[.$A41])" office:value-type="float" office:value="126" calcext:value-type="float">
            <text:p>126</text:p>
          </table:table-cell>
          <table:table-cell table:style-name="ce10" table:formula="of:=MAX([.C$1];[.$A41])*3 + MIN([.C$1];[.$A41])" office:value-type="float" office:value="127" calcext:value-type="float">
            <text:p>127</text:p>
          </table:table-cell>
          <table:table-cell table:style-name="ce10" table:formula="of:=MAX([.D$1];[.$A41])*3 + MIN([.D$1];[.$A41])" office:value-type="float" office:value="128" calcext:value-type="float">
            <text:p>128</text:p>
          </table:table-cell>
          <table:table-cell table:style-name="ce10" table:formula="of:=MAX([.E$1];[.$A41])*3 + MIN([.E$1];[.$A41])" office:value-type="float" office:value="129" calcext:value-type="float">
            <text:p>129</text:p>
          </table:table-cell>
          <table:table-cell table:style-name="ce10" table:formula="of:=MAX([.F$1];[.$A41])*3 + MIN([.F$1];[.$A41])" office:value-type="float" office:value="130" calcext:value-type="float">
            <text:p>130</text:p>
          </table:table-cell>
          <table:table-cell table:style-name="ce10" table:formula="of:=MAX([.G$1];[.$A41])*3 + MIN([.G$1];[.$A41])" office:value-type="float" office:value="131" calcext:value-type="float">
            <text:p>131</text:p>
          </table:table-cell>
          <table:table-cell table:style-name="ce10" table:formula="of:=MAX([.H$1];[.$A41])*3 + MIN([.H$1];[.$A41])" office:value-type="float" office:value="132" calcext:value-type="float">
            <text:p>132</text:p>
          </table:table-cell>
          <table:table-cell table:style-name="ce10" table:formula="of:=MAX([.I$1];[.$A41])*3 + MIN([.I$1];[.$A41])" office:value-type="float" office:value="133" calcext:value-type="float">
            <text:p>133</text:p>
          </table:table-cell>
          <table:table-cell table:style-name="ce10" table:formula="of:=MAX([.J$1];[.$A41])*3 + MIN([.J$1];[.$A41])" office:value-type="float" office:value="134" calcext:value-type="float">
            <text:p>134</text:p>
          </table:table-cell>
          <table:table-cell table:style-name="ce10" table:formula="of:=MAX([.K$1];[.$A41])*3 + MIN([.K$1];[.$A41])" office:value-type="float" office:value="135" calcext:value-type="float">
            <text:p>135</text:p>
          </table:table-cell>
          <table:table-cell table:style-name="ce10" table:formula="of:=MAX([.L$1];[.$A41])*3 + MIN([.L$1];[.$A41])" office:value-type="float" office:value="136" calcext:value-type="float">
            <text:p>136</text:p>
          </table:table-cell>
          <table:table-cell table:style-name="ce10" table:formula="of:=MAX([.M$1];[.$A41])*3 + MIN([.M$1];[.$A41])" office:value-type="float" office:value="137" calcext:value-type="float">
            <text:p>137</text:p>
          </table:table-cell>
          <table:table-cell table:style-name="ce10" table:formula="of:=MAX([.N$1];[.$A41])*3 + MIN([.N$1];[.$A41])" office:value-type="float" office:value="138" calcext:value-type="float">
            <text:p>138</text:p>
          </table:table-cell>
          <table:table-cell table:style-name="ce10" table:formula="of:=MAX([.O$1];[.$A41])*3 + MIN([.O$1];[.$A41])" office:value-type="float" office:value="139" calcext:value-type="float">
            <text:p>139</text:p>
          </table:table-cell>
          <table:table-cell table:style-name="ce10" table:formula="of:=MAX([.P$1];[.$A41])*3 + MIN([.P$1];[.$A41])" office:value-type="float" office:value="140" calcext:value-type="float">
            <text:p>140</text:p>
          </table:table-cell>
          <table:table-cell table:style-name="ce10" table:formula="of:=MAX([.Q$1];[.$A41])*3 + MIN([.Q$1];[.$A41])" office:value-type="float" office:value="141" calcext:value-type="float">
            <text:p>141</text:p>
          </table:table-cell>
          <table:table-cell table:style-name="ce10" table:formula="of:=MAX([.R$1];[.$A41])*3 + MIN([.R$1];[.$A41])" office:value-type="float" office:value="142" calcext:value-type="float">
            <text:p>142</text:p>
          </table:table-cell>
          <table:table-cell table:style-name="ce10" table:formula="of:=MAX([.S$1];[.$A41])*3 + MIN([.S$1];[.$A41])" office:value-type="float" office:value="143" calcext:value-type="float">
            <text:p>143</text:p>
          </table:table-cell>
          <table:table-cell table:style-name="ce10" table:formula="of:=MAX([.T$1];[.$A41])*3 + MIN([.T$1];[.$A41])" office:value-type="float" office:value="144" calcext:value-type="float">
            <text:p>144</text:p>
          </table:table-cell>
          <table:table-cell table:style-name="ce10" table:formula="of:=MAX([.U$1];[.$A41])*3 + MIN([.U$1];[.$A41])" office:value-type="float" office:value="145" calcext:value-type="float">
            <text:p>145</text:p>
          </table:table-cell>
          <table:table-cell table:style-name="ce10" table:formula="of:=MAX([.V$1];[.$A41])*3 + MIN([.V$1];[.$A41])" office:value-type="float" office:value="146" calcext:value-type="float">
            <text:p>146</text:p>
          </table:table-cell>
          <table:table-cell table:style-name="ce10" table:formula="of:=MAX([.W$1];[.$A41])*3 + MIN([.W$1];[.$A41])" office:value-type="float" office:value="147" calcext:value-type="float">
            <text:p>147</text:p>
          </table:table-cell>
          <table:table-cell table:style-name="ce10" table:formula="of:=MAX([.X$1];[.$A41])*3 + MIN([.X$1];[.$A41])" office:value-type="float" office:value="148" calcext:value-type="float">
            <text:p>148</text:p>
          </table:table-cell>
          <table:table-cell table:style-name="ce10" table:formula="of:=MAX([.Y$1];[.$A41])*3 + MIN([.Y$1];[.$A41])" office:value-type="float" office:value="149" calcext:value-type="float">
            <text:p>149</text:p>
          </table:table-cell>
          <table:table-cell table:number-columns-repeated="1635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0" table:formula="of:=MAX([.B$1];[.$A42])*3 + MIN([.B$1];[.$A42])" office:value-type="float" office:value="129" calcext:value-type="float">
            <text:p>129</text:p>
          </table:table-cell>
          <table:table-cell table:style-name="ce10" table:formula="of:=MAX([.C$1];[.$A42])*3 + MIN([.C$1];[.$A42])" office:value-type="float" office:value="130" calcext:value-type="float">
            <text:p>130</text:p>
          </table:table-cell>
          <table:table-cell table:style-name="ce10" table:formula="of:=MAX([.D$1];[.$A42])*3 + MIN([.D$1];[.$A42])" office:value-type="float" office:value="131" calcext:value-type="float">
            <text:p>131</text:p>
          </table:table-cell>
          <table:table-cell table:style-name="ce10" table:formula="of:=MAX([.E$1];[.$A42])*3 + MIN([.E$1];[.$A42])" office:value-type="float" office:value="132" calcext:value-type="float">
            <text:p>132</text:p>
          </table:table-cell>
          <table:table-cell table:style-name="ce10" table:formula="of:=MAX([.F$1];[.$A42])*3 + MIN([.F$1];[.$A42])" office:value-type="float" office:value="133" calcext:value-type="float">
            <text:p>133</text:p>
          </table:table-cell>
          <table:table-cell table:style-name="ce10" table:formula="of:=MAX([.G$1];[.$A42])*3 + MIN([.G$1];[.$A42])" office:value-type="float" office:value="134" calcext:value-type="float">
            <text:p>134</text:p>
          </table:table-cell>
          <table:table-cell table:style-name="ce10" table:formula="of:=MAX([.H$1];[.$A42])*3 + MIN([.H$1];[.$A42])" office:value-type="float" office:value="135" calcext:value-type="float">
            <text:p>135</text:p>
          </table:table-cell>
          <table:table-cell table:style-name="ce10" table:formula="of:=MAX([.I$1];[.$A42])*3 + MIN([.I$1];[.$A42])" office:value-type="float" office:value="136" calcext:value-type="float">
            <text:p>136</text:p>
          </table:table-cell>
          <table:table-cell table:style-name="ce10" table:formula="of:=MAX([.J$1];[.$A42])*3 + MIN([.J$1];[.$A42])" office:value-type="float" office:value="137" calcext:value-type="float">
            <text:p>137</text:p>
          </table:table-cell>
          <table:table-cell table:style-name="ce10" table:formula="of:=MAX([.K$1];[.$A42])*3 + MIN([.K$1];[.$A42])" office:value-type="float" office:value="138" calcext:value-type="float">
            <text:p>138</text:p>
          </table:table-cell>
          <table:table-cell table:style-name="ce10" table:formula="of:=MAX([.L$1];[.$A42])*3 + MIN([.L$1];[.$A42])" office:value-type="float" office:value="139" calcext:value-type="float">
            <text:p>139</text:p>
          </table:table-cell>
          <table:table-cell table:style-name="ce10" table:formula="of:=MAX([.M$1];[.$A42])*3 + MIN([.M$1];[.$A42])" office:value-type="float" office:value="140" calcext:value-type="float">
            <text:p>140</text:p>
          </table:table-cell>
          <table:table-cell table:style-name="ce10" table:formula="of:=MAX([.N$1];[.$A42])*3 + MIN([.N$1];[.$A42])" office:value-type="float" office:value="141" calcext:value-type="float">
            <text:p>141</text:p>
          </table:table-cell>
          <table:table-cell table:style-name="ce10" table:formula="of:=MAX([.O$1];[.$A42])*3 + MIN([.O$1];[.$A42])" office:value-type="float" office:value="142" calcext:value-type="float">
            <text:p>142</text:p>
          </table:table-cell>
          <table:table-cell table:style-name="ce10" table:formula="of:=MAX([.P$1];[.$A42])*3 + MIN([.P$1];[.$A42])" office:value-type="float" office:value="143" calcext:value-type="float">
            <text:p>143</text:p>
          </table:table-cell>
          <table:table-cell table:style-name="ce10" table:formula="of:=MAX([.Q$1];[.$A42])*3 + MIN([.Q$1];[.$A42])" office:value-type="float" office:value="144" calcext:value-type="float">
            <text:p>144</text:p>
          </table:table-cell>
          <table:table-cell table:style-name="ce10" table:formula="of:=MAX([.R$1];[.$A42])*3 + MIN([.R$1];[.$A42])" office:value-type="float" office:value="145" calcext:value-type="float">
            <text:p>145</text:p>
          </table:table-cell>
          <table:table-cell table:style-name="ce10" table:formula="of:=MAX([.S$1];[.$A42])*3 + MIN([.S$1];[.$A42])" office:value-type="float" office:value="146" calcext:value-type="float">
            <text:p>146</text:p>
          </table:table-cell>
          <table:table-cell table:style-name="ce10" table:formula="of:=MAX([.T$1];[.$A42])*3 + MIN([.T$1];[.$A42])" office:value-type="float" office:value="147" calcext:value-type="float">
            <text:p>147</text:p>
          </table:table-cell>
          <table:table-cell table:style-name="ce10" table:formula="of:=MAX([.U$1];[.$A42])*3 + MIN([.U$1];[.$A42])" office:value-type="float" office:value="148" calcext:value-type="float">
            <text:p>148</text:p>
          </table:table-cell>
          <table:table-cell table:style-name="ce10" table:formula="of:=MAX([.V$1];[.$A42])*3 + MIN([.V$1];[.$A42])" office:value-type="float" office:value="149" calcext:value-type="float">
            <text:p>149</text:p>
          </table:table-cell>
          <table:table-cell table:style-name="ce10" table:formula="of:=MAX([.W$1];[.$A42])*3 + MIN([.W$1];[.$A42])" office:value-type="float" office:value="150" calcext:value-type="float">
            <text:p>150</text:p>
          </table:table-cell>
          <table:table-cell table:style-name="ce10" table:formula="of:=MAX([.X$1];[.$A42])*3 + MIN([.X$1];[.$A42])" office:value-type="float" office:value="151" calcext:value-type="float">
            <text:p>151</text:p>
          </table:table-cell>
          <table:table-cell table:style-name="ce10" table:formula="of:=MAX([.Y$1];[.$A42])*3 + MIN([.Y$1];[.$A42])" office:value-type="float" office:value="152" calcext:value-type="float">
            <text:p>152</text:p>
          </table:table-cell>
          <table:table-cell table:number-columns-repeated="1635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0" table:formula="of:=MAX([.B$1];[.$A43])*3 + MIN([.B$1];[.$A43])" office:value-type="float" office:value="132" calcext:value-type="float">
            <text:p>132</text:p>
          </table:table-cell>
          <table:table-cell table:style-name="ce10" table:formula="of:=MAX([.C$1];[.$A43])*3 + MIN([.C$1];[.$A43])" office:value-type="float" office:value="133" calcext:value-type="float">
            <text:p>133</text:p>
          </table:table-cell>
          <table:table-cell table:style-name="ce10" table:formula="of:=MAX([.D$1];[.$A43])*3 + MIN([.D$1];[.$A43])" office:value-type="float" office:value="134" calcext:value-type="float">
            <text:p>134</text:p>
          </table:table-cell>
          <table:table-cell table:style-name="ce10" table:formula="of:=MAX([.E$1];[.$A43])*3 + MIN([.E$1];[.$A43])" office:value-type="float" office:value="135" calcext:value-type="float">
            <text:p>135</text:p>
          </table:table-cell>
          <table:table-cell table:style-name="ce10" table:formula="of:=MAX([.F$1];[.$A43])*3 + MIN([.F$1];[.$A43])" office:value-type="float" office:value="136" calcext:value-type="float">
            <text:p>136</text:p>
          </table:table-cell>
          <table:table-cell table:style-name="ce10" table:formula="of:=MAX([.G$1];[.$A43])*3 + MIN([.G$1];[.$A43])" office:value-type="float" office:value="137" calcext:value-type="float">
            <text:p>137</text:p>
          </table:table-cell>
          <table:table-cell table:style-name="ce10" table:formula="of:=MAX([.H$1];[.$A43])*3 + MIN([.H$1];[.$A43])" office:value-type="float" office:value="138" calcext:value-type="float">
            <text:p>138</text:p>
          </table:table-cell>
          <table:table-cell table:style-name="ce10" table:formula="of:=MAX([.I$1];[.$A43])*3 + MIN([.I$1];[.$A43])" office:value-type="float" office:value="139" calcext:value-type="float">
            <text:p>139</text:p>
          </table:table-cell>
          <table:table-cell table:style-name="ce10" table:formula="of:=MAX([.J$1];[.$A43])*3 + MIN([.J$1];[.$A43])" office:value-type="float" office:value="140" calcext:value-type="float">
            <text:p>140</text:p>
          </table:table-cell>
          <table:table-cell table:style-name="ce10" table:formula="of:=MAX([.K$1];[.$A43])*3 + MIN([.K$1];[.$A43])" office:value-type="float" office:value="141" calcext:value-type="float">
            <text:p>141</text:p>
          </table:table-cell>
          <table:table-cell table:style-name="ce10" table:formula="of:=MAX([.L$1];[.$A43])*3 + MIN([.L$1];[.$A43])" office:value-type="float" office:value="142" calcext:value-type="float">
            <text:p>142</text:p>
          </table:table-cell>
          <table:table-cell table:style-name="ce10" table:formula="of:=MAX([.M$1];[.$A43])*3 + MIN([.M$1];[.$A43])" office:value-type="float" office:value="143" calcext:value-type="float">
            <text:p>143</text:p>
          </table:table-cell>
          <table:table-cell table:style-name="ce10" table:formula="of:=MAX([.N$1];[.$A43])*3 + MIN([.N$1];[.$A43])" office:value-type="float" office:value="144" calcext:value-type="float">
            <text:p>144</text:p>
          </table:table-cell>
          <table:table-cell table:style-name="ce10" table:formula="of:=MAX([.O$1];[.$A43])*3 + MIN([.O$1];[.$A43])" office:value-type="float" office:value="145" calcext:value-type="float">
            <text:p>145</text:p>
          </table:table-cell>
          <table:table-cell table:style-name="ce10" table:formula="of:=MAX([.P$1];[.$A43])*3 + MIN([.P$1];[.$A43])" office:value-type="float" office:value="146" calcext:value-type="float">
            <text:p>146</text:p>
          </table:table-cell>
          <table:table-cell table:style-name="ce10" table:formula="of:=MAX([.Q$1];[.$A43])*3 + MIN([.Q$1];[.$A43])" office:value-type="float" office:value="147" calcext:value-type="float">
            <text:p>147</text:p>
          </table:table-cell>
          <table:table-cell table:style-name="ce10" table:formula="of:=MAX([.R$1];[.$A43])*3 + MIN([.R$1];[.$A43])" office:value-type="float" office:value="148" calcext:value-type="float">
            <text:p>148</text:p>
          </table:table-cell>
          <table:table-cell table:style-name="ce10" table:formula="of:=MAX([.S$1];[.$A43])*3 + MIN([.S$1];[.$A43])" office:value-type="float" office:value="149" calcext:value-type="float">
            <text:p>149</text:p>
          </table:table-cell>
          <table:table-cell table:style-name="ce10" table:formula="of:=MAX([.T$1];[.$A43])*3 + MIN([.T$1];[.$A43])" office:value-type="float" office:value="150" calcext:value-type="float">
            <text:p>150</text:p>
          </table:table-cell>
          <table:table-cell table:style-name="ce10" table:formula="of:=MAX([.U$1];[.$A43])*3 + MIN([.U$1];[.$A43])" office:value-type="float" office:value="151" calcext:value-type="float">
            <text:p>151</text:p>
          </table:table-cell>
          <table:table-cell table:style-name="ce10" table:formula="of:=MAX([.V$1];[.$A43])*3 + MIN([.V$1];[.$A43])" office:value-type="float" office:value="152" calcext:value-type="float">
            <text:p>152</text:p>
          </table:table-cell>
          <table:table-cell table:style-name="ce10" table:formula="of:=MAX([.W$1];[.$A43])*3 + MIN([.W$1];[.$A43])" office:value-type="float" office:value="153" calcext:value-type="float">
            <text:p>153</text:p>
          </table:table-cell>
          <table:table-cell table:style-name="ce10" table:formula="of:=MAX([.X$1];[.$A43])*3 + MIN([.X$1];[.$A43])" office:value-type="float" office:value="154" calcext:value-type="float">
            <text:p>154</text:p>
          </table:table-cell>
          <table:table-cell table:style-name="ce10" table:formula="of:=MAX([.Y$1];[.$A43])*3 + MIN([.Y$1];[.$A43])" office:value-type="float" office:value="155" calcext:value-type="float">
            <text:p>155</text:p>
          </table:table-cell>
          <table:table-cell table:number-columns-repeated="1635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table:formula="of:=MAX([.B$1];[.$A44])*3 + MIN([.B$1];[.$A44])" office:value-type="float" office:value="135" calcext:value-type="float">
            <text:p>135</text:p>
          </table:table-cell>
          <table:table-cell table:style-name="ce10" table:formula="of:=MAX([.C$1];[.$A44])*3 + MIN([.C$1];[.$A44])" office:value-type="float" office:value="136" calcext:value-type="float">
            <text:p>136</text:p>
          </table:table-cell>
          <table:table-cell table:style-name="ce10" table:formula="of:=MAX([.D$1];[.$A44])*3 + MIN([.D$1];[.$A44])" office:value-type="float" office:value="137" calcext:value-type="float">
            <text:p>137</text:p>
          </table:table-cell>
          <table:table-cell table:style-name="ce10" table:formula="of:=MAX([.E$1];[.$A44])*3 + MIN([.E$1];[.$A44])" office:value-type="float" office:value="138" calcext:value-type="float">
            <text:p>138</text:p>
          </table:table-cell>
          <table:table-cell table:style-name="ce10" table:formula="of:=MAX([.F$1];[.$A44])*3 + MIN([.F$1];[.$A44])" office:value-type="float" office:value="139" calcext:value-type="float">
            <text:p>139</text:p>
          </table:table-cell>
          <table:table-cell table:style-name="ce10" table:formula="of:=MAX([.G$1];[.$A44])*3 + MIN([.G$1];[.$A44])" office:value-type="float" office:value="140" calcext:value-type="float">
            <text:p>140</text:p>
          </table:table-cell>
          <table:table-cell table:style-name="ce10" table:formula="of:=MAX([.H$1];[.$A44])*3 + MIN([.H$1];[.$A44])" office:value-type="float" office:value="141" calcext:value-type="float">
            <text:p>141</text:p>
          </table:table-cell>
          <table:table-cell table:style-name="ce10" table:formula="of:=MAX([.I$1];[.$A44])*3 + MIN([.I$1];[.$A44])" office:value-type="float" office:value="142" calcext:value-type="float">
            <text:p>142</text:p>
          </table:table-cell>
          <table:table-cell table:style-name="ce10" table:formula="of:=MAX([.J$1];[.$A44])*3 + MIN([.J$1];[.$A44])" office:value-type="float" office:value="143" calcext:value-type="float">
            <text:p>143</text:p>
          </table:table-cell>
          <table:table-cell table:style-name="ce10" table:formula="of:=MAX([.K$1];[.$A44])*3 + MIN([.K$1];[.$A44])" office:value-type="float" office:value="144" calcext:value-type="float">
            <text:p>144</text:p>
          </table:table-cell>
          <table:table-cell table:style-name="ce10" table:formula="of:=MAX([.L$1];[.$A44])*3 + MIN([.L$1];[.$A44])" office:value-type="float" office:value="145" calcext:value-type="float">
            <text:p>145</text:p>
          </table:table-cell>
          <table:table-cell table:style-name="ce10" table:formula="of:=MAX([.M$1];[.$A44])*3 + MIN([.M$1];[.$A44])" office:value-type="float" office:value="146" calcext:value-type="float">
            <text:p>146</text:p>
          </table:table-cell>
          <table:table-cell table:style-name="ce10" table:formula="of:=MAX([.N$1];[.$A44])*3 + MIN([.N$1];[.$A44])" office:value-type="float" office:value="147" calcext:value-type="float">
            <text:p>147</text:p>
          </table:table-cell>
          <table:table-cell table:style-name="ce10" table:formula="of:=MAX([.O$1];[.$A44])*3 + MIN([.O$1];[.$A44])" office:value-type="float" office:value="148" calcext:value-type="float">
            <text:p>148</text:p>
          </table:table-cell>
          <table:table-cell table:style-name="ce10" table:formula="of:=MAX([.P$1];[.$A44])*3 + MIN([.P$1];[.$A44])" office:value-type="float" office:value="149" calcext:value-type="float">
            <text:p>149</text:p>
          </table:table-cell>
          <table:table-cell table:style-name="ce10" table:formula="of:=MAX([.Q$1];[.$A44])*3 + MIN([.Q$1];[.$A44])" office:value-type="float" office:value="150" calcext:value-type="float">
            <text:p>150</text:p>
          </table:table-cell>
          <table:table-cell table:style-name="ce10" table:formula="of:=MAX([.R$1];[.$A44])*3 + MIN([.R$1];[.$A44])" office:value-type="float" office:value="151" calcext:value-type="float">
            <text:p>151</text:p>
          </table:table-cell>
          <table:table-cell table:style-name="ce10" table:formula="of:=MAX([.S$1];[.$A44])*3 + MIN([.S$1];[.$A44])" office:value-type="float" office:value="152" calcext:value-type="float">
            <text:p>152</text:p>
          </table:table-cell>
          <table:table-cell table:style-name="ce10" table:formula="of:=MAX([.T$1];[.$A44])*3 + MIN([.T$1];[.$A44])" office:value-type="float" office:value="153" calcext:value-type="float">
            <text:p>153</text:p>
          </table:table-cell>
          <table:table-cell table:style-name="ce10" table:formula="of:=MAX([.U$1];[.$A44])*3 + MIN([.U$1];[.$A44])" office:value-type="float" office:value="154" calcext:value-type="float">
            <text:p>154</text:p>
          </table:table-cell>
          <table:table-cell table:style-name="ce10" table:formula="of:=MAX([.V$1];[.$A44])*3 + MIN([.V$1];[.$A44])" office:value-type="float" office:value="155" calcext:value-type="float">
            <text:p>155</text:p>
          </table:table-cell>
          <table:table-cell table:style-name="ce10" table:formula="of:=MAX([.W$1];[.$A44])*3 + MIN([.W$1];[.$A44])" office:value-type="float" office:value="156" calcext:value-type="float">
            <text:p>156</text:p>
          </table:table-cell>
          <table:table-cell table:style-name="ce10" table:formula="of:=MAX([.X$1];[.$A44])*3 + MIN([.X$1];[.$A44])" office:value-type="float" office:value="157" calcext:value-type="float">
            <text:p>157</text:p>
          </table:table-cell>
          <table:table-cell table:style-name="ce10" table:formula="of:=MAX([.Y$1];[.$A44])*3 + MIN([.Y$1];[.$A44])" office:value-type="float" office:value="158" calcext:value-type="float">
            <text:p>158</text:p>
          </table:table-cell>
          <table:table-cell table:number-columns-repeated="1635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0" table:formula="of:=MAX([.B$1];[.$A45])*3 + MIN([.B$1];[.$A45])" office:value-type="float" office:value="138" calcext:value-type="float">
            <text:p>138</text:p>
          </table:table-cell>
          <table:table-cell table:style-name="ce10" table:formula="of:=MAX([.C$1];[.$A45])*3 + MIN([.C$1];[.$A45])" office:value-type="float" office:value="139" calcext:value-type="float">
            <text:p>139</text:p>
          </table:table-cell>
          <table:table-cell table:style-name="ce10" table:formula="of:=MAX([.D$1];[.$A45])*3 + MIN([.D$1];[.$A45])" office:value-type="float" office:value="140" calcext:value-type="float">
            <text:p>140</text:p>
          </table:table-cell>
          <table:table-cell table:style-name="ce10" table:formula="of:=MAX([.E$1];[.$A45])*3 + MIN([.E$1];[.$A45])" office:value-type="float" office:value="141" calcext:value-type="float">
            <text:p>141</text:p>
          </table:table-cell>
          <table:table-cell table:style-name="ce10" table:formula="of:=MAX([.F$1];[.$A45])*3 + MIN([.F$1];[.$A45])" office:value-type="float" office:value="142" calcext:value-type="float">
            <text:p>142</text:p>
          </table:table-cell>
          <table:table-cell table:style-name="ce10" table:formula="of:=MAX([.G$1];[.$A45])*3 + MIN([.G$1];[.$A45])" office:value-type="float" office:value="143" calcext:value-type="float">
            <text:p>143</text:p>
          </table:table-cell>
          <table:table-cell table:style-name="ce10" table:formula="of:=MAX([.H$1];[.$A45])*3 + MIN([.H$1];[.$A45])" office:value-type="float" office:value="144" calcext:value-type="float">
            <text:p>144</text:p>
          </table:table-cell>
          <table:table-cell table:style-name="ce10" table:formula="of:=MAX([.I$1];[.$A45])*3 + MIN([.I$1];[.$A45])" office:value-type="float" office:value="145" calcext:value-type="float">
            <text:p>145</text:p>
          </table:table-cell>
          <table:table-cell table:style-name="ce10" table:formula="of:=MAX([.J$1];[.$A45])*3 + MIN([.J$1];[.$A45])" office:value-type="float" office:value="146" calcext:value-type="float">
            <text:p>146</text:p>
          </table:table-cell>
          <table:table-cell table:style-name="ce10" table:formula="of:=MAX([.K$1];[.$A45])*3 + MIN([.K$1];[.$A45])" office:value-type="float" office:value="147" calcext:value-type="float">
            <text:p>147</text:p>
          </table:table-cell>
          <table:table-cell table:style-name="ce10" table:formula="of:=MAX([.L$1];[.$A45])*3 + MIN([.L$1];[.$A45])" office:value-type="float" office:value="148" calcext:value-type="float">
            <text:p>148</text:p>
          </table:table-cell>
          <table:table-cell table:style-name="ce10" table:formula="of:=MAX([.M$1];[.$A45])*3 + MIN([.M$1];[.$A45])" office:value-type="float" office:value="149" calcext:value-type="float">
            <text:p>149</text:p>
          </table:table-cell>
          <table:table-cell table:style-name="ce10" table:formula="of:=MAX([.N$1];[.$A45])*3 + MIN([.N$1];[.$A45])" office:value-type="float" office:value="150" calcext:value-type="float">
            <text:p>150</text:p>
          </table:table-cell>
          <table:table-cell table:style-name="ce10" table:formula="of:=MAX([.O$1];[.$A45])*3 + MIN([.O$1];[.$A45])" office:value-type="float" office:value="151" calcext:value-type="float">
            <text:p>151</text:p>
          </table:table-cell>
          <table:table-cell table:style-name="ce10" table:formula="of:=MAX([.P$1];[.$A45])*3 + MIN([.P$1];[.$A45])" office:value-type="float" office:value="152" calcext:value-type="float">
            <text:p>152</text:p>
          </table:table-cell>
          <table:table-cell table:style-name="ce10" table:formula="of:=MAX([.Q$1];[.$A45])*3 + MIN([.Q$1];[.$A45])" office:value-type="float" office:value="153" calcext:value-type="float">
            <text:p>153</text:p>
          </table:table-cell>
          <table:table-cell table:style-name="ce10" table:formula="of:=MAX([.R$1];[.$A45])*3 + MIN([.R$1];[.$A45])" office:value-type="float" office:value="154" calcext:value-type="float">
            <text:p>154</text:p>
          </table:table-cell>
          <table:table-cell table:style-name="ce10" table:formula="of:=MAX([.S$1];[.$A45])*3 + MIN([.S$1];[.$A45])" office:value-type="float" office:value="155" calcext:value-type="float">
            <text:p>155</text:p>
          </table:table-cell>
          <table:table-cell table:style-name="ce10" table:formula="of:=MAX([.T$1];[.$A45])*3 + MIN([.T$1];[.$A45])" office:value-type="float" office:value="156" calcext:value-type="float">
            <text:p>156</text:p>
          </table:table-cell>
          <table:table-cell table:style-name="ce10" table:formula="of:=MAX([.U$1];[.$A45])*3 + MIN([.U$1];[.$A45])" office:value-type="float" office:value="157" calcext:value-type="float">
            <text:p>157</text:p>
          </table:table-cell>
          <table:table-cell table:style-name="ce10" table:formula="of:=MAX([.V$1];[.$A45])*3 + MIN([.V$1];[.$A45])" office:value-type="float" office:value="158" calcext:value-type="float">
            <text:p>158</text:p>
          </table:table-cell>
          <table:table-cell table:style-name="ce10" table:formula="of:=MAX([.W$1];[.$A45])*3 + MIN([.W$1];[.$A45])" office:value-type="float" office:value="159" calcext:value-type="float">
            <text:p>159</text:p>
          </table:table-cell>
          <table:table-cell table:style-name="ce10" table:formula="of:=MAX([.X$1];[.$A45])*3 + MIN([.X$1];[.$A45])" office:value-type="float" office:value="160" calcext:value-type="float">
            <text:p>160</text:p>
          </table:table-cell>
          <table:table-cell table:style-name="ce10" table:formula="of:=MAX([.Y$1];[.$A45])*3 + MIN([.Y$1];[.$A45])" office:value-type="float" office:value="161" calcext:value-type="float">
            <text:p>161</text:p>
          </table:table-cell>
          <table:table-cell table:number-columns-repeated="1635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0" table:formula="of:=MAX([.B$1];[.$A46])*3 + MIN([.B$1];[.$A46])" office:value-type="float" office:value="141" calcext:value-type="float">
            <text:p>141</text:p>
          </table:table-cell>
          <table:table-cell table:style-name="ce10" table:formula="of:=MAX([.C$1];[.$A46])*3 + MIN([.C$1];[.$A46])" office:value-type="float" office:value="142" calcext:value-type="float">
            <text:p>142</text:p>
          </table:table-cell>
          <table:table-cell table:style-name="ce10" table:formula="of:=MAX([.D$1];[.$A46])*3 + MIN([.D$1];[.$A46])" office:value-type="float" office:value="143" calcext:value-type="float">
            <text:p>143</text:p>
          </table:table-cell>
          <table:table-cell table:style-name="ce10" table:formula="of:=MAX([.E$1];[.$A46])*3 + MIN([.E$1];[.$A46])" office:value-type="float" office:value="144" calcext:value-type="float">
            <text:p>144</text:p>
          </table:table-cell>
          <table:table-cell table:style-name="ce10" table:formula="of:=MAX([.F$1];[.$A46])*3 + MIN([.F$1];[.$A46])" office:value-type="float" office:value="145" calcext:value-type="float">
            <text:p>145</text:p>
          </table:table-cell>
          <table:table-cell table:style-name="ce10" table:formula="of:=MAX([.G$1];[.$A46])*3 + MIN([.G$1];[.$A46])" office:value-type="float" office:value="146" calcext:value-type="float">
            <text:p>146</text:p>
          </table:table-cell>
          <table:table-cell table:style-name="ce10" table:formula="of:=MAX([.H$1];[.$A46])*3 + MIN([.H$1];[.$A46])" office:value-type="float" office:value="147" calcext:value-type="float">
            <text:p>147</text:p>
          </table:table-cell>
          <table:table-cell table:style-name="ce10" table:formula="of:=MAX([.I$1];[.$A46])*3 + MIN([.I$1];[.$A46])" office:value-type="float" office:value="148" calcext:value-type="float">
            <text:p>148</text:p>
          </table:table-cell>
          <table:table-cell table:style-name="ce10" table:formula="of:=MAX([.J$1];[.$A46])*3 + MIN([.J$1];[.$A46])" office:value-type="float" office:value="149" calcext:value-type="float">
            <text:p>149</text:p>
          </table:table-cell>
          <table:table-cell table:style-name="ce10" table:formula="of:=MAX([.K$1];[.$A46])*3 + MIN([.K$1];[.$A46])" office:value-type="float" office:value="150" calcext:value-type="float">
            <text:p>150</text:p>
          </table:table-cell>
          <table:table-cell table:style-name="ce10" table:formula="of:=MAX([.L$1];[.$A46])*3 + MIN([.L$1];[.$A46])" office:value-type="float" office:value="151" calcext:value-type="float">
            <text:p>151</text:p>
          </table:table-cell>
          <table:table-cell table:style-name="ce10" table:formula="of:=MAX([.M$1];[.$A46])*3 + MIN([.M$1];[.$A46])" office:value-type="float" office:value="152" calcext:value-type="float">
            <text:p>152</text:p>
          </table:table-cell>
          <table:table-cell table:style-name="ce10" table:formula="of:=MAX([.N$1];[.$A46])*3 + MIN([.N$1];[.$A46])" office:value-type="float" office:value="153" calcext:value-type="float">
            <text:p>153</text:p>
          </table:table-cell>
          <table:table-cell table:style-name="ce10" table:formula="of:=MAX([.O$1];[.$A46])*3 + MIN([.O$1];[.$A46])" office:value-type="float" office:value="154" calcext:value-type="float">
            <text:p>154</text:p>
          </table:table-cell>
          <table:table-cell table:style-name="ce10" table:formula="of:=MAX([.P$1];[.$A46])*3 + MIN([.P$1];[.$A46])" office:value-type="float" office:value="155" calcext:value-type="float">
            <text:p>155</text:p>
          </table:table-cell>
          <table:table-cell table:style-name="ce10" table:formula="of:=MAX([.Q$1];[.$A46])*3 + MIN([.Q$1];[.$A46])" office:value-type="float" office:value="156" calcext:value-type="float">
            <text:p>156</text:p>
          </table:table-cell>
          <table:table-cell table:style-name="ce10" table:formula="of:=MAX([.R$1];[.$A46])*3 + MIN([.R$1];[.$A46])" office:value-type="float" office:value="157" calcext:value-type="float">
            <text:p>157</text:p>
          </table:table-cell>
          <table:table-cell table:style-name="ce10" table:formula="of:=MAX([.S$1];[.$A46])*3 + MIN([.S$1];[.$A46])" office:value-type="float" office:value="158" calcext:value-type="float">
            <text:p>158</text:p>
          </table:table-cell>
          <table:table-cell table:style-name="ce10" table:formula="of:=MAX([.T$1];[.$A46])*3 + MIN([.T$1];[.$A46])" office:value-type="float" office:value="159" calcext:value-type="float">
            <text:p>159</text:p>
          </table:table-cell>
          <table:table-cell table:style-name="ce10" table:formula="of:=MAX([.U$1];[.$A46])*3 + MIN([.U$1];[.$A46])" office:value-type="float" office:value="160" calcext:value-type="float">
            <text:p>160</text:p>
          </table:table-cell>
          <table:table-cell table:style-name="ce10" table:formula="of:=MAX([.V$1];[.$A46])*3 + MIN([.V$1];[.$A46])" office:value-type="float" office:value="161" calcext:value-type="float">
            <text:p>161</text:p>
          </table:table-cell>
          <table:table-cell table:style-name="ce10" table:formula="of:=MAX([.W$1];[.$A46])*3 + MIN([.W$1];[.$A46])" office:value-type="float" office:value="162" calcext:value-type="float">
            <text:p>162</text:p>
          </table:table-cell>
          <table:table-cell table:style-name="ce10" table:formula="of:=MAX([.X$1];[.$A46])*3 + MIN([.X$1];[.$A46])" office:value-type="float" office:value="163" calcext:value-type="float">
            <text:p>163</text:p>
          </table:table-cell>
          <table:table-cell table:style-name="ce10" table:formula="of:=MAX([.Y$1];[.$A46])*3 + MIN([.Y$1];[.$A46])" office:value-type="float" office:value="164" calcext:value-type="float">
            <text:p>164</text:p>
          </table:table-cell>
          <table:table-cell table:number-columns-repeated="1635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table:formula="of:=MAX([.B$1];[.$A47])*3 + MIN([.B$1];[.$A47])" office:value-type="float" office:value="144" calcext:value-type="float">
            <text:p>144</text:p>
          </table:table-cell>
          <table:table-cell table:style-name="ce10" table:formula="of:=MAX([.C$1];[.$A47])*3 + MIN([.C$1];[.$A47])" office:value-type="float" office:value="145" calcext:value-type="float">
            <text:p>145</text:p>
          </table:table-cell>
          <table:table-cell table:style-name="ce10" table:formula="of:=MAX([.D$1];[.$A47])*3 + MIN([.D$1];[.$A47])" office:value-type="float" office:value="146" calcext:value-type="float">
            <text:p>146</text:p>
          </table:table-cell>
          <table:table-cell table:style-name="ce10" table:formula="of:=MAX([.E$1];[.$A47])*3 + MIN([.E$1];[.$A47])" office:value-type="float" office:value="147" calcext:value-type="float">
            <text:p>147</text:p>
          </table:table-cell>
          <table:table-cell table:style-name="ce10" table:formula="of:=MAX([.F$1];[.$A47])*3 + MIN([.F$1];[.$A47])" office:value-type="float" office:value="148" calcext:value-type="float">
            <text:p>148</text:p>
          </table:table-cell>
          <table:table-cell table:style-name="ce10" table:formula="of:=MAX([.G$1];[.$A47])*3 + MIN([.G$1];[.$A47])" office:value-type="float" office:value="149" calcext:value-type="float">
            <text:p>149</text:p>
          </table:table-cell>
          <table:table-cell table:style-name="ce10" table:formula="of:=MAX([.H$1];[.$A47])*3 + MIN([.H$1];[.$A47])" office:value-type="float" office:value="150" calcext:value-type="float">
            <text:p>150</text:p>
          </table:table-cell>
          <table:table-cell table:style-name="ce10" table:formula="of:=MAX([.I$1];[.$A47])*3 + MIN([.I$1];[.$A47])" office:value-type="float" office:value="151" calcext:value-type="float">
            <text:p>151</text:p>
          </table:table-cell>
          <table:table-cell table:style-name="ce10" table:formula="of:=MAX([.J$1];[.$A47])*3 + MIN([.J$1];[.$A47])" office:value-type="float" office:value="152" calcext:value-type="float">
            <text:p>152</text:p>
          </table:table-cell>
          <table:table-cell table:style-name="ce10" table:formula="of:=MAX([.K$1];[.$A47])*3 + MIN([.K$1];[.$A47])" office:value-type="float" office:value="153" calcext:value-type="float">
            <text:p>153</text:p>
          </table:table-cell>
          <table:table-cell table:style-name="ce10" table:formula="of:=MAX([.L$1];[.$A47])*3 + MIN([.L$1];[.$A47])" office:value-type="float" office:value="154" calcext:value-type="float">
            <text:p>154</text:p>
          </table:table-cell>
          <table:table-cell table:style-name="ce10" table:formula="of:=MAX([.M$1];[.$A47])*3 + MIN([.M$1];[.$A47])" office:value-type="float" office:value="155" calcext:value-type="float">
            <text:p>155</text:p>
          </table:table-cell>
          <table:table-cell table:style-name="ce10" table:formula="of:=MAX([.N$1];[.$A47])*3 + MIN([.N$1];[.$A47])" office:value-type="float" office:value="156" calcext:value-type="float">
            <text:p>156</text:p>
          </table:table-cell>
          <table:table-cell table:style-name="ce10" table:formula="of:=MAX([.O$1];[.$A47])*3 + MIN([.O$1];[.$A47])" office:value-type="float" office:value="157" calcext:value-type="float">
            <text:p>157</text:p>
          </table:table-cell>
          <table:table-cell table:style-name="ce10" table:formula="of:=MAX([.P$1];[.$A47])*3 + MIN([.P$1];[.$A47])" office:value-type="float" office:value="158" calcext:value-type="float">
            <text:p>158</text:p>
          </table:table-cell>
          <table:table-cell table:style-name="ce10" table:formula="of:=MAX([.Q$1];[.$A47])*3 + MIN([.Q$1];[.$A47])" office:value-type="float" office:value="159" calcext:value-type="float">
            <text:p>159</text:p>
          </table:table-cell>
          <table:table-cell table:style-name="ce10" table:formula="of:=MAX([.R$1];[.$A47])*3 + MIN([.R$1];[.$A47])" office:value-type="float" office:value="160" calcext:value-type="float">
            <text:p>160</text:p>
          </table:table-cell>
          <table:table-cell table:style-name="ce10" table:formula="of:=MAX([.S$1];[.$A47])*3 + MIN([.S$1];[.$A47])" office:value-type="float" office:value="161" calcext:value-type="float">
            <text:p>161</text:p>
          </table:table-cell>
          <table:table-cell table:style-name="ce10" table:formula="of:=MAX([.T$1];[.$A47])*3 + MIN([.T$1];[.$A47])" office:value-type="float" office:value="162" calcext:value-type="float">
            <text:p>162</text:p>
          </table:table-cell>
          <table:table-cell table:style-name="ce10" table:formula="of:=MAX([.U$1];[.$A47])*3 + MIN([.U$1];[.$A47])" office:value-type="float" office:value="163" calcext:value-type="float">
            <text:p>163</text:p>
          </table:table-cell>
          <table:table-cell table:style-name="ce10" table:formula="of:=MAX([.V$1];[.$A47])*3 + MIN([.V$1];[.$A47])" office:value-type="float" office:value="164" calcext:value-type="float">
            <text:p>164</text:p>
          </table:table-cell>
          <table:table-cell table:style-name="ce10" table:formula="of:=MAX([.W$1];[.$A47])*3 + MIN([.W$1];[.$A47])" office:value-type="float" office:value="165" calcext:value-type="float">
            <text:p>165</text:p>
          </table:table-cell>
          <table:table-cell table:style-name="ce10" table:formula="of:=MAX([.X$1];[.$A47])*3 + MIN([.X$1];[.$A47])" office:value-type="float" office:value="166" calcext:value-type="float">
            <text:p>166</text:p>
          </table:table-cell>
          <table:table-cell table:style-name="ce10" table:formula="of:=MAX([.Y$1];[.$A47])*3 + MIN([.Y$1];[.$A47])" office:value-type="float" office:value="167" calcext:value-type="float">
            <text:p>167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0" table:formula="of:=MAX([.B$1];[.$A48])*3 + MIN([.B$1];[.$A48])" office:value-type="float" office:value="147" calcext:value-type="float">
            <text:p>147</text:p>
          </table:table-cell>
          <table:table-cell table:style-name="ce10" table:formula="of:=MAX([.C$1];[.$A48])*3 + MIN([.C$1];[.$A48])" office:value-type="float" office:value="148" calcext:value-type="float">
            <text:p>148</text:p>
          </table:table-cell>
          <table:table-cell table:style-name="ce10" table:formula="of:=MAX([.D$1];[.$A48])*3 + MIN([.D$1];[.$A48])" office:value-type="float" office:value="149" calcext:value-type="float">
            <text:p>149</text:p>
          </table:table-cell>
          <table:table-cell table:style-name="ce10" table:formula="of:=MAX([.E$1];[.$A48])*3 + MIN([.E$1];[.$A48])" office:value-type="float" office:value="150" calcext:value-type="float">
            <text:p>150</text:p>
          </table:table-cell>
          <table:table-cell table:style-name="ce10" table:formula="of:=MAX([.F$1];[.$A48])*3 + MIN([.F$1];[.$A48])" office:value-type="float" office:value="151" calcext:value-type="float">
            <text:p>151</text:p>
          </table:table-cell>
          <table:table-cell table:style-name="ce10" table:formula="of:=MAX([.G$1];[.$A48])*3 + MIN([.G$1];[.$A48])" office:value-type="float" office:value="152" calcext:value-type="float">
            <text:p>152</text:p>
          </table:table-cell>
          <table:table-cell table:style-name="ce10" table:formula="of:=MAX([.H$1];[.$A48])*3 + MIN([.H$1];[.$A48])" office:value-type="float" office:value="153" calcext:value-type="float">
            <text:p>153</text:p>
          </table:table-cell>
          <table:table-cell table:style-name="ce10" table:formula="of:=MAX([.I$1];[.$A48])*3 + MIN([.I$1];[.$A48])" office:value-type="float" office:value="154" calcext:value-type="float">
            <text:p>154</text:p>
          </table:table-cell>
          <table:table-cell table:style-name="ce10" table:formula="of:=MAX([.J$1];[.$A48])*3 + MIN([.J$1];[.$A48])" office:value-type="float" office:value="155" calcext:value-type="float">
            <text:p>155</text:p>
          </table:table-cell>
          <table:table-cell table:style-name="ce10" table:formula="of:=MAX([.K$1];[.$A48])*3 + MIN([.K$1];[.$A48])" office:value-type="float" office:value="156" calcext:value-type="float">
            <text:p>156</text:p>
          </table:table-cell>
          <table:table-cell table:style-name="ce10" table:formula="of:=MAX([.L$1];[.$A48])*3 + MIN([.L$1];[.$A48])" office:value-type="float" office:value="157" calcext:value-type="float">
            <text:p>157</text:p>
          </table:table-cell>
          <table:table-cell table:style-name="ce10" table:formula="of:=MAX([.M$1];[.$A48])*3 + MIN([.M$1];[.$A48])" office:value-type="float" office:value="158" calcext:value-type="float">
            <text:p>158</text:p>
          </table:table-cell>
          <table:table-cell table:style-name="ce10" table:formula="of:=MAX([.N$1];[.$A48])*3 + MIN([.N$1];[.$A48])" office:value-type="float" office:value="159" calcext:value-type="float">
            <text:p>159</text:p>
          </table:table-cell>
          <table:table-cell table:style-name="ce10" table:formula="of:=MAX([.O$1];[.$A48])*3 + MIN([.O$1];[.$A48])" office:value-type="float" office:value="160" calcext:value-type="float">
            <text:p>160</text:p>
          </table:table-cell>
          <table:table-cell table:style-name="ce10" table:formula="of:=MAX([.P$1];[.$A48])*3 + MIN([.P$1];[.$A48])" office:value-type="float" office:value="161" calcext:value-type="float">
            <text:p>161</text:p>
          </table:table-cell>
          <table:table-cell table:style-name="ce10" table:formula="of:=MAX([.Q$1];[.$A48])*3 + MIN([.Q$1];[.$A48])" office:value-type="float" office:value="162" calcext:value-type="float">
            <text:p>162</text:p>
          </table:table-cell>
          <table:table-cell table:style-name="ce10" table:formula="of:=MAX([.R$1];[.$A48])*3 + MIN([.R$1];[.$A48])" office:value-type="float" office:value="163" calcext:value-type="float">
            <text:p>163</text:p>
          </table:table-cell>
          <table:table-cell table:style-name="ce10" table:formula="of:=MAX([.S$1];[.$A48])*3 + MIN([.S$1];[.$A48])" office:value-type="float" office:value="164" calcext:value-type="float">
            <text:p>164</text:p>
          </table:table-cell>
          <table:table-cell table:style-name="ce10" table:formula="of:=MAX([.T$1];[.$A48])*3 + MIN([.T$1];[.$A48])" office:value-type="float" office:value="165" calcext:value-type="float">
            <text:p>165</text:p>
          </table:table-cell>
          <table:table-cell table:style-name="ce10" table:formula="of:=MAX([.U$1];[.$A48])*3 + MIN([.U$1];[.$A48])" office:value-type="float" office:value="166" calcext:value-type="float">
            <text:p>166</text:p>
          </table:table-cell>
          <table:table-cell table:style-name="ce10" table:formula="of:=MAX([.V$1];[.$A48])*3 + MIN([.V$1];[.$A48])" office:value-type="float" office:value="167" calcext:value-type="float">
            <text:p>167</text:p>
          </table:table-cell>
          <table:table-cell table:style-name="ce10" table:formula="of:=MAX([.W$1];[.$A48])*3 + MIN([.W$1];[.$A48])" office:value-type="float" office:value="168" calcext:value-type="float">
            <text:p>168</text:p>
          </table:table-cell>
          <table:table-cell table:style-name="ce10" table:formula="of:=MAX([.X$1];[.$A48])*3 + MIN([.X$1];[.$A48])" office:value-type="float" office:value="169" calcext:value-type="float">
            <text:p>169</text:p>
          </table:table-cell>
          <table:table-cell table:style-name="ce10" table:formula="of:=MAX([.Y$1];[.$A48])*3 + MIN([.Y$1];[.$A48])" office:value-type="float" office:value="170" calcext:value-type="float">
            <text:p>170</text:p>
          </table:table-cell>
          <table:table-cell table:number-columns-repeated="1635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" table:formula="of:=MAX([.B$1];[.$A49])*3 + MIN([.B$1];[.$A49])" office:value-type="float" office:value="150" calcext:value-type="float">
            <text:p>150</text:p>
          </table:table-cell>
          <table:table-cell table:style-name="ce10" table:formula="of:=MAX([.C$1];[.$A49])*3 + MIN([.C$1];[.$A49])" office:value-type="float" office:value="151" calcext:value-type="float">
            <text:p>151</text:p>
          </table:table-cell>
          <table:table-cell table:style-name="ce10" table:formula="of:=MAX([.D$1];[.$A49])*3 + MIN([.D$1];[.$A49])" office:value-type="float" office:value="152" calcext:value-type="float">
            <text:p>152</text:p>
          </table:table-cell>
          <table:table-cell table:style-name="ce10" table:formula="of:=MAX([.E$1];[.$A49])*3 + MIN([.E$1];[.$A49])" office:value-type="float" office:value="153" calcext:value-type="float">
            <text:p>153</text:p>
          </table:table-cell>
          <table:table-cell table:style-name="ce10" table:formula="of:=MAX([.F$1];[.$A49])*3 + MIN([.F$1];[.$A49])" office:value-type="float" office:value="154" calcext:value-type="float">
            <text:p>154</text:p>
          </table:table-cell>
          <table:table-cell table:style-name="ce10" table:formula="of:=MAX([.G$1];[.$A49])*3 + MIN([.G$1];[.$A49])" office:value-type="float" office:value="155" calcext:value-type="float">
            <text:p>155</text:p>
          </table:table-cell>
          <table:table-cell table:style-name="ce10" table:formula="of:=MAX([.H$1];[.$A49])*3 + MIN([.H$1];[.$A49])" office:value-type="float" office:value="156" calcext:value-type="float">
            <text:p>156</text:p>
          </table:table-cell>
          <table:table-cell table:style-name="ce10" table:formula="of:=MAX([.I$1];[.$A49])*3 + MIN([.I$1];[.$A49])" office:value-type="float" office:value="157" calcext:value-type="float">
            <text:p>157</text:p>
          </table:table-cell>
          <table:table-cell table:style-name="ce10" table:formula="of:=MAX([.J$1];[.$A49])*3 + MIN([.J$1];[.$A49])" office:value-type="float" office:value="158" calcext:value-type="float">
            <text:p>158</text:p>
          </table:table-cell>
          <table:table-cell table:style-name="ce10" table:formula="of:=MAX([.K$1];[.$A49])*3 + MIN([.K$1];[.$A49])" office:value-type="float" office:value="159" calcext:value-type="float">
            <text:p>159</text:p>
          </table:table-cell>
          <table:table-cell table:style-name="ce10" table:formula="of:=MAX([.L$1];[.$A49])*3 + MIN([.L$1];[.$A49])" office:value-type="float" office:value="160" calcext:value-type="float">
            <text:p>160</text:p>
          </table:table-cell>
          <table:table-cell table:style-name="ce10" table:formula="of:=MAX([.M$1];[.$A49])*3 + MIN([.M$1];[.$A49])" office:value-type="float" office:value="161" calcext:value-type="float">
            <text:p>161</text:p>
          </table:table-cell>
          <table:table-cell table:style-name="ce10" table:formula="of:=MAX([.N$1];[.$A49])*3 + MIN([.N$1];[.$A49])" office:value-type="float" office:value="162" calcext:value-type="float">
            <text:p>162</text:p>
          </table:table-cell>
          <table:table-cell table:style-name="ce10" table:formula="of:=MAX([.O$1];[.$A49])*3 + MIN([.O$1];[.$A49])" office:value-type="float" office:value="163" calcext:value-type="float">
            <text:p>163</text:p>
          </table:table-cell>
          <table:table-cell table:style-name="ce10" table:formula="of:=MAX([.P$1];[.$A49])*3 + MIN([.P$1];[.$A49])" office:value-type="float" office:value="164" calcext:value-type="float">
            <text:p>164</text:p>
          </table:table-cell>
          <table:table-cell table:style-name="ce10" table:formula="of:=MAX([.Q$1];[.$A49])*3 + MIN([.Q$1];[.$A49])" office:value-type="float" office:value="165" calcext:value-type="float">
            <text:p>165</text:p>
          </table:table-cell>
          <table:table-cell table:style-name="ce10" table:formula="of:=MAX([.R$1];[.$A49])*3 + MIN([.R$1];[.$A49])" office:value-type="float" office:value="166" calcext:value-type="float">
            <text:p>166</text:p>
          </table:table-cell>
          <table:table-cell table:style-name="ce10" table:formula="of:=MAX([.S$1];[.$A49])*3 + MIN([.S$1];[.$A49])" office:value-type="float" office:value="167" calcext:value-type="float">
            <text:p>167</text:p>
          </table:table-cell>
          <table:table-cell table:style-name="ce10" table:formula="of:=MAX([.T$1];[.$A49])*3 + MIN([.T$1];[.$A49])" office:value-type="float" office:value="168" calcext:value-type="float">
            <text:p>168</text:p>
          </table:table-cell>
          <table:table-cell table:style-name="ce10" table:formula="of:=MAX([.U$1];[.$A49])*3 + MIN([.U$1];[.$A49])" office:value-type="float" office:value="169" calcext:value-type="float">
            <text:p>169</text:p>
          </table:table-cell>
          <table:table-cell table:style-name="ce10" table:formula="of:=MAX([.V$1];[.$A49])*3 + MIN([.V$1];[.$A49])" office:value-type="float" office:value="170" calcext:value-type="float">
            <text:p>170</text:p>
          </table:table-cell>
          <table:table-cell table:style-name="ce10" table:formula="of:=MAX([.W$1];[.$A49])*3 + MIN([.W$1];[.$A49])" office:value-type="float" office:value="171" calcext:value-type="float">
            <text:p>171</text:p>
          </table:table-cell>
          <table:table-cell table:style-name="ce10" table:formula="of:=MAX([.X$1];[.$A49])*3 + MIN([.X$1];[.$A49])" office:value-type="float" office:value="172" calcext:value-type="float">
            <text:p>172</text:p>
          </table:table-cell>
          <table:table-cell table:style-name="ce10" table:formula="of:=MAX([.Y$1];[.$A49])*3 + MIN([.Y$1];[.$A49])" office:value-type="float" office:value="173" calcext:value-type="float">
            <text:p>173</text:p>
          </table:table-cell>
          <table:table-cell table:number-columns-repeated="1635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0" table:formula="of:=MAX([.B$1];[.$A50])*3 + MIN([.B$1];[.$A50])" office:value-type="float" office:value="153" calcext:value-type="float">
            <text:p>153</text:p>
          </table:table-cell>
          <table:table-cell table:style-name="ce10" table:formula="of:=MAX([.C$1];[.$A50])*3 + MIN([.C$1];[.$A50])" office:value-type="float" office:value="154" calcext:value-type="float">
            <text:p>154</text:p>
          </table:table-cell>
          <table:table-cell table:style-name="ce10" table:formula="of:=MAX([.D$1];[.$A50])*3 + MIN([.D$1];[.$A50])" office:value-type="float" office:value="155" calcext:value-type="float">
            <text:p>155</text:p>
          </table:table-cell>
          <table:table-cell table:style-name="ce10" table:formula="of:=MAX([.E$1];[.$A50])*3 + MIN([.E$1];[.$A50])" office:value-type="float" office:value="156" calcext:value-type="float">
            <text:p>156</text:p>
          </table:table-cell>
          <table:table-cell table:style-name="ce10" table:formula="of:=MAX([.F$1];[.$A50])*3 + MIN([.F$1];[.$A50])" office:value-type="float" office:value="157" calcext:value-type="float">
            <text:p>157</text:p>
          </table:table-cell>
          <table:table-cell table:style-name="ce10" table:formula="of:=MAX([.G$1];[.$A50])*3 + MIN([.G$1];[.$A50])" office:value-type="float" office:value="158" calcext:value-type="float">
            <text:p>158</text:p>
          </table:table-cell>
          <table:table-cell table:style-name="ce10" table:formula="of:=MAX([.H$1];[.$A50])*3 + MIN([.H$1];[.$A50])" office:value-type="float" office:value="159" calcext:value-type="float">
            <text:p>159</text:p>
          </table:table-cell>
          <table:table-cell table:style-name="ce10" table:formula="of:=MAX([.I$1];[.$A50])*3 + MIN([.I$1];[.$A50])" office:value-type="float" office:value="160" calcext:value-type="float">
            <text:p>160</text:p>
          </table:table-cell>
          <table:table-cell table:style-name="ce10" table:formula="of:=MAX([.J$1];[.$A50])*3 + MIN([.J$1];[.$A50])" office:value-type="float" office:value="161" calcext:value-type="float">
            <text:p>161</text:p>
          </table:table-cell>
          <table:table-cell table:style-name="ce10" table:formula="of:=MAX([.K$1];[.$A50])*3 + MIN([.K$1];[.$A50])" office:value-type="float" office:value="162" calcext:value-type="float">
            <text:p>162</text:p>
          </table:table-cell>
          <table:table-cell table:style-name="ce10" table:formula="of:=MAX([.L$1];[.$A50])*3 + MIN([.L$1];[.$A50])" office:value-type="float" office:value="163" calcext:value-type="float">
            <text:p>163</text:p>
          </table:table-cell>
          <table:table-cell table:style-name="ce10" table:formula="of:=MAX([.M$1];[.$A50])*3 + MIN([.M$1];[.$A50])" office:value-type="float" office:value="164" calcext:value-type="float">
            <text:p>164</text:p>
          </table:table-cell>
          <table:table-cell table:style-name="ce10" table:formula="of:=MAX([.N$1];[.$A50])*3 + MIN([.N$1];[.$A50])" office:value-type="float" office:value="165" calcext:value-type="float">
            <text:p>165</text:p>
          </table:table-cell>
          <table:table-cell table:style-name="ce10" table:formula="of:=MAX([.O$1];[.$A50])*3 + MIN([.O$1];[.$A50])" office:value-type="float" office:value="166" calcext:value-type="float">
            <text:p>166</text:p>
          </table:table-cell>
          <table:table-cell table:style-name="ce10" table:formula="of:=MAX([.P$1];[.$A50])*3 + MIN([.P$1];[.$A50])" office:value-type="float" office:value="167" calcext:value-type="float">
            <text:p>167</text:p>
          </table:table-cell>
          <table:table-cell table:style-name="ce10" table:formula="of:=MAX([.Q$1];[.$A50])*3 + MIN([.Q$1];[.$A50])" office:value-type="float" office:value="168" calcext:value-type="float">
            <text:p>168</text:p>
          </table:table-cell>
          <table:table-cell table:style-name="ce10" table:formula="of:=MAX([.R$1];[.$A50])*3 + MIN([.R$1];[.$A50])" office:value-type="float" office:value="169" calcext:value-type="float">
            <text:p>169</text:p>
          </table:table-cell>
          <table:table-cell table:style-name="ce10" table:formula="of:=MAX([.S$1];[.$A50])*3 + MIN([.S$1];[.$A50])" office:value-type="float" office:value="170" calcext:value-type="float">
            <text:p>170</text:p>
          </table:table-cell>
          <table:table-cell table:style-name="ce10" table:formula="of:=MAX([.T$1];[.$A50])*3 + MIN([.T$1];[.$A50])" office:value-type="float" office:value="171" calcext:value-type="float">
            <text:p>171</text:p>
          </table:table-cell>
          <table:table-cell table:style-name="ce10" table:formula="of:=MAX([.U$1];[.$A50])*3 + MIN([.U$1];[.$A50])" office:value-type="float" office:value="172" calcext:value-type="float">
            <text:p>172</text:p>
          </table:table-cell>
          <table:table-cell table:style-name="ce10" table:formula="of:=MAX([.V$1];[.$A50])*3 + MIN([.V$1];[.$A50])" office:value-type="float" office:value="173" calcext:value-type="float">
            <text:p>173</text:p>
          </table:table-cell>
          <table:table-cell table:style-name="ce10" table:formula="of:=MAX([.W$1];[.$A50])*3 + MIN([.W$1];[.$A50])" office:value-type="float" office:value="174" calcext:value-type="float">
            <text:p>174</text:p>
          </table:table-cell>
          <table:table-cell table:style-name="ce10" table:formula="of:=MAX([.X$1];[.$A50])*3 + MIN([.X$1];[.$A50])" office:value-type="float" office:value="175" calcext:value-type="float">
            <text:p>175</text:p>
          </table:table-cell>
          <table:table-cell table:style-name="ce10" table:formula="of:=MAX([.Y$1];[.$A50])*3 + MIN([.Y$1];[.$A50])" office:value-type="float" office:value="176" calcext:value-type="float">
            <text:p>176</text:p>
          </table:table-cell>
          <table:table-cell table:number-columns-repeated="1635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table:formula="of:=MAX([.B$1];[.$A51])*3 + MIN([.B$1];[.$A51])" office:value-type="float" office:value="156" calcext:value-type="float">
            <text:p>156</text:p>
          </table:table-cell>
          <table:table-cell table:style-name="ce10" table:formula="of:=MAX([.C$1];[.$A51])*3 + MIN([.C$1];[.$A51])" office:value-type="float" office:value="157" calcext:value-type="float">
            <text:p>157</text:p>
          </table:table-cell>
          <table:table-cell table:style-name="ce10" table:formula="of:=MAX([.D$1];[.$A51])*3 + MIN([.D$1];[.$A51])" office:value-type="float" office:value="158" calcext:value-type="float">
            <text:p>158</text:p>
          </table:table-cell>
          <table:table-cell table:style-name="ce10" table:formula="of:=MAX([.E$1];[.$A51])*3 + MIN([.E$1];[.$A51])" office:value-type="float" office:value="159" calcext:value-type="float">
            <text:p>159</text:p>
          </table:table-cell>
          <table:table-cell table:style-name="ce10" table:formula="of:=MAX([.F$1];[.$A51])*3 + MIN([.F$1];[.$A51])" office:value-type="float" office:value="160" calcext:value-type="float">
            <text:p>160</text:p>
          </table:table-cell>
          <table:table-cell table:style-name="ce10" table:formula="of:=MAX([.G$1];[.$A51])*3 + MIN([.G$1];[.$A51])" office:value-type="float" office:value="161" calcext:value-type="float">
            <text:p>161</text:p>
          </table:table-cell>
          <table:table-cell table:style-name="ce10" table:formula="of:=MAX([.H$1];[.$A51])*3 + MIN([.H$1];[.$A51])" office:value-type="float" office:value="162" calcext:value-type="float">
            <text:p>162</text:p>
          </table:table-cell>
          <table:table-cell table:style-name="ce10" table:formula="of:=MAX([.I$1];[.$A51])*3 + MIN([.I$1];[.$A51])" office:value-type="float" office:value="163" calcext:value-type="float">
            <text:p>163</text:p>
          </table:table-cell>
          <table:table-cell table:style-name="ce10" table:formula="of:=MAX([.J$1];[.$A51])*3 + MIN([.J$1];[.$A51])" office:value-type="float" office:value="164" calcext:value-type="float">
            <text:p>164</text:p>
          </table:table-cell>
          <table:table-cell table:style-name="ce10" table:formula="of:=MAX([.K$1];[.$A51])*3 + MIN([.K$1];[.$A51])" office:value-type="float" office:value="165" calcext:value-type="float">
            <text:p>165</text:p>
          </table:table-cell>
          <table:table-cell table:style-name="ce10" table:formula="of:=MAX([.L$1];[.$A51])*3 + MIN([.L$1];[.$A51])" office:value-type="float" office:value="166" calcext:value-type="float">
            <text:p>166</text:p>
          </table:table-cell>
          <table:table-cell table:style-name="ce10" table:formula="of:=MAX([.M$1];[.$A51])*3 + MIN([.M$1];[.$A51])" office:value-type="float" office:value="167" calcext:value-type="float">
            <text:p>167</text:p>
          </table:table-cell>
          <table:table-cell table:style-name="ce10" table:formula="of:=MAX([.N$1];[.$A51])*3 + MIN([.N$1];[.$A51])" office:value-type="float" office:value="168" calcext:value-type="float">
            <text:p>168</text:p>
          </table:table-cell>
          <table:table-cell table:style-name="ce10" table:formula="of:=MAX([.O$1];[.$A51])*3 + MIN([.O$1];[.$A51])" office:value-type="float" office:value="169" calcext:value-type="float">
            <text:p>169</text:p>
          </table:table-cell>
          <table:table-cell table:style-name="ce10" table:formula="of:=MAX([.P$1];[.$A51])*3 + MIN([.P$1];[.$A51])" office:value-type="float" office:value="170" calcext:value-type="float">
            <text:p>170</text:p>
          </table:table-cell>
          <table:table-cell table:style-name="ce10" table:formula="of:=MAX([.Q$1];[.$A51])*3 + MIN([.Q$1];[.$A51])" office:value-type="float" office:value="171" calcext:value-type="float">
            <text:p>171</text:p>
          </table:table-cell>
          <table:table-cell table:style-name="ce10" table:formula="of:=MAX([.R$1];[.$A51])*3 + MIN([.R$1];[.$A51])" office:value-type="float" office:value="172" calcext:value-type="float">
            <text:p>172</text:p>
          </table:table-cell>
          <table:table-cell table:style-name="ce10" table:formula="of:=MAX([.S$1];[.$A51])*3 + MIN([.S$1];[.$A51])" office:value-type="float" office:value="173" calcext:value-type="float">
            <text:p>173</text:p>
          </table:table-cell>
          <table:table-cell table:style-name="ce10" table:formula="of:=MAX([.T$1];[.$A51])*3 + MIN([.T$1];[.$A51])" office:value-type="float" office:value="174" calcext:value-type="float">
            <text:p>174</text:p>
          </table:table-cell>
          <table:table-cell table:style-name="ce10" table:formula="of:=MAX([.U$1];[.$A51])*3 + MIN([.U$1];[.$A51])" office:value-type="float" office:value="175" calcext:value-type="float">
            <text:p>175</text:p>
          </table:table-cell>
          <table:table-cell table:style-name="ce10" table:formula="of:=MAX([.V$1];[.$A51])*3 + MIN([.V$1];[.$A51])" office:value-type="float" office:value="176" calcext:value-type="float">
            <text:p>176</text:p>
          </table:table-cell>
          <table:table-cell table:style-name="ce10" table:formula="of:=MAX([.W$1];[.$A51])*3 + MIN([.W$1];[.$A51])" office:value-type="float" office:value="177" calcext:value-type="float">
            <text:p>177</text:p>
          </table:table-cell>
          <table:table-cell table:style-name="ce10" table:formula="of:=MAX([.X$1];[.$A51])*3 + MIN([.X$1];[.$A51])" office:value-type="float" office:value="178" calcext:value-type="float">
            <text:p>178</text:p>
          </table:table-cell>
          <table:table-cell table:style-name="ce10" table:formula="of:=MAX([.Y$1];[.$A51])*3 + MIN([.Y$1];[.$A51])" office:value-type="float" office:value="179" calcext:value-type="float">
            <text:p>179</text:p>
          </table:table-cell>
          <table:table-cell table:number-columns-repeated="1635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0" table:formula="of:=MAX([.B$1];[.$A52])*3 + MIN([.B$1];[.$A52])" office:value-type="float" office:value="159" calcext:value-type="float">
            <text:p>159</text:p>
          </table:table-cell>
          <table:table-cell table:style-name="ce10" table:formula="of:=MAX([.C$1];[.$A52])*3 + MIN([.C$1];[.$A52])" office:value-type="float" office:value="160" calcext:value-type="float">
            <text:p>160</text:p>
          </table:table-cell>
          <table:table-cell table:style-name="ce10" table:formula="of:=MAX([.D$1];[.$A52])*3 + MIN([.D$1];[.$A52])" office:value-type="float" office:value="161" calcext:value-type="float">
            <text:p>161</text:p>
          </table:table-cell>
          <table:table-cell table:style-name="ce10" table:formula="of:=MAX([.E$1];[.$A52])*3 + MIN([.E$1];[.$A52])" office:value-type="float" office:value="162" calcext:value-type="float">
            <text:p>162</text:p>
          </table:table-cell>
          <table:table-cell table:style-name="ce10" table:formula="of:=MAX([.F$1];[.$A52])*3 + MIN([.F$1];[.$A52])" office:value-type="float" office:value="163" calcext:value-type="float">
            <text:p>163</text:p>
          </table:table-cell>
          <table:table-cell table:style-name="ce10" table:formula="of:=MAX([.G$1];[.$A52])*3 + MIN([.G$1];[.$A52])" office:value-type="float" office:value="164" calcext:value-type="float">
            <text:p>164</text:p>
          </table:table-cell>
          <table:table-cell table:style-name="ce10" table:formula="of:=MAX([.H$1];[.$A52])*3 + MIN([.H$1];[.$A52])" office:value-type="float" office:value="165" calcext:value-type="float">
            <text:p>165</text:p>
          </table:table-cell>
          <table:table-cell table:style-name="ce10" table:formula="of:=MAX([.I$1];[.$A52])*3 + MIN([.I$1];[.$A52])" office:value-type="float" office:value="166" calcext:value-type="float">
            <text:p>166</text:p>
          </table:table-cell>
          <table:table-cell table:style-name="ce10" table:formula="of:=MAX([.J$1];[.$A52])*3 + MIN([.J$1];[.$A52])" office:value-type="float" office:value="167" calcext:value-type="float">
            <text:p>167</text:p>
          </table:table-cell>
          <table:table-cell table:style-name="ce10" table:formula="of:=MAX([.K$1];[.$A52])*3 + MIN([.K$1];[.$A52])" office:value-type="float" office:value="168" calcext:value-type="float">
            <text:p>168</text:p>
          </table:table-cell>
          <table:table-cell table:style-name="ce10" table:formula="of:=MAX([.L$1];[.$A52])*3 + MIN([.L$1];[.$A52])" office:value-type="float" office:value="169" calcext:value-type="float">
            <text:p>169</text:p>
          </table:table-cell>
          <table:table-cell table:style-name="ce10" table:formula="of:=MAX([.M$1];[.$A52])*3 + MIN([.M$1];[.$A52])" office:value-type="float" office:value="170" calcext:value-type="float">
            <text:p>170</text:p>
          </table:table-cell>
          <table:table-cell table:style-name="ce10" table:formula="of:=MAX([.N$1];[.$A52])*3 + MIN([.N$1];[.$A52])" office:value-type="float" office:value="171" calcext:value-type="float">
            <text:p>171</text:p>
          </table:table-cell>
          <table:table-cell table:style-name="ce10" table:formula="of:=MAX([.O$1];[.$A52])*3 + MIN([.O$1];[.$A52])" office:value-type="float" office:value="172" calcext:value-type="float">
            <text:p>172</text:p>
          </table:table-cell>
          <table:table-cell table:style-name="ce10" table:formula="of:=MAX([.P$1];[.$A52])*3 + MIN([.P$1];[.$A52])" office:value-type="float" office:value="173" calcext:value-type="float">
            <text:p>173</text:p>
          </table:table-cell>
          <table:table-cell table:style-name="ce10" table:formula="of:=MAX([.Q$1];[.$A52])*3 + MIN([.Q$1];[.$A52])" office:value-type="float" office:value="174" calcext:value-type="float">
            <text:p>174</text:p>
          </table:table-cell>
          <table:table-cell table:style-name="ce10" table:formula="of:=MAX([.R$1];[.$A52])*3 + MIN([.R$1];[.$A52])" office:value-type="float" office:value="175" calcext:value-type="float">
            <text:p>175</text:p>
          </table:table-cell>
          <table:table-cell table:style-name="ce10" table:formula="of:=MAX([.S$1];[.$A52])*3 + MIN([.S$1];[.$A52])" office:value-type="float" office:value="176" calcext:value-type="float">
            <text:p>176</text:p>
          </table:table-cell>
          <table:table-cell table:style-name="ce10" table:formula="of:=MAX([.T$1];[.$A52])*3 + MIN([.T$1];[.$A52])" office:value-type="float" office:value="177" calcext:value-type="float">
            <text:p>177</text:p>
          </table:table-cell>
          <table:table-cell table:style-name="ce10" table:formula="of:=MAX([.U$1];[.$A52])*3 + MIN([.U$1];[.$A52])" office:value-type="float" office:value="178" calcext:value-type="float">
            <text:p>178</text:p>
          </table:table-cell>
          <table:table-cell table:style-name="ce10" table:formula="of:=MAX([.V$1];[.$A52])*3 + MIN([.V$1];[.$A52])" office:value-type="float" office:value="179" calcext:value-type="float">
            <text:p>179</text:p>
          </table:table-cell>
          <table:table-cell table:style-name="ce10" table:formula="of:=MAX([.W$1];[.$A52])*3 + MIN([.W$1];[.$A52])" office:value-type="float" office:value="180" calcext:value-type="float">
            <text:p>180</text:p>
          </table:table-cell>
          <table:table-cell table:style-name="ce10" table:formula="of:=MAX([.X$1];[.$A52])*3 + MIN([.X$1];[.$A52])" office:value-type="float" office:value="181" calcext:value-type="float">
            <text:p>181</text:p>
          </table:table-cell>
          <table:table-cell table:style-name="ce10" table:formula="of:=MAX([.Y$1];[.$A52])*3 + MIN([.Y$1];[.$A52])" office:value-type="float" office:value="182" calcext:value-type="float">
            <text:p>182</text:p>
          </table:table-cell>
          <table:table-cell table:number-columns-repeated="1635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table:formula="of:=MAX([.B$1];[.$A53])*3 + MIN([.B$1];[.$A53])" office:value-type="float" office:value="162" calcext:value-type="float">
            <text:p>162</text:p>
          </table:table-cell>
          <table:table-cell table:style-name="ce10" table:formula="of:=MAX([.C$1];[.$A53])*3 + MIN([.C$1];[.$A53])" office:value-type="float" office:value="163" calcext:value-type="float">
            <text:p>163</text:p>
          </table:table-cell>
          <table:table-cell table:style-name="ce10" table:formula="of:=MAX([.D$1];[.$A53])*3 + MIN([.D$1];[.$A53])" office:value-type="float" office:value="164" calcext:value-type="float">
            <text:p>164</text:p>
          </table:table-cell>
          <table:table-cell table:style-name="ce10" table:formula="of:=MAX([.E$1];[.$A53])*3 + MIN([.E$1];[.$A53])" office:value-type="float" office:value="165" calcext:value-type="float">
            <text:p>165</text:p>
          </table:table-cell>
          <table:table-cell table:style-name="ce10" table:formula="of:=MAX([.F$1];[.$A53])*3 + MIN([.F$1];[.$A53])" office:value-type="float" office:value="166" calcext:value-type="float">
            <text:p>166</text:p>
          </table:table-cell>
          <table:table-cell table:style-name="ce10" table:formula="of:=MAX([.G$1];[.$A53])*3 + MIN([.G$1];[.$A53])" office:value-type="float" office:value="167" calcext:value-type="float">
            <text:p>167</text:p>
          </table:table-cell>
          <table:table-cell table:style-name="ce10" table:formula="of:=MAX([.H$1];[.$A53])*3 + MIN([.H$1];[.$A53])" office:value-type="float" office:value="168" calcext:value-type="float">
            <text:p>168</text:p>
          </table:table-cell>
          <table:table-cell table:style-name="ce10" table:formula="of:=MAX([.I$1];[.$A53])*3 + MIN([.I$1];[.$A53])" office:value-type="float" office:value="169" calcext:value-type="float">
            <text:p>169</text:p>
          </table:table-cell>
          <table:table-cell table:style-name="ce10" table:formula="of:=MAX([.J$1];[.$A53])*3 + MIN([.J$1];[.$A53])" office:value-type="float" office:value="170" calcext:value-type="float">
            <text:p>170</text:p>
          </table:table-cell>
          <table:table-cell table:style-name="ce10" table:formula="of:=MAX([.K$1];[.$A53])*3 + MIN([.K$1];[.$A53])" office:value-type="float" office:value="171" calcext:value-type="float">
            <text:p>171</text:p>
          </table:table-cell>
          <table:table-cell table:style-name="ce10" table:formula="of:=MAX([.L$1];[.$A53])*3 + MIN([.L$1];[.$A53])" office:value-type="float" office:value="172" calcext:value-type="float">
            <text:p>172</text:p>
          </table:table-cell>
          <table:table-cell table:style-name="ce10" table:formula="of:=MAX([.M$1];[.$A53])*3 + MIN([.M$1];[.$A53])" office:value-type="float" office:value="173" calcext:value-type="float">
            <text:p>173</text:p>
          </table:table-cell>
          <table:table-cell table:style-name="ce10" table:formula="of:=MAX([.N$1];[.$A53])*3 + MIN([.N$1];[.$A53])" office:value-type="float" office:value="174" calcext:value-type="float">
            <text:p>174</text:p>
          </table:table-cell>
          <table:table-cell table:style-name="ce10" table:formula="of:=MAX([.O$1];[.$A53])*3 + MIN([.O$1];[.$A53])" office:value-type="float" office:value="175" calcext:value-type="float">
            <text:p>175</text:p>
          </table:table-cell>
          <table:table-cell table:style-name="ce10" table:formula="of:=MAX([.P$1];[.$A53])*3 + MIN([.P$1];[.$A53])" office:value-type="float" office:value="176" calcext:value-type="float">
            <text:p>176</text:p>
          </table:table-cell>
          <table:table-cell table:style-name="ce10" table:formula="of:=MAX([.Q$1];[.$A53])*3 + MIN([.Q$1];[.$A53])" office:value-type="float" office:value="177" calcext:value-type="float">
            <text:p>177</text:p>
          </table:table-cell>
          <table:table-cell table:style-name="ce10" table:formula="of:=MAX([.R$1];[.$A53])*3 + MIN([.R$1];[.$A53])" office:value-type="float" office:value="178" calcext:value-type="float">
            <text:p>178</text:p>
          </table:table-cell>
          <table:table-cell table:style-name="ce10" table:formula="of:=MAX([.S$1];[.$A53])*3 + MIN([.S$1];[.$A53])" office:value-type="float" office:value="179" calcext:value-type="float">
            <text:p>179</text:p>
          </table:table-cell>
          <table:table-cell table:style-name="ce10" table:formula="of:=MAX([.T$1];[.$A53])*3 + MIN([.T$1];[.$A53])" office:value-type="float" office:value="180" calcext:value-type="float">
            <text:p>180</text:p>
          </table:table-cell>
          <table:table-cell table:style-name="ce10" table:formula="of:=MAX([.U$1];[.$A53])*3 + MIN([.U$1];[.$A53])" office:value-type="float" office:value="181" calcext:value-type="float">
            <text:p>181</text:p>
          </table:table-cell>
          <table:table-cell table:style-name="ce10" table:formula="of:=MAX([.V$1];[.$A53])*3 + MIN([.V$1];[.$A53])" office:value-type="float" office:value="182" calcext:value-type="float">
            <text:p>182</text:p>
          </table:table-cell>
          <table:table-cell table:style-name="ce10" table:formula="of:=MAX([.W$1];[.$A53])*3 + MIN([.W$1];[.$A53])" office:value-type="float" office:value="183" calcext:value-type="float">
            <text:p>183</text:p>
          </table:table-cell>
          <table:table-cell table:style-name="ce10" table:formula="of:=MAX([.X$1];[.$A53])*3 + MIN([.X$1];[.$A53])" office:value-type="float" office:value="184" calcext:value-type="float">
            <text:p>184</text:p>
          </table:table-cell>
          <table:table-cell table:style-name="ce10" table:formula="of:=MAX([.Y$1];[.$A53])*3 + MIN([.Y$1];[.$A53])" office:value-type="float" office:value="185" calcext:value-type="float">
            <text:p>185</text:p>
          </table:table-cell>
          <table:table-cell table:number-columns-repeated="1635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0" table:formula="of:=MAX([.B$1];[.$A54])*3 + MIN([.B$1];[.$A54])" office:value-type="float" office:value="165" calcext:value-type="float">
            <text:p>165</text:p>
          </table:table-cell>
          <table:table-cell table:style-name="ce10" table:formula="of:=MAX([.C$1];[.$A54])*3 + MIN([.C$1];[.$A54])" office:value-type="float" office:value="166" calcext:value-type="float">
            <text:p>166</text:p>
          </table:table-cell>
          <table:table-cell table:style-name="ce10" table:formula="of:=MAX([.D$1];[.$A54])*3 + MIN([.D$1];[.$A54])" office:value-type="float" office:value="167" calcext:value-type="float">
            <text:p>167</text:p>
          </table:table-cell>
          <table:table-cell table:style-name="ce10" table:formula="of:=MAX([.E$1];[.$A54])*3 + MIN([.E$1];[.$A54])" office:value-type="float" office:value="168" calcext:value-type="float">
            <text:p>168</text:p>
          </table:table-cell>
          <table:table-cell table:style-name="ce10" table:formula="of:=MAX([.F$1];[.$A54])*3 + MIN([.F$1];[.$A54])" office:value-type="float" office:value="169" calcext:value-type="float">
            <text:p>169</text:p>
          </table:table-cell>
          <table:table-cell table:style-name="ce10" table:formula="of:=MAX([.G$1];[.$A54])*3 + MIN([.G$1];[.$A54])" office:value-type="float" office:value="170" calcext:value-type="float">
            <text:p>170</text:p>
          </table:table-cell>
          <table:table-cell table:style-name="ce10" table:formula="of:=MAX([.H$1];[.$A54])*3 + MIN([.H$1];[.$A54])" office:value-type="float" office:value="171" calcext:value-type="float">
            <text:p>171</text:p>
          </table:table-cell>
          <table:table-cell table:style-name="ce10" table:formula="of:=MAX([.I$1];[.$A54])*3 + MIN([.I$1];[.$A54])" office:value-type="float" office:value="172" calcext:value-type="float">
            <text:p>172</text:p>
          </table:table-cell>
          <table:table-cell table:style-name="ce10" table:formula="of:=MAX([.J$1];[.$A54])*3 + MIN([.J$1];[.$A54])" office:value-type="float" office:value="173" calcext:value-type="float">
            <text:p>173</text:p>
          </table:table-cell>
          <table:table-cell table:style-name="ce10" table:formula="of:=MAX([.K$1];[.$A54])*3 + MIN([.K$1];[.$A54])" office:value-type="float" office:value="174" calcext:value-type="float">
            <text:p>174</text:p>
          </table:table-cell>
          <table:table-cell table:style-name="ce10" table:formula="of:=MAX([.L$1];[.$A54])*3 + MIN([.L$1];[.$A54])" office:value-type="float" office:value="175" calcext:value-type="float">
            <text:p>175</text:p>
          </table:table-cell>
          <table:table-cell table:style-name="ce10" table:formula="of:=MAX([.M$1];[.$A54])*3 + MIN([.M$1];[.$A54])" office:value-type="float" office:value="176" calcext:value-type="float">
            <text:p>176</text:p>
          </table:table-cell>
          <table:table-cell table:style-name="ce10" table:formula="of:=MAX([.N$1];[.$A54])*3 + MIN([.N$1];[.$A54])" office:value-type="float" office:value="177" calcext:value-type="float">
            <text:p>177</text:p>
          </table:table-cell>
          <table:table-cell table:style-name="ce10" table:formula="of:=MAX([.O$1];[.$A54])*3 + MIN([.O$1];[.$A54])" office:value-type="float" office:value="178" calcext:value-type="float">
            <text:p>178</text:p>
          </table:table-cell>
          <table:table-cell table:style-name="ce10" table:formula="of:=MAX([.P$1];[.$A54])*3 + MIN([.P$1];[.$A54])" office:value-type="float" office:value="179" calcext:value-type="float">
            <text:p>179</text:p>
          </table:table-cell>
          <table:table-cell table:style-name="ce10" table:formula="of:=MAX([.Q$1];[.$A54])*3 + MIN([.Q$1];[.$A54])" office:value-type="float" office:value="180" calcext:value-type="float">
            <text:p>180</text:p>
          </table:table-cell>
          <table:table-cell table:style-name="ce10" table:formula="of:=MAX([.R$1];[.$A54])*3 + MIN([.R$1];[.$A54])" office:value-type="float" office:value="181" calcext:value-type="float">
            <text:p>181</text:p>
          </table:table-cell>
          <table:table-cell table:style-name="ce10" table:formula="of:=MAX([.S$1];[.$A54])*3 + MIN([.S$1];[.$A54])" office:value-type="float" office:value="182" calcext:value-type="float">
            <text:p>182</text:p>
          </table:table-cell>
          <table:table-cell table:style-name="ce10" table:formula="of:=MAX([.T$1];[.$A54])*3 + MIN([.T$1];[.$A54])" office:value-type="float" office:value="183" calcext:value-type="float">
            <text:p>183</text:p>
          </table:table-cell>
          <table:table-cell table:style-name="ce10" table:formula="of:=MAX([.U$1];[.$A54])*3 + MIN([.U$1];[.$A54])" office:value-type="float" office:value="184" calcext:value-type="float">
            <text:p>184</text:p>
          </table:table-cell>
          <table:table-cell table:style-name="ce10" table:formula="of:=MAX([.V$1];[.$A54])*3 + MIN([.V$1];[.$A54])" office:value-type="float" office:value="185" calcext:value-type="float">
            <text:p>185</text:p>
          </table:table-cell>
          <table:table-cell table:style-name="ce10" table:formula="of:=MAX([.W$1];[.$A54])*3 + MIN([.W$1];[.$A54])" office:value-type="float" office:value="186" calcext:value-type="float">
            <text:p>186</text:p>
          </table:table-cell>
          <table:table-cell table:style-name="ce10" table:formula="of:=MAX([.X$1];[.$A54])*3 + MIN([.X$1];[.$A54])" office:value-type="float" office:value="187" calcext:value-type="float">
            <text:p>187</text:p>
          </table:table-cell>
          <table:table-cell table:style-name="ce10" table:formula="of:=MAX([.Y$1];[.$A54])*3 + MIN([.Y$1];[.$A54])" office:value-type="float" office:value="188" calcext:value-type="float">
            <text:p>188</text:p>
          </table:table-cell>
          <table:table-cell table:number-columns-repeated="1635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0" table:formula="of:=MAX([.B$1];[.$A55])*3 + MIN([.B$1];[.$A55])" office:value-type="float" office:value="168" calcext:value-type="float">
            <text:p>168</text:p>
          </table:table-cell>
          <table:table-cell table:style-name="ce10" table:formula="of:=MAX([.C$1];[.$A55])*3 + MIN([.C$1];[.$A55])" office:value-type="float" office:value="169" calcext:value-type="float">
            <text:p>169</text:p>
          </table:table-cell>
          <table:table-cell table:style-name="ce10" table:formula="of:=MAX([.D$1];[.$A55])*3 + MIN([.D$1];[.$A55])" office:value-type="float" office:value="170" calcext:value-type="float">
            <text:p>170</text:p>
          </table:table-cell>
          <table:table-cell table:style-name="ce10" table:formula="of:=MAX([.E$1];[.$A55])*3 + MIN([.E$1];[.$A55])" office:value-type="float" office:value="171" calcext:value-type="float">
            <text:p>171</text:p>
          </table:table-cell>
          <table:table-cell table:style-name="ce10" table:formula="of:=MAX([.F$1];[.$A55])*3 + MIN([.F$1];[.$A55])" office:value-type="float" office:value="172" calcext:value-type="float">
            <text:p>172</text:p>
          </table:table-cell>
          <table:table-cell table:style-name="ce10" table:formula="of:=MAX([.G$1];[.$A55])*3 + MIN([.G$1];[.$A55])" office:value-type="float" office:value="173" calcext:value-type="float">
            <text:p>173</text:p>
          </table:table-cell>
          <table:table-cell table:style-name="ce10" table:formula="of:=MAX([.H$1];[.$A55])*3 + MIN([.H$1];[.$A55])" office:value-type="float" office:value="174" calcext:value-type="float">
            <text:p>174</text:p>
          </table:table-cell>
          <table:table-cell table:style-name="ce10" table:formula="of:=MAX([.I$1];[.$A55])*3 + MIN([.I$1];[.$A55])" office:value-type="float" office:value="175" calcext:value-type="float">
            <text:p>175</text:p>
          </table:table-cell>
          <table:table-cell table:style-name="ce10" table:formula="of:=MAX([.J$1];[.$A55])*3 + MIN([.J$1];[.$A55])" office:value-type="float" office:value="176" calcext:value-type="float">
            <text:p>176</text:p>
          </table:table-cell>
          <table:table-cell table:style-name="ce10" table:formula="of:=MAX([.K$1];[.$A55])*3 + MIN([.K$1];[.$A55])" office:value-type="float" office:value="177" calcext:value-type="float">
            <text:p>177</text:p>
          </table:table-cell>
          <table:table-cell table:style-name="ce10" table:formula="of:=MAX([.L$1];[.$A55])*3 + MIN([.L$1];[.$A55])" office:value-type="float" office:value="178" calcext:value-type="float">
            <text:p>178</text:p>
          </table:table-cell>
          <table:table-cell table:style-name="ce10" table:formula="of:=MAX([.M$1];[.$A55])*3 + MIN([.M$1];[.$A55])" office:value-type="float" office:value="179" calcext:value-type="float">
            <text:p>179</text:p>
          </table:table-cell>
          <table:table-cell table:style-name="ce10" table:formula="of:=MAX([.N$1];[.$A55])*3 + MIN([.N$1];[.$A55])" office:value-type="float" office:value="180" calcext:value-type="float">
            <text:p>180</text:p>
          </table:table-cell>
          <table:table-cell table:style-name="ce10" table:formula="of:=MAX([.O$1];[.$A55])*3 + MIN([.O$1];[.$A55])" office:value-type="float" office:value="181" calcext:value-type="float">
            <text:p>181</text:p>
          </table:table-cell>
          <table:table-cell table:style-name="ce10" table:formula="of:=MAX([.P$1];[.$A55])*3 + MIN([.P$1];[.$A55])" office:value-type="float" office:value="182" calcext:value-type="float">
            <text:p>182</text:p>
          </table:table-cell>
          <table:table-cell table:style-name="ce10" table:formula="of:=MAX([.Q$1];[.$A55])*3 + MIN([.Q$1];[.$A55])" office:value-type="float" office:value="183" calcext:value-type="float">
            <text:p>183</text:p>
          </table:table-cell>
          <table:table-cell table:style-name="ce10" table:formula="of:=MAX([.R$1];[.$A55])*3 + MIN([.R$1];[.$A55])" office:value-type="float" office:value="184" calcext:value-type="float">
            <text:p>184</text:p>
          </table:table-cell>
          <table:table-cell table:style-name="ce10" table:formula="of:=MAX([.S$1];[.$A55])*3 + MIN([.S$1];[.$A55])" office:value-type="float" office:value="185" calcext:value-type="float">
            <text:p>185</text:p>
          </table:table-cell>
          <table:table-cell table:style-name="ce10" table:formula="of:=MAX([.T$1];[.$A55])*3 + MIN([.T$1];[.$A55])" office:value-type="float" office:value="186" calcext:value-type="float">
            <text:p>186</text:p>
          </table:table-cell>
          <table:table-cell table:style-name="ce10" table:formula="of:=MAX([.U$1];[.$A55])*3 + MIN([.U$1];[.$A55])" office:value-type="float" office:value="187" calcext:value-type="float">
            <text:p>187</text:p>
          </table:table-cell>
          <table:table-cell table:style-name="ce10" table:formula="of:=MAX([.V$1];[.$A55])*3 + MIN([.V$1];[.$A55])" office:value-type="float" office:value="188" calcext:value-type="float">
            <text:p>188</text:p>
          </table:table-cell>
          <table:table-cell table:style-name="ce10" table:formula="of:=MAX([.W$1];[.$A55])*3 + MIN([.W$1];[.$A55])" office:value-type="float" office:value="189" calcext:value-type="float">
            <text:p>189</text:p>
          </table:table-cell>
          <table:table-cell table:style-name="ce10" table:formula="of:=MAX([.X$1];[.$A55])*3 + MIN([.X$1];[.$A55])" office:value-type="float" office:value="190" calcext:value-type="float">
            <text:p>190</text:p>
          </table:table-cell>
          <table:table-cell table:style-name="ce10" table:formula="of:=MAX([.Y$1];[.$A55])*3 + MIN([.Y$1];[.$A55])" office:value-type="float" office:value="191" calcext:value-type="float">
            <text:p>191</text:p>
          </table:table-cell>
          <table:table-cell table:number-columns-repeated="1635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0" table:formula="of:=MAX([.B$1];[.$A56])*3 + MIN([.B$1];[.$A56])" office:value-type="float" office:value="171" calcext:value-type="float">
            <text:p>171</text:p>
          </table:table-cell>
          <table:table-cell table:style-name="ce10" table:formula="of:=MAX([.C$1];[.$A56])*3 + MIN([.C$1];[.$A56])" office:value-type="float" office:value="172" calcext:value-type="float">
            <text:p>172</text:p>
          </table:table-cell>
          <table:table-cell table:style-name="ce10" table:formula="of:=MAX([.D$1];[.$A56])*3 + MIN([.D$1];[.$A56])" office:value-type="float" office:value="173" calcext:value-type="float">
            <text:p>173</text:p>
          </table:table-cell>
          <table:table-cell table:style-name="ce10" table:formula="of:=MAX([.E$1];[.$A56])*3 + MIN([.E$1];[.$A56])" office:value-type="float" office:value="174" calcext:value-type="float">
            <text:p>174</text:p>
          </table:table-cell>
          <table:table-cell table:style-name="ce10" table:formula="of:=MAX([.F$1];[.$A56])*3 + MIN([.F$1];[.$A56])" office:value-type="float" office:value="175" calcext:value-type="float">
            <text:p>175</text:p>
          </table:table-cell>
          <table:table-cell table:style-name="ce10" table:formula="of:=MAX([.G$1];[.$A56])*3 + MIN([.G$1];[.$A56])" office:value-type="float" office:value="176" calcext:value-type="float">
            <text:p>176</text:p>
          </table:table-cell>
          <table:table-cell table:style-name="ce10" table:formula="of:=MAX([.H$1];[.$A56])*3 + MIN([.H$1];[.$A56])" office:value-type="float" office:value="177" calcext:value-type="float">
            <text:p>177</text:p>
          </table:table-cell>
          <table:table-cell table:style-name="ce10" table:formula="of:=MAX([.I$1];[.$A56])*3 + MIN([.I$1];[.$A56])" office:value-type="float" office:value="178" calcext:value-type="float">
            <text:p>178</text:p>
          </table:table-cell>
          <table:table-cell table:style-name="ce10" table:formula="of:=MAX([.J$1];[.$A56])*3 + MIN([.J$1];[.$A56])" office:value-type="float" office:value="179" calcext:value-type="float">
            <text:p>179</text:p>
          </table:table-cell>
          <table:table-cell table:style-name="ce10" table:formula="of:=MAX([.K$1];[.$A56])*3 + MIN([.K$1];[.$A56])" office:value-type="float" office:value="180" calcext:value-type="float">
            <text:p>180</text:p>
          </table:table-cell>
          <table:table-cell table:style-name="ce10" table:formula="of:=MAX([.L$1];[.$A56])*3 + MIN([.L$1];[.$A56])" office:value-type="float" office:value="181" calcext:value-type="float">
            <text:p>181</text:p>
          </table:table-cell>
          <table:table-cell table:style-name="ce10" table:formula="of:=MAX([.M$1];[.$A56])*3 + MIN([.M$1];[.$A56])" office:value-type="float" office:value="182" calcext:value-type="float">
            <text:p>182</text:p>
          </table:table-cell>
          <table:table-cell table:style-name="ce10" table:formula="of:=MAX([.N$1];[.$A56])*3 + MIN([.N$1];[.$A56])" office:value-type="float" office:value="183" calcext:value-type="float">
            <text:p>183</text:p>
          </table:table-cell>
          <table:table-cell table:style-name="ce10" table:formula="of:=MAX([.O$1];[.$A56])*3 + MIN([.O$1];[.$A56])" office:value-type="float" office:value="184" calcext:value-type="float">
            <text:p>184</text:p>
          </table:table-cell>
          <table:table-cell table:style-name="ce10" table:formula="of:=MAX([.P$1];[.$A56])*3 + MIN([.P$1];[.$A56])" office:value-type="float" office:value="185" calcext:value-type="float">
            <text:p>185</text:p>
          </table:table-cell>
          <table:table-cell table:style-name="ce10" table:formula="of:=MAX([.Q$1];[.$A56])*3 + MIN([.Q$1];[.$A56])" office:value-type="float" office:value="186" calcext:value-type="float">
            <text:p>186</text:p>
          </table:table-cell>
          <table:table-cell table:style-name="ce10" table:formula="of:=MAX([.R$1];[.$A56])*3 + MIN([.R$1];[.$A56])" office:value-type="float" office:value="187" calcext:value-type="float">
            <text:p>187</text:p>
          </table:table-cell>
          <table:table-cell table:style-name="ce10" table:formula="of:=MAX([.S$1];[.$A56])*3 + MIN([.S$1];[.$A56])" office:value-type="float" office:value="188" calcext:value-type="float">
            <text:p>188</text:p>
          </table:table-cell>
          <table:table-cell table:style-name="ce10" table:formula="of:=MAX([.T$1];[.$A56])*3 + MIN([.T$1];[.$A56])" office:value-type="float" office:value="189" calcext:value-type="float">
            <text:p>189</text:p>
          </table:table-cell>
          <table:table-cell table:style-name="ce10" table:formula="of:=MAX([.U$1];[.$A56])*3 + MIN([.U$1];[.$A56])" office:value-type="float" office:value="190" calcext:value-type="float">
            <text:p>190</text:p>
          </table:table-cell>
          <table:table-cell table:style-name="ce10" table:formula="of:=MAX([.V$1];[.$A56])*3 + MIN([.V$1];[.$A56])" office:value-type="float" office:value="191" calcext:value-type="float">
            <text:p>191</text:p>
          </table:table-cell>
          <table:table-cell table:style-name="ce10" table:formula="of:=MAX([.W$1];[.$A56])*3 + MIN([.W$1];[.$A56])" office:value-type="float" office:value="192" calcext:value-type="float">
            <text:p>192</text:p>
          </table:table-cell>
          <table:table-cell table:style-name="ce10" table:formula="of:=MAX([.X$1];[.$A56])*3 + MIN([.X$1];[.$A56])" office:value-type="float" office:value="193" calcext:value-type="float">
            <text:p>193</text:p>
          </table:table-cell>
          <table:table-cell table:style-name="ce10" table:formula="of:=MAX([.Y$1];[.$A56])*3 + MIN([.Y$1];[.$A56])" office:value-type="float" office:value="194" calcext:value-type="float">
            <text:p>194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0" table:formula="of:=MAX([.B$1];[.$A57])*3 + MIN([.B$1];[.$A57])" office:value-type="float" office:value="174" calcext:value-type="float">
            <text:p>174</text:p>
          </table:table-cell>
          <table:table-cell table:style-name="ce10" table:formula="of:=MAX([.C$1];[.$A57])*3 + MIN([.C$1];[.$A57])" office:value-type="float" office:value="175" calcext:value-type="float">
            <text:p>175</text:p>
          </table:table-cell>
          <table:table-cell table:style-name="ce10" table:formula="of:=MAX([.D$1];[.$A57])*3 + MIN([.D$1];[.$A57])" office:value-type="float" office:value="176" calcext:value-type="float">
            <text:p>176</text:p>
          </table:table-cell>
          <table:table-cell table:style-name="ce10" table:formula="of:=MAX([.E$1];[.$A57])*3 + MIN([.E$1];[.$A57])" office:value-type="float" office:value="177" calcext:value-type="float">
            <text:p>177</text:p>
          </table:table-cell>
          <table:table-cell table:style-name="ce10" table:formula="of:=MAX([.F$1];[.$A57])*3 + MIN([.F$1];[.$A57])" office:value-type="float" office:value="178" calcext:value-type="float">
            <text:p>178</text:p>
          </table:table-cell>
          <table:table-cell table:style-name="ce10" table:formula="of:=MAX([.G$1];[.$A57])*3 + MIN([.G$1];[.$A57])" office:value-type="float" office:value="179" calcext:value-type="float">
            <text:p>179</text:p>
          </table:table-cell>
          <table:table-cell table:style-name="ce10" table:formula="of:=MAX([.H$1];[.$A57])*3 + MIN([.H$1];[.$A57])" office:value-type="float" office:value="180" calcext:value-type="float">
            <text:p>180</text:p>
          </table:table-cell>
          <table:table-cell table:style-name="ce10" table:formula="of:=MAX([.I$1];[.$A57])*3 + MIN([.I$1];[.$A57])" office:value-type="float" office:value="181" calcext:value-type="float">
            <text:p>181</text:p>
          </table:table-cell>
          <table:table-cell table:style-name="ce10" table:formula="of:=MAX([.J$1];[.$A57])*3 + MIN([.J$1];[.$A57])" office:value-type="float" office:value="182" calcext:value-type="float">
            <text:p>182</text:p>
          </table:table-cell>
          <table:table-cell table:style-name="ce10" table:formula="of:=MAX([.K$1];[.$A57])*3 + MIN([.K$1];[.$A57])" office:value-type="float" office:value="183" calcext:value-type="float">
            <text:p>183</text:p>
          </table:table-cell>
          <table:table-cell table:style-name="ce10" table:formula="of:=MAX([.L$1];[.$A57])*3 + MIN([.L$1];[.$A57])" office:value-type="float" office:value="184" calcext:value-type="float">
            <text:p>184</text:p>
          </table:table-cell>
          <table:table-cell table:style-name="ce10" table:formula="of:=MAX([.M$1];[.$A57])*3 + MIN([.M$1];[.$A57])" office:value-type="float" office:value="185" calcext:value-type="float">
            <text:p>185</text:p>
          </table:table-cell>
          <table:table-cell table:style-name="ce10" table:formula="of:=MAX([.N$1];[.$A57])*3 + MIN([.N$1];[.$A57])" office:value-type="float" office:value="186" calcext:value-type="float">
            <text:p>186</text:p>
          </table:table-cell>
          <table:table-cell table:style-name="ce10" table:formula="of:=MAX([.O$1];[.$A57])*3 + MIN([.O$1];[.$A57])" office:value-type="float" office:value="187" calcext:value-type="float">
            <text:p>187</text:p>
          </table:table-cell>
          <table:table-cell table:style-name="ce10" table:formula="of:=MAX([.P$1];[.$A57])*3 + MIN([.P$1];[.$A57])" office:value-type="float" office:value="188" calcext:value-type="float">
            <text:p>188</text:p>
          </table:table-cell>
          <table:table-cell table:style-name="ce10" table:formula="of:=MAX([.Q$1];[.$A57])*3 + MIN([.Q$1];[.$A57])" office:value-type="float" office:value="189" calcext:value-type="float">
            <text:p>189</text:p>
          </table:table-cell>
          <table:table-cell table:style-name="ce10" table:formula="of:=MAX([.R$1];[.$A57])*3 + MIN([.R$1];[.$A57])" office:value-type="float" office:value="190" calcext:value-type="float">
            <text:p>190</text:p>
          </table:table-cell>
          <table:table-cell table:style-name="ce10" table:formula="of:=MAX([.S$1];[.$A57])*3 + MIN([.S$1];[.$A57])" office:value-type="float" office:value="191" calcext:value-type="float">
            <text:p>191</text:p>
          </table:table-cell>
          <table:table-cell table:style-name="ce10" table:formula="of:=MAX([.T$1];[.$A57])*3 + MIN([.T$1];[.$A57])" office:value-type="float" office:value="192" calcext:value-type="float">
            <text:p>192</text:p>
          </table:table-cell>
          <table:table-cell table:style-name="ce10" table:formula="of:=MAX([.U$1];[.$A57])*3 + MIN([.U$1];[.$A57])" office:value-type="float" office:value="193" calcext:value-type="float">
            <text:p>193</text:p>
          </table:table-cell>
          <table:table-cell table:style-name="ce10" table:formula="of:=MAX([.V$1];[.$A57])*3 + MIN([.V$1];[.$A57])" office:value-type="float" office:value="194" calcext:value-type="float">
            <text:p>194</text:p>
          </table:table-cell>
          <table:table-cell table:style-name="ce10" table:formula="of:=MAX([.W$1];[.$A57])*3 + MIN([.W$1];[.$A57])" office:value-type="float" office:value="195" calcext:value-type="float">
            <text:p>195</text:p>
          </table:table-cell>
          <table:table-cell table:style-name="ce10" table:formula="of:=MAX([.X$1];[.$A57])*3 + MIN([.X$1];[.$A57])" office:value-type="float" office:value="196" calcext:value-type="float">
            <text:p>196</text:p>
          </table:table-cell>
          <table:table-cell table:style-name="ce10" table:formula="of:=MAX([.Y$1];[.$A57])*3 + MIN([.Y$1];[.$A57])" office:value-type="float" office:value="197" calcext:value-type="float">
            <text:p>197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0" table:formula="of:=MAX([.B$1];[.$A58])*3 + MIN([.B$1];[.$A58])" office:value-type="float" office:value="177" calcext:value-type="float">
            <text:p>177</text:p>
          </table:table-cell>
          <table:table-cell table:style-name="ce10" table:formula="of:=MAX([.C$1];[.$A58])*3 + MIN([.C$1];[.$A58])" office:value-type="float" office:value="178" calcext:value-type="float">
            <text:p>178</text:p>
          </table:table-cell>
          <table:table-cell table:style-name="ce10" table:formula="of:=MAX([.D$1];[.$A58])*3 + MIN([.D$1];[.$A58])" office:value-type="float" office:value="179" calcext:value-type="float">
            <text:p>179</text:p>
          </table:table-cell>
          <table:table-cell table:style-name="ce10" table:formula="of:=MAX([.E$1];[.$A58])*3 + MIN([.E$1];[.$A58])" office:value-type="float" office:value="180" calcext:value-type="float">
            <text:p>180</text:p>
          </table:table-cell>
          <table:table-cell table:style-name="ce10" table:formula="of:=MAX([.F$1];[.$A58])*3 + MIN([.F$1];[.$A58])" office:value-type="float" office:value="181" calcext:value-type="float">
            <text:p>181</text:p>
          </table:table-cell>
          <table:table-cell table:style-name="ce10" table:formula="of:=MAX([.G$1];[.$A58])*3 + MIN([.G$1];[.$A58])" office:value-type="float" office:value="182" calcext:value-type="float">
            <text:p>182</text:p>
          </table:table-cell>
          <table:table-cell table:style-name="ce10" table:formula="of:=MAX([.H$1];[.$A58])*3 + MIN([.H$1];[.$A58])" office:value-type="float" office:value="183" calcext:value-type="float">
            <text:p>183</text:p>
          </table:table-cell>
          <table:table-cell table:style-name="ce10" table:formula="of:=MAX([.I$1];[.$A58])*3 + MIN([.I$1];[.$A58])" office:value-type="float" office:value="184" calcext:value-type="float">
            <text:p>184</text:p>
          </table:table-cell>
          <table:table-cell table:style-name="ce10" table:formula="of:=MAX([.J$1];[.$A58])*3 + MIN([.J$1];[.$A58])" office:value-type="float" office:value="185" calcext:value-type="float">
            <text:p>185</text:p>
          </table:table-cell>
          <table:table-cell table:style-name="ce10" table:formula="of:=MAX([.K$1];[.$A58])*3 + MIN([.K$1];[.$A58])" office:value-type="float" office:value="186" calcext:value-type="float">
            <text:p>186</text:p>
          </table:table-cell>
          <table:table-cell table:style-name="ce10" table:formula="of:=MAX([.L$1];[.$A58])*3 + MIN([.L$1];[.$A58])" office:value-type="float" office:value="187" calcext:value-type="float">
            <text:p>187</text:p>
          </table:table-cell>
          <table:table-cell table:style-name="ce10" table:formula="of:=MAX([.M$1];[.$A58])*3 + MIN([.M$1];[.$A58])" office:value-type="float" office:value="188" calcext:value-type="float">
            <text:p>188</text:p>
          </table:table-cell>
          <table:table-cell table:style-name="ce10" table:formula="of:=MAX([.N$1];[.$A58])*3 + MIN([.N$1];[.$A58])" office:value-type="float" office:value="189" calcext:value-type="float">
            <text:p>189</text:p>
          </table:table-cell>
          <table:table-cell table:style-name="ce10" table:formula="of:=MAX([.O$1];[.$A58])*3 + MIN([.O$1];[.$A58])" office:value-type="float" office:value="190" calcext:value-type="float">
            <text:p>190</text:p>
          </table:table-cell>
          <table:table-cell table:style-name="ce10" table:formula="of:=MAX([.P$1];[.$A58])*3 + MIN([.P$1];[.$A58])" office:value-type="float" office:value="191" calcext:value-type="float">
            <text:p>191</text:p>
          </table:table-cell>
          <table:table-cell table:style-name="ce10" table:formula="of:=MAX([.Q$1];[.$A58])*3 + MIN([.Q$1];[.$A58])" office:value-type="float" office:value="192" calcext:value-type="float">
            <text:p>192</text:p>
          </table:table-cell>
          <table:table-cell table:style-name="ce10" table:formula="of:=MAX([.R$1];[.$A58])*3 + MIN([.R$1];[.$A58])" office:value-type="float" office:value="193" calcext:value-type="float">
            <text:p>193</text:p>
          </table:table-cell>
          <table:table-cell table:style-name="ce10" table:formula="of:=MAX([.S$1];[.$A58])*3 + MIN([.S$1];[.$A58])" office:value-type="float" office:value="194" calcext:value-type="float">
            <text:p>194</text:p>
          </table:table-cell>
          <table:table-cell table:style-name="ce10" table:formula="of:=MAX([.T$1];[.$A58])*3 + MIN([.T$1];[.$A58])" office:value-type="float" office:value="195" calcext:value-type="float">
            <text:p>195</text:p>
          </table:table-cell>
          <table:table-cell table:style-name="ce10" table:formula="of:=MAX([.U$1];[.$A58])*3 + MIN([.U$1];[.$A58])" office:value-type="float" office:value="196" calcext:value-type="float">
            <text:p>196</text:p>
          </table:table-cell>
          <table:table-cell table:style-name="ce10" table:formula="of:=MAX([.V$1];[.$A58])*3 + MIN([.V$1];[.$A58])" office:value-type="float" office:value="197" calcext:value-type="float">
            <text:p>197</text:p>
          </table:table-cell>
          <table:table-cell table:style-name="ce10" table:formula="of:=MAX([.W$1];[.$A58])*3 + MIN([.W$1];[.$A58])" office:value-type="float" office:value="198" calcext:value-type="float">
            <text:p>198</text:p>
          </table:table-cell>
          <table:table-cell table:style-name="ce10" table:formula="of:=MAX([.X$1];[.$A58])*3 + MIN([.X$1];[.$A58])" office:value-type="float" office:value="199" calcext:value-type="float">
            <text:p>199</text:p>
          </table:table-cell>
          <table:table-cell table:style-name="ce10" table:formula="of:=MAX([.Y$1];[.$A58])*3 + MIN([.Y$1];[.$A58])" office:value-type="float" office:value="200" calcext:value-type="float">
            <text:p>200</text:p>
          </table:table-cell>
          <table:table-cell table:number-columns-repeated="1635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0" table:formula="of:=MAX([.B$1];[.$A59])*3 + MIN([.B$1];[.$A59])" office:value-type="float" office:value="180" calcext:value-type="float">
            <text:p>180</text:p>
          </table:table-cell>
          <table:table-cell table:style-name="ce10" table:formula="of:=MAX([.C$1];[.$A59])*3 + MIN([.C$1];[.$A59])" office:value-type="float" office:value="181" calcext:value-type="float">
            <text:p>181</text:p>
          </table:table-cell>
          <table:table-cell table:style-name="ce10" table:formula="of:=MAX([.D$1];[.$A59])*3 + MIN([.D$1];[.$A59])" office:value-type="float" office:value="182" calcext:value-type="float">
            <text:p>182</text:p>
          </table:table-cell>
          <table:table-cell table:style-name="ce10" table:formula="of:=MAX([.E$1];[.$A59])*3 + MIN([.E$1];[.$A59])" office:value-type="float" office:value="183" calcext:value-type="float">
            <text:p>183</text:p>
          </table:table-cell>
          <table:table-cell table:style-name="ce10" table:formula="of:=MAX([.F$1];[.$A59])*3 + MIN([.F$1];[.$A59])" office:value-type="float" office:value="184" calcext:value-type="float">
            <text:p>184</text:p>
          </table:table-cell>
          <table:table-cell table:style-name="ce10" table:formula="of:=MAX([.G$1];[.$A59])*3 + MIN([.G$1];[.$A59])" office:value-type="float" office:value="185" calcext:value-type="float">
            <text:p>185</text:p>
          </table:table-cell>
          <table:table-cell table:style-name="ce10" table:formula="of:=MAX([.H$1];[.$A59])*3 + MIN([.H$1];[.$A59])" office:value-type="float" office:value="186" calcext:value-type="float">
            <text:p>186</text:p>
          </table:table-cell>
          <table:table-cell table:style-name="ce10" table:formula="of:=MAX([.I$1];[.$A59])*3 + MIN([.I$1];[.$A59])" office:value-type="float" office:value="187" calcext:value-type="float">
            <text:p>187</text:p>
          </table:table-cell>
          <table:table-cell table:style-name="ce10" table:formula="of:=MAX([.J$1];[.$A59])*3 + MIN([.J$1];[.$A59])" office:value-type="float" office:value="188" calcext:value-type="float">
            <text:p>188</text:p>
          </table:table-cell>
          <table:table-cell table:style-name="ce10" table:formula="of:=MAX([.K$1];[.$A59])*3 + MIN([.K$1];[.$A59])" office:value-type="float" office:value="189" calcext:value-type="float">
            <text:p>189</text:p>
          </table:table-cell>
          <table:table-cell table:style-name="ce10" table:formula="of:=MAX([.L$1];[.$A59])*3 + MIN([.L$1];[.$A59])" office:value-type="float" office:value="190" calcext:value-type="float">
            <text:p>190</text:p>
          </table:table-cell>
          <table:table-cell table:style-name="ce10" table:formula="of:=MAX([.M$1];[.$A59])*3 + MIN([.M$1];[.$A59])" office:value-type="float" office:value="191" calcext:value-type="float">
            <text:p>191</text:p>
          </table:table-cell>
          <table:table-cell table:style-name="ce10" table:formula="of:=MAX([.N$1];[.$A59])*3 + MIN([.N$1];[.$A59])" office:value-type="float" office:value="192" calcext:value-type="float">
            <text:p>192</text:p>
          </table:table-cell>
          <table:table-cell table:style-name="ce10" table:formula="of:=MAX([.O$1];[.$A59])*3 + MIN([.O$1];[.$A59])" office:value-type="float" office:value="193" calcext:value-type="float">
            <text:p>193</text:p>
          </table:table-cell>
          <table:table-cell table:style-name="ce10" table:formula="of:=MAX([.P$1];[.$A59])*3 + MIN([.P$1];[.$A59])" office:value-type="float" office:value="194" calcext:value-type="float">
            <text:p>194</text:p>
          </table:table-cell>
          <table:table-cell table:style-name="ce10" table:formula="of:=MAX([.Q$1];[.$A59])*3 + MIN([.Q$1];[.$A59])" office:value-type="float" office:value="195" calcext:value-type="float">
            <text:p>195</text:p>
          </table:table-cell>
          <table:table-cell table:style-name="ce10" table:formula="of:=MAX([.R$1];[.$A59])*3 + MIN([.R$1];[.$A59])" office:value-type="float" office:value="196" calcext:value-type="float">
            <text:p>196</text:p>
          </table:table-cell>
          <table:table-cell table:style-name="ce10" table:formula="of:=MAX([.S$1];[.$A59])*3 + MIN([.S$1];[.$A59])" office:value-type="float" office:value="197" calcext:value-type="float">
            <text:p>197</text:p>
          </table:table-cell>
          <table:table-cell table:style-name="ce10" table:formula="of:=MAX([.T$1];[.$A59])*3 + MIN([.T$1];[.$A59])" office:value-type="float" office:value="198" calcext:value-type="float">
            <text:p>198</text:p>
          </table:table-cell>
          <table:table-cell table:style-name="ce10" table:formula="of:=MAX([.U$1];[.$A59])*3 + MIN([.U$1];[.$A59])" office:value-type="float" office:value="199" calcext:value-type="float">
            <text:p>199</text:p>
          </table:table-cell>
          <table:table-cell table:style-name="ce10" table:formula="of:=MAX([.V$1];[.$A59])*3 + MIN([.V$1];[.$A59])" office:value-type="float" office:value="200" calcext:value-type="float">
            <text:p>200</text:p>
          </table:table-cell>
          <table:table-cell table:style-name="ce10" table:formula="of:=MAX([.W$1];[.$A59])*3 + MIN([.W$1];[.$A59])" office:value-type="float" office:value="201" calcext:value-type="float">
            <text:p>201</text:p>
          </table:table-cell>
          <table:table-cell table:style-name="ce10" table:formula="of:=MAX([.X$1];[.$A59])*3 + MIN([.X$1];[.$A59])" office:value-type="float" office:value="202" calcext:value-type="float">
            <text:p>202</text:p>
          </table:table-cell>
          <table:table-cell table:style-name="ce10" table:formula="of:=MAX([.Y$1];[.$A59])*3 + MIN([.Y$1];[.$A59])" office:value-type="float" office:value="203" calcext:value-type="float">
            <text:p>203</text:p>
          </table:table-cell>
          <table:table-cell table:number-columns-repeated="1635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0" table:formula="of:=MAX([.B$1];[.$A60])*3 + MIN([.B$1];[.$A60])" office:value-type="float" office:value="183" calcext:value-type="float">
            <text:p>183</text:p>
          </table:table-cell>
          <table:table-cell table:style-name="ce10" table:formula="of:=MAX([.C$1];[.$A60])*3 + MIN([.C$1];[.$A60])" office:value-type="float" office:value="184" calcext:value-type="float">
            <text:p>184</text:p>
          </table:table-cell>
          <table:table-cell table:style-name="ce10" table:formula="of:=MAX([.D$1];[.$A60])*3 + MIN([.D$1];[.$A60])" office:value-type="float" office:value="185" calcext:value-type="float">
            <text:p>185</text:p>
          </table:table-cell>
          <table:table-cell table:style-name="ce10" table:formula="of:=MAX([.E$1];[.$A60])*3 + MIN([.E$1];[.$A60])" office:value-type="float" office:value="186" calcext:value-type="float">
            <text:p>186</text:p>
          </table:table-cell>
          <table:table-cell table:style-name="ce10" table:formula="of:=MAX([.F$1];[.$A60])*3 + MIN([.F$1];[.$A60])" office:value-type="float" office:value="187" calcext:value-type="float">
            <text:p>187</text:p>
          </table:table-cell>
          <table:table-cell table:style-name="ce10" table:formula="of:=MAX([.G$1];[.$A60])*3 + MIN([.G$1];[.$A60])" office:value-type="float" office:value="188" calcext:value-type="float">
            <text:p>188</text:p>
          </table:table-cell>
          <table:table-cell table:style-name="ce10" table:formula="of:=MAX([.H$1];[.$A60])*3 + MIN([.H$1];[.$A60])" office:value-type="float" office:value="189" calcext:value-type="float">
            <text:p>189</text:p>
          </table:table-cell>
          <table:table-cell table:style-name="ce10" table:formula="of:=MAX([.I$1];[.$A60])*3 + MIN([.I$1];[.$A60])" office:value-type="float" office:value="190" calcext:value-type="float">
            <text:p>190</text:p>
          </table:table-cell>
          <table:table-cell table:style-name="ce10" table:formula="of:=MAX([.J$1];[.$A60])*3 + MIN([.J$1];[.$A60])" office:value-type="float" office:value="191" calcext:value-type="float">
            <text:p>191</text:p>
          </table:table-cell>
          <table:table-cell table:style-name="ce10" table:formula="of:=MAX([.K$1];[.$A60])*3 + MIN([.K$1];[.$A60])" office:value-type="float" office:value="192" calcext:value-type="float">
            <text:p>192</text:p>
          </table:table-cell>
          <table:table-cell table:style-name="ce10" table:formula="of:=MAX([.L$1];[.$A60])*3 + MIN([.L$1];[.$A60])" office:value-type="float" office:value="193" calcext:value-type="float">
            <text:p>193</text:p>
          </table:table-cell>
          <table:table-cell table:style-name="ce10" table:formula="of:=MAX([.M$1];[.$A60])*3 + MIN([.M$1];[.$A60])" office:value-type="float" office:value="194" calcext:value-type="float">
            <text:p>194</text:p>
          </table:table-cell>
          <table:table-cell table:style-name="ce10" table:formula="of:=MAX([.N$1];[.$A60])*3 + MIN([.N$1];[.$A60])" office:value-type="float" office:value="195" calcext:value-type="float">
            <text:p>195</text:p>
          </table:table-cell>
          <table:table-cell table:style-name="ce10" table:formula="of:=MAX([.O$1];[.$A60])*3 + MIN([.O$1];[.$A60])" office:value-type="float" office:value="196" calcext:value-type="float">
            <text:p>196</text:p>
          </table:table-cell>
          <table:table-cell table:style-name="ce10" table:formula="of:=MAX([.P$1];[.$A60])*3 + MIN([.P$1];[.$A60])" office:value-type="float" office:value="197" calcext:value-type="float">
            <text:p>197</text:p>
          </table:table-cell>
          <table:table-cell table:style-name="ce10" table:formula="of:=MAX([.Q$1];[.$A60])*3 + MIN([.Q$1];[.$A60])" office:value-type="float" office:value="198" calcext:value-type="float">
            <text:p>198</text:p>
          </table:table-cell>
          <table:table-cell table:style-name="ce10" table:formula="of:=MAX([.R$1];[.$A60])*3 + MIN([.R$1];[.$A60])" office:value-type="float" office:value="199" calcext:value-type="float">
            <text:p>199</text:p>
          </table:table-cell>
          <table:table-cell table:style-name="ce10" table:formula="of:=MAX([.S$1];[.$A60])*3 + MIN([.S$1];[.$A60])" office:value-type="float" office:value="200" calcext:value-type="float">
            <text:p>200</text:p>
          </table:table-cell>
          <table:table-cell table:style-name="ce10" table:formula="of:=MAX([.T$1];[.$A60])*3 + MIN([.T$1];[.$A60])" office:value-type="float" office:value="201" calcext:value-type="float">
            <text:p>201</text:p>
          </table:table-cell>
          <table:table-cell table:style-name="ce10" table:formula="of:=MAX([.U$1];[.$A60])*3 + MIN([.U$1];[.$A60])" office:value-type="float" office:value="202" calcext:value-type="float">
            <text:p>202</text:p>
          </table:table-cell>
          <table:table-cell table:style-name="ce10" table:formula="of:=MAX([.V$1];[.$A60])*3 + MIN([.V$1];[.$A60])" office:value-type="float" office:value="203" calcext:value-type="float">
            <text:p>203</text:p>
          </table:table-cell>
          <table:table-cell table:style-name="ce10" table:formula="of:=MAX([.W$1];[.$A60])*3 + MIN([.W$1];[.$A60])" office:value-type="float" office:value="204" calcext:value-type="float">
            <text:p>204</text:p>
          </table:table-cell>
          <table:table-cell table:style-name="ce10" table:formula="of:=MAX([.X$1];[.$A60])*3 + MIN([.X$1];[.$A60])" office:value-type="float" office:value="205" calcext:value-type="float">
            <text:p>205</text:p>
          </table:table-cell>
          <table:table-cell table:style-name="ce10" table:formula="of:=MAX([.Y$1];[.$A60])*3 + MIN([.Y$1];[.$A60])" office:value-type="float" office:value="206" calcext:value-type="float">
            <text:p>206</text:p>
          </table:table-cell>
          <table:table-cell table:number-columns-repeated="1635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0" table:formula="of:=MAX([.B$1];[.$A61])*3 + MIN([.B$1];[.$A61])" office:value-type="float" office:value="186" calcext:value-type="float">
            <text:p>186</text:p>
          </table:table-cell>
          <table:table-cell table:style-name="ce10" table:formula="of:=MAX([.C$1];[.$A61])*3 + MIN([.C$1];[.$A61])" office:value-type="float" office:value="187" calcext:value-type="float">
            <text:p>187</text:p>
          </table:table-cell>
          <table:table-cell table:style-name="ce10" table:formula="of:=MAX([.D$1];[.$A61])*3 + MIN([.D$1];[.$A61])" office:value-type="float" office:value="188" calcext:value-type="float">
            <text:p>188</text:p>
          </table:table-cell>
          <table:table-cell table:style-name="ce10" table:formula="of:=MAX([.E$1];[.$A61])*3 + MIN([.E$1];[.$A61])" office:value-type="float" office:value="189" calcext:value-type="float">
            <text:p>189</text:p>
          </table:table-cell>
          <table:table-cell table:style-name="ce10" table:formula="of:=MAX([.F$1];[.$A61])*3 + MIN([.F$1];[.$A61])" office:value-type="float" office:value="190" calcext:value-type="float">
            <text:p>190</text:p>
          </table:table-cell>
          <table:table-cell table:style-name="ce10" table:formula="of:=MAX([.G$1];[.$A61])*3 + MIN([.G$1];[.$A61])" office:value-type="float" office:value="191" calcext:value-type="float">
            <text:p>191</text:p>
          </table:table-cell>
          <table:table-cell table:style-name="ce10" table:formula="of:=MAX([.H$1];[.$A61])*3 + MIN([.H$1];[.$A61])" office:value-type="float" office:value="192" calcext:value-type="float">
            <text:p>192</text:p>
          </table:table-cell>
          <table:table-cell table:style-name="ce10" table:formula="of:=MAX([.I$1];[.$A61])*3 + MIN([.I$1];[.$A61])" office:value-type="float" office:value="193" calcext:value-type="float">
            <text:p>193</text:p>
          </table:table-cell>
          <table:table-cell table:style-name="ce10" table:formula="of:=MAX([.J$1];[.$A61])*3 + MIN([.J$1];[.$A61])" office:value-type="float" office:value="194" calcext:value-type="float">
            <text:p>194</text:p>
          </table:table-cell>
          <table:table-cell table:style-name="ce10" table:formula="of:=MAX([.K$1];[.$A61])*3 + MIN([.K$1];[.$A61])" office:value-type="float" office:value="195" calcext:value-type="float">
            <text:p>195</text:p>
          </table:table-cell>
          <table:table-cell table:style-name="ce10" table:formula="of:=MAX([.L$1];[.$A61])*3 + MIN([.L$1];[.$A61])" office:value-type="float" office:value="196" calcext:value-type="float">
            <text:p>196</text:p>
          </table:table-cell>
          <table:table-cell table:style-name="ce10" table:formula="of:=MAX([.M$1];[.$A61])*3 + MIN([.M$1];[.$A61])" office:value-type="float" office:value="197" calcext:value-type="float">
            <text:p>197</text:p>
          </table:table-cell>
          <table:table-cell table:style-name="ce10" table:formula="of:=MAX([.N$1];[.$A61])*3 + MIN([.N$1];[.$A61])" office:value-type="float" office:value="198" calcext:value-type="float">
            <text:p>198</text:p>
          </table:table-cell>
          <table:table-cell table:style-name="ce10" table:formula="of:=MAX([.O$1];[.$A61])*3 + MIN([.O$1];[.$A61])" office:value-type="float" office:value="199" calcext:value-type="float">
            <text:p>199</text:p>
          </table:table-cell>
          <table:table-cell table:style-name="ce10" table:formula="of:=MAX([.P$1];[.$A61])*3 + MIN([.P$1];[.$A61])" office:value-type="float" office:value="200" calcext:value-type="float">
            <text:p>200</text:p>
          </table:table-cell>
          <table:table-cell table:style-name="ce10" table:formula="of:=MAX([.Q$1];[.$A61])*3 + MIN([.Q$1];[.$A61])" office:value-type="float" office:value="201" calcext:value-type="float">
            <text:p>201</text:p>
          </table:table-cell>
          <table:table-cell table:style-name="ce10" table:formula="of:=MAX([.R$1];[.$A61])*3 + MIN([.R$1];[.$A61])" office:value-type="float" office:value="202" calcext:value-type="float">
            <text:p>202</text:p>
          </table:table-cell>
          <table:table-cell table:style-name="ce10" table:formula="of:=MAX([.S$1];[.$A61])*3 + MIN([.S$1];[.$A61])" office:value-type="float" office:value="203" calcext:value-type="float">
            <text:p>203</text:p>
          </table:table-cell>
          <table:table-cell table:style-name="ce10" table:formula="of:=MAX([.T$1];[.$A61])*3 + MIN([.T$1];[.$A61])" office:value-type="float" office:value="204" calcext:value-type="float">
            <text:p>204</text:p>
          </table:table-cell>
          <table:table-cell table:style-name="ce10" table:formula="of:=MAX([.U$1];[.$A61])*3 + MIN([.U$1];[.$A61])" office:value-type="float" office:value="205" calcext:value-type="float">
            <text:p>205</text:p>
          </table:table-cell>
          <table:table-cell table:style-name="ce10" table:formula="of:=MAX([.V$1];[.$A61])*3 + MIN([.V$1];[.$A61])" office:value-type="float" office:value="206" calcext:value-type="float">
            <text:p>206</text:p>
          </table:table-cell>
          <table:table-cell table:style-name="ce10" table:formula="of:=MAX([.W$1];[.$A61])*3 + MIN([.W$1];[.$A61])" office:value-type="float" office:value="207" calcext:value-type="float">
            <text:p>207</text:p>
          </table:table-cell>
          <table:table-cell table:style-name="ce10" table:formula="of:=MAX([.X$1];[.$A61])*3 + MIN([.X$1];[.$A61])" office:value-type="float" office:value="208" calcext:value-type="float">
            <text:p>208</text:p>
          </table:table-cell>
          <table:table-cell table:style-name="ce10" table:formula="of:=MAX([.Y$1];[.$A61])*3 + MIN([.Y$1];[.$A61])" office:value-type="float" office:value="209" calcext:value-type="float">
            <text:p>209</text:p>
          </table:table-cell>
          <table:table-cell table:number-columns-repeated="1635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0" table:formula="of:=MAX([.B$1];[.$A62])*3 + MIN([.B$1];[.$A62])" office:value-type="float" office:value="189" calcext:value-type="float">
            <text:p>189</text:p>
          </table:table-cell>
          <table:table-cell table:style-name="ce10" table:formula="of:=MAX([.C$1];[.$A62])*3 + MIN([.C$1];[.$A62])" office:value-type="float" office:value="190" calcext:value-type="float">
            <text:p>190</text:p>
          </table:table-cell>
          <table:table-cell table:style-name="ce10" table:formula="of:=MAX([.D$1];[.$A62])*3 + MIN([.D$1];[.$A62])" office:value-type="float" office:value="191" calcext:value-type="float">
            <text:p>191</text:p>
          </table:table-cell>
          <table:table-cell table:style-name="ce10" table:formula="of:=MAX([.E$1];[.$A62])*3 + MIN([.E$1];[.$A62])" office:value-type="float" office:value="192" calcext:value-type="float">
            <text:p>192</text:p>
          </table:table-cell>
          <table:table-cell table:style-name="ce10" table:formula="of:=MAX([.F$1];[.$A62])*3 + MIN([.F$1];[.$A62])" office:value-type="float" office:value="193" calcext:value-type="float">
            <text:p>193</text:p>
          </table:table-cell>
          <table:table-cell table:style-name="ce10" table:formula="of:=MAX([.G$1];[.$A62])*3 + MIN([.G$1];[.$A62])" office:value-type="float" office:value="194" calcext:value-type="float">
            <text:p>194</text:p>
          </table:table-cell>
          <table:table-cell table:style-name="ce10" table:formula="of:=MAX([.H$1];[.$A62])*3 + MIN([.H$1];[.$A62])" office:value-type="float" office:value="195" calcext:value-type="float">
            <text:p>195</text:p>
          </table:table-cell>
          <table:table-cell table:style-name="ce10" table:formula="of:=MAX([.I$1];[.$A62])*3 + MIN([.I$1];[.$A62])" office:value-type="float" office:value="196" calcext:value-type="float">
            <text:p>196</text:p>
          </table:table-cell>
          <table:table-cell table:style-name="ce10" table:formula="of:=MAX([.J$1];[.$A62])*3 + MIN([.J$1];[.$A62])" office:value-type="float" office:value="197" calcext:value-type="float">
            <text:p>197</text:p>
          </table:table-cell>
          <table:table-cell table:style-name="ce10" table:formula="of:=MAX([.K$1];[.$A62])*3 + MIN([.K$1];[.$A62])" office:value-type="float" office:value="198" calcext:value-type="float">
            <text:p>198</text:p>
          </table:table-cell>
          <table:table-cell table:style-name="ce10" table:formula="of:=MAX([.L$1];[.$A62])*3 + MIN([.L$1];[.$A62])" office:value-type="float" office:value="199" calcext:value-type="float">
            <text:p>199</text:p>
          </table:table-cell>
          <table:table-cell table:style-name="ce10" table:formula="of:=MAX([.M$1];[.$A62])*3 + MIN([.M$1];[.$A62])" office:value-type="float" office:value="200" calcext:value-type="float">
            <text:p>200</text:p>
          </table:table-cell>
          <table:table-cell table:style-name="ce10" table:formula="of:=MAX([.N$1];[.$A62])*3 + MIN([.N$1];[.$A62])" office:value-type="float" office:value="201" calcext:value-type="float">
            <text:p>201</text:p>
          </table:table-cell>
          <table:table-cell table:style-name="ce10" table:formula="of:=MAX([.O$1];[.$A62])*3 + MIN([.O$1];[.$A62])" office:value-type="float" office:value="202" calcext:value-type="float">
            <text:p>202</text:p>
          </table:table-cell>
          <table:table-cell table:style-name="ce10" table:formula="of:=MAX([.P$1];[.$A62])*3 + MIN([.P$1];[.$A62])" office:value-type="float" office:value="203" calcext:value-type="float">
            <text:p>203</text:p>
          </table:table-cell>
          <table:table-cell table:style-name="ce10" table:formula="of:=MAX([.Q$1];[.$A62])*3 + MIN([.Q$1];[.$A62])" office:value-type="float" office:value="204" calcext:value-type="float">
            <text:p>204</text:p>
          </table:table-cell>
          <table:table-cell table:style-name="ce10" table:formula="of:=MAX([.R$1];[.$A62])*3 + MIN([.R$1];[.$A62])" office:value-type="float" office:value="205" calcext:value-type="float">
            <text:p>205</text:p>
          </table:table-cell>
          <table:table-cell table:style-name="ce10" table:formula="of:=MAX([.S$1];[.$A62])*3 + MIN([.S$1];[.$A62])" office:value-type="float" office:value="206" calcext:value-type="float">
            <text:p>206</text:p>
          </table:table-cell>
          <table:table-cell table:style-name="ce10" table:formula="of:=MAX([.T$1];[.$A62])*3 + MIN([.T$1];[.$A62])" office:value-type="float" office:value="207" calcext:value-type="float">
            <text:p>207</text:p>
          </table:table-cell>
          <table:table-cell table:style-name="ce10" table:formula="of:=MAX([.U$1];[.$A62])*3 + MIN([.U$1];[.$A62])" office:value-type="float" office:value="208" calcext:value-type="float">
            <text:p>208</text:p>
          </table:table-cell>
          <table:table-cell table:style-name="ce10" table:formula="of:=MAX([.V$1];[.$A62])*3 + MIN([.V$1];[.$A62])" office:value-type="float" office:value="209" calcext:value-type="float">
            <text:p>209</text:p>
          </table:table-cell>
          <table:table-cell table:style-name="ce10" table:formula="of:=MAX([.W$1];[.$A62])*3 + MIN([.W$1];[.$A62])" office:value-type="float" office:value="210" calcext:value-type="float">
            <text:p>210</text:p>
          </table:table-cell>
          <table:table-cell table:style-name="ce10" table:formula="of:=MAX([.X$1];[.$A62])*3 + MIN([.X$1];[.$A62])" office:value-type="float" office:value="211" calcext:value-type="float">
            <text:p>211</text:p>
          </table:table-cell>
          <table:table-cell table:style-name="ce10" table:formula="of:=MAX([.Y$1];[.$A62])*3 + MIN([.Y$1];[.$A62])" office:value-type="float" office:value="212" calcext:value-type="float">
            <text:p>212</text:p>
          </table:table-cell>
          <table:table-cell table:number-columns-repeated="1635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0" table:formula="of:=MAX([.B$1];[.$A63])*3 + MIN([.B$1];[.$A63])" office:value-type="float" office:value="192" calcext:value-type="float">
            <text:p>192</text:p>
          </table:table-cell>
          <table:table-cell table:style-name="ce10" table:formula="of:=MAX([.C$1];[.$A63])*3 + MIN([.C$1];[.$A63])" office:value-type="float" office:value="193" calcext:value-type="float">
            <text:p>193</text:p>
          </table:table-cell>
          <table:table-cell table:style-name="ce10" table:formula="of:=MAX([.D$1];[.$A63])*3 + MIN([.D$1];[.$A63])" office:value-type="float" office:value="194" calcext:value-type="float">
            <text:p>194</text:p>
          </table:table-cell>
          <table:table-cell table:style-name="ce10" table:formula="of:=MAX([.E$1];[.$A63])*3 + MIN([.E$1];[.$A63])" office:value-type="float" office:value="195" calcext:value-type="float">
            <text:p>195</text:p>
          </table:table-cell>
          <table:table-cell table:style-name="ce10" table:formula="of:=MAX([.F$1];[.$A63])*3 + MIN([.F$1];[.$A63])" office:value-type="float" office:value="196" calcext:value-type="float">
            <text:p>196</text:p>
          </table:table-cell>
          <table:table-cell table:style-name="ce10" table:formula="of:=MAX([.G$1];[.$A63])*3 + MIN([.G$1];[.$A63])" office:value-type="float" office:value="197" calcext:value-type="float">
            <text:p>197</text:p>
          </table:table-cell>
          <table:table-cell table:style-name="ce10" table:formula="of:=MAX([.H$1];[.$A63])*3 + MIN([.H$1];[.$A63])" office:value-type="float" office:value="198" calcext:value-type="float">
            <text:p>198</text:p>
          </table:table-cell>
          <table:table-cell table:style-name="ce10" table:formula="of:=MAX([.I$1];[.$A63])*3 + MIN([.I$1];[.$A63])" office:value-type="float" office:value="199" calcext:value-type="float">
            <text:p>199</text:p>
          </table:table-cell>
          <table:table-cell table:style-name="ce10" table:formula="of:=MAX([.J$1];[.$A63])*3 + MIN([.J$1];[.$A63])" office:value-type="float" office:value="200" calcext:value-type="float">
            <text:p>200</text:p>
          </table:table-cell>
          <table:table-cell table:style-name="ce10" table:formula="of:=MAX([.K$1];[.$A63])*3 + MIN([.K$1];[.$A63])" office:value-type="float" office:value="201" calcext:value-type="float">
            <text:p>201</text:p>
          </table:table-cell>
          <table:table-cell table:style-name="ce10" table:formula="of:=MAX([.L$1];[.$A63])*3 + MIN([.L$1];[.$A63])" office:value-type="float" office:value="202" calcext:value-type="float">
            <text:p>202</text:p>
          </table:table-cell>
          <table:table-cell table:style-name="ce10" table:formula="of:=MAX([.M$1];[.$A63])*3 + MIN([.M$1];[.$A63])" office:value-type="float" office:value="203" calcext:value-type="float">
            <text:p>203</text:p>
          </table:table-cell>
          <table:table-cell table:style-name="ce10" table:formula="of:=MAX([.N$1];[.$A63])*3 + MIN([.N$1];[.$A63])" office:value-type="float" office:value="204" calcext:value-type="float">
            <text:p>204</text:p>
          </table:table-cell>
          <table:table-cell table:style-name="ce10" table:formula="of:=MAX([.O$1];[.$A63])*3 + MIN([.O$1];[.$A63])" office:value-type="float" office:value="205" calcext:value-type="float">
            <text:p>205</text:p>
          </table:table-cell>
          <table:table-cell table:style-name="ce10" table:formula="of:=MAX([.P$1];[.$A63])*3 + MIN([.P$1];[.$A63])" office:value-type="float" office:value="206" calcext:value-type="float">
            <text:p>206</text:p>
          </table:table-cell>
          <table:table-cell table:style-name="ce10" table:formula="of:=MAX([.Q$1];[.$A63])*3 + MIN([.Q$1];[.$A63])" office:value-type="float" office:value="207" calcext:value-type="float">
            <text:p>207</text:p>
          </table:table-cell>
          <table:table-cell table:style-name="ce10" table:formula="of:=MAX([.R$1];[.$A63])*3 + MIN([.R$1];[.$A63])" office:value-type="float" office:value="208" calcext:value-type="float">
            <text:p>208</text:p>
          </table:table-cell>
          <table:table-cell table:style-name="ce10" table:formula="of:=MAX([.S$1];[.$A63])*3 + MIN([.S$1];[.$A63])" office:value-type="float" office:value="209" calcext:value-type="float">
            <text:p>209</text:p>
          </table:table-cell>
          <table:table-cell table:style-name="ce10" table:formula="of:=MAX([.T$1];[.$A63])*3 + MIN([.T$1];[.$A63])" office:value-type="float" office:value="210" calcext:value-type="float">
            <text:p>210</text:p>
          </table:table-cell>
          <table:table-cell table:style-name="ce10" table:formula="of:=MAX([.U$1];[.$A63])*3 + MIN([.U$1];[.$A63])" office:value-type="float" office:value="211" calcext:value-type="float">
            <text:p>211</text:p>
          </table:table-cell>
          <table:table-cell table:style-name="ce10" table:formula="of:=MAX([.V$1];[.$A63])*3 + MIN([.V$1];[.$A63])" office:value-type="float" office:value="212" calcext:value-type="float">
            <text:p>212</text:p>
          </table:table-cell>
          <table:table-cell table:style-name="ce10" table:formula="of:=MAX([.W$1];[.$A63])*3 + MIN([.W$1];[.$A63])" office:value-type="float" office:value="213" calcext:value-type="float">
            <text:p>213</text:p>
          </table:table-cell>
          <table:table-cell table:style-name="ce10" table:formula="of:=MAX([.X$1];[.$A63])*3 + MIN([.X$1];[.$A63])" office:value-type="float" office:value="214" calcext:value-type="float">
            <text:p>214</text:p>
          </table:table-cell>
          <table:table-cell table:style-name="ce10" table:formula="of:=MAX([.Y$1];[.$A63])*3 + MIN([.Y$1];[.$A63])" office:value-type="float" office:value="215" calcext:value-type="float">
            <text:p>215</text:p>
          </table:table-cell>
          <table:table-cell table:number-columns-repeated="1635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0" table:formula="of:=MAX([.B$1];[.$A64])*3 + MIN([.B$1];[.$A64])" office:value-type="float" office:value="195" calcext:value-type="float">
            <text:p>195</text:p>
          </table:table-cell>
          <table:table-cell table:style-name="ce10" table:formula="of:=MAX([.C$1];[.$A64])*3 + MIN([.C$1];[.$A64])" office:value-type="float" office:value="196" calcext:value-type="float">
            <text:p>196</text:p>
          </table:table-cell>
          <table:table-cell table:style-name="ce10" table:formula="of:=MAX([.D$1];[.$A64])*3 + MIN([.D$1];[.$A64])" office:value-type="float" office:value="197" calcext:value-type="float">
            <text:p>197</text:p>
          </table:table-cell>
          <table:table-cell table:style-name="ce10" table:formula="of:=MAX([.E$1];[.$A64])*3 + MIN([.E$1];[.$A64])" office:value-type="float" office:value="198" calcext:value-type="float">
            <text:p>198</text:p>
          </table:table-cell>
          <table:table-cell table:style-name="ce10" table:formula="of:=MAX([.F$1];[.$A64])*3 + MIN([.F$1];[.$A64])" office:value-type="float" office:value="199" calcext:value-type="float">
            <text:p>199</text:p>
          </table:table-cell>
          <table:table-cell table:style-name="ce10" table:formula="of:=MAX([.G$1];[.$A64])*3 + MIN([.G$1];[.$A64])" office:value-type="float" office:value="200" calcext:value-type="float">
            <text:p>200</text:p>
          </table:table-cell>
          <table:table-cell table:style-name="ce10" table:formula="of:=MAX([.H$1];[.$A64])*3 + MIN([.H$1];[.$A64])" office:value-type="float" office:value="201" calcext:value-type="float">
            <text:p>201</text:p>
          </table:table-cell>
          <table:table-cell table:style-name="ce10" table:formula="of:=MAX([.I$1];[.$A64])*3 + MIN([.I$1];[.$A64])" office:value-type="float" office:value="202" calcext:value-type="float">
            <text:p>202</text:p>
          </table:table-cell>
          <table:table-cell table:style-name="ce10" table:formula="of:=MAX([.J$1];[.$A64])*3 + MIN([.J$1];[.$A64])" office:value-type="float" office:value="203" calcext:value-type="float">
            <text:p>203</text:p>
          </table:table-cell>
          <table:table-cell table:style-name="ce10" table:formula="of:=MAX([.K$1];[.$A64])*3 + MIN([.K$1];[.$A64])" office:value-type="float" office:value="204" calcext:value-type="float">
            <text:p>204</text:p>
          </table:table-cell>
          <table:table-cell table:style-name="ce10" table:formula="of:=MAX([.L$1];[.$A64])*3 + MIN([.L$1];[.$A64])" office:value-type="float" office:value="205" calcext:value-type="float">
            <text:p>205</text:p>
          </table:table-cell>
          <table:table-cell table:style-name="ce10" table:formula="of:=MAX([.M$1];[.$A64])*3 + MIN([.M$1];[.$A64])" office:value-type="float" office:value="206" calcext:value-type="float">
            <text:p>206</text:p>
          </table:table-cell>
          <table:table-cell table:style-name="ce10" table:formula="of:=MAX([.N$1];[.$A64])*3 + MIN([.N$1];[.$A64])" office:value-type="float" office:value="207" calcext:value-type="float">
            <text:p>207</text:p>
          </table:table-cell>
          <table:table-cell table:style-name="ce10" table:formula="of:=MAX([.O$1];[.$A64])*3 + MIN([.O$1];[.$A64])" office:value-type="float" office:value="208" calcext:value-type="float">
            <text:p>208</text:p>
          </table:table-cell>
          <table:table-cell table:style-name="ce10" table:formula="of:=MAX([.P$1];[.$A64])*3 + MIN([.P$1];[.$A64])" office:value-type="float" office:value="209" calcext:value-type="float">
            <text:p>209</text:p>
          </table:table-cell>
          <table:table-cell table:style-name="ce10" table:formula="of:=MAX([.Q$1];[.$A64])*3 + MIN([.Q$1];[.$A64])" office:value-type="float" office:value="210" calcext:value-type="float">
            <text:p>210</text:p>
          </table:table-cell>
          <table:table-cell table:style-name="ce10" table:formula="of:=MAX([.R$1];[.$A64])*3 + MIN([.R$1];[.$A64])" office:value-type="float" office:value="211" calcext:value-type="float">
            <text:p>211</text:p>
          </table:table-cell>
          <table:table-cell table:style-name="ce10" table:formula="of:=MAX([.S$1];[.$A64])*3 + MIN([.S$1];[.$A64])" office:value-type="float" office:value="212" calcext:value-type="float">
            <text:p>212</text:p>
          </table:table-cell>
          <table:table-cell table:style-name="ce10" table:formula="of:=MAX([.T$1];[.$A64])*3 + MIN([.T$1];[.$A64])" office:value-type="float" office:value="213" calcext:value-type="float">
            <text:p>213</text:p>
          </table:table-cell>
          <table:table-cell table:style-name="ce10" table:formula="of:=MAX([.U$1];[.$A64])*3 + MIN([.U$1];[.$A64])" office:value-type="float" office:value="214" calcext:value-type="float">
            <text:p>214</text:p>
          </table:table-cell>
          <table:table-cell table:style-name="ce10" table:formula="of:=MAX([.V$1];[.$A64])*3 + MIN([.V$1];[.$A64])" office:value-type="float" office:value="215" calcext:value-type="float">
            <text:p>215</text:p>
          </table:table-cell>
          <table:table-cell table:style-name="ce10" table:formula="of:=MAX([.W$1];[.$A64])*3 + MIN([.W$1];[.$A64])" office:value-type="float" office:value="216" calcext:value-type="float">
            <text:p>216</text:p>
          </table:table-cell>
          <table:table-cell table:style-name="ce10" table:formula="of:=MAX([.X$1];[.$A64])*3 + MIN([.X$1];[.$A64])" office:value-type="float" office:value="217" calcext:value-type="float">
            <text:p>217</text:p>
          </table:table-cell>
          <table:table-cell table:style-name="ce10" table:formula="of:=MAX([.Y$1];[.$A64])*3 + MIN([.Y$1];[.$A64])" office:value-type="float" office:value="218" calcext:value-type="float">
            <text:p>218</text:p>
          </table:table-cell>
          <table:table-cell table:number-columns-repeated="1635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0" table:formula="of:=MAX([.B$1];[.$A65])*3 + MIN([.B$1];[.$A65])" office:value-type="float" office:value="198" calcext:value-type="float">
            <text:p>198</text:p>
          </table:table-cell>
          <table:table-cell table:style-name="ce10" table:formula="of:=MAX([.C$1];[.$A65])*3 + MIN([.C$1];[.$A65])" office:value-type="float" office:value="199" calcext:value-type="float">
            <text:p>199</text:p>
          </table:table-cell>
          <table:table-cell table:style-name="ce10" table:formula="of:=MAX([.D$1];[.$A65])*3 + MIN([.D$1];[.$A65])" office:value-type="float" office:value="200" calcext:value-type="float">
            <text:p>200</text:p>
          </table:table-cell>
          <table:table-cell table:style-name="ce10" table:formula="of:=MAX([.E$1];[.$A65])*3 + MIN([.E$1];[.$A65])" office:value-type="float" office:value="201" calcext:value-type="float">
            <text:p>201</text:p>
          </table:table-cell>
          <table:table-cell table:style-name="ce10" table:formula="of:=MAX([.F$1];[.$A65])*3 + MIN([.F$1];[.$A65])" office:value-type="float" office:value="202" calcext:value-type="float">
            <text:p>202</text:p>
          </table:table-cell>
          <table:table-cell table:style-name="ce10" table:formula="of:=MAX([.G$1];[.$A65])*3 + MIN([.G$1];[.$A65])" office:value-type="float" office:value="203" calcext:value-type="float">
            <text:p>203</text:p>
          </table:table-cell>
          <table:table-cell table:style-name="ce10" table:formula="of:=MAX([.H$1];[.$A65])*3 + MIN([.H$1];[.$A65])" office:value-type="float" office:value="204" calcext:value-type="float">
            <text:p>204</text:p>
          </table:table-cell>
          <table:table-cell table:style-name="ce10" table:formula="of:=MAX([.I$1];[.$A65])*3 + MIN([.I$1];[.$A65])" office:value-type="float" office:value="205" calcext:value-type="float">
            <text:p>205</text:p>
          </table:table-cell>
          <table:table-cell table:style-name="ce10" table:formula="of:=MAX([.J$1];[.$A65])*3 + MIN([.J$1];[.$A65])" office:value-type="float" office:value="206" calcext:value-type="float">
            <text:p>206</text:p>
          </table:table-cell>
          <table:table-cell table:style-name="ce10" table:formula="of:=MAX([.K$1];[.$A65])*3 + MIN([.K$1];[.$A65])" office:value-type="float" office:value="207" calcext:value-type="float">
            <text:p>207</text:p>
          </table:table-cell>
          <table:table-cell table:style-name="ce10" table:formula="of:=MAX([.L$1];[.$A65])*3 + MIN([.L$1];[.$A65])" office:value-type="float" office:value="208" calcext:value-type="float">
            <text:p>208</text:p>
          </table:table-cell>
          <table:table-cell table:style-name="ce10" table:formula="of:=MAX([.M$1];[.$A65])*3 + MIN([.M$1];[.$A65])" office:value-type="float" office:value="209" calcext:value-type="float">
            <text:p>209</text:p>
          </table:table-cell>
          <table:table-cell table:style-name="ce10" table:formula="of:=MAX([.N$1];[.$A65])*3 + MIN([.N$1];[.$A65])" office:value-type="float" office:value="210" calcext:value-type="float">
            <text:p>210</text:p>
          </table:table-cell>
          <table:table-cell table:style-name="ce10" table:formula="of:=MAX([.O$1];[.$A65])*3 + MIN([.O$1];[.$A65])" office:value-type="float" office:value="211" calcext:value-type="float">
            <text:p>211</text:p>
          </table:table-cell>
          <table:table-cell table:style-name="ce10" table:formula="of:=MAX([.P$1];[.$A65])*3 + MIN([.P$1];[.$A65])" office:value-type="float" office:value="212" calcext:value-type="float">
            <text:p>212</text:p>
          </table:table-cell>
          <table:table-cell table:style-name="ce10" table:formula="of:=MAX([.Q$1];[.$A65])*3 + MIN([.Q$1];[.$A65])" office:value-type="float" office:value="213" calcext:value-type="float">
            <text:p>213</text:p>
          </table:table-cell>
          <table:table-cell table:style-name="ce10" table:formula="of:=MAX([.R$1];[.$A65])*3 + MIN([.R$1];[.$A65])" office:value-type="float" office:value="214" calcext:value-type="float">
            <text:p>214</text:p>
          </table:table-cell>
          <table:table-cell table:style-name="ce10" table:formula="of:=MAX([.S$1];[.$A65])*3 + MIN([.S$1];[.$A65])" office:value-type="float" office:value="215" calcext:value-type="float">
            <text:p>215</text:p>
          </table:table-cell>
          <table:table-cell table:style-name="ce10" table:formula="of:=MAX([.T$1];[.$A65])*3 + MIN([.T$1];[.$A65])" office:value-type="float" office:value="216" calcext:value-type="float">
            <text:p>216</text:p>
          </table:table-cell>
          <table:table-cell table:style-name="ce10" table:formula="of:=MAX([.U$1];[.$A65])*3 + MIN([.U$1];[.$A65])" office:value-type="float" office:value="217" calcext:value-type="float">
            <text:p>217</text:p>
          </table:table-cell>
          <table:table-cell table:style-name="ce10" table:formula="of:=MAX([.V$1];[.$A65])*3 + MIN([.V$1];[.$A65])" office:value-type="float" office:value="218" calcext:value-type="float">
            <text:p>218</text:p>
          </table:table-cell>
          <table:table-cell table:style-name="ce10" table:formula="of:=MAX([.W$1];[.$A65])*3 + MIN([.W$1];[.$A65])" office:value-type="float" office:value="219" calcext:value-type="float">
            <text:p>219</text:p>
          </table:table-cell>
          <table:table-cell table:style-name="ce10" table:formula="of:=MAX([.X$1];[.$A65])*3 + MIN([.X$1];[.$A65])" office:value-type="float" office:value="220" calcext:value-type="float">
            <text:p>220</text:p>
          </table:table-cell>
          <table:table-cell table:style-name="ce10" table:formula="of:=MAX([.Y$1];[.$A65])*3 + MIN([.Y$1];[.$A65])" office:value-type="float" office:value="221" calcext:value-type="float">
            <text:p>221</text:p>
          </table:table-cell>
          <table:table-cell table:number-columns-repeated="1635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0" table:formula="of:=MAX([.B$1];[.$A66])*3 + MIN([.B$1];[.$A66])" office:value-type="float" office:value="201" calcext:value-type="float">
            <text:p>201</text:p>
          </table:table-cell>
          <table:table-cell table:style-name="ce10" table:formula="of:=MAX([.C$1];[.$A66])*3 + MIN([.C$1];[.$A66])" office:value-type="float" office:value="202" calcext:value-type="float">
            <text:p>202</text:p>
          </table:table-cell>
          <table:table-cell table:style-name="ce10" table:formula="of:=MAX([.D$1];[.$A66])*3 + MIN([.D$1];[.$A66])" office:value-type="float" office:value="203" calcext:value-type="float">
            <text:p>203</text:p>
          </table:table-cell>
          <table:table-cell table:style-name="ce10" table:formula="of:=MAX([.E$1];[.$A66])*3 + MIN([.E$1];[.$A66])" office:value-type="float" office:value="204" calcext:value-type="float">
            <text:p>204</text:p>
          </table:table-cell>
          <table:table-cell table:style-name="ce10" table:formula="of:=MAX([.F$1];[.$A66])*3 + MIN([.F$1];[.$A66])" office:value-type="float" office:value="205" calcext:value-type="float">
            <text:p>205</text:p>
          </table:table-cell>
          <table:table-cell table:style-name="ce10" table:formula="of:=MAX([.G$1];[.$A66])*3 + MIN([.G$1];[.$A66])" office:value-type="float" office:value="206" calcext:value-type="float">
            <text:p>206</text:p>
          </table:table-cell>
          <table:table-cell table:style-name="ce10" table:formula="of:=MAX([.H$1];[.$A66])*3 + MIN([.H$1];[.$A66])" office:value-type="float" office:value="207" calcext:value-type="float">
            <text:p>207</text:p>
          </table:table-cell>
          <table:table-cell table:style-name="ce10" table:formula="of:=MAX([.I$1];[.$A66])*3 + MIN([.I$1];[.$A66])" office:value-type="float" office:value="208" calcext:value-type="float">
            <text:p>208</text:p>
          </table:table-cell>
          <table:table-cell table:style-name="ce10" table:formula="of:=MAX([.J$1];[.$A66])*3 + MIN([.J$1];[.$A66])" office:value-type="float" office:value="209" calcext:value-type="float">
            <text:p>209</text:p>
          </table:table-cell>
          <table:table-cell table:style-name="ce10" table:formula="of:=MAX([.K$1];[.$A66])*3 + MIN([.K$1];[.$A66])" office:value-type="float" office:value="210" calcext:value-type="float">
            <text:p>210</text:p>
          </table:table-cell>
          <table:table-cell table:style-name="ce10" table:formula="of:=MAX([.L$1];[.$A66])*3 + MIN([.L$1];[.$A66])" office:value-type="float" office:value="211" calcext:value-type="float">
            <text:p>211</text:p>
          </table:table-cell>
          <table:table-cell table:style-name="ce10" table:formula="of:=MAX([.M$1];[.$A66])*3 + MIN([.M$1];[.$A66])" office:value-type="float" office:value="212" calcext:value-type="float">
            <text:p>212</text:p>
          </table:table-cell>
          <table:table-cell table:style-name="ce10" table:formula="of:=MAX([.N$1];[.$A66])*3 + MIN([.N$1];[.$A66])" office:value-type="float" office:value="213" calcext:value-type="float">
            <text:p>213</text:p>
          </table:table-cell>
          <table:table-cell table:style-name="ce10" table:formula="of:=MAX([.O$1];[.$A66])*3 + MIN([.O$1];[.$A66])" office:value-type="float" office:value="214" calcext:value-type="float">
            <text:p>214</text:p>
          </table:table-cell>
          <table:table-cell table:style-name="ce10" table:formula="of:=MAX([.P$1];[.$A66])*3 + MIN([.P$1];[.$A66])" office:value-type="float" office:value="215" calcext:value-type="float">
            <text:p>215</text:p>
          </table:table-cell>
          <table:table-cell table:style-name="ce10" table:formula="of:=MAX([.Q$1];[.$A66])*3 + MIN([.Q$1];[.$A66])" office:value-type="float" office:value="216" calcext:value-type="float">
            <text:p>216</text:p>
          </table:table-cell>
          <table:table-cell table:style-name="ce10" table:formula="of:=MAX([.R$1];[.$A66])*3 + MIN([.R$1];[.$A66])" office:value-type="float" office:value="217" calcext:value-type="float">
            <text:p>217</text:p>
          </table:table-cell>
          <table:table-cell table:style-name="ce10" table:formula="of:=MAX([.S$1];[.$A66])*3 + MIN([.S$1];[.$A66])" office:value-type="float" office:value="218" calcext:value-type="float">
            <text:p>218</text:p>
          </table:table-cell>
          <table:table-cell table:style-name="ce10" table:formula="of:=MAX([.T$1];[.$A66])*3 + MIN([.T$1];[.$A66])" office:value-type="float" office:value="219" calcext:value-type="float">
            <text:p>219</text:p>
          </table:table-cell>
          <table:table-cell table:style-name="ce10" table:formula="of:=MAX([.U$1];[.$A66])*3 + MIN([.U$1];[.$A66])" office:value-type="float" office:value="220" calcext:value-type="float">
            <text:p>220</text:p>
          </table:table-cell>
          <table:table-cell table:style-name="ce10" table:formula="of:=MAX([.V$1];[.$A66])*3 + MIN([.V$1];[.$A66])" office:value-type="float" office:value="221" calcext:value-type="float">
            <text:p>221</text:p>
          </table:table-cell>
          <table:table-cell table:style-name="ce10" table:formula="of:=MAX([.W$1];[.$A66])*3 + MIN([.W$1];[.$A66])" office:value-type="float" office:value="222" calcext:value-type="float">
            <text:p>222</text:p>
          </table:table-cell>
          <table:table-cell table:style-name="ce10" table:formula="of:=MAX([.X$1];[.$A66])*3 + MIN([.X$1];[.$A66])" office:value-type="float" office:value="223" calcext:value-type="float">
            <text:p>223</text:p>
          </table:table-cell>
          <table:table-cell table:style-name="ce10" table:formula="of:=MAX([.Y$1];[.$A66])*3 + MIN([.Y$1];[.$A66])" office:value-type="float" office:value="224" calcext:value-type="float">
            <text:p>224</text:p>
          </table:table-cell>
          <table:table-cell table:number-columns-repeated="1635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0" table:formula="of:=MAX([.B$1];[.$A67])*3 + MIN([.B$1];[.$A67])" office:value-type="float" office:value="204" calcext:value-type="float">
            <text:p>204</text:p>
          </table:table-cell>
          <table:table-cell table:style-name="ce10" table:formula="of:=MAX([.C$1];[.$A67])*3 + MIN([.C$1];[.$A67])" office:value-type="float" office:value="205" calcext:value-type="float">
            <text:p>205</text:p>
          </table:table-cell>
          <table:table-cell table:style-name="ce10" table:formula="of:=MAX([.D$1];[.$A67])*3 + MIN([.D$1];[.$A67])" office:value-type="float" office:value="206" calcext:value-type="float">
            <text:p>206</text:p>
          </table:table-cell>
          <table:table-cell table:style-name="ce10" table:formula="of:=MAX([.E$1];[.$A67])*3 + MIN([.E$1];[.$A67])" office:value-type="float" office:value="207" calcext:value-type="float">
            <text:p>207</text:p>
          </table:table-cell>
          <table:table-cell table:style-name="ce10" table:formula="of:=MAX([.F$1];[.$A67])*3 + MIN([.F$1];[.$A67])" office:value-type="float" office:value="208" calcext:value-type="float">
            <text:p>208</text:p>
          </table:table-cell>
          <table:table-cell table:style-name="ce10" table:formula="of:=MAX([.G$1];[.$A67])*3 + MIN([.G$1];[.$A67])" office:value-type="float" office:value="209" calcext:value-type="float">
            <text:p>209</text:p>
          </table:table-cell>
          <table:table-cell table:style-name="ce10" table:formula="of:=MAX([.H$1];[.$A67])*3 + MIN([.H$1];[.$A67])" office:value-type="float" office:value="210" calcext:value-type="float">
            <text:p>210</text:p>
          </table:table-cell>
          <table:table-cell table:style-name="ce10" table:formula="of:=MAX([.I$1];[.$A67])*3 + MIN([.I$1];[.$A67])" office:value-type="float" office:value="211" calcext:value-type="float">
            <text:p>211</text:p>
          </table:table-cell>
          <table:table-cell table:style-name="ce10" table:formula="of:=MAX([.J$1];[.$A67])*3 + MIN([.J$1];[.$A67])" office:value-type="float" office:value="212" calcext:value-type="float">
            <text:p>212</text:p>
          </table:table-cell>
          <table:table-cell table:style-name="ce10" table:formula="of:=MAX([.K$1];[.$A67])*3 + MIN([.K$1];[.$A67])" office:value-type="float" office:value="213" calcext:value-type="float">
            <text:p>213</text:p>
          </table:table-cell>
          <table:table-cell table:style-name="ce10" table:formula="of:=MAX([.L$1];[.$A67])*3 + MIN([.L$1];[.$A67])" office:value-type="float" office:value="214" calcext:value-type="float">
            <text:p>214</text:p>
          </table:table-cell>
          <table:table-cell table:style-name="ce10" table:formula="of:=MAX([.M$1];[.$A67])*3 + MIN([.M$1];[.$A67])" office:value-type="float" office:value="215" calcext:value-type="float">
            <text:p>215</text:p>
          </table:table-cell>
          <table:table-cell table:style-name="ce10" table:formula="of:=MAX([.N$1];[.$A67])*3 + MIN([.N$1];[.$A67])" office:value-type="float" office:value="216" calcext:value-type="float">
            <text:p>216</text:p>
          </table:table-cell>
          <table:table-cell table:style-name="ce10" table:formula="of:=MAX([.O$1];[.$A67])*3 + MIN([.O$1];[.$A67])" office:value-type="float" office:value="217" calcext:value-type="float">
            <text:p>217</text:p>
          </table:table-cell>
          <table:table-cell table:style-name="ce10" table:formula="of:=MAX([.P$1];[.$A67])*3 + MIN([.P$1];[.$A67])" office:value-type="float" office:value="218" calcext:value-type="float">
            <text:p>218</text:p>
          </table:table-cell>
          <table:table-cell table:style-name="ce10" table:formula="of:=MAX([.Q$1];[.$A67])*3 + MIN([.Q$1];[.$A67])" office:value-type="float" office:value="219" calcext:value-type="float">
            <text:p>219</text:p>
          </table:table-cell>
          <table:table-cell table:style-name="ce10" table:formula="of:=MAX([.R$1];[.$A67])*3 + MIN([.R$1];[.$A67])" office:value-type="float" office:value="220" calcext:value-type="float">
            <text:p>220</text:p>
          </table:table-cell>
          <table:table-cell table:style-name="ce10" table:formula="of:=MAX([.S$1];[.$A67])*3 + MIN([.S$1];[.$A67])" office:value-type="float" office:value="221" calcext:value-type="float">
            <text:p>221</text:p>
          </table:table-cell>
          <table:table-cell table:style-name="ce10" table:formula="of:=MAX([.T$1];[.$A67])*3 + MIN([.T$1];[.$A67])" office:value-type="float" office:value="222" calcext:value-type="float">
            <text:p>222</text:p>
          </table:table-cell>
          <table:table-cell table:style-name="ce10" table:formula="of:=MAX([.U$1];[.$A67])*3 + MIN([.U$1];[.$A67])" office:value-type="float" office:value="223" calcext:value-type="float">
            <text:p>223</text:p>
          </table:table-cell>
          <table:table-cell table:style-name="ce10" table:formula="of:=MAX([.V$1];[.$A67])*3 + MIN([.V$1];[.$A67])" office:value-type="float" office:value="224" calcext:value-type="float">
            <text:p>224</text:p>
          </table:table-cell>
          <table:table-cell table:style-name="ce10" table:formula="of:=MAX([.W$1];[.$A67])*3 + MIN([.W$1];[.$A67])" office:value-type="float" office:value="225" calcext:value-type="float">
            <text:p>225</text:p>
          </table:table-cell>
          <table:table-cell table:style-name="ce10" table:formula="of:=MAX([.X$1];[.$A67])*3 + MIN([.X$1];[.$A67])" office:value-type="float" office:value="226" calcext:value-type="float">
            <text:p>226</text:p>
          </table:table-cell>
          <table:table-cell table:style-name="ce10" table:formula="of:=MAX([.Y$1];[.$A67])*3 + MIN([.Y$1];[.$A67])" office:value-type="float" office:value="227" calcext:value-type="float">
            <text:p>227</text:p>
          </table:table-cell>
          <table:table-cell table:number-columns-repeated="1635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0" table:formula="of:=MAX([.B$1];[.$A68])*3 + MIN([.B$1];[.$A68])" office:value-type="float" office:value="207" calcext:value-type="float">
            <text:p>207</text:p>
          </table:table-cell>
          <table:table-cell table:style-name="ce10" table:formula="of:=MAX([.C$1];[.$A68])*3 + MIN([.C$1];[.$A68])" office:value-type="float" office:value="208" calcext:value-type="float">
            <text:p>208</text:p>
          </table:table-cell>
          <table:table-cell table:style-name="ce10" table:formula="of:=MAX([.D$1];[.$A68])*3 + MIN([.D$1];[.$A68])" office:value-type="float" office:value="209" calcext:value-type="float">
            <text:p>209</text:p>
          </table:table-cell>
          <table:table-cell table:style-name="ce10" table:formula="of:=MAX([.E$1];[.$A68])*3 + MIN([.E$1];[.$A68])" office:value-type="float" office:value="210" calcext:value-type="float">
            <text:p>210</text:p>
          </table:table-cell>
          <table:table-cell table:style-name="ce10" table:formula="of:=MAX([.F$1];[.$A68])*3 + MIN([.F$1];[.$A68])" office:value-type="float" office:value="211" calcext:value-type="float">
            <text:p>211</text:p>
          </table:table-cell>
          <table:table-cell table:style-name="ce10" table:formula="of:=MAX([.G$1];[.$A68])*3 + MIN([.G$1];[.$A68])" office:value-type="float" office:value="212" calcext:value-type="float">
            <text:p>212</text:p>
          </table:table-cell>
          <table:table-cell table:style-name="ce10" table:formula="of:=MAX([.H$1];[.$A68])*3 + MIN([.H$1];[.$A68])" office:value-type="float" office:value="213" calcext:value-type="float">
            <text:p>213</text:p>
          </table:table-cell>
          <table:table-cell table:style-name="ce10" table:formula="of:=MAX([.I$1];[.$A68])*3 + MIN([.I$1];[.$A68])" office:value-type="float" office:value="214" calcext:value-type="float">
            <text:p>214</text:p>
          </table:table-cell>
          <table:table-cell table:style-name="ce10" table:formula="of:=MAX([.J$1];[.$A68])*3 + MIN([.J$1];[.$A68])" office:value-type="float" office:value="215" calcext:value-type="float">
            <text:p>215</text:p>
          </table:table-cell>
          <table:table-cell table:style-name="ce10" table:formula="of:=MAX([.K$1];[.$A68])*3 + MIN([.K$1];[.$A68])" office:value-type="float" office:value="216" calcext:value-type="float">
            <text:p>216</text:p>
          </table:table-cell>
          <table:table-cell table:style-name="ce10" table:formula="of:=MAX([.L$1];[.$A68])*3 + MIN([.L$1];[.$A68])" office:value-type="float" office:value="217" calcext:value-type="float">
            <text:p>217</text:p>
          </table:table-cell>
          <table:table-cell table:style-name="ce10" table:formula="of:=MAX([.M$1];[.$A68])*3 + MIN([.M$1];[.$A68])" office:value-type="float" office:value="218" calcext:value-type="float">
            <text:p>218</text:p>
          </table:table-cell>
          <table:table-cell table:style-name="ce10" table:formula="of:=MAX([.N$1];[.$A68])*3 + MIN([.N$1];[.$A68])" office:value-type="float" office:value="219" calcext:value-type="float">
            <text:p>219</text:p>
          </table:table-cell>
          <table:table-cell table:style-name="ce10" table:formula="of:=MAX([.O$1];[.$A68])*3 + MIN([.O$1];[.$A68])" office:value-type="float" office:value="220" calcext:value-type="float">
            <text:p>220</text:p>
          </table:table-cell>
          <table:table-cell table:style-name="ce10" table:formula="of:=MAX([.P$1];[.$A68])*3 + MIN([.P$1];[.$A68])" office:value-type="float" office:value="221" calcext:value-type="float">
            <text:p>221</text:p>
          </table:table-cell>
          <table:table-cell table:style-name="ce10" table:formula="of:=MAX([.Q$1];[.$A68])*3 + MIN([.Q$1];[.$A68])" office:value-type="float" office:value="222" calcext:value-type="float">
            <text:p>222</text:p>
          </table:table-cell>
          <table:table-cell table:style-name="ce10" table:formula="of:=MAX([.R$1];[.$A68])*3 + MIN([.R$1];[.$A68])" office:value-type="float" office:value="223" calcext:value-type="float">
            <text:p>223</text:p>
          </table:table-cell>
          <table:table-cell table:style-name="ce10" table:formula="of:=MAX([.S$1];[.$A68])*3 + MIN([.S$1];[.$A68])" office:value-type="float" office:value="224" calcext:value-type="float">
            <text:p>224</text:p>
          </table:table-cell>
          <table:table-cell table:style-name="ce10" table:formula="of:=MAX([.T$1];[.$A68])*3 + MIN([.T$1];[.$A68])" office:value-type="float" office:value="225" calcext:value-type="float">
            <text:p>225</text:p>
          </table:table-cell>
          <table:table-cell table:style-name="ce10" table:formula="of:=MAX([.U$1];[.$A68])*3 + MIN([.U$1];[.$A68])" office:value-type="float" office:value="226" calcext:value-type="float">
            <text:p>226</text:p>
          </table:table-cell>
          <table:table-cell table:style-name="ce10" table:formula="of:=MAX([.V$1];[.$A68])*3 + MIN([.V$1];[.$A68])" office:value-type="float" office:value="227" calcext:value-type="float">
            <text:p>227</text:p>
          </table:table-cell>
          <table:table-cell table:style-name="ce10" table:formula="of:=MAX([.W$1];[.$A68])*3 + MIN([.W$1];[.$A68])" office:value-type="float" office:value="228" calcext:value-type="float">
            <text:p>228</text:p>
          </table:table-cell>
          <table:table-cell table:style-name="ce10" table:formula="of:=MAX([.X$1];[.$A68])*3 + MIN([.X$1];[.$A68])" office:value-type="float" office:value="229" calcext:value-type="float">
            <text:p>229</text:p>
          </table:table-cell>
          <table:table-cell table:style-name="ce10" table:formula="of:=MAX([.Y$1];[.$A68])*3 + MIN([.Y$1];[.$A68])" office:value-type="float" office:value="230" calcext:value-type="float">
            <text:p>230</text:p>
          </table:table-cell>
          <table:table-cell table:number-columns-repeated="1635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0" table:formula="of:=MAX([.B$1];[.$A69])*3 + MIN([.B$1];[.$A69])" office:value-type="float" office:value="210" calcext:value-type="float">
            <text:p>210</text:p>
          </table:table-cell>
          <table:table-cell table:style-name="ce10" table:formula="of:=MAX([.C$1];[.$A69])*3 + MIN([.C$1];[.$A69])" office:value-type="float" office:value="211" calcext:value-type="float">
            <text:p>211</text:p>
          </table:table-cell>
          <table:table-cell table:style-name="ce10" table:formula="of:=MAX([.D$1];[.$A69])*3 + MIN([.D$1];[.$A69])" office:value-type="float" office:value="212" calcext:value-type="float">
            <text:p>212</text:p>
          </table:table-cell>
          <table:table-cell table:style-name="ce10" table:formula="of:=MAX([.E$1];[.$A69])*3 + MIN([.E$1];[.$A69])" office:value-type="float" office:value="213" calcext:value-type="float">
            <text:p>213</text:p>
          </table:table-cell>
          <table:table-cell table:style-name="ce10" table:formula="of:=MAX([.F$1];[.$A69])*3 + MIN([.F$1];[.$A69])" office:value-type="float" office:value="214" calcext:value-type="float">
            <text:p>214</text:p>
          </table:table-cell>
          <table:table-cell table:style-name="ce10" table:formula="of:=MAX([.G$1];[.$A69])*3 + MIN([.G$1];[.$A69])" office:value-type="float" office:value="215" calcext:value-type="float">
            <text:p>215</text:p>
          </table:table-cell>
          <table:table-cell table:style-name="ce10" table:formula="of:=MAX([.H$1];[.$A69])*3 + MIN([.H$1];[.$A69])" office:value-type="float" office:value="216" calcext:value-type="float">
            <text:p>216</text:p>
          </table:table-cell>
          <table:table-cell table:style-name="ce10" table:formula="of:=MAX([.I$1];[.$A69])*3 + MIN([.I$1];[.$A69])" office:value-type="float" office:value="217" calcext:value-type="float">
            <text:p>217</text:p>
          </table:table-cell>
          <table:table-cell table:style-name="ce10" table:formula="of:=MAX([.J$1];[.$A69])*3 + MIN([.J$1];[.$A69])" office:value-type="float" office:value="218" calcext:value-type="float">
            <text:p>218</text:p>
          </table:table-cell>
          <table:table-cell table:style-name="ce10" table:formula="of:=MAX([.K$1];[.$A69])*3 + MIN([.K$1];[.$A69])" office:value-type="float" office:value="219" calcext:value-type="float">
            <text:p>219</text:p>
          </table:table-cell>
          <table:table-cell table:style-name="ce10" table:formula="of:=MAX([.L$1];[.$A69])*3 + MIN([.L$1];[.$A69])" office:value-type="float" office:value="220" calcext:value-type="float">
            <text:p>220</text:p>
          </table:table-cell>
          <table:table-cell table:style-name="ce10" table:formula="of:=MAX([.M$1];[.$A69])*3 + MIN([.M$1];[.$A69])" office:value-type="float" office:value="221" calcext:value-type="float">
            <text:p>221</text:p>
          </table:table-cell>
          <table:table-cell table:style-name="ce10" table:formula="of:=MAX([.N$1];[.$A69])*3 + MIN([.N$1];[.$A69])" office:value-type="float" office:value="222" calcext:value-type="float">
            <text:p>222</text:p>
          </table:table-cell>
          <table:table-cell table:style-name="ce10" table:formula="of:=MAX([.O$1];[.$A69])*3 + MIN([.O$1];[.$A69])" office:value-type="float" office:value="223" calcext:value-type="float">
            <text:p>223</text:p>
          </table:table-cell>
          <table:table-cell table:style-name="ce10" table:formula="of:=MAX([.P$1];[.$A69])*3 + MIN([.P$1];[.$A69])" office:value-type="float" office:value="224" calcext:value-type="float">
            <text:p>224</text:p>
          </table:table-cell>
          <table:table-cell table:style-name="ce10" table:formula="of:=MAX([.Q$1];[.$A69])*3 + MIN([.Q$1];[.$A69])" office:value-type="float" office:value="225" calcext:value-type="float">
            <text:p>225</text:p>
          </table:table-cell>
          <table:table-cell table:style-name="ce10" table:formula="of:=MAX([.R$1];[.$A69])*3 + MIN([.R$1];[.$A69])" office:value-type="float" office:value="226" calcext:value-type="float">
            <text:p>226</text:p>
          </table:table-cell>
          <table:table-cell table:style-name="ce10" table:formula="of:=MAX([.S$1];[.$A69])*3 + MIN([.S$1];[.$A69])" office:value-type="float" office:value="227" calcext:value-type="float">
            <text:p>227</text:p>
          </table:table-cell>
          <table:table-cell table:style-name="ce10" table:formula="of:=MAX([.T$1];[.$A69])*3 + MIN([.T$1];[.$A69])" office:value-type="float" office:value="228" calcext:value-type="float">
            <text:p>228</text:p>
          </table:table-cell>
          <table:table-cell table:style-name="ce10" table:formula="of:=MAX([.U$1];[.$A69])*3 + MIN([.U$1];[.$A69])" office:value-type="float" office:value="229" calcext:value-type="float">
            <text:p>229</text:p>
          </table:table-cell>
          <table:table-cell table:style-name="ce10" table:formula="of:=MAX([.V$1];[.$A69])*3 + MIN([.V$1];[.$A69])" office:value-type="float" office:value="230" calcext:value-type="float">
            <text:p>230</text:p>
          </table:table-cell>
          <table:table-cell table:style-name="ce10" table:formula="of:=MAX([.W$1];[.$A69])*3 + MIN([.W$1];[.$A69])" office:value-type="float" office:value="231" calcext:value-type="float">
            <text:p>231</text:p>
          </table:table-cell>
          <table:table-cell table:style-name="ce10" table:formula="of:=MAX([.X$1];[.$A69])*3 + MIN([.X$1];[.$A69])" office:value-type="float" office:value="232" calcext:value-type="float">
            <text:p>232</text:p>
          </table:table-cell>
          <table:table-cell table:style-name="ce10" table:formula="of:=MAX([.Y$1];[.$A69])*3 + MIN([.Y$1];[.$A69])" office:value-type="float" office:value="233" calcext:value-type="float">
            <text:p>233</text:p>
          </table:table-cell>
          <table:table-cell table:number-columns-repeated="1635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0" table:formula="of:=MAX([.B$1];[.$A70])*3 + MIN([.B$1];[.$A70])" office:value-type="float" office:value="213" calcext:value-type="float">
            <text:p>213</text:p>
          </table:table-cell>
          <table:table-cell table:style-name="ce10" table:formula="of:=MAX([.C$1];[.$A70])*3 + MIN([.C$1];[.$A70])" office:value-type="float" office:value="214" calcext:value-type="float">
            <text:p>214</text:p>
          </table:table-cell>
          <table:table-cell table:style-name="ce10" table:formula="of:=MAX([.D$1];[.$A70])*3 + MIN([.D$1];[.$A70])" office:value-type="float" office:value="215" calcext:value-type="float">
            <text:p>215</text:p>
          </table:table-cell>
          <table:table-cell table:style-name="ce10" table:formula="of:=MAX([.E$1];[.$A70])*3 + MIN([.E$1];[.$A70])" office:value-type="float" office:value="216" calcext:value-type="float">
            <text:p>216</text:p>
          </table:table-cell>
          <table:table-cell table:style-name="ce10" table:formula="of:=MAX([.F$1];[.$A70])*3 + MIN([.F$1];[.$A70])" office:value-type="float" office:value="217" calcext:value-type="float">
            <text:p>217</text:p>
          </table:table-cell>
          <table:table-cell table:style-name="ce10" table:formula="of:=MAX([.G$1];[.$A70])*3 + MIN([.G$1];[.$A70])" office:value-type="float" office:value="218" calcext:value-type="float">
            <text:p>218</text:p>
          </table:table-cell>
          <table:table-cell table:style-name="ce10" table:formula="of:=MAX([.H$1];[.$A70])*3 + MIN([.H$1];[.$A70])" office:value-type="float" office:value="219" calcext:value-type="float">
            <text:p>219</text:p>
          </table:table-cell>
          <table:table-cell table:style-name="ce10" table:formula="of:=MAX([.I$1];[.$A70])*3 + MIN([.I$1];[.$A70])" office:value-type="float" office:value="220" calcext:value-type="float">
            <text:p>220</text:p>
          </table:table-cell>
          <table:table-cell table:style-name="ce10" table:formula="of:=MAX([.J$1];[.$A70])*3 + MIN([.J$1];[.$A70])" office:value-type="float" office:value="221" calcext:value-type="float">
            <text:p>221</text:p>
          </table:table-cell>
          <table:table-cell table:style-name="ce10" table:formula="of:=MAX([.K$1];[.$A70])*3 + MIN([.K$1];[.$A70])" office:value-type="float" office:value="222" calcext:value-type="float">
            <text:p>222</text:p>
          </table:table-cell>
          <table:table-cell table:style-name="ce10" table:formula="of:=MAX([.L$1];[.$A70])*3 + MIN([.L$1];[.$A70])" office:value-type="float" office:value="223" calcext:value-type="float">
            <text:p>223</text:p>
          </table:table-cell>
          <table:table-cell table:style-name="ce10" table:formula="of:=MAX([.M$1];[.$A70])*3 + MIN([.M$1];[.$A70])" office:value-type="float" office:value="224" calcext:value-type="float">
            <text:p>224</text:p>
          </table:table-cell>
          <table:table-cell table:style-name="ce10" table:formula="of:=MAX([.N$1];[.$A70])*3 + MIN([.N$1];[.$A70])" office:value-type="float" office:value="225" calcext:value-type="float">
            <text:p>225</text:p>
          </table:table-cell>
          <table:table-cell table:style-name="ce10" table:formula="of:=MAX([.O$1];[.$A70])*3 + MIN([.O$1];[.$A70])" office:value-type="float" office:value="226" calcext:value-type="float">
            <text:p>226</text:p>
          </table:table-cell>
          <table:table-cell table:style-name="ce10" table:formula="of:=MAX([.P$1];[.$A70])*3 + MIN([.P$1];[.$A70])" office:value-type="float" office:value="227" calcext:value-type="float">
            <text:p>227</text:p>
          </table:table-cell>
          <table:table-cell table:style-name="ce10" table:formula="of:=MAX([.Q$1];[.$A70])*3 + MIN([.Q$1];[.$A70])" office:value-type="float" office:value="228" calcext:value-type="float">
            <text:p>228</text:p>
          </table:table-cell>
          <table:table-cell table:style-name="ce10" table:formula="of:=MAX([.R$1];[.$A70])*3 + MIN([.R$1];[.$A70])" office:value-type="float" office:value="229" calcext:value-type="float">
            <text:p>229</text:p>
          </table:table-cell>
          <table:table-cell table:style-name="ce10" table:formula="of:=MAX([.S$1];[.$A70])*3 + MIN([.S$1];[.$A70])" office:value-type="float" office:value="230" calcext:value-type="float">
            <text:p>230</text:p>
          </table:table-cell>
          <table:table-cell table:style-name="ce10" table:formula="of:=MAX([.T$1];[.$A70])*3 + MIN([.T$1];[.$A70])" office:value-type="float" office:value="231" calcext:value-type="float">
            <text:p>231</text:p>
          </table:table-cell>
          <table:table-cell table:style-name="ce10" table:formula="of:=MAX([.U$1];[.$A70])*3 + MIN([.U$1];[.$A70])" office:value-type="float" office:value="232" calcext:value-type="float">
            <text:p>232</text:p>
          </table:table-cell>
          <table:table-cell table:style-name="ce10" table:formula="of:=MAX([.V$1];[.$A70])*3 + MIN([.V$1];[.$A70])" office:value-type="float" office:value="233" calcext:value-type="float">
            <text:p>233</text:p>
          </table:table-cell>
          <table:table-cell table:style-name="ce10" table:formula="of:=MAX([.W$1];[.$A70])*3 + MIN([.W$1];[.$A70])" office:value-type="float" office:value="234" calcext:value-type="float">
            <text:p>234</text:p>
          </table:table-cell>
          <table:table-cell table:style-name="ce10" table:formula="of:=MAX([.X$1];[.$A70])*3 + MIN([.X$1];[.$A70])" office:value-type="float" office:value="235" calcext:value-type="float">
            <text:p>235</text:p>
          </table:table-cell>
          <table:table-cell table:style-name="ce10" table:formula="of:=MAX([.Y$1];[.$A70])*3 + MIN([.Y$1];[.$A70])" office:value-type="float" office:value="236" calcext:value-type="float">
            <text:p>236</text:p>
          </table:table-cell>
          <table:table-cell table:number-columns-repeated="1635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0" table:formula="of:=MAX([.B$1];[.$A71])*3 + MIN([.B$1];[.$A71])" office:value-type="float" office:value="216" calcext:value-type="float">
            <text:p>216</text:p>
          </table:table-cell>
          <table:table-cell table:style-name="ce10" table:formula="of:=MAX([.C$1];[.$A71])*3 + MIN([.C$1];[.$A71])" office:value-type="float" office:value="217" calcext:value-type="float">
            <text:p>217</text:p>
          </table:table-cell>
          <table:table-cell table:style-name="ce10" table:formula="of:=MAX([.D$1];[.$A71])*3 + MIN([.D$1];[.$A71])" office:value-type="float" office:value="218" calcext:value-type="float">
            <text:p>218</text:p>
          </table:table-cell>
          <table:table-cell table:style-name="ce10" table:formula="of:=MAX([.E$1];[.$A71])*3 + MIN([.E$1];[.$A71])" office:value-type="float" office:value="219" calcext:value-type="float">
            <text:p>219</text:p>
          </table:table-cell>
          <table:table-cell table:style-name="ce10" table:formula="of:=MAX([.F$1];[.$A71])*3 + MIN([.F$1];[.$A71])" office:value-type="float" office:value="220" calcext:value-type="float">
            <text:p>220</text:p>
          </table:table-cell>
          <table:table-cell table:style-name="ce10" table:formula="of:=MAX([.G$1];[.$A71])*3 + MIN([.G$1];[.$A71])" office:value-type="float" office:value="221" calcext:value-type="float">
            <text:p>221</text:p>
          </table:table-cell>
          <table:table-cell table:style-name="ce10" table:formula="of:=MAX([.H$1];[.$A71])*3 + MIN([.H$1];[.$A71])" office:value-type="float" office:value="222" calcext:value-type="float">
            <text:p>222</text:p>
          </table:table-cell>
          <table:table-cell table:style-name="ce10" table:formula="of:=MAX([.I$1];[.$A71])*3 + MIN([.I$1];[.$A71])" office:value-type="float" office:value="223" calcext:value-type="float">
            <text:p>223</text:p>
          </table:table-cell>
          <table:table-cell table:style-name="ce10" table:formula="of:=MAX([.J$1];[.$A71])*3 + MIN([.J$1];[.$A71])" office:value-type="float" office:value="224" calcext:value-type="float">
            <text:p>224</text:p>
          </table:table-cell>
          <table:table-cell table:style-name="ce10" table:formula="of:=MAX([.K$1];[.$A71])*3 + MIN([.K$1];[.$A71])" office:value-type="float" office:value="225" calcext:value-type="float">
            <text:p>225</text:p>
          </table:table-cell>
          <table:table-cell table:style-name="ce10" table:formula="of:=MAX([.L$1];[.$A71])*3 + MIN([.L$1];[.$A71])" office:value-type="float" office:value="226" calcext:value-type="float">
            <text:p>226</text:p>
          </table:table-cell>
          <table:table-cell table:style-name="ce10" table:formula="of:=MAX([.M$1];[.$A71])*3 + MIN([.M$1];[.$A71])" office:value-type="float" office:value="227" calcext:value-type="float">
            <text:p>227</text:p>
          </table:table-cell>
          <table:table-cell table:style-name="ce10" table:formula="of:=MAX([.N$1];[.$A71])*3 + MIN([.N$1];[.$A71])" office:value-type="float" office:value="228" calcext:value-type="float">
            <text:p>228</text:p>
          </table:table-cell>
          <table:table-cell table:style-name="ce10" table:formula="of:=MAX([.O$1];[.$A71])*3 + MIN([.O$1];[.$A71])" office:value-type="float" office:value="229" calcext:value-type="float">
            <text:p>229</text:p>
          </table:table-cell>
          <table:table-cell table:style-name="ce10" table:formula="of:=MAX([.P$1];[.$A71])*3 + MIN([.P$1];[.$A71])" office:value-type="float" office:value="230" calcext:value-type="float">
            <text:p>230</text:p>
          </table:table-cell>
          <table:table-cell table:style-name="ce10" table:formula="of:=MAX([.Q$1];[.$A71])*3 + MIN([.Q$1];[.$A71])" office:value-type="float" office:value="231" calcext:value-type="float">
            <text:p>231</text:p>
          </table:table-cell>
          <table:table-cell table:style-name="ce10" table:formula="of:=MAX([.R$1];[.$A71])*3 + MIN([.R$1];[.$A71])" office:value-type="float" office:value="232" calcext:value-type="float">
            <text:p>232</text:p>
          </table:table-cell>
          <table:table-cell table:style-name="ce10" table:formula="of:=MAX([.S$1];[.$A71])*3 + MIN([.S$1];[.$A71])" office:value-type="float" office:value="233" calcext:value-type="float">
            <text:p>233</text:p>
          </table:table-cell>
          <table:table-cell table:style-name="ce10" table:formula="of:=MAX([.T$1];[.$A71])*3 + MIN([.T$1];[.$A71])" office:value-type="float" office:value="234" calcext:value-type="float">
            <text:p>234</text:p>
          </table:table-cell>
          <table:table-cell table:style-name="ce10" table:formula="of:=MAX([.U$1];[.$A71])*3 + MIN([.U$1];[.$A71])" office:value-type="float" office:value="235" calcext:value-type="float">
            <text:p>235</text:p>
          </table:table-cell>
          <table:table-cell table:style-name="ce10" table:formula="of:=MAX([.V$1];[.$A71])*3 + MIN([.V$1];[.$A71])" office:value-type="float" office:value="236" calcext:value-type="float">
            <text:p>236</text:p>
          </table:table-cell>
          <table:table-cell table:style-name="ce10" table:formula="of:=MAX([.W$1];[.$A71])*3 + MIN([.W$1];[.$A71])" office:value-type="float" office:value="237" calcext:value-type="float">
            <text:p>237</text:p>
          </table:table-cell>
          <table:table-cell table:style-name="ce10" table:formula="of:=MAX([.X$1];[.$A71])*3 + MIN([.X$1];[.$A71])" office:value-type="float" office:value="238" calcext:value-type="float">
            <text:p>238</text:p>
          </table:table-cell>
          <table:table-cell table:style-name="ce10" table:formula="of:=MAX([.Y$1];[.$A71])*3 + MIN([.Y$1];[.$A71])" office:value-type="float" office:value="239" calcext:value-type="float">
            <text:p>239</text:p>
          </table:table-cell>
          <table:table-cell table:number-columns-repeated="1635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0" table:formula="of:=MAX([.B$1];[.$A72])*3 + MIN([.B$1];[.$A72])" office:value-type="float" office:value="219" calcext:value-type="float">
            <text:p>219</text:p>
          </table:table-cell>
          <table:table-cell table:style-name="ce10" table:formula="of:=MAX([.C$1];[.$A72])*3 + MIN([.C$1];[.$A72])" office:value-type="float" office:value="220" calcext:value-type="float">
            <text:p>220</text:p>
          </table:table-cell>
          <table:table-cell table:style-name="ce10" table:formula="of:=MAX([.D$1];[.$A72])*3 + MIN([.D$1];[.$A72])" office:value-type="float" office:value="221" calcext:value-type="float">
            <text:p>221</text:p>
          </table:table-cell>
          <table:table-cell table:style-name="ce10" table:formula="of:=MAX([.E$1];[.$A72])*3 + MIN([.E$1];[.$A72])" office:value-type="float" office:value="222" calcext:value-type="float">
            <text:p>222</text:p>
          </table:table-cell>
          <table:table-cell table:style-name="ce10" table:formula="of:=MAX([.F$1];[.$A72])*3 + MIN([.F$1];[.$A72])" office:value-type="float" office:value="223" calcext:value-type="float">
            <text:p>223</text:p>
          </table:table-cell>
          <table:table-cell table:style-name="ce10" table:formula="of:=MAX([.G$1];[.$A72])*3 + MIN([.G$1];[.$A72])" office:value-type="float" office:value="224" calcext:value-type="float">
            <text:p>224</text:p>
          </table:table-cell>
          <table:table-cell table:style-name="ce10" table:formula="of:=MAX([.H$1];[.$A72])*3 + MIN([.H$1];[.$A72])" office:value-type="float" office:value="225" calcext:value-type="float">
            <text:p>225</text:p>
          </table:table-cell>
          <table:table-cell table:style-name="ce10" table:formula="of:=MAX([.I$1];[.$A72])*3 + MIN([.I$1];[.$A72])" office:value-type="float" office:value="226" calcext:value-type="float">
            <text:p>226</text:p>
          </table:table-cell>
          <table:table-cell table:style-name="ce10" table:formula="of:=MAX([.J$1];[.$A72])*3 + MIN([.J$1];[.$A72])" office:value-type="float" office:value="227" calcext:value-type="float">
            <text:p>227</text:p>
          </table:table-cell>
          <table:table-cell table:style-name="ce10" table:formula="of:=MAX([.K$1];[.$A72])*3 + MIN([.K$1];[.$A72])" office:value-type="float" office:value="228" calcext:value-type="float">
            <text:p>228</text:p>
          </table:table-cell>
          <table:table-cell table:style-name="ce10" table:formula="of:=MAX([.L$1];[.$A72])*3 + MIN([.L$1];[.$A72])" office:value-type="float" office:value="229" calcext:value-type="float">
            <text:p>229</text:p>
          </table:table-cell>
          <table:table-cell table:style-name="ce10" table:formula="of:=MAX([.M$1];[.$A72])*3 + MIN([.M$1];[.$A72])" office:value-type="float" office:value="230" calcext:value-type="float">
            <text:p>230</text:p>
          </table:table-cell>
          <table:table-cell table:style-name="ce10" table:formula="of:=MAX([.N$1];[.$A72])*3 + MIN([.N$1];[.$A72])" office:value-type="float" office:value="231" calcext:value-type="float">
            <text:p>231</text:p>
          </table:table-cell>
          <table:table-cell table:style-name="ce10" table:formula="of:=MAX([.O$1];[.$A72])*3 + MIN([.O$1];[.$A72])" office:value-type="float" office:value="232" calcext:value-type="float">
            <text:p>232</text:p>
          </table:table-cell>
          <table:table-cell table:style-name="ce10" table:formula="of:=MAX([.P$1];[.$A72])*3 + MIN([.P$1];[.$A72])" office:value-type="float" office:value="233" calcext:value-type="float">
            <text:p>233</text:p>
          </table:table-cell>
          <table:table-cell table:style-name="ce10" table:formula="of:=MAX([.Q$1];[.$A72])*3 + MIN([.Q$1];[.$A72])" office:value-type="float" office:value="234" calcext:value-type="float">
            <text:p>234</text:p>
          </table:table-cell>
          <table:table-cell table:style-name="ce10" table:formula="of:=MAX([.R$1];[.$A72])*3 + MIN([.R$1];[.$A72])" office:value-type="float" office:value="235" calcext:value-type="float">
            <text:p>235</text:p>
          </table:table-cell>
          <table:table-cell table:style-name="ce10" table:formula="of:=MAX([.S$1];[.$A72])*3 + MIN([.S$1];[.$A72])" office:value-type="float" office:value="236" calcext:value-type="float">
            <text:p>236</text:p>
          </table:table-cell>
          <table:table-cell table:style-name="ce10" table:formula="of:=MAX([.T$1];[.$A72])*3 + MIN([.T$1];[.$A72])" office:value-type="float" office:value="237" calcext:value-type="float">
            <text:p>237</text:p>
          </table:table-cell>
          <table:table-cell table:style-name="ce10" table:formula="of:=MAX([.U$1];[.$A72])*3 + MIN([.U$1];[.$A72])" office:value-type="float" office:value="238" calcext:value-type="float">
            <text:p>238</text:p>
          </table:table-cell>
          <table:table-cell table:style-name="ce10" table:formula="of:=MAX([.V$1];[.$A72])*3 + MIN([.V$1];[.$A72])" office:value-type="float" office:value="239" calcext:value-type="float">
            <text:p>239</text:p>
          </table:table-cell>
          <table:table-cell table:style-name="ce10" table:formula="of:=MAX([.W$1];[.$A72])*3 + MIN([.W$1];[.$A72])" office:value-type="float" office:value="240" calcext:value-type="float">
            <text:p>240</text:p>
          </table:table-cell>
          <table:table-cell table:style-name="ce10" table:formula="of:=MAX([.X$1];[.$A72])*3 + MIN([.X$1];[.$A72])" office:value-type="float" office:value="241" calcext:value-type="float">
            <text:p>241</text:p>
          </table:table-cell>
          <table:table-cell table:style-name="ce10" table:formula="of:=MAX([.Y$1];[.$A72])*3 + MIN([.Y$1];[.$A72])" office:value-type="float" office:value="242" calcext:value-type="float">
            <text:p>242</text:p>
          </table:table-cell>
          <table:table-cell table:number-columns-repeated="1635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0" table:formula="of:=MAX([.B$1];[.$A73])*3 + MIN([.B$1];[.$A73])" office:value-type="float" office:value="222" calcext:value-type="float">
            <text:p>222</text:p>
          </table:table-cell>
          <table:table-cell table:style-name="ce10" table:formula="of:=MAX([.C$1];[.$A73])*3 + MIN([.C$1];[.$A73])" office:value-type="float" office:value="223" calcext:value-type="float">
            <text:p>223</text:p>
          </table:table-cell>
          <table:table-cell table:style-name="ce10" table:formula="of:=MAX([.D$1];[.$A73])*3 + MIN([.D$1];[.$A73])" office:value-type="float" office:value="224" calcext:value-type="float">
            <text:p>224</text:p>
          </table:table-cell>
          <table:table-cell table:style-name="ce10" table:formula="of:=MAX([.E$1];[.$A73])*3 + MIN([.E$1];[.$A73])" office:value-type="float" office:value="225" calcext:value-type="float">
            <text:p>225</text:p>
          </table:table-cell>
          <table:table-cell table:style-name="ce10" table:formula="of:=MAX([.F$1];[.$A73])*3 + MIN([.F$1];[.$A73])" office:value-type="float" office:value="226" calcext:value-type="float">
            <text:p>226</text:p>
          </table:table-cell>
          <table:table-cell table:style-name="ce10" table:formula="of:=MAX([.G$1];[.$A73])*3 + MIN([.G$1];[.$A73])" office:value-type="float" office:value="227" calcext:value-type="float">
            <text:p>227</text:p>
          </table:table-cell>
          <table:table-cell table:style-name="ce10" table:formula="of:=MAX([.H$1];[.$A73])*3 + MIN([.H$1];[.$A73])" office:value-type="float" office:value="228" calcext:value-type="float">
            <text:p>228</text:p>
          </table:table-cell>
          <table:table-cell table:style-name="ce10" table:formula="of:=MAX([.I$1];[.$A73])*3 + MIN([.I$1];[.$A73])" office:value-type="float" office:value="229" calcext:value-type="float">
            <text:p>229</text:p>
          </table:table-cell>
          <table:table-cell table:style-name="ce10" table:formula="of:=MAX([.J$1];[.$A73])*3 + MIN([.J$1];[.$A73])" office:value-type="float" office:value="230" calcext:value-type="float">
            <text:p>230</text:p>
          </table:table-cell>
          <table:table-cell table:style-name="ce10" table:formula="of:=MAX([.K$1];[.$A73])*3 + MIN([.K$1];[.$A73])" office:value-type="float" office:value="231" calcext:value-type="float">
            <text:p>231</text:p>
          </table:table-cell>
          <table:table-cell table:style-name="ce10" table:formula="of:=MAX([.L$1];[.$A73])*3 + MIN([.L$1];[.$A73])" office:value-type="float" office:value="232" calcext:value-type="float">
            <text:p>232</text:p>
          </table:table-cell>
          <table:table-cell table:style-name="ce10" table:formula="of:=MAX([.M$1];[.$A73])*3 + MIN([.M$1];[.$A73])" office:value-type="float" office:value="233" calcext:value-type="float">
            <text:p>233</text:p>
          </table:table-cell>
          <table:table-cell table:style-name="ce10" table:formula="of:=MAX([.N$1];[.$A73])*3 + MIN([.N$1];[.$A73])" office:value-type="float" office:value="234" calcext:value-type="float">
            <text:p>234</text:p>
          </table:table-cell>
          <table:table-cell table:style-name="ce10" table:formula="of:=MAX([.O$1];[.$A73])*3 + MIN([.O$1];[.$A73])" office:value-type="float" office:value="235" calcext:value-type="float">
            <text:p>235</text:p>
          </table:table-cell>
          <table:table-cell table:style-name="ce10" table:formula="of:=MAX([.P$1];[.$A73])*3 + MIN([.P$1];[.$A73])" office:value-type="float" office:value="236" calcext:value-type="float">
            <text:p>236</text:p>
          </table:table-cell>
          <table:table-cell table:style-name="ce10" table:formula="of:=MAX([.Q$1];[.$A73])*3 + MIN([.Q$1];[.$A73])" office:value-type="float" office:value="237" calcext:value-type="float">
            <text:p>237</text:p>
          </table:table-cell>
          <table:table-cell table:style-name="ce10" table:formula="of:=MAX([.R$1];[.$A73])*3 + MIN([.R$1];[.$A73])" office:value-type="float" office:value="238" calcext:value-type="float">
            <text:p>238</text:p>
          </table:table-cell>
          <table:table-cell table:style-name="ce10" table:formula="of:=MAX([.S$1];[.$A73])*3 + MIN([.S$1];[.$A73])" office:value-type="float" office:value="239" calcext:value-type="float">
            <text:p>239</text:p>
          </table:table-cell>
          <table:table-cell table:style-name="ce10" table:formula="of:=MAX([.T$1];[.$A73])*3 + MIN([.T$1];[.$A73])" office:value-type="float" office:value="240" calcext:value-type="float">
            <text:p>240</text:p>
          </table:table-cell>
          <table:table-cell table:style-name="ce10" table:formula="of:=MAX([.U$1];[.$A73])*3 + MIN([.U$1];[.$A73])" office:value-type="float" office:value="241" calcext:value-type="float">
            <text:p>241</text:p>
          </table:table-cell>
          <table:table-cell table:style-name="ce10" table:formula="of:=MAX([.V$1];[.$A73])*3 + MIN([.V$1];[.$A73])" office:value-type="float" office:value="242" calcext:value-type="float">
            <text:p>242</text:p>
          </table:table-cell>
          <table:table-cell table:style-name="ce10" table:formula="of:=MAX([.W$1];[.$A73])*3 + MIN([.W$1];[.$A73])" office:value-type="float" office:value="243" calcext:value-type="float">
            <text:p>243</text:p>
          </table:table-cell>
          <table:table-cell table:style-name="ce10" table:formula="of:=MAX([.X$1];[.$A73])*3 + MIN([.X$1];[.$A73])" office:value-type="float" office:value="244" calcext:value-type="float">
            <text:p>244</text:p>
          </table:table-cell>
          <table:table-cell table:style-name="ce10" table:formula="of:=MAX([.Y$1];[.$A73])*3 + MIN([.Y$1];[.$A73])" office:value-type="float" office:value="245" calcext:value-type="float">
            <text:p>245</text:p>
          </table:table-cell>
          <table:table-cell table:number-columns-repeated="1635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0" table:formula="of:=MAX([.B$1];[.$A74])*3 + MIN([.B$1];[.$A74])" office:value-type="float" office:value="225" calcext:value-type="float">
            <text:p>225</text:p>
          </table:table-cell>
          <table:table-cell table:style-name="ce10" table:formula="of:=MAX([.C$1];[.$A74])*3 + MIN([.C$1];[.$A74])" office:value-type="float" office:value="226" calcext:value-type="float">
            <text:p>226</text:p>
          </table:table-cell>
          <table:table-cell table:style-name="ce10" table:formula="of:=MAX([.D$1];[.$A74])*3 + MIN([.D$1];[.$A74])" office:value-type="float" office:value="227" calcext:value-type="float">
            <text:p>227</text:p>
          </table:table-cell>
          <table:table-cell table:style-name="ce10" table:formula="of:=MAX([.E$1];[.$A74])*3 + MIN([.E$1];[.$A74])" office:value-type="float" office:value="228" calcext:value-type="float">
            <text:p>228</text:p>
          </table:table-cell>
          <table:table-cell table:style-name="ce10" table:formula="of:=MAX([.F$1];[.$A74])*3 + MIN([.F$1];[.$A74])" office:value-type="float" office:value="229" calcext:value-type="float">
            <text:p>229</text:p>
          </table:table-cell>
          <table:table-cell table:style-name="ce10" table:formula="of:=MAX([.G$1];[.$A74])*3 + MIN([.G$1];[.$A74])" office:value-type="float" office:value="230" calcext:value-type="float">
            <text:p>230</text:p>
          </table:table-cell>
          <table:table-cell table:style-name="ce10" table:formula="of:=MAX([.H$1];[.$A74])*3 + MIN([.H$1];[.$A74])" office:value-type="float" office:value="231" calcext:value-type="float">
            <text:p>231</text:p>
          </table:table-cell>
          <table:table-cell table:style-name="ce10" table:formula="of:=MAX([.I$1];[.$A74])*3 + MIN([.I$1];[.$A74])" office:value-type="float" office:value="232" calcext:value-type="float">
            <text:p>232</text:p>
          </table:table-cell>
          <table:table-cell table:style-name="ce10" table:formula="of:=MAX([.J$1];[.$A74])*3 + MIN([.J$1];[.$A74])" office:value-type="float" office:value="233" calcext:value-type="float">
            <text:p>233</text:p>
          </table:table-cell>
          <table:table-cell table:style-name="ce10" table:formula="of:=MAX([.K$1];[.$A74])*3 + MIN([.K$1];[.$A74])" office:value-type="float" office:value="234" calcext:value-type="float">
            <text:p>234</text:p>
          </table:table-cell>
          <table:table-cell table:style-name="ce10" table:formula="of:=MAX([.L$1];[.$A74])*3 + MIN([.L$1];[.$A74])" office:value-type="float" office:value="235" calcext:value-type="float">
            <text:p>235</text:p>
          </table:table-cell>
          <table:table-cell table:style-name="ce10" table:formula="of:=MAX([.M$1];[.$A74])*3 + MIN([.M$1];[.$A74])" office:value-type="float" office:value="236" calcext:value-type="float">
            <text:p>236</text:p>
          </table:table-cell>
          <table:table-cell table:style-name="ce10" table:formula="of:=MAX([.N$1];[.$A74])*3 + MIN([.N$1];[.$A74])" office:value-type="float" office:value="237" calcext:value-type="float">
            <text:p>237</text:p>
          </table:table-cell>
          <table:table-cell table:style-name="ce10" table:formula="of:=MAX([.O$1];[.$A74])*3 + MIN([.O$1];[.$A74])" office:value-type="float" office:value="238" calcext:value-type="float">
            <text:p>238</text:p>
          </table:table-cell>
          <table:table-cell table:style-name="ce10" table:formula="of:=MAX([.P$1];[.$A74])*3 + MIN([.P$1];[.$A74])" office:value-type="float" office:value="239" calcext:value-type="float">
            <text:p>239</text:p>
          </table:table-cell>
          <table:table-cell table:style-name="ce10" table:formula="of:=MAX([.Q$1];[.$A74])*3 + MIN([.Q$1];[.$A74])" office:value-type="float" office:value="240" calcext:value-type="float">
            <text:p>240</text:p>
          </table:table-cell>
          <table:table-cell table:style-name="ce10" table:formula="of:=MAX([.R$1];[.$A74])*3 + MIN([.R$1];[.$A74])" office:value-type="float" office:value="241" calcext:value-type="float">
            <text:p>241</text:p>
          </table:table-cell>
          <table:table-cell table:style-name="ce10" table:formula="of:=MAX([.S$1];[.$A74])*3 + MIN([.S$1];[.$A74])" office:value-type="float" office:value="242" calcext:value-type="float">
            <text:p>242</text:p>
          </table:table-cell>
          <table:table-cell table:style-name="ce10" table:formula="of:=MAX([.T$1];[.$A74])*3 + MIN([.T$1];[.$A74])" office:value-type="float" office:value="243" calcext:value-type="float">
            <text:p>243</text:p>
          </table:table-cell>
          <table:table-cell table:style-name="ce10" table:formula="of:=MAX([.U$1];[.$A74])*3 + MIN([.U$1];[.$A74])" office:value-type="float" office:value="244" calcext:value-type="float">
            <text:p>244</text:p>
          </table:table-cell>
          <table:table-cell table:style-name="ce10" table:formula="of:=MAX([.V$1];[.$A74])*3 + MIN([.V$1];[.$A74])" office:value-type="float" office:value="245" calcext:value-type="float">
            <text:p>245</text:p>
          </table:table-cell>
          <table:table-cell table:style-name="ce10" table:formula="of:=MAX([.W$1];[.$A74])*3 + MIN([.W$1];[.$A74])" office:value-type="float" office:value="246" calcext:value-type="float">
            <text:p>246</text:p>
          </table:table-cell>
          <table:table-cell table:style-name="ce10" table:formula="of:=MAX([.X$1];[.$A74])*3 + MIN([.X$1];[.$A74])" office:value-type="float" office:value="247" calcext:value-type="float">
            <text:p>247</text:p>
          </table:table-cell>
          <table:table-cell table:style-name="ce10" table:formula="of:=MAX([.Y$1];[.$A74])*3 + MIN([.Y$1];[.$A74])" office:value-type="float" office:value="248" calcext:value-type="float">
            <text:p>248</text:p>
          </table:table-cell>
          <table:table-cell table:number-columns-repeated="1635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0" table:formula="of:=MAX([.B$1];[.$A75])*3 + MIN([.B$1];[.$A75])" office:value-type="float" office:value="228" calcext:value-type="float">
            <text:p>228</text:p>
          </table:table-cell>
          <table:table-cell table:style-name="ce10" table:formula="of:=MAX([.C$1];[.$A75])*3 + MIN([.C$1];[.$A75])" office:value-type="float" office:value="229" calcext:value-type="float">
            <text:p>229</text:p>
          </table:table-cell>
          <table:table-cell table:style-name="ce10" table:formula="of:=MAX([.D$1];[.$A75])*3 + MIN([.D$1];[.$A75])" office:value-type="float" office:value="230" calcext:value-type="float">
            <text:p>230</text:p>
          </table:table-cell>
          <table:table-cell table:style-name="ce10" table:formula="of:=MAX([.E$1];[.$A75])*3 + MIN([.E$1];[.$A75])" office:value-type="float" office:value="231" calcext:value-type="float">
            <text:p>231</text:p>
          </table:table-cell>
          <table:table-cell table:style-name="ce10" table:formula="of:=MAX([.F$1];[.$A75])*3 + MIN([.F$1];[.$A75])" office:value-type="float" office:value="232" calcext:value-type="float">
            <text:p>232</text:p>
          </table:table-cell>
          <table:table-cell table:style-name="ce10" table:formula="of:=MAX([.G$1];[.$A75])*3 + MIN([.G$1];[.$A75])" office:value-type="float" office:value="233" calcext:value-type="float">
            <text:p>233</text:p>
          </table:table-cell>
          <table:table-cell table:style-name="ce10" table:formula="of:=MAX([.H$1];[.$A75])*3 + MIN([.H$1];[.$A75])" office:value-type="float" office:value="234" calcext:value-type="float">
            <text:p>234</text:p>
          </table:table-cell>
          <table:table-cell table:style-name="ce10" table:formula="of:=MAX([.I$1];[.$A75])*3 + MIN([.I$1];[.$A75])" office:value-type="float" office:value="235" calcext:value-type="float">
            <text:p>235</text:p>
          </table:table-cell>
          <table:table-cell table:style-name="ce10" table:formula="of:=MAX([.J$1];[.$A75])*3 + MIN([.J$1];[.$A75])" office:value-type="float" office:value="236" calcext:value-type="float">
            <text:p>236</text:p>
          </table:table-cell>
          <table:table-cell table:style-name="ce10" table:formula="of:=MAX([.K$1];[.$A75])*3 + MIN([.K$1];[.$A75])" office:value-type="float" office:value="237" calcext:value-type="float">
            <text:p>237</text:p>
          </table:table-cell>
          <table:table-cell table:style-name="ce10" table:formula="of:=MAX([.L$1];[.$A75])*3 + MIN([.L$1];[.$A75])" office:value-type="float" office:value="238" calcext:value-type="float">
            <text:p>238</text:p>
          </table:table-cell>
          <table:table-cell table:style-name="ce10" table:formula="of:=MAX([.M$1];[.$A75])*3 + MIN([.M$1];[.$A75])" office:value-type="float" office:value="239" calcext:value-type="float">
            <text:p>239</text:p>
          </table:table-cell>
          <table:table-cell table:style-name="ce10" table:formula="of:=MAX([.N$1];[.$A75])*3 + MIN([.N$1];[.$A75])" office:value-type="float" office:value="240" calcext:value-type="float">
            <text:p>240</text:p>
          </table:table-cell>
          <table:table-cell table:style-name="ce10" table:formula="of:=MAX([.O$1];[.$A75])*3 + MIN([.O$1];[.$A75])" office:value-type="float" office:value="241" calcext:value-type="float">
            <text:p>241</text:p>
          </table:table-cell>
          <table:table-cell table:style-name="ce10" table:formula="of:=MAX([.P$1];[.$A75])*3 + MIN([.P$1];[.$A75])" office:value-type="float" office:value="242" calcext:value-type="float">
            <text:p>242</text:p>
          </table:table-cell>
          <table:table-cell table:style-name="ce10" table:formula="of:=MAX([.Q$1];[.$A75])*3 + MIN([.Q$1];[.$A75])" office:value-type="float" office:value="243" calcext:value-type="float">
            <text:p>243</text:p>
          </table:table-cell>
          <table:table-cell table:style-name="ce10" table:formula="of:=MAX([.R$1];[.$A75])*3 + MIN([.R$1];[.$A75])" office:value-type="float" office:value="244" calcext:value-type="float">
            <text:p>244</text:p>
          </table:table-cell>
          <table:table-cell table:style-name="ce10" table:formula="of:=MAX([.S$1];[.$A75])*3 + MIN([.S$1];[.$A75])" office:value-type="float" office:value="245" calcext:value-type="float">
            <text:p>245</text:p>
          </table:table-cell>
          <table:table-cell table:style-name="ce10" table:formula="of:=MAX([.T$1];[.$A75])*3 + MIN([.T$1];[.$A75])" office:value-type="float" office:value="246" calcext:value-type="float">
            <text:p>246</text:p>
          </table:table-cell>
          <table:table-cell table:style-name="ce10" table:formula="of:=MAX([.U$1];[.$A75])*3 + MIN([.U$1];[.$A75])" office:value-type="float" office:value="247" calcext:value-type="float">
            <text:p>247</text:p>
          </table:table-cell>
          <table:table-cell table:style-name="ce10" table:formula="of:=MAX([.V$1];[.$A75])*3 + MIN([.V$1];[.$A75])" office:value-type="float" office:value="248" calcext:value-type="float">
            <text:p>248</text:p>
          </table:table-cell>
          <table:table-cell table:style-name="ce10" table:formula="of:=MAX([.W$1];[.$A75])*3 + MIN([.W$1];[.$A75])" office:value-type="float" office:value="249" calcext:value-type="float">
            <text:p>249</text:p>
          </table:table-cell>
          <table:table-cell table:style-name="ce10" table:formula="of:=MAX([.X$1];[.$A75])*3 + MIN([.X$1];[.$A75])" office:value-type="float" office:value="250" calcext:value-type="float">
            <text:p>250</text:p>
          </table:table-cell>
          <table:table-cell table:style-name="ce10" table:formula="of:=MAX([.Y$1];[.$A75])*3 + MIN([.Y$1];[.$A75])" office:value-type="float" office:value="251" calcext:value-type="float">
            <text:p>251</text:p>
          </table:table-cell>
          <table:table-cell table:number-columns-repeated="1635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0" table:formula="of:=MAX([.B$1];[.$A76])*3 + MIN([.B$1];[.$A76])" office:value-type="float" office:value="231" calcext:value-type="float">
            <text:p>231</text:p>
          </table:table-cell>
          <table:table-cell table:style-name="ce10" table:formula="of:=MAX([.C$1];[.$A76])*3 + MIN([.C$1];[.$A76])" office:value-type="float" office:value="232" calcext:value-type="float">
            <text:p>232</text:p>
          </table:table-cell>
          <table:table-cell table:style-name="ce10" table:formula="of:=MAX([.D$1];[.$A76])*3 + MIN([.D$1];[.$A76])" office:value-type="float" office:value="233" calcext:value-type="float">
            <text:p>233</text:p>
          </table:table-cell>
          <table:table-cell table:style-name="ce10" table:formula="of:=MAX([.E$1];[.$A76])*3 + MIN([.E$1];[.$A76])" office:value-type="float" office:value="234" calcext:value-type="float">
            <text:p>234</text:p>
          </table:table-cell>
          <table:table-cell table:style-name="ce10" table:formula="of:=MAX([.F$1];[.$A76])*3 + MIN([.F$1];[.$A76])" office:value-type="float" office:value="235" calcext:value-type="float">
            <text:p>235</text:p>
          </table:table-cell>
          <table:table-cell table:style-name="ce10" table:formula="of:=MAX([.G$1];[.$A76])*3 + MIN([.G$1];[.$A76])" office:value-type="float" office:value="236" calcext:value-type="float">
            <text:p>236</text:p>
          </table:table-cell>
          <table:table-cell table:style-name="ce10" table:formula="of:=MAX([.H$1];[.$A76])*3 + MIN([.H$1];[.$A76])" office:value-type="float" office:value="237" calcext:value-type="float">
            <text:p>237</text:p>
          </table:table-cell>
          <table:table-cell table:style-name="ce10" table:formula="of:=MAX([.I$1];[.$A76])*3 + MIN([.I$1];[.$A76])" office:value-type="float" office:value="238" calcext:value-type="float">
            <text:p>238</text:p>
          </table:table-cell>
          <table:table-cell table:style-name="ce10" table:formula="of:=MAX([.J$1];[.$A76])*3 + MIN([.J$1];[.$A76])" office:value-type="float" office:value="239" calcext:value-type="float">
            <text:p>239</text:p>
          </table:table-cell>
          <table:table-cell table:style-name="ce10" table:formula="of:=MAX([.K$1];[.$A76])*3 + MIN([.K$1];[.$A76])" office:value-type="float" office:value="240" calcext:value-type="float">
            <text:p>240</text:p>
          </table:table-cell>
          <table:table-cell table:style-name="ce10" table:formula="of:=MAX([.L$1];[.$A76])*3 + MIN([.L$1];[.$A76])" office:value-type="float" office:value="241" calcext:value-type="float">
            <text:p>241</text:p>
          </table:table-cell>
          <table:table-cell table:style-name="ce10" table:formula="of:=MAX([.M$1];[.$A76])*3 + MIN([.M$1];[.$A76])" office:value-type="float" office:value="242" calcext:value-type="float">
            <text:p>242</text:p>
          </table:table-cell>
          <table:table-cell table:style-name="ce10" table:formula="of:=MAX([.N$1];[.$A76])*3 + MIN([.N$1];[.$A76])" office:value-type="float" office:value="243" calcext:value-type="float">
            <text:p>243</text:p>
          </table:table-cell>
          <table:table-cell table:style-name="ce10" table:formula="of:=MAX([.O$1];[.$A76])*3 + MIN([.O$1];[.$A76])" office:value-type="float" office:value="244" calcext:value-type="float">
            <text:p>244</text:p>
          </table:table-cell>
          <table:table-cell table:style-name="ce10" table:formula="of:=MAX([.P$1];[.$A76])*3 + MIN([.P$1];[.$A76])" office:value-type="float" office:value="245" calcext:value-type="float">
            <text:p>245</text:p>
          </table:table-cell>
          <table:table-cell table:style-name="ce10" table:formula="of:=MAX([.Q$1];[.$A76])*3 + MIN([.Q$1];[.$A76])" office:value-type="float" office:value="246" calcext:value-type="float">
            <text:p>246</text:p>
          </table:table-cell>
          <table:table-cell table:style-name="ce10" table:formula="of:=MAX([.R$1];[.$A76])*3 + MIN([.R$1];[.$A76])" office:value-type="float" office:value="247" calcext:value-type="float">
            <text:p>247</text:p>
          </table:table-cell>
          <table:table-cell table:style-name="ce10" table:formula="of:=MAX([.S$1];[.$A76])*3 + MIN([.S$1];[.$A76])" office:value-type="float" office:value="248" calcext:value-type="float">
            <text:p>248</text:p>
          </table:table-cell>
          <table:table-cell table:style-name="ce10" table:formula="of:=MAX([.T$1];[.$A76])*3 + MIN([.T$1];[.$A76])" office:value-type="float" office:value="249" calcext:value-type="float">
            <text:p>249</text:p>
          </table:table-cell>
          <table:table-cell table:style-name="ce10" table:formula="of:=MAX([.U$1];[.$A76])*3 + MIN([.U$1];[.$A76])" office:value-type="float" office:value="250" calcext:value-type="float">
            <text:p>250</text:p>
          </table:table-cell>
          <table:table-cell table:style-name="ce10" table:formula="of:=MAX([.V$1];[.$A76])*3 + MIN([.V$1];[.$A76])" office:value-type="float" office:value="251" calcext:value-type="float">
            <text:p>251</text:p>
          </table:table-cell>
          <table:table-cell table:style-name="ce10" table:formula="of:=MAX([.W$1];[.$A76])*3 + MIN([.W$1];[.$A76])" office:value-type="float" office:value="252" calcext:value-type="float">
            <text:p>252</text:p>
          </table:table-cell>
          <table:table-cell table:style-name="ce10" table:formula="of:=MAX([.X$1];[.$A76])*3 + MIN([.X$1];[.$A76])" office:value-type="float" office:value="253" calcext:value-type="float">
            <text:p>253</text:p>
          </table:table-cell>
          <table:table-cell table:style-name="ce10" table:formula="of:=MAX([.Y$1];[.$A76])*3 + MIN([.Y$1];[.$A76])" office:value-type="float" office:value="254" calcext:value-type="float">
            <text:p>254</text:p>
          </table:table-cell>
          <table:table-cell table:number-columns-repeated="1635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0" table:formula="of:=MAX([.B$1];[.$A77])*3 + MIN([.B$1];[.$A77])" office:value-type="float" office:value="234" calcext:value-type="float">
            <text:p>234</text:p>
          </table:table-cell>
          <table:table-cell table:style-name="ce10" table:formula="of:=MAX([.C$1];[.$A77])*3 + MIN([.C$1];[.$A77])" office:value-type="float" office:value="235" calcext:value-type="float">
            <text:p>235</text:p>
          </table:table-cell>
          <table:table-cell table:style-name="ce10" table:formula="of:=MAX([.D$1];[.$A77])*3 + MIN([.D$1];[.$A77])" office:value-type="float" office:value="236" calcext:value-type="float">
            <text:p>236</text:p>
          </table:table-cell>
          <table:table-cell table:style-name="ce10" table:formula="of:=MAX([.E$1];[.$A77])*3 + MIN([.E$1];[.$A77])" office:value-type="float" office:value="237" calcext:value-type="float">
            <text:p>237</text:p>
          </table:table-cell>
          <table:table-cell table:style-name="ce10" table:formula="of:=MAX([.F$1];[.$A77])*3 + MIN([.F$1];[.$A77])" office:value-type="float" office:value="238" calcext:value-type="float">
            <text:p>238</text:p>
          </table:table-cell>
          <table:table-cell table:style-name="ce10" table:formula="of:=MAX([.G$1];[.$A77])*3 + MIN([.G$1];[.$A77])" office:value-type="float" office:value="239" calcext:value-type="float">
            <text:p>239</text:p>
          </table:table-cell>
          <table:table-cell table:style-name="ce10" table:formula="of:=MAX([.H$1];[.$A77])*3 + MIN([.H$1];[.$A77])" office:value-type="float" office:value="240" calcext:value-type="float">
            <text:p>240</text:p>
          </table:table-cell>
          <table:table-cell table:style-name="ce10" table:formula="of:=MAX([.I$1];[.$A77])*3 + MIN([.I$1];[.$A77])" office:value-type="float" office:value="241" calcext:value-type="float">
            <text:p>241</text:p>
          </table:table-cell>
          <table:table-cell table:style-name="ce10" table:formula="of:=MAX([.J$1];[.$A77])*3 + MIN([.J$1];[.$A77])" office:value-type="float" office:value="242" calcext:value-type="float">
            <text:p>242</text:p>
          </table:table-cell>
          <table:table-cell table:style-name="ce10" table:formula="of:=MAX([.K$1];[.$A77])*3 + MIN([.K$1];[.$A77])" office:value-type="float" office:value="243" calcext:value-type="float">
            <text:p>243</text:p>
          </table:table-cell>
          <table:table-cell table:style-name="ce10" table:formula="of:=MAX([.L$1];[.$A77])*3 + MIN([.L$1];[.$A77])" office:value-type="float" office:value="244" calcext:value-type="float">
            <text:p>244</text:p>
          </table:table-cell>
          <table:table-cell table:style-name="ce10" table:formula="of:=MAX([.M$1];[.$A77])*3 + MIN([.M$1];[.$A77])" office:value-type="float" office:value="245" calcext:value-type="float">
            <text:p>245</text:p>
          </table:table-cell>
          <table:table-cell table:style-name="ce10" table:formula="of:=MAX([.N$1];[.$A77])*3 + MIN([.N$1];[.$A77])" office:value-type="float" office:value="246" calcext:value-type="float">
            <text:p>246</text:p>
          </table:table-cell>
          <table:table-cell table:style-name="ce10" table:formula="of:=MAX([.O$1];[.$A77])*3 + MIN([.O$1];[.$A77])" office:value-type="float" office:value="247" calcext:value-type="float">
            <text:p>247</text:p>
          </table:table-cell>
          <table:table-cell table:style-name="ce10" table:formula="of:=MAX([.P$1];[.$A77])*3 + MIN([.P$1];[.$A77])" office:value-type="float" office:value="248" calcext:value-type="float">
            <text:p>248</text:p>
          </table:table-cell>
          <table:table-cell table:style-name="ce10" table:formula="of:=MAX([.Q$1];[.$A77])*3 + MIN([.Q$1];[.$A77])" office:value-type="float" office:value="249" calcext:value-type="float">
            <text:p>249</text:p>
          </table:table-cell>
          <table:table-cell table:style-name="ce10" table:formula="of:=MAX([.R$1];[.$A77])*3 + MIN([.R$1];[.$A77])" office:value-type="float" office:value="250" calcext:value-type="float">
            <text:p>250</text:p>
          </table:table-cell>
          <table:table-cell table:style-name="ce10" table:formula="of:=MAX([.S$1];[.$A77])*3 + MIN([.S$1];[.$A77])" office:value-type="float" office:value="251" calcext:value-type="float">
            <text:p>251</text:p>
          </table:table-cell>
          <table:table-cell table:style-name="ce10" table:formula="of:=MAX([.T$1];[.$A77])*3 + MIN([.T$1];[.$A77])" office:value-type="float" office:value="252" calcext:value-type="float">
            <text:p>252</text:p>
          </table:table-cell>
          <table:table-cell table:style-name="ce10" table:formula="of:=MAX([.U$1];[.$A77])*3 + MIN([.U$1];[.$A77])" office:value-type="float" office:value="253" calcext:value-type="float">
            <text:p>253</text:p>
          </table:table-cell>
          <table:table-cell table:style-name="ce10" table:formula="of:=MAX([.V$1];[.$A77])*3 + MIN([.V$1];[.$A77])" office:value-type="float" office:value="254" calcext:value-type="float">
            <text:p>254</text:p>
          </table:table-cell>
          <table:table-cell table:style-name="ce10" table:formula="of:=MAX([.W$1];[.$A77])*3 + MIN([.W$1];[.$A77])" office:value-type="float" office:value="255" calcext:value-type="float">
            <text:p>255</text:p>
          </table:table-cell>
          <table:table-cell table:style-name="ce10" table:formula="of:=MAX([.X$1];[.$A77])*3 + MIN([.X$1];[.$A77])" office:value-type="float" office:value="256" calcext:value-type="float">
            <text:p>256</text:p>
          </table:table-cell>
          <table:table-cell table:style-name="ce10" table:formula="of:=MAX([.Y$1];[.$A77])*3 + MIN([.Y$1];[.$A77])" office:value-type="float" office:value="257" calcext:value-type="float">
            <text:p>257</text:p>
          </table:table-cell>
          <table:table-cell table:number-columns-repeated="1635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0" table:formula="of:=MAX([.B$1];[.$A78])*3 + MIN([.B$1];[.$A78])" office:value-type="float" office:value="237" calcext:value-type="float">
            <text:p>237</text:p>
          </table:table-cell>
          <table:table-cell table:style-name="ce10" table:formula="of:=MAX([.C$1];[.$A78])*3 + MIN([.C$1];[.$A78])" office:value-type="float" office:value="238" calcext:value-type="float">
            <text:p>238</text:p>
          </table:table-cell>
          <table:table-cell table:style-name="ce10" table:formula="of:=MAX([.D$1];[.$A78])*3 + MIN([.D$1];[.$A78])" office:value-type="float" office:value="239" calcext:value-type="float">
            <text:p>239</text:p>
          </table:table-cell>
          <table:table-cell table:style-name="ce10" table:formula="of:=MAX([.E$1];[.$A78])*3 + MIN([.E$1];[.$A78])" office:value-type="float" office:value="240" calcext:value-type="float">
            <text:p>240</text:p>
          </table:table-cell>
          <table:table-cell table:style-name="ce10" table:formula="of:=MAX([.F$1];[.$A78])*3 + MIN([.F$1];[.$A78])" office:value-type="float" office:value="241" calcext:value-type="float">
            <text:p>241</text:p>
          </table:table-cell>
          <table:table-cell table:style-name="ce10" table:formula="of:=MAX([.G$1];[.$A78])*3 + MIN([.G$1];[.$A78])" office:value-type="float" office:value="242" calcext:value-type="float">
            <text:p>242</text:p>
          </table:table-cell>
          <table:table-cell table:style-name="ce10" table:formula="of:=MAX([.H$1];[.$A78])*3 + MIN([.H$1];[.$A78])" office:value-type="float" office:value="243" calcext:value-type="float">
            <text:p>243</text:p>
          </table:table-cell>
          <table:table-cell table:style-name="ce10" table:formula="of:=MAX([.I$1];[.$A78])*3 + MIN([.I$1];[.$A78])" office:value-type="float" office:value="244" calcext:value-type="float">
            <text:p>244</text:p>
          </table:table-cell>
          <table:table-cell table:style-name="ce10" table:formula="of:=MAX([.J$1];[.$A78])*3 + MIN([.J$1];[.$A78])" office:value-type="float" office:value="245" calcext:value-type="float">
            <text:p>245</text:p>
          </table:table-cell>
          <table:table-cell table:style-name="ce10" table:formula="of:=MAX([.K$1];[.$A78])*3 + MIN([.K$1];[.$A78])" office:value-type="float" office:value="246" calcext:value-type="float">
            <text:p>246</text:p>
          </table:table-cell>
          <table:table-cell table:style-name="ce10" table:formula="of:=MAX([.L$1];[.$A78])*3 + MIN([.L$1];[.$A78])" office:value-type="float" office:value="247" calcext:value-type="float">
            <text:p>247</text:p>
          </table:table-cell>
          <table:table-cell table:style-name="ce10" table:formula="of:=MAX([.M$1];[.$A78])*3 + MIN([.M$1];[.$A78])" office:value-type="float" office:value="248" calcext:value-type="float">
            <text:p>248</text:p>
          </table:table-cell>
          <table:table-cell table:style-name="ce10" table:formula="of:=MAX([.N$1];[.$A78])*3 + MIN([.N$1];[.$A78])" office:value-type="float" office:value="249" calcext:value-type="float">
            <text:p>249</text:p>
          </table:table-cell>
          <table:table-cell table:style-name="ce10" table:formula="of:=MAX([.O$1];[.$A78])*3 + MIN([.O$1];[.$A78])" office:value-type="float" office:value="250" calcext:value-type="float">
            <text:p>250</text:p>
          </table:table-cell>
          <table:table-cell table:style-name="ce10" table:formula="of:=MAX([.P$1];[.$A78])*3 + MIN([.P$1];[.$A78])" office:value-type="float" office:value="251" calcext:value-type="float">
            <text:p>251</text:p>
          </table:table-cell>
          <table:table-cell table:style-name="ce10" table:formula="of:=MAX([.Q$1];[.$A78])*3 + MIN([.Q$1];[.$A78])" office:value-type="float" office:value="252" calcext:value-type="float">
            <text:p>252</text:p>
          </table:table-cell>
          <table:table-cell table:style-name="ce10" table:formula="of:=MAX([.R$1];[.$A78])*3 + MIN([.R$1];[.$A78])" office:value-type="float" office:value="253" calcext:value-type="float">
            <text:p>253</text:p>
          </table:table-cell>
          <table:table-cell table:style-name="ce10" table:formula="of:=MAX([.S$1];[.$A78])*3 + MIN([.S$1];[.$A78])" office:value-type="float" office:value="254" calcext:value-type="float">
            <text:p>254</text:p>
          </table:table-cell>
          <table:table-cell table:style-name="ce10" table:formula="of:=MAX([.T$1];[.$A78])*3 + MIN([.T$1];[.$A78])" office:value-type="float" office:value="255" calcext:value-type="float">
            <text:p>255</text:p>
          </table:table-cell>
          <table:table-cell table:style-name="ce10" table:formula="of:=MAX([.U$1];[.$A78])*3 + MIN([.U$1];[.$A78])" office:value-type="float" office:value="256" calcext:value-type="float">
            <text:p>256</text:p>
          </table:table-cell>
          <table:table-cell table:style-name="ce10" table:formula="of:=MAX([.V$1];[.$A78])*3 + MIN([.V$1];[.$A78])" office:value-type="float" office:value="257" calcext:value-type="float">
            <text:p>257</text:p>
          </table:table-cell>
          <table:table-cell table:style-name="ce10" table:formula="of:=MAX([.W$1];[.$A78])*3 + MIN([.W$1];[.$A78])" office:value-type="float" office:value="258" calcext:value-type="float">
            <text:p>258</text:p>
          </table:table-cell>
          <table:table-cell table:style-name="ce10" table:formula="of:=MAX([.X$1];[.$A78])*3 + MIN([.X$1];[.$A78])" office:value-type="float" office:value="259" calcext:value-type="float">
            <text:p>259</text:p>
          </table:table-cell>
          <table:table-cell table:style-name="ce10" table:formula="of:=MAX([.Y$1];[.$A78])*3 + MIN([.Y$1];[.$A78])" office:value-type="float" office:value="260" calcext:value-type="float">
            <text:p>260</text:p>
          </table:table-cell>
          <table:table-cell table:number-columns-repeated="1635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0" table:formula="of:=MAX([.B$1];[.$A79])*3 + MIN([.B$1];[.$A79])" office:value-type="float" office:value="240" calcext:value-type="float">
            <text:p>240</text:p>
          </table:table-cell>
          <table:table-cell table:style-name="ce10" table:formula="of:=MAX([.C$1];[.$A79])*3 + MIN([.C$1];[.$A79])" office:value-type="float" office:value="241" calcext:value-type="float">
            <text:p>241</text:p>
          </table:table-cell>
          <table:table-cell table:style-name="ce10" table:formula="of:=MAX([.D$1];[.$A79])*3 + MIN([.D$1];[.$A79])" office:value-type="float" office:value="242" calcext:value-type="float">
            <text:p>242</text:p>
          </table:table-cell>
          <table:table-cell table:style-name="ce10" table:formula="of:=MAX([.E$1];[.$A79])*3 + MIN([.E$1];[.$A79])" office:value-type="float" office:value="243" calcext:value-type="float">
            <text:p>243</text:p>
          </table:table-cell>
          <table:table-cell table:style-name="ce10" table:formula="of:=MAX([.F$1];[.$A79])*3 + MIN([.F$1];[.$A79])" office:value-type="float" office:value="244" calcext:value-type="float">
            <text:p>244</text:p>
          </table:table-cell>
          <table:table-cell table:style-name="ce10" table:formula="of:=MAX([.G$1];[.$A79])*3 + MIN([.G$1];[.$A79])" office:value-type="float" office:value="245" calcext:value-type="float">
            <text:p>245</text:p>
          </table:table-cell>
          <table:table-cell table:style-name="ce10" table:formula="of:=MAX([.H$1];[.$A79])*3 + MIN([.H$1];[.$A79])" office:value-type="float" office:value="246" calcext:value-type="float">
            <text:p>246</text:p>
          </table:table-cell>
          <table:table-cell table:style-name="ce10" table:formula="of:=MAX([.I$1];[.$A79])*3 + MIN([.I$1];[.$A79])" office:value-type="float" office:value="247" calcext:value-type="float">
            <text:p>247</text:p>
          </table:table-cell>
          <table:table-cell table:style-name="ce10" table:formula="of:=MAX([.J$1];[.$A79])*3 + MIN([.J$1];[.$A79])" office:value-type="float" office:value="248" calcext:value-type="float">
            <text:p>248</text:p>
          </table:table-cell>
          <table:table-cell table:style-name="ce10" table:formula="of:=MAX([.K$1];[.$A79])*3 + MIN([.K$1];[.$A79])" office:value-type="float" office:value="249" calcext:value-type="float">
            <text:p>249</text:p>
          </table:table-cell>
          <table:table-cell table:style-name="ce10" table:formula="of:=MAX([.L$1];[.$A79])*3 + MIN([.L$1];[.$A79])" office:value-type="float" office:value="250" calcext:value-type="float">
            <text:p>250</text:p>
          </table:table-cell>
          <table:table-cell table:style-name="ce10" table:formula="of:=MAX([.M$1];[.$A79])*3 + MIN([.M$1];[.$A79])" office:value-type="float" office:value="251" calcext:value-type="float">
            <text:p>251</text:p>
          </table:table-cell>
          <table:table-cell table:style-name="ce10" table:formula="of:=MAX([.N$1];[.$A79])*3 + MIN([.N$1];[.$A79])" office:value-type="float" office:value="252" calcext:value-type="float">
            <text:p>252</text:p>
          </table:table-cell>
          <table:table-cell table:style-name="ce10" table:formula="of:=MAX([.O$1];[.$A79])*3 + MIN([.O$1];[.$A79])" office:value-type="float" office:value="253" calcext:value-type="float">
            <text:p>253</text:p>
          </table:table-cell>
          <table:table-cell table:style-name="ce10" table:formula="of:=MAX([.P$1];[.$A79])*3 + MIN([.P$1];[.$A79])" office:value-type="float" office:value="254" calcext:value-type="float">
            <text:p>254</text:p>
          </table:table-cell>
          <table:table-cell table:style-name="ce10" table:formula="of:=MAX([.Q$1];[.$A79])*3 + MIN([.Q$1];[.$A79])" office:value-type="float" office:value="255" calcext:value-type="float">
            <text:p>255</text:p>
          </table:table-cell>
          <table:table-cell table:style-name="ce10" table:formula="of:=MAX([.R$1];[.$A79])*3 + MIN([.R$1];[.$A79])" office:value-type="float" office:value="256" calcext:value-type="float">
            <text:p>256</text:p>
          </table:table-cell>
          <table:table-cell table:style-name="ce10" table:formula="of:=MAX([.S$1];[.$A79])*3 + MIN([.S$1];[.$A79])" office:value-type="float" office:value="257" calcext:value-type="float">
            <text:p>257</text:p>
          </table:table-cell>
          <table:table-cell table:style-name="ce10" table:formula="of:=MAX([.T$1];[.$A79])*3 + MIN([.T$1];[.$A79])" office:value-type="float" office:value="258" calcext:value-type="float">
            <text:p>258</text:p>
          </table:table-cell>
          <table:table-cell table:style-name="ce10" table:formula="of:=MAX([.U$1];[.$A79])*3 + MIN([.U$1];[.$A79])" office:value-type="float" office:value="259" calcext:value-type="float">
            <text:p>259</text:p>
          </table:table-cell>
          <table:table-cell table:style-name="ce10" table:formula="of:=MAX([.V$1];[.$A79])*3 + MIN([.V$1];[.$A79])" office:value-type="float" office:value="260" calcext:value-type="float">
            <text:p>260</text:p>
          </table:table-cell>
          <table:table-cell table:style-name="ce10" table:formula="of:=MAX([.W$1];[.$A79])*3 + MIN([.W$1];[.$A79])" office:value-type="float" office:value="261" calcext:value-type="float">
            <text:p>261</text:p>
          </table:table-cell>
          <table:table-cell table:style-name="ce10" table:formula="of:=MAX([.X$1];[.$A79])*3 + MIN([.X$1];[.$A79])" office:value-type="float" office:value="262" calcext:value-type="float">
            <text:p>262</text:p>
          </table:table-cell>
          <table:table-cell table:style-name="ce10" table:formula="of:=MAX([.Y$1];[.$A79])*3 + MIN([.Y$1];[.$A79])" office:value-type="float" office:value="263" calcext:value-type="float">
            <text:p>263</text:p>
          </table:table-cell>
          <table:table-cell table:number-columns-repeated="1635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0" table:formula="of:=MAX([.B$1];[.$A80])*3 + MIN([.B$1];[.$A80])" office:value-type="float" office:value="243" calcext:value-type="float">
            <text:p>243</text:p>
          </table:table-cell>
          <table:table-cell table:style-name="ce10" table:formula="of:=MAX([.C$1];[.$A80])*3 + MIN([.C$1];[.$A80])" office:value-type="float" office:value="244" calcext:value-type="float">
            <text:p>244</text:p>
          </table:table-cell>
          <table:table-cell table:style-name="ce10" table:formula="of:=MAX([.D$1];[.$A80])*3 + MIN([.D$1];[.$A80])" office:value-type="float" office:value="245" calcext:value-type="float">
            <text:p>245</text:p>
          </table:table-cell>
          <table:table-cell table:style-name="ce10" table:formula="of:=MAX([.E$1];[.$A80])*3 + MIN([.E$1];[.$A80])" office:value-type="float" office:value="246" calcext:value-type="float">
            <text:p>246</text:p>
          </table:table-cell>
          <table:table-cell table:style-name="ce10" table:formula="of:=MAX([.F$1];[.$A80])*3 + MIN([.F$1];[.$A80])" office:value-type="float" office:value="247" calcext:value-type="float">
            <text:p>247</text:p>
          </table:table-cell>
          <table:table-cell table:style-name="ce10" table:formula="of:=MAX([.G$1];[.$A80])*3 + MIN([.G$1];[.$A80])" office:value-type="float" office:value="248" calcext:value-type="float">
            <text:p>248</text:p>
          </table:table-cell>
          <table:table-cell table:style-name="ce10" table:formula="of:=MAX([.H$1];[.$A80])*3 + MIN([.H$1];[.$A80])" office:value-type="float" office:value="249" calcext:value-type="float">
            <text:p>249</text:p>
          </table:table-cell>
          <table:table-cell table:style-name="ce10" table:formula="of:=MAX([.I$1];[.$A80])*3 + MIN([.I$1];[.$A80])" office:value-type="float" office:value="250" calcext:value-type="float">
            <text:p>250</text:p>
          </table:table-cell>
          <table:table-cell table:style-name="ce10" table:formula="of:=MAX([.J$1];[.$A80])*3 + MIN([.J$1];[.$A80])" office:value-type="float" office:value="251" calcext:value-type="float">
            <text:p>251</text:p>
          </table:table-cell>
          <table:table-cell table:style-name="ce10" table:formula="of:=MAX([.K$1];[.$A80])*3 + MIN([.K$1];[.$A80])" office:value-type="float" office:value="252" calcext:value-type="float">
            <text:p>252</text:p>
          </table:table-cell>
          <table:table-cell table:style-name="ce10" table:formula="of:=MAX([.L$1];[.$A80])*3 + MIN([.L$1];[.$A80])" office:value-type="float" office:value="253" calcext:value-type="float">
            <text:p>253</text:p>
          </table:table-cell>
          <table:table-cell table:style-name="ce10" table:formula="of:=MAX([.M$1];[.$A80])*3 + MIN([.M$1];[.$A80])" office:value-type="float" office:value="254" calcext:value-type="float">
            <text:p>254</text:p>
          </table:table-cell>
          <table:table-cell table:style-name="ce10" table:formula="of:=MAX([.N$1];[.$A80])*3 + MIN([.N$1];[.$A80])" office:value-type="float" office:value="255" calcext:value-type="float">
            <text:p>255</text:p>
          </table:table-cell>
          <table:table-cell table:style-name="ce10" table:formula="of:=MAX([.O$1];[.$A80])*3 + MIN([.O$1];[.$A80])" office:value-type="float" office:value="256" calcext:value-type="float">
            <text:p>256</text:p>
          </table:table-cell>
          <table:table-cell table:style-name="ce10" table:formula="of:=MAX([.P$1];[.$A80])*3 + MIN([.P$1];[.$A80])" office:value-type="float" office:value="257" calcext:value-type="float">
            <text:p>257</text:p>
          </table:table-cell>
          <table:table-cell table:style-name="ce10" table:formula="of:=MAX([.Q$1];[.$A80])*3 + MIN([.Q$1];[.$A80])" office:value-type="float" office:value="258" calcext:value-type="float">
            <text:p>258</text:p>
          </table:table-cell>
          <table:table-cell table:style-name="ce10" table:formula="of:=MAX([.R$1];[.$A80])*3 + MIN([.R$1];[.$A80])" office:value-type="float" office:value="259" calcext:value-type="float">
            <text:p>259</text:p>
          </table:table-cell>
          <table:table-cell table:style-name="ce10" table:formula="of:=MAX([.S$1];[.$A80])*3 + MIN([.S$1];[.$A80])" office:value-type="float" office:value="260" calcext:value-type="float">
            <text:p>260</text:p>
          </table:table-cell>
          <table:table-cell table:style-name="ce10" table:formula="of:=MAX([.T$1];[.$A80])*3 + MIN([.T$1];[.$A80])" office:value-type="float" office:value="261" calcext:value-type="float">
            <text:p>261</text:p>
          </table:table-cell>
          <table:table-cell table:style-name="ce10" table:formula="of:=MAX([.U$1];[.$A80])*3 + MIN([.U$1];[.$A80])" office:value-type="float" office:value="262" calcext:value-type="float">
            <text:p>262</text:p>
          </table:table-cell>
          <table:table-cell table:style-name="ce10" table:formula="of:=MAX([.V$1];[.$A80])*3 + MIN([.V$1];[.$A80])" office:value-type="float" office:value="263" calcext:value-type="float">
            <text:p>263</text:p>
          </table:table-cell>
          <table:table-cell table:style-name="ce10" table:formula="of:=MAX([.W$1];[.$A80])*3 + MIN([.W$1];[.$A80])" office:value-type="float" office:value="264" calcext:value-type="float">
            <text:p>264</text:p>
          </table:table-cell>
          <table:table-cell table:style-name="ce10" table:formula="of:=MAX([.X$1];[.$A80])*3 + MIN([.X$1];[.$A80])" office:value-type="float" office:value="265" calcext:value-type="float">
            <text:p>265</text:p>
          </table:table-cell>
          <table:table-cell table:style-name="ce10" table:formula="of:=MAX([.Y$1];[.$A80])*3 + MIN([.Y$1];[.$A80])" office:value-type="float" office:value="266" calcext:value-type="float">
            <text:p>266</text:p>
          </table:table-cell>
          <table:table-cell table:number-columns-repeated="1635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0" table:formula="of:=MAX([.B$1];[.$A81])*3 + MIN([.B$1];[.$A81])" office:value-type="float" office:value="246" calcext:value-type="float">
            <text:p>246</text:p>
          </table:table-cell>
          <table:table-cell table:style-name="ce10" table:formula="of:=MAX([.C$1];[.$A81])*3 + MIN([.C$1];[.$A81])" office:value-type="float" office:value="247" calcext:value-type="float">
            <text:p>247</text:p>
          </table:table-cell>
          <table:table-cell table:style-name="ce10" table:formula="of:=MAX([.D$1];[.$A81])*3 + MIN([.D$1];[.$A81])" office:value-type="float" office:value="248" calcext:value-type="float">
            <text:p>248</text:p>
          </table:table-cell>
          <table:table-cell table:style-name="ce10" table:formula="of:=MAX([.E$1];[.$A81])*3 + MIN([.E$1];[.$A81])" office:value-type="float" office:value="249" calcext:value-type="float">
            <text:p>249</text:p>
          </table:table-cell>
          <table:table-cell table:style-name="ce10" table:formula="of:=MAX([.F$1];[.$A81])*3 + MIN([.F$1];[.$A81])" office:value-type="float" office:value="250" calcext:value-type="float">
            <text:p>250</text:p>
          </table:table-cell>
          <table:table-cell table:style-name="ce10" table:formula="of:=MAX([.G$1];[.$A81])*3 + MIN([.G$1];[.$A81])" office:value-type="float" office:value="251" calcext:value-type="float">
            <text:p>251</text:p>
          </table:table-cell>
          <table:table-cell table:style-name="ce10" table:formula="of:=MAX([.H$1];[.$A81])*3 + MIN([.H$1];[.$A81])" office:value-type="float" office:value="252" calcext:value-type="float">
            <text:p>252</text:p>
          </table:table-cell>
          <table:table-cell table:style-name="ce10" table:formula="of:=MAX([.I$1];[.$A81])*3 + MIN([.I$1];[.$A81])" office:value-type="float" office:value="253" calcext:value-type="float">
            <text:p>253</text:p>
          </table:table-cell>
          <table:table-cell table:style-name="ce10" table:formula="of:=MAX([.J$1];[.$A81])*3 + MIN([.J$1];[.$A81])" office:value-type="float" office:value="254" calcext:value-type="float">
            <text:p>254</text:p>
          </table:table-cell>
          <table:table-cell table:style-name="ce10" table:formula="of:=MAX([.K$1];[.$A81])*3 + MIN([.K$1];[.$A81])" office:value-type="float" office:value="255" calcext:value-type="float">
            <text:p>255</text:p>
          </table:table-cell>
          <table:table-cell table:style-name="ce10" table:formula="of:=MAX([.L$1];[.$A81])*3 + MIN([.L$1];[.$A81])" office:value-type="float" office:value="256" calcext:value-type="float">
            <text:p>256</text:p>
          </table:table-cell>
          <table:table-cell table:style-name="ce10" table:formula="of:=MAX([.M$1];[.$A81])*3 + MIN([.M$1];[.$A81])" office:value-type="float" office:value="257" calcext:value-type="float">
            <text:p>257</text:p>
          </table:table-cell>
          <table:table-cell table:style-name="ce10" table:formula="of:=MAX([.N$1];[.$A81])*3 + MIN([.N$1];[.$A81])" office:value-type="float" office:value="258" calcext:value-type="float">
            <text:p>258</text:p>
          </table:table-cell>
          <table:table-cell table:style-name="ce10" table:formula="of:=MAX([.O$1];[.$A81])*3 + MIN([.O$1];[.$A81])" office:value-type="float" office:value="259" calcext:value-type="float">
            <text:p>259</text:p>
          </table:table-cell>
          <table:table-cell table:style-name="ce10" table:formula="of:=MAX([.P$1];[.$A81])*3 + MIN([.P$1];[.$A81])" office:value-type="float" office:value="260" calcext:value-type="float">
            <text:p>260</text:p>
          </table:table-cell>
          <table:table-cell table:style-name="ce10" table:formula="of:=MAX([.Q$1];[.$A81])*3 + MIN([.Q$1];[.$A81])" office:value-type="float" office:value="261" calcext:value-type="float">
            <text:p>261</text:p>
          </table:table-cell>
          <table:table-cell table:style-name="ce10" table:formula="of:=MAX([.R$1];[.$A81])*3 + MIN([.R$1];[.$A81])" office:value-type="float" office:value="262" calcext:value-type="float">
            <text:p>262</text:p>
          </table:table-cell>
          <table:table-cell table:style-name="ce10" table:formula="of:=MAX([.S$1];[.$A81])*3 + MIN([.S$1];[.$A81])" office:value-type="float" office:value="263" calcext:value-type="float">
            <text:p>263</text:p>
          </table:table-cell>
          <table:table-cell table:style-name="ce10" table:formula="of:=MAX([.T$1];[.$A81])*3 + MIN([.T$1];[.$A81])" office:value-type="float" office:value="264" calcext:value-type="float">
            <text:p>264</text:p>
          </table:table-cell>
          <table:table-cell table:style-name="ce10" table:formula="of:=MAX([.U$1];[.$A81])*3 + MIN([.U$1];[.$A81])" office:value-type="float" office:value="265" calcext:value-type="float">
            <text:p>265</text:p>
          </table:table-cell>
          <table:table-cell table:style-name="ce10" table:formula="of:=MAX([.V$1];[.$A81])*3 + MIN([.V$1];[.$A81])" office:value-type="float" office:value="266" calcext:value-type="float">
            <text:p>266</text:p>
          </table:table-cell>
          <table:table-cell table:style-name="ce10" table:formula="of:=MAX([.W$1];[.$A81])*3 + MIN([.W$1];[.$A81])" office:value-type="float" office:value="267" calcext:value-type="float">
            <text:p>267</text:p>
          </table:table-cell>
          <table:table-cell table:style-name="ce10" table:formula="of:=MAX([.X$1];[.$A81])*3 + MIN([.X$1];[.$A81])" office:value-type="float" office:value="268" calcext:value-type="float">
            <text:p>268</text:p>
          </table:table-cell>
          <table:table-cell table:style-name="ce10" table:formula="of:=MAX([.Y$1];[.$A81])*3 + MIN([.Y$1];[.$A81])" office:value-type="float" office:value="269" calcext:value-type="float">
            <text:p>269</text:p>
          </table:table-cell>
          <table:table-cell table:number-columns-repeated="1635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0" table:formula="of:=MAX([.B$1];[.$A82])*3 + MIN([.B$1];[.$A82])" office:value-type="float" office:value="249" calcext:value-type="float">
            <text:p>249</text:p>
          </table:table-cell>
          <table:table-cell table:style-name="ce10" table:formula="of:=MAX([.C$1];[.$A82])*3 + MIN([.C$1];[.$A82])" office:value-type="float" office:value="250" calcext:value-type="float">
            <text:p>250</text:p>
          </table:table-cell>
          <table:table-cell table:style-name="ce10" table:formula="of:=MAX([.D$1];[.$A82])*3 + MIN([.D$1];[.$A82])" office:value-type="float" office:value="251" calcext:value-type="float">
            <text:p>251</text:p>
          </table:table-cell>
          <table:table-cell table:style-name="ce10" table:formula="of:=MAX([.E$1];[.$A82])*3 + MIN([.E$1];[.$A82])" office:value-type="float" office:value="252" calcext:value-type="float">
            <text:p>252</text:p>
          </table:table-cell>
          <table:table-cell table:style-name="ce10" table:formula="of:=MAX([.F$1];[.$A82])*3 + MIN([.F$1];[.$A82])" office:value-type="float" office:value="253" calcext:value-type="float">
            <text:p>253</text:p>
          </table:table-cell>
          <table:table-cell table:style-name="ce10" table:formula="of:=MAX([.G$1];[.$A82])*3 + MIN([.G$1];[.$A82])" office:value-type="float" office:value="254" calcext:value-type="float">
            <text:p>254</text:p>
          </table:table-cell>
          <table:table-cell table:style-name="ce10" table:formula="of:=MAX([.H$1];[.$A82])*3 + MIN([.H$1];[.$A82])" office:value-type="float" office:value="255" calcext:value-type="float">
            <text:p>255</text:p>
          </table:table-cell>
          <table:table-cell table:style-name="ce10" table:formula="of:=MAX([.I$1];[.$A82])*3 + MIN([.I$1];[.$A82])" office:value-type="float" office:value="256" calcext:value-type="float">
            <text:p>256</text:p>
          </table:table-cell>
          <table:table-cell table:style-name="ce10" table:formula="of:=MAX([.J$1];[.$A82])*3 + MIN([.J$1];[.$A82])" office:value-type="float" office:value="257" calcext:value-type="float">
            <text:p>257</text:p>
          </table:table-cell>
          <table:table-cell table:style-name="ce10" table:formula="of:=MAX([.K$1];[.$A82])*3 + MIN([.K$1];[.$A82])" office:value-type="float" office:value="258" calcext:value-type="float">
            <text:p>258</text:p>
          </table:table-cell>
          <table:table-cell table:style-name="ce10" table:formula="of:=MAX([.L$1];[.$A82])*3 + MIN([.L$1];[.$A82])" office:value-type="float" office:value="259" calcext:value-type="float">
            <text:p>259</text:p>
          </table:table-cell>
          <table:table-cell table:style-name="ce10" table:formula="of:=MAX([.M$1];[.$A82])*3 + MIN([.M$1];[.$A82])" office:value-type="float" office:value="260" calcext:value-type="float">
            <text:p>260</text:p>
          </table:table-cell>
          <table:table-cell table:style-name="ce10" table:formula="of:=MAX([.N$1];[.$A82])*3 + MIN([.N$1];[.$A82])" office:value-type="float" office:value="261" calcext:value-type="float">
            <text:p>261</text:p>
          </table:table-cell>
          <table:table-cell table:style-name="ce10" table:formula="of:=MAX([.O$1];[.$A82])*3 + MIN([.O$1];[.$A82])" office:value-type="float" office:value="262" calcext:value-type="float">
            <text:p>262</text:p>
          </table:table-cell>
          <table:table-cell table:style-name="ce10" table:formula="of:=MAX([.P$1];[.$A82])*3 + MIN([.P$1];[.$A82])" office:value-type="float" office:value="263" calcext:value-type="float">
            <text:p>263</text:p>
          </table:table-cell>
          <table:table-cell table:style-name="ce10" table:formula="of:=MAX([.Q$1];[.$A82])*3 + MIN([.Q$1];[.$A82])" office:value-type="float" office:value="264" calcext:value-type="float">
            <text:p>264</text:p>
          </table:table-cell>
          <table:table-cell table:style-name="ce10" table:formula="of:=MAX([.R$1];[.$A82])*3 + MIN([.R$1];[.$A82])" office:value-type="float" office:value="265" calcext:value-type="float">
            <text:p>265</text:p>
          </table:table-cell>
          <table:table-cell table:style-name="ce10" table:formula="of:=MAX([.S$1];[.$A82])*3 + MIN([.S$1];[.$A82])" office:value-type="float" office:value="266" calcext:value-type="float">
            <text:p>266</text:p>
          </table:table-cell>
          <table:table-cell table:style-name="ce10" table:formula="of:=MAX([.T$1];[.$A82])*3 + MIN([.T$1];[.$A82])" office:value-type="float" office:value="267" calcext:value-type="float">
            <text:p>267</text:p>
          </table:table-cell>
          <table:table-cell table:style-name="ce10" table:formula="of:=MAX([.U$1];[.$A82])*3 + MIN([.U$1];[.$A82])" office:value-type="float" office:value="268" calcext:value-type="float">
            <text:p>268</text:p>
          </table:table-cell>
          <table:table-cell table:style-name="ce10" table:formula="of:=MAX([.V$1];[.$A82])*3 + MIN([.V$1];[.$A82])" office:value-type="float" office:value="269" calcext:value-type="float">
            <text:p>269</text:p>
          </table:table-cell>
          <table:table-cell table:style-name="ce10" table:formula="of:=MAX([.W$1];[.$A82])*3 + MIN([.W$1];[.$A82])" office:value-type="float" office:value="270" calcext:value-type="float">
            <text:p>270</text:p>
          </table:table-cell>
          <table:table-cell table:style-name="ce10" table:formula="of:=MAX([.X$1];[.$A82])*3 + MIN([.X$1];[.$A82])" office:value-type="float" office:value="271" calcext:value-type="float">
            <text:p>271</text:p>
          </table:table-cell>
          <table:table-cell table:style-name="ce10" table:formula="of:=MAX([.Y$1];[.$A82])*3 + MIN([.Y$1];[.$A82])" office:value-type="float" office:value="272" calcext:value-type="float">
            <text:p>272</text:p>
          </table:table-cell>
          <table:table-cell table:number-columns-repeated="1635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0" table:formula="of:=MAX([.B$1];[.$A83])*3 + MIN([.B$1];[.$A83])" office:value-type="float" office:value="252" calcext:value-type="float">
            <text:p>252</text:p>
          </table:table-cell>
          <table:table-cell table:style-name="ce10" table:formula="of:=MAX([.C$1];[.$A83])*3 + MIN([.C$1];[.$A83])" office:value-type="float" office:value="253" calcext:value-type="float">
            <text:p>253</text:p>
          </table:table-cell>
          <table:table-cell table:style-name="ce10" table:formula="of:=MAX([.D$1];[.$A83])*3 + MIN([.D$1];[.$A83])" office:value-type="float" office:value="254" calcext:value-type="float">
            <text:p>254</text:p>
          </table:table-cell>
          <table:table-cell table:style-name="ce10" table:formula="of:=MAX([.E$1];[.$A83])*3 + MIN([.E$1];[.$A83])" office:value-type="float" office:value="255" calcext:value-type="float">
            <text:p>255</text:p>
          </table:table-cell>
          <table:table-cell table:style-name="ce10" table:formula="of:=MAX([.F$1];[.$A83])*3 + MIN([.F$1];[.$A83])" office:value-type="float" office:value="256" calcext:value-type="float">
            <text:p>256</text:p>
          </table:table-cell>
          <table:table-cell table:style-name="ce10" table:formula="of:=MAX([.G$1];[.$A83])*3 + MIN([.G$1];[.$A83])" office:value-type="float" office:value="257" calcext:value-type="float">
            <text:p>257</text:p>
          </table:table-cell>
          <table:table-cell table:style-name="ce10" table:formula="of:=MAX([.H$1];[.$A83])*3 + MIN([.H$1];[.$A83])" office:value-type="float" office:value="258" calcext:value-type="float">
            <text:p>258</text:p>
          </table:table-cell>
          <table:table-cell table:style-name="ce10" table:formula="of:=MAX([.I$1];[.$A83])*3 + MIN([.I$1];[.$A83])" office:value-type="float" office:value="259" calcext:value-type="float">
            <text:p>259</text:p>
          </table:table-cell>
          <table:table-cell table:style-name="ce10" table:formula="of:=MAX([.J$1];[.$A83])*3 + MIN([.J$1];[.$A83])" office:value-type="float" office:value="260" calcext:value-type="float">
            <text:p>260</text:p>
          </table:table-cell>
          <table:table-cell table:style-name="ce10" table:formula="of:=MAX([.K$1];[.$A83])*3 + MIN([.K$1];[.$A83])" office:value-type="float" office:value="261" calcext:value-type="float">
            <text:p>261</text:p>
          </table:table-cell>
          <table:table-cell table:style-name="ce10" table:formula="of:=MAX([.L$1];[.$A83])*3 + MIN([.L$1];[.$A83])" office:value-type="float" office:value="262" calcext:value-type="float">
            <text:p>262</text:p>
          </table:table-cell>
          <table:table-cell table:style-name="ce10" table:formula="of:=MAX([.M$1];[.$A83])*3 + MIN([.M$1];[.$A83])" office:value-type="float" office:value="263" calcext:value-type="float">
            <text:p>263</text:p>
          </table:table-cell>
          <table:table-cell table:style-name="ce10" table:formula="of:=MAX([.N$1];[.$A83])*3 + MIN([.N$1];[.$A83])" office:value-type="float" office:value="264" calcext:value-type="float">
            <text:p>264</text:p>
          </table:table-cell>
          <table:table-cell table:style-name="ce10" table:formula="of:=MAX([.O$1];[.$A83])*3 + MIN([.O$1];[.$A83])" office:value-type="float" office:value="265" calcext:value-type="float">
            <text:p>265</text:p>
          </table:table-cell>
          <table:table-cell table:style-name="ce10" table:formula="of:=MAX([.P$1];[.$A83])*3 + MIN([.P$1];[.$A83])" office:value-type="float" office:value="266" calcext:value-type="float">
            <text:p>266</text:p>
          </table:table-cell>
          <table:table-cell table:style-name="ce10" table:formula="of:=MAX([.Q$1];[.$A83])*3 + MIN([.Q$1];[.$A83])" office:value-type="float" office:value="267" calcext:value-type="float">
            <text:p>267</text:p>
          </table:table-cell>
          <table:table-cell table:style-name="ce10" table:formula="of:=MAX([.R$1];[.$A83])*3 + MIN([.R$1];[.$A83])" office:value-type="float" office:value="268" calcext:value-type="float">
            <text:p>268</text:p>
          </table:table-cell>
          <table:table-cell table:style-name="ce10" table:formula="of:=MAX([.S$1];[.$A83])*3 + MIN([.S$1];[.$A83])" office:value-type="float" office:value="269" calcext:value-type="float">
            <text:p>269</text:p>
          </table:table-cell>
          <table:table-cell table:style-name="ce10" table:formula="of:=MAX([.T$1];[.$A83])*3 + MIN([.T$1];[.$A83])" office:value-type="float" office:value="270" calcext:value-type="float">
            <text:p>270</text:p>
          </table:table-cell>
          <table:table-cell table:style-name="ce10" table:formula="of:=MAX([.U$1];[.$A83])*3 + MIN([.U$1];[.$A83])" office:value-type="float" office:value="271" calcext:value-type="float">
            <text:p>271</text:p>
          </table:table-cell>
          <table:table-cell table:style-name="ce10" table:formula="of:=MAX([.V$1];[.$A83])*3 + MIN([.V$1];[.$A83])" office:value-type="float" office:value="272" calcext:value-type="float">
            <text:p>272</text:p>
          </table:table-cell>
          <table:table-cell table:style-name="ce10" table:formula="of:=MAX([.W$1];[.$A83])*3 + MIN([.W$1];[.$A83])" office:value-type="float" office:value="273" calcext:value-type="float">
            <text:p>273</text:p>
          </table:table-cell>
          <table:table-cell table:style-name="ce10" table:formula="of:=MAX([.X$1];[.$A83])*3 + MIN([.X$1];[.$A83])" office:value-type="float" office:value="274" calcext:value-type="float">
            <text:p>274</text:p>
          </table:table-cell>
          <table:table-cell table:style-name="ce10" table:formula="of:=MAX([.Y$1];[.$A83])*3 + MIN([.Y$1];[.$A83])" office:value-type="float" office:value="275" calcext:value-type="float">
            <text:p>275</text:p>
          </table:table-cell>
          <table:table-cell table:number-columns-repeated="1635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0" table:formula="of:=MAX([.B$1];[.$A84])*3 + MIN([.B$1];[.$A84])" office:value-type="float" office:value="255" calcext:value-type="float">
            <text:p>255</text:p>
          </table:table-cell>
          <table:table-cell table:style-name="ce10" table:formula="of:=MAX([.C$1];[.$A84])*3 + MIN([.C$1];[.$A84])" office:value-type="float" office:value="256" calcext:value-type="float">
            <text:p>256</text:p>
          </table:table-cell>
          <table:table-cell table:style-name="ce10" table:formula="of:=MAX([.D$1];[.$A84])*3 + MIN([.D$1];[.$A84])" office:value-type="float" office:value="257" calcext:value-type="float">
            <text:p>257</text:p>
          </table:table-cell>
          <table:table-cell table:style-name="ce10" table:formula="of:=MAX([.E$1];[.$A84])*3 + MIN([.E$1];[.$A84])" office:value-type="float" office:value="258" calcext:value-type="float">
            <text:p>258</text:p>
          </table:table-cell>
          <table:table-cell table:style-name="ce10" table:formula="of:=MAX([.F$1];[.$A84])*3 + MIN([.F$1];[.$A84])" office:value-type="float" office:value="259" calcext:value-type="float">
            <text:p>259</text:p>
          </table:table-cell>
          <table:table-cell table:style-name="ce10" table:formula="of:=MAX([.G$1];[.$A84])*3 + MIN([.G$1];[.$A84])" office:value-type="float" office:value="260" calcext:value-type="float">
            <text:p>260</text:p>
          </table:table-cell>
          <table:table-cell table:style-name="ce10" table:formula="of:=MAX([.H$1];[.$A84])*3 + MIN([.H$1];[.$A84])" office:value-type="float" office:value="261" calcext:value-type="float">
            <text:p>261</text:p>
          </table:table-cell>
          <table:table-cell table:style-name="ce10" table:formula="of:=MAX([.I$1];[.$A84])*3 + MIN([.I$1];[.$A84])" office:value-type="float" office:value="262" calcext:value-type="float">
            <text:p>262</text:p>
          </table:table-cell>
          <table:table-cell table:style-name="ce10" table:formula="of:=MAX([.J$1];[.$A84])*3 + MIN([.J$1];[.$A84])" office:value-type="float" office:value="263" calcext:value-type="float">
            <text:p>263</text:p>
          </table:table-cell>
          <table:table-cell table:style-name="ce10" table:formula="of:=MAX([.K$1];[.$A84])*3 + MIN([.K$1];[.$A84])" office:value-type="float" office:value="264" calcext:value-type="float">
            <text:p>264</text:p>
          </table:table-cell>
          <table:table-cell table:style-name="ce10" table:formula="of:=MAX([.L$1];[.$A84])*3 + MIN([.L$1];[.$A84])" office:value-type="float" office:value="265" calcext:value-type="float">
            <text:p>265</text:p>
          </table:table-cell>
          <table:table-cell table:style-name="ce10" table:formula="of:=MAX([.M$1];[.$A84])*3 + MIN([.M$1];[.$A84])" office:value-type="float" office:value="266" calcext:value-type="float">
            <text:p>266</text:p>
          </table:table-cell>
          <table:table-cell table:style-name="ce10" table:formula="of:=MAX([.N$1];[.$A84])*3 + MIN([.N$1];[.$A84])" office:value-type="float" office:value="267" calcext:value-type="float">
            <text:p>267</text:p>
          </table:table-cell>
          <table:table-cell table:style-name="ce10" table:formula="of:=MAX([.O$1];[.$A84])*3 + MIN([.O$1];[.$A84])" office:value-type="float" office:value="268" calcext:value-type="float">
            <text:p>268</text:p>
          </table:table-cell>
          <table:table-cell table:style-name="ce10" table:formula="of:=MAX([.P$1];[.$A84])*3 + MIN([.P$1];[.$A84])" office:value-type="float" office:value="269" calcext:value-type="float">
            <text:p>269</text:p>
          </table:table-cell>
          <table:table-cell table:style-name="ce10" table:formula="of:=MAX([.Q$1];[.$A84])*3 + MIN([.Q$1];[.$A84])" office:value-type="float" office:value="270" calcext:value-type="float">
            <text:p>270</text:p>
          </table:table-cell>
          <table:table-cell table:style-name="ce10" table:formula="of:=MAX([.R$1];[.$A84])*3 + MIN([.R$1];[.$A84])" office:value-type="float" office:value="271" calcext:value-type="float">
            <text:p>271</text:p>
          </table:table-cell>
          <table:table-cell table:style-name="ce10" table:formula="of:=MAX([.S$1];[.$A84])*3 + MIN([.S$1];[.$A84])" office:value-type="float" office:value="272" calcext:value-type="float">
            <text:p>272</text:p>
          </table:table-cell>
          <table:table-cell table:style-name="ce10" table:formula="of:=MAX([.T$1];[.$A84])*3 + MIN([.T$1];[.$A84])" office:value-type="float" office:value="273" calcext:value-type="float">
            <text:p>273</text:p>
          </table:table-cell>
          <table:table-cell table:style-name="ce10" table:formula="of:=MAX([.U$1];[.$A84])*3 + MIN([.U$1];[.$A84])" office:value-type="float" office:value="274" calcext:value-type="float">
            <text:p>274</text:p>
          </table:table-cell>
          <table:table-cell table:style-name="ce10" table:formula="of:=MAX([.V$1];[.$A84])*3 + MIN([.V$1];[.$A84])" office:value-type="float" office:value="275" calcext:value-type="float">
            <text:p>275</text:p>
          </table:table-cell>
          <table:table-cell table:style-name="ce10" table:formula="of:=MAX([.W$1];[.$A84])*3 + MIN([.W$1];[.$A84])" office:value-type="float" office:value="276" calcext:value-type="float">
            <text:p>276</text:p>
          </table:table-cell>
          <table:table-cell table:style-name="ce10" table:formula="of:=MAX([.X$1];[.$A84])*3 + MIN([.X$1];[.$A84])" office:value-type="float" office:value="277" calcext:value-type="float">
            <text:p>277</text:p>
          </table:table-cell>
          <table:table-cell table:style-name="ce10" table:formula="of:=MAX([.Y$1];[.$A84])*3 + MIN([.Y$1];[.$A84])" office:value-type="float" office:value="278" calcext:value-type="float">
            <text:p>278</text:p>
          </table:table-cell>
          <table:table-cell table:number-columns-repeated="1635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0" table:formula="of:=MAX([.B$1];[.$A85])*3 + MIN([.B$1];[.$A85])" office:value-type="float" office:value="258" calcext:value-type="float">
            <text:p>258</text:p>
          </table:table-cell>
          <table:table-cell table:style-name="ce10" table:formula="of:=MAX([.C$1];[.$A85])*3 + MIN([.C$1];[.$A85])" office:value-type="float" office:value="259" calcext:value-type="float">
            <text:p>259</text:p>
          </table:table-cell>
          <table:table-cell table:style-name="ce10" table:formula="of:=MAX([.D$1];[.$A85])*3 + MIN([.D$1];[.$A85])" office:value-type="float" office:value="260" calcext:value-type="float">
            <text:p>260</text:p>
          </table:table-cell>
          <table:table-cell table:style-name="ce10" table:formula="of:=MAX([.E$1];[.$A85])*3 + MIN([.E$1];[.$A85])" office:value-type="float" office:value="261" calcext:value-type="float">
            <text:p>261</text:p>
          </table:table-cell>
          <table:table-cell table:style-name="ce10" table:formula="of:=MAX([.F$1];[.$A85])*3 + MIN([.F$1];[.$A85])" office:value-type="float" office:value="262" calcext:value-type="float">
            <text:p>262</text:p>
          </table:table-cell>
          <table:table-cell table:style-name="ce10" table:formula="of:=MAX([.G$1];[.$A85])*3 + MIN([.G$1];[.$A85])" office:value-type="float" office:value="263" calcext:value-type="float">
            <text:p>263</text:p>
          </table:table-cell>
          <table:table-cell table:style-name="ce10" table:formula="of:=MAX([.H$1];[.$A85])*3 + MIN([.H$1];[.$A85])" office:value-type="float" office:value="264" calcext:value-type="float">
            <text:p>264</text:p>
          </table:table-cell>
          <table:table-cell table:style-name="ce10" table:formula="of:=MAX([.I$1];[.$A85])*3 + MIN([.I$1];[.$A85])" office:value-type="float" office:value="265" calcext:value-type="float">
            <text:p>265</text:p>
          </table:table-cell>
          <table:table-cell table:style-name="ce10" table:formula="of:=MAX([.J$1];[.$A85])*3 + MIN([.J$1];[.$A85])" office:value-type="float" office:value="266" calcext:value-type="float">
            <text:p>266</text:p>
          </table:table-cell>
          <table:table-cell table:style-name="ce10" table:formula="of:=MAX([.K$1];[.$A85])*3 + MIN([.K$1];[.$A85])" office:value-type="float" office:value="267" calcext:value-type="float">
            <text:p>267</text:p>
          </table:table-cell>
          <table:table-cell table:style-name="ce10" table:formula="of:=MAX([.L$1];[.$A85])*3 + MIN([.L$1];[.$A85])" office:value-type="float" office:value="268" calcext:value-type="float">
            <text:p>268</text:p>
          </table:table-cell>
          <table:table-cell table:style-name="ce10" table:formula="of:=MAX([.M$1];[.$A85])*3 + MIN([.M$1];[.$A85])" office:value-type="float" office:value="269" calcext:value-type="float">
            <text:p>269</text:p>
          </table:table-cell>
          <table:table-cell table:style-name="ce10" table:formula="of:=MAX([.N$1];[.$A85])*3 + MIN([.N$1];[.$A85])" office:value-type="float" office:value="270" calcext:value-type="float">
            <text:p>270</text:p>
          </table:table-cell>
          <table:table-cell table:style-name="ce10" table:formula="of:=MAX([.O$1];[.$A85])*3 + MIN([.O$1];[.$A85])" office:value-type="float" office:value="271" calcext:value-type="float">
            <text:p>271</text:p>
          </table:table-cell>
          <table:table-cell table:style-name="ce10" table:formula="of:=MAX([.P$1];[.$A85])*3 + MIN([.P$1];[.$A85])" office:value-type="float" office:value="272" calcext:value-type="float">
            <text:p>272</text:p>
          </table:table-cell>
          <table:table-cell table:style-name="ce10" table:formula="of:=MAX([.Q$1];[.$A85])*3 + MIN([.Q$1];[.$A85])" office:value-type="float" office:value="273" calcext:value-type="float">
            <text:p>273</text:p>
          </table:table-cell>
          <table:table-cell table:style-name="ce10" table:formula="of:=MAX([.R$1];[.$A85])*3 + MIN([.R$1];[.$A85])" office:value-type="float" office:value="274" calcext:value-type="float">
            <text:p>274</text:p>
          </table:table-cell>
          <table:table-cell table:style-name="ce10" table:formula="of:=MAX([.S$1];[.$A85])*3 + MIN([.S$1];[.$A85])" office:value-type="float" office:value="275" calcext:value-type="float">
            <text:p>275</text:p>
          </table:table-cell>
          <table:table-cell table:style-name="ce10" table:formula="of:=MAX([.T$1];[.$A85])*3 + MIN([.T$1];[.$A85])" office:value-type="float" office:value="276" calcext:value-type="float">
            <text:p>276</text:p>
          </table:table-cell>
          <table:table-cell table:style-name="ce10" table:formula="of:=MAX([.U$1];[.$A85])*3 + MIN([.U$1];[.$A85])" office:value-type="float" office:value="277" calcext:value-type="float">
            <text:p>277</text:p>
          </table:table-cell>
          <table:table-cell table:style-name="ce10" table:formula="of:=MAX([.V$1];[.$A85])*3 + MIN([.V$1];[.$A85])" office:value-type="float" office:value="278" calcext:value-type="float">
            <text:p>278</text:p>
          </table:table-cell>
          <table:table-cell table:style-name="ce10" table:formula="of:=MAX([.W$1];[.$A85])*3 + MIN([.W$1];[.$A85])" office:value-type="float" office:value="279" calcext:value-type="float">
            <text:p>279</text:p>
          </table:table-cell>
          <table:table-cell table:style-name="ce10" table:formula="of:=MAX([.X$1];[.$A85])*3 + MIN([.X$1];[.$A85])" office:value-type="float" office:value="280" calcext:value-type="float">
            <text:p>280</text:p>
          </table:table-cell>
          <table:table-cell table:style-name="ce10" table:formula="of:=MAX([.Y$1];[.$A85])*3 + MIN([.Y$1];[.$A85])" office:value-type="float" office:value="281" calcext:value-type="float">
            <text:p>281</text:p>
          </table:table-cell>
          <table:table-cell table:number-columns-repeated="1635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0" table:formula="of:=MAX([.B$1];[.$A86])*3 + MIN([.B$1];[.$A86])" office:value-type="float" office:value="261" calcext:value-type="float">
            <text:p>261</text:p>
          </table:table-cell>
          <table:table-cell table:style-name="ce10" table:formula="of:=MAX([.C$1];[.$A86])*3 + MIN([.C$1];[.$A86])" office:value-type="float" office:value="262" calcext:value-type="float">
            <text:p>262</text:p>
          </table:table-cell>
          <table:table-cell table:style-name="ce10" table:formula="of:=MAX([.D$1];[.$A86])*3 + MIN([.D$1];[.$A86])" office:value-type="float" office:value="263" calcext:value-type="float">
            <text:p>263</text:p>
          </table:table-cell>
          <table:table-cell table:style-name="ce10" table:formula="of:=MAX([.E$1];[.$A86])*3 + MIN([.E$1];[.$A86])" office:value-type="float" office:value="264" calcext:value-type="float">
            <text:p>264</text:p>
          </table:table-cell>
          <table:table-cell table:style-name="ce10" table:formula="of:=MAX([.F$1];[.$A86])*3 + MIN([.F$1];[.$A86])" office:value-type="float" office:value="265" calcext:value-type="float">
            <text:p>265</text:p>
          </table:table-cell>
          <table:table-cell table:style-name="ce10" table:formula="of:=MAX([.G$1];[.$A86])*3 + MIN([.G$1];[.$A86])" office:value-type="float" office:value="266" calcext:value-type="float">
            <text:p>266</text:p>
          </table:table-cell>
          <table:table-cell table:style-name="ce10" table:formula="of:=MAX([.H$1];[.$A86])*3 + MIN([.H$1];[.$A86])" office:value-type="float" office:value="267" calcext:value-type="float">
            <text:p>267</text:p>
          </table:table-cell>
          <table:table-cell table:style-name="ce10" table:formula="of:=MAX([.I$1];[.$A86])*3 + MIN([.I$1];[.$A86])" office:value-type="float" office:value="268" calcext:value-type="float">
            <text:p>268</text:p>
          </table:table-cell>
          <table:table-cell table:style-name="ce10" table:formula="of:=MAX([.J$1];[.$A86])*3 + MIN([.J$1];[.$A86])" office:value-type="float" office:value="269" calcext:value-type="float">
            <text:p>269</text:p>
          </table:table-cell>
          <table:table-cell table:style-name="ce10" table:formula="of:=MAX([.K$1];[.$A86])*3 + MIN([.K$1];[.$A86])" office:value-type="float" office:value="270" calcext:value-type="float">
            <text:p>270</text:p>
          </table:table-cell>
          <table:table-cell table:style-name="ce10" table:formula="of:=MAX([.L$1];[.$A86])*3 + MIN([.L$1];[.$A86])" office:value-type="float" office:value="271" calcext:value-type="float">
            <text:p>271</text:p>
          </table:table-cell>
          <table:table-cell table:style-name="ce10" table:formula="of:=MAX([.M$1];[.$A86])*3 + MIN([.M$1];[.$A86])" office:value-type="float" office:value="272" calcext:value-type="float">
            <text:p>272</text:p>
          </table:table-cell>
          <table:table-cell table:style-name="ce10" table:formula="of:=MAX([.N$1];[.$A86])*3 + MIN([.N$1];[.$A86])" office:value-type="float" office:value="273" calcext:value-type="float">
            <text:p>273</text:p>
          </table:table-cell>
          <table:table-cell table:style-name="ce10" table:formula="of:=MAX([.O$1];[.$A86])*3 + MIN([.O$1];[.$A86])" office:value-type="float" office:value="274" calcext:value-type="float">
            <text:p>274</text:p>
          </table:table-cell>
          <table:table-cell table:style-name="ce10" table:formula="of:=MAX([.P$1];[.$A86])*3 + MIN([.P$1];[.$A86])" office:value-type="float" office:value="275" calcext:value-type="float">
            <text:p>275</text:p>
          </table:table-cell>
          <table:table-cell table:style-name="ce10" table:formula="of:=MAX([.Q$1];[.$A86])*3 + MIN([.Q$1];[.$A86])" office:value-type="float" office:value="276" calcext:value-type="float">
            <text:p>276</text:p>
          </table:table-cell>
          <table:table-cell table:style-name="ce10" table:formula="of:=MAX([.R$1];[.$A86])*3 + MIN([.R$1];[.$A86])" office:value-type="float" office:value="277" calcext:value-type="float">
            <text:p>277</text:p>
          </table:table-cell>
          <table:table-cell table:style-name="ce10" table:formula="of:=MAX([.S$1];[.$A86])*3 + MIN([.S$1];[.$A86])" office:value-type="float" office:value="278" calcext:value-type="float">
            <text:p>278</text:p>
          </table:table-cell>
          <table:table-cell table:style-name="ce10" table:formula="of:=MAX([.T$1];[.$A86])*3 + MIN([.T$1];[.$A86])" office:value-type="float" office:value="279" calcext:value-type="float">
            <text:p>279</text:p>
          </table:table-cell>
          <table:table-cell table:style-name="ce10" table:formula="of:=MAX([.U$1];[.$A86])*3 + MIN([.U$1];[.$A86])" office:value-type="float" office:value="280" calcext:value-type="float">
            <text:p>280</text:p>
          </table:table-cell>
          <table:table-cell table:style-name="ce10" table:formula="of:=MAX([.V$1];[.$A86])*3 + MIN([.V$1];[.$A86])" office:value-type="float" office:value="281" calcext:value-type="float">
            <text:p>281</text:p>
          </table:table-cell>
          <table:table-cell table:style-name="ce10" table:formula="of:=MAX([.W$1];[.$A86])*3 + MIN([.W$1];[.$A86])" office:value-type="float" office:value="282" calcext:value-type="float">
            <text:p>282</text:p>
          </table:table-cell>
          <table:table-cell table:style-name="ce10" table:formula="of:=MAX([.X$1];[.$A86])*3 + MIN([.X$1];[.$A86])" office:value-type="float" office:value="283" calcext:value-type="float">
            <text:p>283</text:p>
          </table:table-cell>
          <table:table-cell table:style-name="ce10" table:formula="of:=MAX([.Y$1];[.$A86])*3 + MIN([.Y$1];[.$A86])" office:value-type="float" office:value="284" calcext:value-type="float">
            <text:p>284</text:p>
          </table:table-cell>
          <table:table-cell table:number-columns-repeated="1635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0" table:formula="of:=MAX([.B$1];[.$A87])*3 + MIN([.B$1];[.$A87])" office:value-type="float" office:value="264" calcext:value-type="float">
            <text:p>264</text:p>
          </table:table-cell>
          <table:table-cell table:style-name="ce10" table:formula="of:=MAX([.C$1];[.$A87])*3 + MIN([.C$1];[.$A87])" office:value-type="float" office:value="265" calcext:value-type="float">
            <text:p>265</text:p>
          </table:table-cell>
          <table:table-cell table:style-name="ce10" table:formula="of:=MAX([.D$1];[.$A87])*3 + MIN([.D$1];[.$A87])" office:value-type="float" office:value="266" calcext:value-type="float">
            <text:p>266</text:p>
          </table:table-cell>
          <table:table-cell table:style-name="ce10" table:formula="of:=MAX([.E$1];[.$A87])*3 + MIN([.E$1];[.$A87])" office:value-type="float" office:value="267" calcext:value-type="float">
            <text:p>267</text:p>
          </table:table-cell>
          <table:table-cell table:style-name="ce10" table:formula="of:=MAX([.F$1];[.$A87])*3 + MIN([.F$1];[.$A87])" office:value-type="float" office:value="268" calcext:value-type="float">
            <text:p>268</text:p>
          </table:table-cell>
          <table:table-cell table:style-name="ce10" table:formula="of:=MAX([.G$1];[.$A87])*3 + MIN([.G$1];[.$A87])" office:value-type="float" office:value="269" calcext:value-type="float">
            <text:p>269</text:p>
          </table:table-cell>
          <table:table-cell table:style-name="ce10" table:formula="of:=MAX([.H$1];[.$A87])*3 + MIN([.H$1];[.$A87])" office:value-type="float" office:value="270" calcext:value-type="float">
            <text:p>270</text:p>
          </table:table-cell>
          <table:table-cell table:style-name="ce10" table:formula="of:=MAX([.I$1];[.$A87])*3 + MIN([.I$1];[.$A87])" office:value-type="float" office:value="271" calcext:value-type="float">
            <text:p>271</text:p>
          </table:table-cell>
          <table:table-cell table:style-name="ce10" table:formula="of:=MAX([.J$1];[.$A87])*3 + MIN([.J$1];[.$A87])" office:value-type="float" office:value="272" calcext:value-type="float">
            <text:p>272</text:p>
          </table:table-cell>
          <table:table-cell table:style-name="ce10" table:formula="of:=MAX([.K$1];[.$A87])*3 + MIN([.K$1];[.$A87])" office:value-type="float" office:value="273" calcext:value-type="float">
            <text:p>273</text:p>
          </table:table-cell>
          <table:table-cell table:style-name="ce10" table:formula="of:=MAX([.L$1];[.$A87])*3 + MIN([.L$1];[.$A87])" office:value-type="float" office:value="274" calcext:value-type="float">
            <text:p>274</text:p>
          </table:table-cell>
          <table:table-cell table:style-name="ce10" table:formula="of:=MAX([.M$1];[.$A87])*3 + MIN([.M$1];[.$A87])" office:value-type="float" office:value="275" calcext:value-type="float">
            <text:p>275</text:p>
          </table:table-cell>
          <table:table-cell table:style-name="ce10" table:formula="of:=MAX([.N$1];[.$A87])*3 + MIN([.N$1];[.$A87])" office:value-type="float" office:value="276" calcext:value-type="float">
            <text:p>276</text:p>
          </table:table-cell>
          <table:table-cell table:style-name="ce10" table:formula="of:=MAX([.O$1];[.$A87])*3 + MIN([.O$1];[.$A87])" office:value-type="float" office:value="277" calcext:value-type="float">
            <text:p>277</text:p>
          </table:table-cell>
          <table:table-cell table:style-name="ce10" table:formula="of:=MAX([.P$1];[.$A87])*3 + MIN([.P$1];[.$A87])" office:value-type="float" office:value="278" calcext:value-type="float">
            <text:p>278</text:p>
          </table:table-cell>
          <table:table-cell table:style-name="ce10" table:formula="of:=MAX([.Q$1];[.$A87])*3 + MIN([.Q$1];[.$A87])" office:value-type="float" office:value="279" calcext:value-type="float">
            <text:p>279</text:p>
          </table:table-cell>
          <table:table-cell table:style-name="ce10" table:formula="of:=MAX([.R$1];[.$A87])*3 + MIN([.R$1];[.$A87])" office:value-type="float" office:value="280" calcext:value-type="float">
            <text:p>280</text:p>
          </table:table-cell>
          <table:table-cell table:style-name="ce10" table:formula="of:=MAX([.S$1];[.$A87])*3 + MIN([.S$1];[.$A87])" office:value-type="float" office:value="281" calcext:value-type="float">
            <text:p>281</text:p>
          </table:table-cell>
          <table:table-cell table:style-name="ce10" table:formula="of:=MAX([.T$1];[.$A87])*3 + MIN([.T$1];[.$A87])" office:value-type="float" office:value="282" calcext:value-type="float">
            <text:p>282</text:p>
          </table:table-cell>
          <table:table-cell table:style-name="ce10" table:formula="of:=MAX([.U$1];[.$A87])*3 + MIN([.U$1];[.$A87])" office:value-type="float" office:value="283" calcext:value-type="float">
            <text:p>283</text:p>
          </table:table-cell>
          <table:table-cell table:style-name="ce10" table:formula="of:=MAX([.V$1];[.$A87])*3 + MIN([.V$1];[.$A87])" office:value-type="float" office:value="284" calcext:value-type="float">
            <text:p>284</text:p>
          </table:table-cell>
          <table:table-cell table:style-name="ce10" table:formula="of:=MAX([.W$1];[.$A87])*3 + MIN([.W$1];[.$A87])" office:value-type="float" office:value="285" calcext:value-type="float">
            <text:p>285</text:p>
          </table:table-cell>
          <table:table-cell table:style-name="ce10" table:formula="of:=MAX([.X$1];[.$A87])*3 + MIN([.X$1];[.$A87])" office:value-type="float" office:value="286" calcext:value-type="float">
            <text:p>286</text:p>
          </table:table-cell>
          <table:table-cell table:style-name="ce10" table:formula="of:=MAX([.Y$1];[.$A87])*3 + MIN([.Y$1];[.$A87])" office:value-type="float" office:value="287" calcext:value-type="float">
            <text:p>287</text:p>
          </table:table-cell>
          <table:table-cell table:number-columns-repeated="1635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0" table:formula="of:=MAX([.B$1];[.$A88])*3 + MIN([.B$1];[.$A88])" office:value-type="float" office:value="267" calcext:value-type="float">
            <text:p>267</text:p>
          </table:table-cell>
          <table:table-cell table:style-name="ce10" table:formula="of:=MAX([.C$1];[.$A88])*3 + MIN([.C$1];[.$A88])" office:value-type="float" office:value="268" calcext:value-type="float">
            <text:p>268</text:p>
          </table:table-cell>
          <table:table-cell table:style-name="ce10" table:formula="of:=MAX([.D$1];[.$A88])*3 + MIN([.D$1];[.$A88])" office:value-type="float" office:value="269" calcext:value-type="float">
            <text:p>269</text:p>
          </table:table-cell>
          <table:table-cell table:style-name="ce10" table:formula="of:=MAX([.E$1];[.$A88])*3 + MIN([.E$1];[.$A88])" office:value-type="float" office:value="270" calcext:value-type="float">
            <text:p>270</text:p>
          </table:table-cell>
          <table:table-cell table:style-name="ce10" table:formula="of:=MAX([.F$1];[.$A88])*3 + MIN([.F$1];[.$A88])" office:value-type="float" office:value="271" calcext:value-type="float">
            <text:p>271</text:p>
          </table:table-cell>
          <table:table-cell table:style-name="ce10" table:formula="of:=MAX([.G$1];[.$A88])*3 + MIN([.G$1];[.$A88])" office:value-type="float" office:value="272" calcext:value-type="float">
            <text:p>272</text:p>
          </table:table-cell>
          <table:table-cell table:style-name="ce10" table:formula="of:=MAX([.H$1];[.$A88])*3 + MIN([.H$1];[.$A88])" office:value-type="float" office:value="273" calcext:value-type="float">
            <text:p>273</text:p>
          </table:table-cell>
          <table:table-cell table:style-name="ce10" table:formula="of:=MAX([.I$1];[.$A88])*3 + MIN([.I$1];[.$A88])" office:value-type="float" office:value="274" calcext:value-type="float">
            <text:p>274</text:p>
          </table:table-cell>
          <table:table-cell table:style-name="ce10" table:formula="of:=MAX([.J$1];[.$A88])*3 + MIN([.J$1];[.$A88])" office:value-type="float" office:value="275" calcext:value-type="float">
            <text:p>275</text:p>
          </table:table-cell>
          <table:table-cell table:style-name="ce10" table:formula="of:=MAX([.K$1];[.$A88])*3 + MIN([.K$1];[.$A88])" office:value-type="float" office:value="276" calcext:value-type="float">
            <text:p>276</text:p>
          </table:table-cell>
          <table:table-cell table:style-name="ce10" table:formula="of:=MAX([.L$1];[.$A88])*3 + MIN([.L$1];[.$A88])" office:value-type="float" office:value="277" calcext:value-type="float">
            <text:p>277</text:p>
          </table:table-cell>
          <table:table-cell table:style-name="ce10" table:formula="of:=MAX([.M$1];[.$A88])*3 + MIN([.M$1];[.$A88])" office:value-type="float" office:value="278" calcext:value-type="float">
            <text:p>278</text:p>
          </table:table-cell>
          <table:table-cell table:style-name="ce10" table:formula="of:=MAX([.N$1];[.$A88])*3 + MIN([.N$1];[.$A88])" office:value-type="float" office:value="279" calcext:value-type="float">
            <text:p>279</text:p>
          </table:table-cell>
          <table:table-cell table:style-name="ce10" table:formula="of:=MAX([.O$1];[.$A88])*3 + MIN([.O$1];[.$A88])" office:value-type="float" office:value="280" calcext:value-type="float">
            <text:p>280</text:p>
          </table:table-cell>
          <table:table-cell table:style-name="ce10" table:formula="of:=MAX([.P$1];[.$A88])*3 + MIN([.P$1];[.$A88])" office:value-type="float" office:value="281" calcext:value-type="float">
            <text:p>281</text:p>
          </table:table-cell>
          <table:table-cell table:style-name="ce10" table:formula="of:=MAX([.Q$1];[.$A88])*3 + MIN([.Q$1];[.$A88])" office:value-type="float" office:value="282" calcext:value-type="float">
            <text:p>282</text:p>
          </table:table-cell>
          <table:table-cell table:style-name="ce10" table:formula="of:=MAX([.R$1];[.$A88])*3 + MIN([.R$1];[.$A88])" office:value-type="float" office:value="283" calcext:value-type="float">
            <text:p>283</text:p>
          </table:table-cell>
          <table:table-cell table:style-name="ce10" table:formula="of:=MAX([.S$1];[.$A88])*3 + MIN([.S$1];[.$A88])" office:value-type="float" office:value="284" calcext:value-type="float">
            <text:p>284</text:p>
          </table:table-cell>
          <table:table-cell table:style-name="ce10" table:formula="of:=MAX([.T$1];[.$A88])*3 + MIN([.T$1];[.$A88])" office:value-type="float" office:value="285" calcext:value-type="float">
            <text:p>285</text:p>
          </table:table-cell>
          <table:table-cell table:style-name="ce10" table:formula="of:=MAX([.U$1];[.$A88])*3 + MIN([.U$1];[.$A88])" office:value-type="float" office:value="286" calcext:value-type="float">
            <text:p>286</text:p>
          </table:table-cell>
          <table:table-cell table:style-name="ce10" table:formula="of:=MAX([.V$1];[.$A88])*3 + MIN([.V$1];[.$A88])" office:value-type="float" office:value="287" calcext:value-type="float">
            <text:p>287</text:p>
          </table:table-cell>
          <table:table-cell table:style-name="ce10" table:formula="of:=MAX([.W$1];[.$A88])*3 + MIN([.W$1];[.$A88])" office:value-type="float" office:value="288" calcext:value-type="float">
            <text:p>288</text:p>
          </table:table-cell>
          <table:table-cell table:style-name="ce10" table:formula="of:=MAX([.X$1];[.$A88])*3 + MIN([.X$1];[.$A88])" office:value-type="float" office:value="289" calcext:value-type="float">
            <text:p>289</text:p>
          </table:table-cell>
          <table:table-cell table:style-name="ce10" table:formula="of:=MAX([.Y$1];[.$A88])*3 + MIN([.Y$1];[.$A88])" office:value-type="float" office:value="290" calcext:value-type="float">
            <text:p>290</text:p>
          </table:table-cell>
          <table:table-cell table:number-columns-repeated="1635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0" table:formula="of:=MAX([.B$1];[.$A89])*3 + MIN([.B$1];[.$A89])" office:value-type="float" office:value="270" calcext:value-type="float">
            <text:p>270</text:p>
          </table:table-cell>
          <table:table-cell table:style-name="ce10" table:formula="of:=MAX([.C$1];[.$A89])*3 + MIN([.C$1];[.$A89])" office:value-type="float" office:value="271" calcext:value-type="float">
            <text:p>271</text:p>
          </table:table-cell>
          <table:table-cell table:style-name="ce10" table:formula="of:=MAX([.D$1];[.$A89])*3 + MIN([.D$1];[.$A89])" office:value-type="float" office:value="272" calcext:value-type="float">
            <text:p>272</text:p>
          </table:table-cell>
          <table:table-cell table:style-name="ce10" table:formula="of:=MAX([.E$1];[.$A89])*3 + MIN([.E$1];[.$A89])" office:value-type="float" office:value="273" calcext:value-type="float">
            <text:p>273</text:p>
          </table:table-cell>
          <table:table-cell table:style-name="ce10" table:formula="of:=MAX([.F$1];[.$A89])*3 + MIN([.F$1];[.$A89])" office:value-type="float" office:value="274" calcext:value-type="float">
            <text:p>274</text:p>
          </table:table-cell>
          <table:table-cell table:style-name="ce10" table:formula="of:=MAX([.G$1];[.$A89])*3 + MIN([.G$1];[.$A89])" office:value-type="float" office:value="275" calcext:value-type="float">
            <text:p>275</text:p>
          </table:table-cell>
          <table:table-cell table:style-name="ce10" table:formula="of:=MAX([.H$1];[.$A89])*3 + MIN([.H$1];[.$A89])" office:value-type="float" office:value="276" calcext:value-type="float">
            <text:p>276</text:p>
          </table:table-cell>
          <table:table-cell table:style-name="ce10" table:formula="of:=MAX([.I$1];[.$A89])*3 + MIN([.I$1];[.$A89])" office:value-type="float" office:value="277" calcext:value-type="float">
            <text:p>277</text:p>
          </table:table-cell>
          <table:table-cell table:style-name="ce10" table:formula="of:=MAX([.J$1];[.$A89])*3 + MIN([.J$1];[.$A89])" office:value-type="float" office:value="278" calcext:value-type="float">
            <text:p>278</text:p>
          </table:table-cell>
          <table:table-cell table:style-name="ce10" table:formula="of:=MAX([.K$1];[.$A89])*3 + MIN([.K$1];[.$A89])" office:value-type="float" office:value="279" calcext:value-type="float">
            <text:p>279</text:p>
          </table:table-cell>
          <table:table-cell table:style-name="ce10" table:formula="of:=MAX([.L$1];[.$A89])*3 + MIN([.L$1];[.$A89])" office:value-type="float" office:value="280" calcext:value-type="float">
            <text:p>280</text:p>
          </table:table-cell>
          <table:table-cell table:style-name="ce10" table:formula="of:=MAX([.M$1];[.$A89])*3 + MIN([.M$1];[.$A89])" office:value-type="float" office:value="281" calcext:value-type="float">
            <text:p>281</text:p>
          </table:table-cell>
          <table:table-cell table:style-name="ce10" table:formula="of:=MAX([.N$1];[.$A89])*3 + MIN([.N$1];[.$A89])" office:value-type="float" office:value="282" calcext:value-type="float">
            <text:p>282</text:p>
          </table:table-cell>
          <table:table-cell table:style-name="ce10" table:formula="of:=MAX([.O$1];[.$A89])*3 + MIN([.O$1];[.$A89])" office:value-type="float" office:value="283" calcext:value-type="float">
            <text:p>283</text:p>
          </table:table-cell>
          <table:table-cell table:style-name="ce10" table:formula="of:=MAX([.P$1];[.$A89])*3 + MIN([.P$1];[.$A89])" office:value-type="float" office:value="284" calcext:value-type="float">
            <text:p>284</text:p>
          </table:table-cell>
          <table:table-cell table:style-name="ce10" table:formula="of:=MAX([.Q$1];[.$A89])*3 + MIN([.Q$1];[.$A89])" office:value-type="float" office:value="285" calcext:value-type="float">
            <text:p>285</text:p>
          </table:table-cell>
          <table:table-cell table:style-name="ce10" table:formula="of:=MAX([.R$1];[.$A89])*3 + MIN([.R$1];[.$A89])" office:value-type="float" office:value="286" calcext:value-type="float">
            <text:p>286</text:p>
          </table:table-cell>
          <table:table-cell table:style-name="ce10" table:formula="of:=MAX([.S$1];[.$A89])*3 + MIN([.S$1];[.$A89])" office:value-type="float" office:value="287" calcext:value-type="float">
            <text:p>287</text:p>
          </table:table-cell>
          <table:table-cell table:style-name="ce10" table:formula="of:=MAX([.T$1];[.$A89])*3 + MIN([.T$1];[.$A89])" office:value-type="float" office:value="288" calcext:value-type="float">
            <text:p>288</text:p>
          </table:table-cell>
          <table:table-cell table:style-name="ce10" table:formula="of:=MAX([.U$1];[.$A89])*3 + MIN([.U$1];[.$A89])" office:value-type="float" office:value="289" calcext:value-type="float">
            <text:p>289</text:p>
          </table:table-cell>
          <table:table-cell table:style-name="ce10" table:formula="of:=MAX([.V$1];[.$A89])*3 + MIN([.V$1];[.$A89])" office:value-type="float" office:value="290" calcext:value-type="float">
            <text:p>290</text:p>
          </table:table-cell>
          <table:table-cell table:style-name="ce10" table:formula="of:=MAX([.W$1];[.$A89])*3 + MIN([.W$1];[.$A89])" office:value-type="float" office:value="291" calcext:value-type="float">
            <text:p>291</text:p>
          </table:table-cell>
          <table:table-cell table:style-name="ce10" table:formula="of:=MAX([.X$1];[.$A89])*3 + MIN([.X$1];[.$A89])" office:value-type="float" office:value="292" calcext:value-type="float">
            <text:p>292</text:p>
          </table:table-cell>
          <table:table-cell table:style-name="ce10" table:formula="of:=MAX([.Y$1];[.$A89])*3 + MIN([.Y$1];[.$A89])" office:value-type="float" office:value="293" calcext:value-type="float">
            <text:p>293</text:p>
          </table:table-cell>
          <table:table-cell table:number-columns-repeated="1635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0" table:formula="of:=MAX([.B$1];[.$A90])*3 + MIN([.B$1];[.$A90])" office:value-type="float" office:value="273" calcext:value-type="float">
            <text:p>273</text:p>
          </table:table-cell>
          <table:table-cell table:style-name="ce10" table:formula="of:=MAX([.C$1];[.$A90])*3 + MIN([.C$1];[.$A90])" office:value-type="float" office:value="274" calcext:value-type="float">
            <text:p>274</text:p>
          </table:table-cell>
          <table:table-cell table:style-name="ce10" table:formula="of:=MAX([.D$1];[.$A90])*3 + MIN([.D$1];[.$A90])" office:value-type="float" office:value="275" calcext:value-type="float">
            <text:p>275</text:p>
          </table:table-cell>
          <table:table-cell table:style-name="ce10" table:formula="of:=MAX([.E$1];[.$A90])*3 + MIN([.E$1];[.$A90])" office:value-type="float" office:value="276" calcext:value-type="float">
            <text:p>276</text:p>
          </table:table-cell>
          <table:table-cell table:style-name="ce10" table:formula="of:=MAX([.F$1];[.$A90])*3 + MIN([.F$1];[.$A90])" office:value-type="float" office:value="277" calcext:value-type="float">
            <text:p>277</text:p>
          </table:table-cell>
          <table:table-cell table:style-name="ce10" table:formula="of:=MAX([.G$1];[.$A90])*3 + MIN([.G$1];[.$A90])" office:value-type="float" office:value="278" calcext:value-type="float">
            <text:p>278</text:p>
          </table:table-cell>
          <table:table-cell table:style-name="ce10" table:formula="of:=MAX([.H$1];[.$A90])*3 + MIN([.H$1];[.$A90])" office:value-type="float" office:value="279" calcext:value-type="float">
            <text:p>279</text:p>
          </table:table-cell>
          <table:table-cell table:style-name="ce10" table:formula="of:=MAX([.I$1];[.$A90])*3 + MIN([.I$1];[.$A90])" office:value-type="float" office:value="280" calcext:value-type="float">
            <text:p>280</text:p>
          </table:table-cell>
          <table:table-cell table:style-name="ce10" table:formula="of:=MAX([.J$1];[.$A90])*3 + MIN([.J$1];[.$A90])" office:value-type="float" office:value="281" calcext:value-type="float">
            <text:p>281</text:p>
          </table:table-cell>
          <table:table-cell table:style-name="ce10" table:formula="of:=MAX([.K$1];[.$A90])*3 + MIN([.K$1];[.$A90])" office:value-type="float" office:value="282" calcext:value-type="float">
            <text:p>282</text:p>
          </table:table-cell>
          <table:table-cell table:style-name="ce10" table:formula="of:=MAX([.L$1];[.$A90])*3 + MIN([.L$1];[.$A90])" office:value-type="float" office:value="283" calcext:value-type="float">
            <text:p>283</text:p>
          </table:table-cell>
          <table:table-cell table:style-name="ce10" table:formula="of:=MAX([.M$1];[.$A90])*3 + MIN([.M$1];[.$A90])" office:value-type="float" office:value="284" calcext:value-type="float">
            <text:p>284</text:p>
          </table:table-cell>
          <table:table-cell table:style-name="ce10" table:formula="of:=MAX([.N$1];[.$A90])*3 + MIN([.N$1];[.$A90])" office:value-type="float" office:value="285" calcext:value-type="float">
            <text:p>285</text:p>
          </table:table-cell>
          <table:table-cell table:style-name="ce10" table:formula="of:=MAX([.O$1];[.$A90])*3 + MIN([.O$1];[.$A90])" office:value-type="float" office:value="286" calcext:value-type="float">
            <text:p>286</text:p>
          </table:table-cell>
          <table:table-cell table:style-name="ce10" table:formula="of:=MAX([.P$1];[.$A90])*3 + MIN([.P$1];[.$A90])" office:value-type="float" office:value="287" calcext:value-type="float">
            <text:p>287</text:p>
          </table:table-cell>
          <table:table-cell table:style-name="ce10" table:formula="of:=MAX([.Q$1];[.$A90])*3 + MIN([.Q$1];[.$A90])" office:value-type="float" office:value="288" calcext:value-type="float">
            <text:p>288</text:p>
          </table:table-cell>
          <table:table-cell table:style-name="ce10" table:formula="of:=MAX([.R$1];[.$A90])*3 + MIN([.R$1];[.$A90])" office:value-type="float" office:value="289" calcext:value-type="float">
            <text:p>289</text:p>
          </table:table-cell>
          <table:table-cell table:style-name="ce10" table:formula="of:=MAX([.S$1];[.$A90])*3 + MIN([.S$1];[.$A90])" office:value-type="float" office:value="290" calcext:value-type="float">
            <text:p>290</text:p>
          </table:table-cell>
          <table:table-cell table:style-name="ce10" table:formula="of:=MAX([.T$1];[.$A90])*3 + MIN([.T$1];[.$A90])" office:value-type="float" office:value="291" calcext:value-type="float">
            <text:p>291</text:p>
          </table:table-cell>
          <table:table-cell table:style-name="ce10" table:formula="of:=MAX([.U$1];[.$A90])*3 + MIN([.U$1];[.$A90])" office:value-type="float" office:value="292" calcext:value-type="float">
            <text:p>292</text:p>
          </table:table-cell>
          <table:table-cell table:style-name="ce10" table:formula="of:=MAX([.V$1];[.$A90])*3 + MIN([.V$1];[.$A90])" office:value-type="float" office:value="293" calcext:value-type="float">
            <text:p>293</text:p>
          </table:table-cell>
          <table:table-cell table:style-name="ce10" table:formula="of:=MAX([.W$1];[.$A90])*3 + MIN([.W$1];[.$A90])" office:value-type="float" office:value="294" calcext:value-type="float">
            <text:p>294</text:p>
          </table:table-cell>
          <table:table-cell table:style-name="ce10" table:formula="of:=MAX([.X$1];[.$A90])*3 + MIN([.X$1];[.$A90])" office:value-type="float" office:value="295" calcext:value-type="float">
            <text:p>295</text:p>
          </table:table-cell>
          <table:table-cell table:style-name="ce10" table:formula="of:=MAX([.Y$1];[.$A90])*3 + MIN([.Y$1];[.$A90])" office:value-type="float" office:value="296" calcext:value-type="float">
            <text:p>296</text:p>
          </table:table-cell>
          <table:table-cell table:number-columns-repeated="1635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0" table:formula="of:=MAX([.B$1];[.$A91])*3 + MIN([.B$1];[.$A91])" office:value-type="float" office:value="276" calcext:value-type="float">
            <text:p>276</text:p>
          </table:table-cell>
          <table:table-cell table:style-name="ce10" table:formula="of:=MAX([.C$1];[.$A91])*3 + MIN([.C$1];[.$A91])" office:value-type="float" office:value="277" calcext:value-type="float">
            <text:p>277</text:p>
          </table:table-cell>
          <table:table-cell table:style-name="ce10" table:formula="of:=MAX([.D$1];[.$A91])*3 + MIN([.D$1];[.$A91])" office:value-type="float" office:value="278" calcext:value-type="float">
            <text:p>278</text:p>
          </table:table-cell>
          <table:table-cell table:style-name="ce10" table:formula="of:=MAX([.E$1];[.$A91])*3 + MIN([.E$1];[.$A91])" office:value-type="float" office:value="279" calcext:value-type="float">
            <text:p>279</text:p>
          </table:table-cell>
          <table:table-cell table:style-name="ce10" table:formula="of:=MAX([.F$1];[.$A91])*3 + MIN([.F$1];[.$A91])" office:value-type="float" office:value="280" calcext:value-type="float">
            <text:p>280</text:p>
          </table:table-cell>
          <table:table-cell table:style-name="ce10" table:formula="of:=MAX([.G$1];[.$A91])*3 + MIN([.G$1];[.$A91])" office:value-type="float" office:value="281" calcext:value-type="float">
            <text:p>281</text:p>
          </table:table-cell>
          <table:table-cell table:style-name="ce10" table:formula="of:=MAX([.H$1];[.$A91])*3 + MIN([.H$1];[.$A91])" office:value-type="float" office:value="282" calcext:value-type="float">
            <text:p>282</text:p>
          </table:table-cell>
          <table:table-cell table:style-name="ce10" table:formula="of:=MAX([.I$1];[.$A91])*3 + MIN([.I$1];[.$A91])" office:value-type="float" office:value="283" calcext:value-type="float">
            <text:p>283</text:p>
          </table:table-cell>
          <table:table-cell table:style-name="ce10" table:formula="of:=MAX([.J$1];[.$A91])*3 + MIN([.J$1];[.$A91])" office:value-type="float" office:value="284" calcext:value-type="float">
            <text:p>284</text:p>
          </table:table-cell>
          <table:table-cell table:style-name="ce10" table:formula="of:=MAX([.K$1];[.$A91])*3 + MIN([.K$1];[.$A91])" office:value-type="float" office:value="285" calcext:value-type="float">
            <text:p>285</text:p>
          </table:table-cell>
          <table:table-cell table:style-name="ce10" table:formula="of:=MAX([.L$1];[.$A91])*3 + MIN([.L$1];[.$A91])" office:value-type="float" office:value="286" calcext:value-type="float">
            <text:p>286</text:p>
          </table:table-cell>
          <table:table-cell table:style-name="ce10" table:formula="of:=MAX([.M$1];[.$A91])*3 + MIN([.M$1];[.$A91])" office:value-type="float" office:value="287" calcext:value-type="float">
            <text:p>287</text:p>
          </table:table-cell>
          <table:table-cell table:style-name="ce10" table:formula="of:=MAX([.N$1];[.$A91])*3 + MIN([.N$1];[.$A91])" office:value-type="float" office:value="288" calcext:value-type="float">
            <text:p>288</text:p>
          </table:table-cell>
          <table:table-cell table:style-name="ce10" table:formula="of:=MAX([.O$1];[.$A91])*3 + MIN([.O$1];[.$A91])" office:value-type="float" office:value="289" calcext:value-type="float">
            <text:p>289</text:p>
          </table:table-cell>
          <table:table-cell table:style-name="ce10" table:formula="of:=MAX([.P$1];[.$A91])*3 + MIN([.P$1];[.$A91])" office:value-type="float" office:value="290" calcext:value-type="float">
            <text:p>290</text:p>
          </table:table-cell>
          <table:table-cell table:style-name="ce10" table:formula="of:=MAX([.Q$1];[.$A91])*3 + MIN([.Q$1];[.$A91])" office:value-type="float" office:value="291" calcext:value-type="float">
            <text:p>291</text:p>
          </table:table-cell>
          <table:table-cell table:style-name="ce10" table:formula="of:=MAX([.R$1];[.$A91])*3 + MIN([.R$1];[.$A91])" office:value-type="float" office:value="292" calcext:value-type="float">
            <text:p>292</text:p>
          </table:table-cell>
          <table:table-cell table:style-name="ce10" table:formula="of:=MAX([.S$1];[.$A91])*3 + MIN([.S$1];[.$A91])" office:value-type="float" office:value="293" calcext:value-type="float">
            <text:p>293</text:p>
          </table:table-cell>
          <table:table-cell table:style-name="ce10" table:formula="of:=MAX([.T$1];[.$A91])*3 + MIN([.T$1];[.$A91])" office:value-type="float" office:value="294" calcext:value-type="float">
            <text:p>294</text:p>
          </table:table-cell>
          <table:table-cell table:style-name="ce10" table:formula="of:=MAX([.U$1];[.$A91])*3 + MIN([.U$1];[.$A91])" office:value-type="float" office:value="295" calcext:value-type="float">
            <text:p>295</text:p>
          </table:table-cell>
          <table:table-cell table:style-name="ce10" table:formula="of:=MAX([.V$1];[.$A91])*3 + MIN([.V$1];[.$A91])" office:value-type="float" office:value="296" calcext:value-type="float">
            <text:p>296</text:p>
          </table:table-cell>
          <table:table-cell table:style-name="ce10" table:formula="of:=MAX([.W$1];[.$A91])*3 + MIN([.W$1];[.$A91])" office:value-type="float" office:value="297" calcext:value-type="float">
            <text:p>297</text:p>
          </table:table-cell>
          <table:table-cell table:style-name="ce10" table:formula="of:=MAX([.X$1];[.$A91])*3 + MIN([.X$1];[.$A91])" office:value-type="float" office:value="298" calcext:value-type="float">
            <text:p>298</text:p>
          </table:table-cell>
          <table:table-cell table:style-name="ce10" table:formula="of:=MAX([.Y$1];[.$A91])*3 + MIN([.Y$1];[.$A91])" office:value-type="float" office:value="299" calcext:value-type="float">
            <text:p>299</text:p>
          </table:table-cell>
          <table:table-cell table:number-columns-repeated="1635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0" table:formula="of:=MAX([.B$1];[.$A92])*3 + MIN([.B$1];[.$A92])" office:value-type="float" office:value="279" calcext:value-type="float">
            <text:p>279</text:p>
          </table:table-cell>
          <table:table-cell table:style-name="ce10" table:formula="of:=MAX([.C$1];[.$A92])*3 + MIN([.C$1];[.$A92])" office:value-type="float" office:value="280" calcext:value-type="float">
            <text:p>280</text:p>
          </table:table-cell>
          <table:table-cell table:style-name="ce10" table:formula="of:=MAX([.D$1];[.$A92])*3 + MIN([.D$1];[.$A92])" office:value-type="float" office:value="281" calcext:value-type="float">
            <text:p>281</text:p>
          </table:table-cell>
          <table:table-cell table:style-name="ce10" table:formula="of:=MAX([.E$1];[.$A92])*3 + MIN([.E$1];[.$A92])" office:value-type="float" office:value="282" calcext:value-type="float">
            <text:p>282</text:p>
          </table:table-cell>
          <table:table-cell table:style-name="ce10" table:formula="of:=MAX([.F$1];[.$A92])*3 + MIN([.F$1];[.$A92])" office:value-type="float" office:value="283" calcext:value-type="float">
            <text:p>283</text:p>
          </table:table-cell>
          <table:table-cell table:style-name="ce10" table:formula="of:=MAX([.G$1];[.$A92])*3 + MIN([.G$1];[.$A92])" office:value-type="float" office:value="284" calcext:value-type="float">
            <text:p>284</text:p>
          </table:table-cell>
          <table:table-cell table:style-name="ce10" table:formula="of:=MAX([.H$1];[.$A92])*3 + MIN([.H$1];[.$A92])" office:value-type="float" office:value="285" calcext:value-type="float">
            <text:p>285</text:p>
          </table:table-cell>
          <table:table-cell table:style-name="ce10" table:formula="of:=MAX([.I$1];[.$A92])*3 + MIN([.I$1];[.$A92])" office:value-type="float" office:value="286" calcext:value-type="float">
            <text:p>286</text:p>
          </table:table-cell>
          <table:table-cell table:style-name="ce10" table:formula="of:=MAX([.J$1];[.$A92])*3 + MIN([.J$1];[.$A92])" office:value-type="float" office:value="287" calcext:value-type="float">
            <text:p>287</text:p>
          </table:table-cell>
          <table:table-cell table:style-name="ce10" table:formula="of:=MAX([.K$1];[.$A92])*3 + MIN([.K$1];[.$A92])" office:value-type="float" office:value="288" calcext:value-type="float">
            <text:p>288</text:p>
          </table:table-cell>
          <table:table-cell table:style-name="ce10" table:formula="of:=MAX([.L$1];[.$A92])*3 + MIN([.L$1];[.$A92])" office:value-type="float" office:value="289" calcext:value-type="float">
            <text:p>289</text:p>
          </table:table-cell>
          <table:table-cell table:style-name="ce10" table:formula="of:=MAX([.M$1];[.$A92])*3 + MIN([.M$1];[.$A92])" office:value-type="float" office:value="290" calcext:value-type="float">
            <text:p>290</text:p>
          </table:table-cell>
          <table:table-cell table:style-name="ce10" table:formula="of:=MAX([.N$1];[.$A92])*3 + MIN([.N$1];[.$A92])" office:value-type="float" office:value="291" calcext:value-type="float">
            <text:p>291</text:p>
          </table:table-cell>
          <table:table-cell table:style-name="ce10" table:formula="of:=MAX([.O$1];[.$A92])*3 + MIN([.O$1];[.$A92])" office:value-type="float" office:value="292" calcext:value-type="float">
            <text:p>292</text:p>
          </table:table-cell>
          <table:table-cell table:style-name="ce10" table:formula="of:=MAX([.P$1];[.$A92])*3 + MIN([.P$1];[.$A92])" office:value-type="float" office:value="293" calcext:value-type="float">
            <text:p>293</text:p>
          </table:table-cell>
          <table:table-cell table:style-name="ce10" table:formula="of:=MAX([.Q$1];[.$A92])*3 + MIN([.Q$1];[.$A92])" office:value-type="float" office:value="294" calcext:value-type="float">
            <text:p>294</text:p>
          </table:table-cell>
          <table:table-cell table:style-name="ce10" table:formula="of:=MAX([.R$1];[.$A92])*3 + MIN([.R$1];[.$A92])" office:value-type="float" office:value="295" calcext:value-type="float">
            <text:p>295</text:p>
          </table:table-cell>
          <table:table-cell table:style-name="ce10" table:formula="of:=MAX([.S$1];[.$A92])*3 + MIN([.S$1];[.$A92])" office:value-type="float" office:value="296" calcext:value-type="float">
            <text:p>296</text:p>
          </table:table-cell>
          <table:table-cell table:style-name="ce10" table:formula="of:=MAX([.T$1];[.$A92])*3 + MIN([.T$1];[.$A92])" office:value-type="float" office:value="297" calcext:value-type="float">
            <text:p>297</text:p>
          </table:table-cell>
          <table:table-cell table:style-name="ce10" table:formula="of:=MAX([.U$1];[.$A92])*3 + MIN([.U$1];[.$A92])" office:value-type="float" office:value="298" calcext:value-type="float">
            <text:p>298</text:p>
          </table:table-cell>
          <table:table-cell table:style-name="ce10" table:formula="of:=MAX([.V$1];[.$A92])*3 + MIN([.V$1];[.$A92])" office:value-type="float" office:value="299" calcext:value-type="float">
            <text:p>299</text:p>
          </table:table-cell>
          <table:table-cell table:style-name="ce10" table:formula="of:=MAX([.W$1];[.$A92])*3 + MIN([.W$1];[.$A92])" office:value-type="float" office:value="300" calcext:value-type="float">
            <text:p>300</text:p>
          </table:table-cell>
          <table:table-cell table:style-name="ce10" table:formula="of:=MAX([.X$1];[.$A92])*3 + MIN([.X$1];[.$A92])" office:value-type="float" office:value="301" calcext:value-type="float">
            <text:p>301</text:p>
          </table:table-cell>
          <table:table-cell table:style-name="ce10" table:formula="of:=MAX([.Y$1];[.$A92])*3 + MIN([.Y$1];[.$A92])" office:value-type="float" office:value="302" calcext:value-type="float">
            <text:p>302</text:p>
          </table:table-cell>
          <table:table-cell table:number-columns-repeated="1635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0" table:formula="of:=MAX([.B$1];[.$A93])*3 + MIN([.B$1];[.$A93])" office:value-type="float" office:value="282" calcext:value-type="float">
            <text:p>282</text:p>
          </table:table-cell>
          <table:table-cell table:style-name="ce10" table:formula="of:=MAX([.C$1];[.$A93])*3 + MIN([.C$1];[.$A93])" office:value-type="float" office:value="283" calcext:value-type="float">
            <text:p>283</text:p>
          </table:table-cell>
          <table:table-cell table:style-name="ce10" table:formula="of:=MAX([.D$1];[.$A93])*3 + MIN([.D$1];[.$A93])" office:value-type="float" office:value="284" calcext:value-type="float">
            <text:p>284</text:p>
          </table:table-cell>
          <table:table-cell table:style-name="ce10" table:formula="of:=MAX([.E$1];[.$A93])*3 + MIN([.E$1];[.$A93])" office:value-type="float" office:value="285" calcext:value-type="float">
            <text:p>285</text:p>
          </table:table-cell>
          <table:table-cell table:style-name="ce10" table:formula="of:=MAX([.F$1];[.$A93])*3 + MIN([.F$1];[.$A93])" office:value-type="float" office:value="286" calcext:value-type="float">
            <text:p>286</text:p>
          </table:table-cell>
          <table:table-cell table:style-name="ce10" table:formula="of:=MAX([.G$1];[.$A93])*3 + MIN([.G$1];[.$A93])" office:value-type="float" office:value="287" calcext:value-type="float">
            <text:p>287</text:p>
          </table:table-cell>
          <table:table-cell table:style-name="ce10" table:formula="of:=MAX([.H$1];[.$A93])*3 + MIN([.H$1];[.$A93])" office:value-type="float" office:value="288" calcext:value-type="float">
            <text:p>288</text:p>
          </table:table-cell>
          <table:table-cell table:style-name="ce10" table:formula="of:=MAX([.I$1];[.$A93])*3 + MIN([.I$1];[.$A93])" office:value-type="float" office:value="289" calcext:value-type="float">
            <text:p>289</text:p>
          </table:table-cell>
          <table:table-cell table:style-name="ce10" table:formula="of:=MAX([.J$1];[.$A93])*3 + MIN([.J$1];[.$A93])" office:value-type="float" office:value="290" calcext:value-type="float">
            <text:p>290</text:p>
          </table:table-cell>
          <table:table-cell table:style-name="ce10" table:formula="of:=MAX([.K$1];[.$A93])*3 + MIN([.K$1];[.$A93])" office:value-type="float" office:value="291" calcext:value-type="float">
            <text:p>291</text:p>
          </table:table-cell>
          <table:table-cell table:style-name="ce10" table:formula="of:=MAX([.L$1];[.$A93])*3 + MIN([.L$1];[.$A93])" office:value-type="float" office:value="292" calcext:value-type="float">
            <text:p>292</text:p>
          </table:table-cell>
          <table:table-cell table:style-name="ce10" table:formula="of:=MAX([.M$1];[.$A93])*3 + MIN([.M$1];[.$A93])" office:value-type="float" office:value="293" calcext:value-type="float">
            <text:p>293</text:p>
          </table:table-cell>
          <table:table-cell table:style-name="ce10" table:formula="of:=MAX([.N$1];[.$A93])*3 + MIN([.N$1];[.$A93])" office:value-type="float" office:value="294" calcext:value-type="float">
            <text:p>294</text:p>
          </table:table-cell>
          <table:table-cell table:style-name="ce10" table:formula="of:=MAX([.O$1];[.$A93])*3 + MIN([.O$1];[.$A93])" office:value-type="float" office:value="295" calcext:value-type="float">
            <text:p>295</text:p>
          </table:table-cell>
          <table:table-cell table:style-name="ce10" table:formula="of:=MAX([.P$1];[.$A93])*3 + MIN([.P$1];[.$A93])" office:value-type="float" office:value="296" calcext:value-type="float">
            <text:p>296</text:p>
          </table:table-cell>
          <table:table-cell table:style-name="ce10" table:formula="of:=MAX([.Q$1];[.$A93])*3 + MIN([.Q$1];[.$A93])" office:value-type="float" office:value="297" calcext:value-type="float">
            <text:p>297</text:p>
          </table:table-cell>
          <table:table-cell table:style-name="ce10" table:formula="of:=MAX([.R$1];[.$A93])*3 + MIN([.R$1];[.$A93])" office:value-type="float" office:value="298" calcext:value-type="float">
            <text:p>298</text:p>
          </table:table-cell>
          <table:table-cell table:style-name="ce10" table:formula="of:=MAX([.S$1];[.$A93])*3 + MIN([.S$1];[.$A93])" office:value-type="float" office:value="299" calcext:value-type="float">
            <text:p>299</text:p>
          </table:table-cell>
          <table:table-cell table:style-name="ce10" table:formula="of:=MAX([.T$1];[.$A93])*3 + MIN([.T$1];[.$A93])" office:value-type="float" office:value="300" calcext:value-type="float">
            <text:p>300</text:p>
          </table:table-cell>
          <table:table-cell table:style-name="ce10" table:formula="of:=MAX([.U$1];[.$A93])*3 + MIN([.U$1];[.$A93])" office:value-type="float" office:value="301" calcext:value-type="float">
            <text:p>301</text:p>
          </table:table-cell>
          <table:table-cell table:style-name="ce10" table:formula="of:=MAX([.V$1];[.$A93])*3 + MIN([.V$1];[.$A93])" office:value-type="float" office:value="302" calcext:value-type="float">
            <text:p>302</text:p>
          </table:table-cell>
          <table:table-cell table:style-name="ce10" table:formula="of:=MAX([.W$1];[.$A93])*3 + MIN([.W$1];[.$A93])" office:value-type="float" office:value="303" calcext:value-type="float">
            <text:p>303</text:p>
          </table:table-cell>
          <table:table-cell table:style-name="ce10" table:formula="of:=MAX([.X$1];[.$A93])*3 + MIN([.X$1];[.$A93])" office:value-type="float" office:value="304" calcext:value-type="float">
            <text:p>304</text:p>
          </table:table-cell>
          <table:table-cell table:style-name="ce10" table:formula="of:=MAX([.Y$1];[.$A93])*3 + MIN([.Y$1];[.$A93])" office:value-type="float" office:value="305" calcext:value-type="float">
            <text:p>305</text:p>
          </table:table-cell>
          <table:table-cell table:number-columns-repeated="1635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0" table:formula="of:=MAX([.B$1];[.$A94])*3 + MIN([.B$1];[.$A94])" office:value-type="float" office:value="285" calcext:value-type="float">
            <text:p>285</text:p>
          </table:table-cell>
          <table:table-cell table:style-name="ce10" table:formula="of:=MAX([.C$1];[.$A94])*3 + MIN([.C$1];[.$A94])" office:value-type="float" office:value="286" calcext:value-type="float">
            <text:p>286</text:p>
          </table:table-cell>
          <table:table-cell table:style-name="ce10" table:formula="of:=MAX([.D$1];[.$A94])*3 + MIN([.D$1];[.$A94])" office:value-type="float" office:value="287" calcext:value-type="float">
            <text:p>287</text:p>
          </table:table-cell>
          <table:table-cell table:style-name="ce10" table:formula="of:=MAX([.E$1];[.$A94])*3 + MIN([.E$1];[.$A94])" office:value-type="float" office:value="288" calcext:value-type="float">
            <text:p>288</text:p>
          </table:table-cell>
          <table:table-cell table:style-name="ce10" table:formula="of:=MAX([.F$1];[.$A94])*3 + MIN([.F$1];[.$A94])" office:value-type="float" office:value="289" calcext:value-type="float">
            <text:p>289</text:p>
          </table:table-cell>
          <table:table-cell table:style-name="ce10" table:formula="of:=MAX([.G$1];[.$A94])*3 + MIN([.G$1];[.$A94])" office:value-type="float" office:value="290" calcext:value-type="float">
            <text:p>290</text:p>
          </table:table-cell>
          <table:table-cell table:style-name="ce10" table:formula="of:=MAX([.H$1];[.$A94])*3 + MIN([.H$1];[.$A94])" office:value-type="float" office:value="291" calcext:value-type="float">
            <text:p>291</text:p>
          </table:table-cell>
          <table:table-cell table:style-name="ce10" table:formula="of:=MAX([.I$1];[.$A94])*3 + MIN([.I$1];[.$A94])" office:value-type="float" office:value="292" calcext:value-type="float">
            <text:p>292</text:p>
          </table:table-cell>
          <table:table-cell table:style-name="ce10" table:formula="of:=MAX([.J$1];[.$A94])*3 + MIN([.J$1];[.$A94])" office:value-type="float" office:value="293" calcext:value-type="float">
            <text:p>293</text:p>
          </table:table-cell>
          <table:table-cell table:style-name="ce10" table:formula="of:=MAX([.K$1];[.$A94])*3 + MIN([.K$1];[.$A94])" office:value-type="float" office:value="294" calcext:value-type="float">
            <text:p>294</text:p>
          </table:table-cell>
          <table:table-cell table:style-name="ce10" table:formula="of:=MAX([.L$1];[.$A94])*3 + MIN([.L$1];[.$A94])" office:value-type="float" office:value="295" calcext:value-type="float">
            <text:p>295</text:p>
          </table:table-cell>
          <table:table-cell table:style-name="ce10" table:formula="of:=MAX([.M$1];[.$A94])*3 + MIN([.M$1];[.$A94])" office:value-type="float" office:value="296" calcext:value-type="float">
            <text:p>296</text:p>
          </table:table-cell>
          <table:table-cell table:style-name="ce10" table:formula="of:=MAX([.N$1];[.$A94])*3 + MIN([.N$1];[.$A94])" office:value-type="float" office:value="297" calcext:value-type="float">
            <text:p>297</text:p>
          </table:table-cell>
          <table:table-cell table:style-name="ce10" table:formula="of:=MAX([.O$1];[.$A94])*3 + MIN([.O$1];[.$A94])" office:value-type="float" office:value="298" calcext:value-type="float">
            <text:p>298</text:p>
          </table:table-cell>
          <table:table-cell table:style-name="ce10" table:formula="of:=MAX([.P$1];[.$A94])*3 + MIN([.P$1];[.$A94])" office:value-type="float" office:value="299" calcext:value-type="float">
            <text:p>299</text:p>
          </table:table-cell>
          <table:table-cell table:style-name="ce10" table:formula="of:=MAX([.Q$1];[.$A94])*3 + MIN([.Q$1];[.$A94])" office:value-type="float" office:value="300" calcext:value-type="float">
            <text:p>300</text:p>
          </table:table-cell>
          <table:table-cell table:style-name="ce10" table:formula="of:=MAX([.R$1];[.$A94])*3 + MIN([.R$1];[.$A94])" office:value-type="float" office:value="301" calcext:value-type="float">
            <text:p>301</text:p>
          </table:table-cell>
          <table:table-cell table:style-name="ce10" table:formula="of:=MAX([.S$1];[.$A94])*3 + MIN([.S$1];[.$A94])" office:value-type="float" office:value="302" calcext:value-type="float">
            <text:p>302</text:p>
          </table:table-cell>
          <table:table-cell table:style-name="ce10" table:formula="of:=MAX([.T$1];[.$A94])*3 + MIN([.T$1];[.$A94])" office:value-type="float" office:value="303" calcext:value-type="float">
            <text:p>303</text:p>
          </table:table-cell>
          <table:table-cell table:style-name="ce10" table:formula="of:=MAX([.U$1];[.$A94])*3 + MIN([.U$1];[.$A94])" office:value-type="float" office:value="304" calcext:value-type="float">
            <text:p>304</text:p>
          </table:table-cell>
          <table:table-cell table:style-name="ce10" table:formula="of:=MAX([.V$1];[.$A94])*3 + MIN([.V$1];[.$A94])" office:value-type="float" office:value="305" calcext:value-type="float">
            <text:p>305</text:p>
          </table:table-cell>
          <table:table-cell table:style-name="ce10" table:formula="of:=MAX([.W$1];[.$A94])*3 + MIN([.W$1];[.$A94])" office:value-type="float" office:value="306" calcext:value-type="float">
            <text:p>306</text:p>
          </table:table-cell>
          <table:table-cell table:style-name="ce10" table:formula="of:=MAX([.X$1];[.$A94])*3 + MIN([.X$1];[.$A94])" office:value-type="float" office:value="307" calcext:value-type="float">
            <text:p>307</text:p>
          </table:table-cell>
          <table:table-cell table:style-name="ce10" table:formula="of:=MAX([.Y$1];[.$A94])*3 + MIN([.Y$1];[.$A94])" office:value-type="float" office:value="308" calcext:value-type="float">
            <text:p>308</text:p>
          </table:table-cell>
          <table:table-cell table:number-columns-repeated="1635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0" table:formula="of:=MAX([.B$1];[.$A95])*3 + MIN([.B$1];[.$A95])" office:value-type="float" office:value="288" calcext:value-type="float">
            <text:p>288</text:p>
          </table:table-cell>
          <table:table-cell table:style-name="ce10" table:formula="of:=MAX([.C$1];[.$A95])*3 + MIN([.C$1];[.$A95])" office:value-type="float" office:value="289" calcext:value-type="float">
            <text:p>289</text:p>
          </table:table-cell>
          <table:table-cell table:style-name="ce10" table:formula="of:=MAX([.D$1];[.$A95])*3 + MIN([.D$1];[.$A95])" office:value-type="float" office:value="290" calcext:value-type="float">
            <text:p>290</text:p>
          </table:table-cell>
          <table:table-cell table:style-name="ce10" table:formula="of:=MAX([.E$1];[.$A95])*3 + MIN([.E$1];[.$A95])" office:value-type="float" office:value="291" calcext:value-type="float">
            <text:p>291</text:p>
          </table:table-cell>
          <table:table-cell table:style-name="ce10" table:formula="of:=MAX([.F$1];[.$A95])*3 + MIN([.F$1];[.$A95])" office:value-type="float" office:value="292" calcext:value-type="float">
            <text:p>292</text:p>
          </table:table-cell>
          <table:table-cell table:style-name="ce10" table:formula="of:=MAX([.G$1];[.$A95])*3 + MIN([.G$1];[.$A95])" office:value-type="float" office:value="293" calcext:value-type="float">
            <text:p>293</text:p>
          </table:table-cell>
          <table:table-cell table:style-name="ce10" table:formula="of:=MAX([.H$1];[.$A95])*3 + MIN([.H$1];[.$A95])" office:value-type="float" office:value="294" calcext:value-type="float">
            <text:p>294</text:p>
          </table:table-cell>
          <table:table-cell table:style-name="ce10" table:formula="of:=MAX([.I$1];[.$A95])*3 + MIN([.I$1];[.$A95])" office:value-type="float" office:value="295" calcext:value-type="float">
            <text:p>295</text:p>
          </table:table-cell>
          <table:table-cell table:style-name="ce10" table:formula="of:=MAX([.J$1];[.$A95])*3 + MIN([.J$1];[.$A95])" office:value-type="float" office:value="296" calcext:value-type="float">
            <text:p>296</text:p>
          </table:table-cell>
          <table:table-cell table:style-name="ce10" table:formula="of:=MAX([.K$1];[.$A95])*3 + MIN([.K$1];[.$A95])" office:value-type="float" office:value="297" calcext:value-type="float">
            <text:p>297</text:p>
          </table:table-cell>
          <table:table-cell table:style-name="ce10" table:formula="of:=MAX([.L$1];[.$A95])*3 + MIN([.L$1];[.$A95])" office:value-type="float" office:value="298" calcext:value-type="float">
            <text:p>298</text:p>
          </table:table-cell>
          <table:table-cell table:style-name="ce10" table:formula="of:=MAX([.M$1];[.$A95])*3 + MIN([.M$1];[.$A95])" office:value-type="float" office:value="299" calcext:value-type="float">
            <text:p>299</text:p>
          </table:table-cell>
          <table:table-cell table:style-name="ce10" table:formula="of:=MAX([.N$1];[.$A95])*3 + MIN([.N$1];[.$A95])" office:value-type="float" office:value="300" calcext:value-type="float">
            <text:p>300</text:p>
          </table:table-cell>
          <table:table-cell table:style-name="ce10" table:formula="of:=MAX([.O$1];[.$A95])*3 + MIN([.O$1];[.$A95])" office:value-type="float" office:value="301" calcext:value-type="float">
            <text:p>301</text:p>
          </table:table-cell>
          <table:table-cell table:style-name="ce10" table:formula="of:=MAX([.P$1];[.$A95])*3 + MIN([.P$1];[.$A95])" office:value-type="float" office:value="302" calcext:value-type="float">
            <text:p>302</text:p>
          </table:table-cell>
          <table:table-cell table:style-name="ce10" table:formula="of:=MAX([.Q$1];[.$A95])*3 + MIN([.Q$1];[.$A95])" office:value-type="float" office:value="303" calcext:value-type="float">
            <text:p>303</text:p>
          </table:table-cell>
          <table:table-cell table:style-name="ce10" table:formula="of:=MAX([.R$1];[.$A95])*3 + MIN([.R$1];[.$A95])" office:value-type="float" office:value="304" calcext:value-type="float">
            <text:p>304</text:p>
          </table:table-cell>
          <table:table-cell table:style-name="ce10" table:formula="of:=MAX([.S$1];[.$A95])*3 + MIN([.S$1];[.$A95])" office:value-type="float" office:value="305" calcext:value-type="float">
            <text:p>305</text:p>
          </table:table-cell>
          <table:table-cell table:style-name="ce10" table:formula="of:=MAX([.T$1];[.$A95])*3 + MIN([.T$1];[.$A95])" office:value-type="float" office:value="306" calcext:value-type="float">
            <text:p>306</text:p>
          </table:table-cell>
          <table:table-cell table:style-name="ce10" table:formula="of:=MAX([.U$1];[.$A95])*3 + MIN([.U$1];[.$A95])" office:value-type="float" office:value="307" calcext:value-type="float">
            <text:p>307</text:p>
          </table:table-cell>
          <table:table-cell table:style-name="ce10" table:formula="of:=MAX([.V$1];[.$A95])*3 + MIN([.V$1];[.$A95])" office:value-type="float" office:value="308" calcext:value-type="float">
            <text:p>308</text:p>
          </table:table-cell>
          <table:table-cell table:style-name="ce10" table:formula="of:=MAX([.W$1];[.$A95])*3 + MIN([.W$1];[.$A95])" office:value-type="float" office:value="309" calcext:value-type="float">
            <text:p>309</text:p>
          </table:table-cell>
          <table:table-cell table:style-name="ce10" table:formula="of:=MAX([.X$1];[.$A95])*3 + MIN([.X$1];[.$A95])" office:value-type="float" office:value="310" calcext:value-type="float">
            <text:p>310</text:p>
          </table:table-cell>
          <table:table-cell table:style-name="ce10" table:formula="of:=MAX([.Y$1];[.$A95])*3 + MIN([.Y$1];[.$A95])" office:value-type="float" office:value="311" calcext:value-type="float">
            <text:p>311</text:p>
          </table:table-cell>
          <table:table-cell table:number-columns-repeated="1635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0" table:formula="of:=MAX([.B$1];[.$A96])*3 + MIN([.B$1];[.$A96])" office:value-type="float" office:value="291" calcext:value-type="float">
            <text:p>291</text:p>
          </table:table-cell>
          <table:table-cell table:style-name="ce10" table:formula="of:=MAX([.C$1];[.$A96])*3 + MIN([.C$1];[.$A96])" office:value-type="float" office:value="292" calcext:value-type="float">
            <text:p>292</text:p>
          </table:table-cell>
          <table:table-cell table:style-name="ce10" table:formula="of:=MAX([.D$1];[.$A96])*3 + MIN([.D$1];[.$A96])" office:value-type="float" office:value="293" calcext:value-type="float">
            <text:p>293</text:p>
          </table:table-cell>
          <table:table-cell table:style-name="ce10" table:formula="of:=MAX([.E$1];[.$A96])*3 + MIN([.E$1];[.$A96])" office:value-type="float" office:value="294" calcext:value-type="float">
            <text:p>294</text:p>
          </table:table-cell>
          <table:table-cell table:style-name="ce10" table:formula="of:=MAX([.F$1];[.$A96])*3 + MIN([.F$1];[.$A96])" office:value-type="float" office:value="295" calcext:value-type="float">
            <text:p>295</text:p>
          </table:table-cell>
          <table:table-cell table:style-name="ce10" table:formula="of:=MAX([.G$1];[.$A96])*3 + MIN([.G$1];[.$A96])" office:value-type="float" office:value="296" calcext:value-type="float">
            <text:p>296</text:p>
          </table:table-cell>
          <table:table-cell table:style-name="ce10" table:formula="of:=MAX([.H$1];[.$A96])*3 + MIN([.H$1];[.$A96])" office:value-type="float" office:value="297" calcext:value-type="float">
            <text:p>297</text:p>
          </table:table-cell>
          <table:table-cell table:style-name="ce10" table:formula="of:=MAX([.I$1];[.$A96])*3 + MIN([.I$1];[.$A96])" office:value-type="float" office:value="298" calcext:value-type="float">
            <text:p>298</text:p>
          </table:table-cell>
          <table:table-cell table:style-name="ce10" table:formula="of:=MAX([.J$1];[.$A96])*3 + MIN([.J$1];[.$A96])" office:value-type="float" office:value="299" calcext:value-type="float">
            <text:p>299</text:p>
          </table:table-cell>
          <table:table-cell table:style-name="ce10" table:formula="of:=MAX([.K$1];[.$A96])*3 + MIN([.K$1];[.$A96])" office:value-type="float" office:value="300" calcext:value-type="float">
            <text:p>300</text:p>
          </table:table-cell>
          <table:table-cell table:style-name="ce10" table:formula="of:=MAX([.L$1];[.$A96])*3 + MIN([.L$1];[.$A96])" office:value-type="float" office:value="301" calcext:value-type="float">
            <text:p>301</text:p>
          </table:table-cell>
          <table:table-cell table:style-name="ce10" table:formula="of:=MAX([.M$1];[.$A96])*3 + MIN([.M$1];[.$A96])" office:value-type="float" office:value="302" calcext:value-type="float">
            <text:p>302</text:p>
          </table:table-cell>
          <table:table-cell table:style-name="ce10" table:formula="of:=MAX([.N$1];[.$A96])*3 + MIN([.N$1];[.$A96])" office:value-type="float" office:value="303" calcext:value-type="float">
            <text:p>303</text:p>
          </table:table-cell>
          <table:table-cell table:style-name="ce10" table:formula="of:=MAX([.O$1];[.$A96])*3 + MIN([.O$1];[.$A96])" office:value-type="float" office:value="304" calcext:value-type="float">
            <text:p>304</text:p>
          </table:table-cell>
          <table:table-cell table:style-name="ce10" table:formula="of:=MAX([.P$1];[.$A96])*3 + MIN([.P$1];[.$A96])" office:value-type="float" office:value="305" calcext:value-type="float">
            <text:p>305</text:p>
          </table:table-cell>
          <table:table-cell table:style-name="ce10" table:formula="of:=MAX([.Q$1];[.$A96])*3 + MIN([.Q$1];[.$A96])" office:value-type="float" office:value="306" calcext:value-type="float">
            <text:p>306</text:p>
          </table:table-cell>
          <table:table-cell table:style-name="ce10" table:formula="of:=MAX([.R$1];[.$A96])*3 + MIN([.R$1];[.$A96])" office:value-type="float" office:value="307" calcext:value-type="float">
            <text:p>307</text:p>
          </table:table-cell>
          <table:table-cell table:style-name="ce10" table:formula="of:=MAX([.S$1];[.$A96])*3 + MIN([.S$1];[.$A96])" office:value-type="float" office:value="308" calcext:value-type="float">
            <text:p>308</text:p>
          </table:table-cell>
          <table:table-cell table:style-name="ce10" table:formula="of:=MAX([.T$1];[.$A96])*3 + MIN([.T$1];[.$A96])" office:value-type="float" office:value="309" calcext:value-type="float">
            <text:p>309</text:p>
          </table:table-cell>
          <table:table-cell table:style-name="ce10" table:formula="of:=MAX([.U$1];[.$A96])*3 + MIN([.U$1];[.$A96])" office:value-type="float" office:value="310" calcext:value-type="float">
            <text:p>310</text:p>
          </table:table-cell>
          <table:table-cell table:style-name="ce10" table:formula="of:=MAX([.V$1];[.$A96])*3 + MIN([.V$1];[.$A96])" office:value-type="float" office:value="311" calcext:value-type="float">
            <text:p>311</text:p>
          </table:table-cell>
          <table:table-cell table:style-name="ce10" table:formula="of:=MAX([.W$1];[.$A96])*3 + MIN([.W$1];[.$A96])" office:value-type="float" office:value="312" calcext:value-type="float">
            <text:p>312</text:p>
          </table:table-cell>
          <table:table-cell table:style-name="ce10" table:formula="of:=MAX([.X$1];[.$A96])*3 + MIN([.X$1];[.$A96])" office:value-type="float" office:value="313" calcext:value-type="float">
            <text:p>313</text:p>
          </table:table-cell>
          <table:table-cell table:style-name="ce10" table:formula="of:=MAX([.Y$1];[.$A96])*3 + MIN([.Y$1];[.$A96])" office:value-type="float" office:value="314" calcext:value-type="float">
            <text:p>314</text:p>
          </table:table-cell>
          <table:table-cell table:number-columns-repeated="1635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0" table:formula="of:=MAX([.B$1];[.$A97])*3 + MIN([.B$1];[.$A97])" office:value-type="float" office:value="294" calcext:value-type="float">
            <text:p>294</text:p>
          </table:table-cell>
          <table:table-cell table:style-name="ce10" table:formula="of:=MAX([.C$1];[.$A97])*3 + MIN([.C$1];[.$A97])" office:value-type="float" office:value="295" calcext:value-type="float">
            <text:p>295</text:p>
          </table:table-cell>
          <table:table-cell table:style-name="ce10" table:formula="of:=MAX([.D$1];[.$A97])*3 + MIN([.D$1];[.$A97])" office:value-type="float" office:value="296" calcext:value-type="float">
            <text:p>296</text:p>
          </table:table-cell>
          <table:table-cell table:style-name="ce10" table:formula="of:=MAX([.E$1];[.$A97])*3 + MIN([.E$1];[.$A97])" office:value-type="float" office:value="297" calcext:value-type="float">
            <text:p>297</text:p>
          </table:table-cell>
          <table:table-cell table:style-name="ce10" table:formula="of:=MAX([.F$1];[.$A97])*3 + MIN([.F$1];[.$A97])" office:value-type="float" office:value="298" calcext:value-type="float">
            <text:p>298</text:p>
          </table:table-cell>
          <table:table-cell table:style-name="ce10" table:formula="of:=MAX([.G$1];[.$A97])*3 + MIN([.G$1];[.$A97])" office:value-type="float" office:value="299" calcext:value-type="float">
            <text:p>299</text:p>
          </table:table-cell>
          <table:table-cell table:style-name="ce10" table:formula="of:=MAX([.H$1];[.$A97])*3 + MIN([.H$1];[.$A97])" office:value-type="float" office:value="300" calcext:value-type="float">
            <text:p>300</text:p>
          </table:table-cell>
          <table:table-cell table:style-name="ce10" table:formula="of:=MAX([.I$1];[.$A97])*3 + MIN([.I$1];[.$A97])" office:value-type="float" office:value="301" calcext:value-type="float">
            <text:p>301</text:p>
          </table:table-cell>
          <table:table-cell table:style-name="ce10" table:formula="of:=MAX([.J$1];[.$A97])*3 + MIN([.J$1];[.$A97])" office:value-type="float" office:value="302" calcext:value-type="float">
            <text:p>302</text:p>
          </table:table-cell>
          <table:table-cell table:style-name="ce10" table:formula="of:=MAX([.K$1];[.$A97])*3 + MIN([.K$1];[.$A97])" office:value-type="float" office:value="303" calcext:value-type="float">
            <text:p>303</text:p>
          </table:table-cell>
          <table:table-cell table:style-name="ce10" table:formula="of:=MAX([.L$1];[.$A97])*3 + MIN([.L$1];[.$A97])" office:value-type="float" office:value="304" calcext:value-type="float">
            <text:p>304</text:p>
          </table:table-cell>
          <table:table-cell table:style-name="ce10" table:formula="of:=MAX([.M$1];[.$A97])*3 + MIN([.M$1];[.$A97])" office:value-type="float" office:value="305" calcext:value-type="float">
            <text:p>305</text:p>
          </table:table-cell>
          <table:table-cell table:style-name="ce10" table:formula="of:=MAX([.N$1];[.$A97])*3 + MIN([.N$1];[.$A97])" office:value-type="float" office:value="306" calcext:value-type="float">
            <text:p>306</text:p>
          </table:table-cell>
          <table:table-cell table:style-name="ce10" table:formula="of:=MAX([.O$1];[.$A97])*3 + MIN([.O$1];[.$A97])" office:value-type="float" office:value="307" calcext:value-type="float">
            <text:p>307</text:p>
          </table:table-cell>
          <table:table-cell table:style-name="ce10" table:formula="of:=MAX([.P$1];[.$A97])*3 + MIN([.P$1];[.$A97])" office:value-type="float" office:value="308" calcext:value-type="float">
            <text:p>308</text:p>
          </table:table-cell>
          <table:table-cell table:style-name="ce10" table:formula="of:=MAX([.Q$1];[.$A97])*3 + MIN([.Q$1];[.$A97])" office:value-type="float" office:value="309" calcext:value-type="float">
            <text:p>309</text:p>
          </table:table-cell>
          <table:table-cell table:style-name="ce10" table:formula="of:=MAX([.R$1];[.$A97])*3 + MIN([.R$1];[.$A97])" office:value-type="float" office:value="310" calcext:value-type="float">
            <text:p>310</text:p>
          </table:table-cell>
          <table:table-cell table:style-name="ce10" table:formula="of:=MAX([.S$1];[.$A97])*3 + MIN([.S$1];[.$A97])" office:value-type="float" office:value="311" calcext:value-type="float">
            <text:p>311</text:p>
          </table:table-cell>
          <table:table-cell table:style-name="ce10" table:formula="of:=MAX([.T$1];[.$A97])*3 + MIN([.T$1];[.$A97])" office:value-type="float" office:value="312" calcext:value-type="float">
            <text:p>312</text:p>
          </table:table-cell>
          <table:table-cell table:style-name="ce10" table:formula="of:=MAX([.U$1];[.$A97])*3 + MIN([.U$1];[.$A97])" office:value-type="float" office:value="313" calcext:value-type="float">
            <text:p>313</text:p>
          </table:table-cell>
          <table:table-cell table:style-name="ce10" table:formula="of:=MAX([.V$1];[.$A97])*3 + MIN([.V$1];[.$A97])" office:value-type="float" office:value="314" calcext:value-type="float">
            <text:p>314</text:p>
          </table:table-cell>
          <table:table-cell table:style-name="ce10" table:formula="of:=MAX([.W$1];[.$A97])*3 + MIN([.W$1];[.$A97])" office:value-type="float" office:value="315" calcext:value-type="float">
            <text:p>315</text:p>
          </table:table-cell>
          <table:table-cell table:style-name="ce10" table:formula="of:=MAX([.X$1];[.$A97])*3 + MIN([.X$1];[.$A97])" office:value-type="float" office:value="316" calcext:value-type="float">
            <text:p>316</text:p>
          </table:table-cell>
          <table:table-cell table:style-name="ce10" table:formula="of:=MAX([.Y$1];[.$A97])*3 + MIN([.Y$1];[.$A97])" office:value-type="float" office:value="317" calcext:value-type="float">
            <text:p>317</text:p>
          </table:table-cell>
          <table:table-cell table:number-columns-repeated="1635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0" table:formula="of:=MAX([.B$1];[.$A98])*3 + MIN([.B$1];[.$A98])" office:value-type="float" office:value="297" calcext:value-type="float">
            <text:p>297</text:p>
          </table:table-cell>
          <table:table-cell table:style-name="ce10" table:formula="of:=MAX([.C$1];[.$A98])*3 + MIN([.C$1];[.$A98])" office:value-type="float" office:value="298" calcext:value-type="float">
            <text:p>298</text:p>
          </table:table-cell>
          <table:table-cell table:style-name="ce10" table:formula="of:=MAX([.D$1];[.$A98])*3 + MIN([.D$1];[.$A98])" office:value-type="float" office:value="299" calcext:value-type="float">
            <text:p>299</text:p>
          </table:table-cell>
          <table:table-cell table:style-name="ce10" table:formula="of:=MAX([.E$1];[.$A98])*3 + MIN([.E$1];[.$A98])" office:value-type="float" office:value="300" calcext:value-type="float">
            <text:p>300</text:p>
          </table:table-cell>
          <table:table-cell table:style-name="ce10" table:formula="of:=MAX([.F$1];[.$A98])*3 + MIN([.F$1];[.$A98])" office:value-type="float" office:value="301" calcext:value-type="float">
            <text:p>301</text:p>
          </table:table-cell>
          <table:table-cell table:style-name="ce10" table:formula="of:=MAX([.G$1];[.$A98])*3 + MIN([.G$1];[.$A98])" office:value-type="float" office:value="302" calcext:value-type="float">
            <text:p>302</text:p>
          </table:table-cell>
          <table:table-cell table:style-name="ce10" table:formula="of:=MAX([.H$1];[.$A98])*3 + MIN([.H$1];[.$A98])" office:value-type="float" office:value="303" calcext:value-type="float">
            <text:p>303</text:p>
          </table:table-cell>
          <table:table-cell table:style-name="ce10" table:formula="of:=MAX([.I$1];[.$A98])*3 + MIN([.I$1];[.$A98])" office:value-type="float" office:value="304" calcext:value-type="float">
            <text:p>304</text:p>
          </table:table-cell>
          <table:table-cell table:style-name="ce10" table:formula="of:=MAX([.J$1];[.$A98])*3 + MIN([.J$1];[.$A98])" office:value-type="float" office:value="305" calcext:value-type="float">
            <text:p>305</text:p>
          </table:table-cell>
          <table:table-cell table:style-name="ce10" table:formula="of:=MAX([.K$1];[.$A98])*3 + MIN([.K$1];[.$A98])" office:value-type="float" office:value="306" calcext:value-type="float">
            <text:p>306</text:p>
          </table:table-cell>
          <table:table-cell table:style-name="ce10" table:formula="of:=MAX([.L$1];[.$A98])*3 + MIN([.L$1];[.$A98])" office:value-type="float" office:value="307" calcext:value-type="float">
            <text:p>307</text:p>
          </table:table-cell>
          <table:table-cell table:style-name="ce10" table:formula="of:=MAX([.M$1];[.$A98])*3 + MIN([.M$1];[.$A98])" office:value-type="float" office:value="308" calcext:value-type="float">
            <text:p>308</text:p>
          </table:table-cell>
          <table:table-cell table:style-name="ce10" table:formula="of:=MAX([.N$1];[.$A98])*3 + MIN([.N$1];[.$A98])" office:value-type="float" office:value="309" calcext:value-type="float">
            <text:p>309</text:p>
          </table:table-cell>
          <table:table-cell table:style-name="ce10" table:formula="of:=MAX([.O$1];[.$A98])*3 + MIN([.O$1];[.$A98])" office:value-type="float" office:value="310" calcext:value-type="float">
            <text:p>310</text:p>
          </table:table-cell>
          <table:table-cell table:style-name="ce10" table:formula="of:=MAX([.P$1];[.$A98])*3 + MIN([.P$1];[.$A98])" office:value-type="float" office:value="311" calcext:value-type="float">
            <text:p>311</text:p>
          </table:table-cell>
          <table:table-cell table:style-name="ce10" table:formula="of:=MAX([.Q$1];[.$A98])*3 + MIN([.Q$1];[.$A98])" office:value-type="float" office:value="312" calcext:value-type="float">
            <text:p>312</text:p>
          </table:table-cell>
          <table:table-cell table:style-name="ce10" table:formula="of:=MAX([.R$1];[.$A98])*3 + MIN([.R$1];[.$A98])" office:value-type="float" office:value="313" calcext:value-type="float">
            <text:p>313</text:p>
          </table:table-cell>
          <table:table-cell table:style-name="ce10" table:formula="of:=MAX([.S$1];[.$A98])*3 + MIN([.S$1];[.$A98])" office:value-type="float" office:value="314" calcext:value-type="float">
            <text:p>314</text:p>
          </table:table-cell>
          <table:table-cell table:style-name="ce10" table:formula="of:=MAX([.T$1];[.$A98])*3 + MIN([.T$1];[.$A98])" office:value-type="float" office:value="315" calcext:value-type="float">
            <text:p>315</text:p>
          </table:table-cell>
          <table:table-cell table:style-name="ce10" table:formula="of:=MAX([.U$1];[.$A98])*3 + MIN([.U$1];[.$A98])" office:value-type="float" office:value="316" calcext:value-type="float">
            <text:p>316</text:p>
          </table:table-cell>
          <table:table-cell table:style-name="ce10" table:formula="of:=MAX([.V$1];[.$A98])*3 + MIN([.V$1];[.$A98])" office:value-type="float" office:value="317" calcext:value-type="float">
            <text:p>317</text:p>
          </table:table-cell>
          <table:table-cell table:style-name="ce10" table:formula="of:=MAX([.W$1];[.$A98])*3 + MIN([.W$1];[.$A98])" office:value-type="float" office:value="318" calcext:value-type="float">
            <text:p>318</text:p>
          </table:table-cell>
          <table:table-cell table:style-name="ce10" table:formula="of:=MAX([.X$1];[.$A98])*3 + MIN([.X$1];[.$A98])" office:value-type="float" office:value="319" calcext:value-type="float">
            <text:p>319</text:p>
          </table:table-cell>
          <table:table-cell table:style-name="ce10" table:formula="of:=MAX([.Y$1];[.$A98])*3 + MIN([.Y$1];[.$A98])" office:value-type="float" office:value="320" calcext:value-type="float">
            <text:p>320</text:p>
          </table:table-cell>
          <table:table-cell table:number-columns-repeated="1635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0" table:formula="of:=MAX([.B$1];[.$A99])*3 + MIN([.B$1];[.$A99])" office:value-type="float" office:value="300" calcext:value-type="float">
            <text:p>300</text:p>
          </table:table-cell>
          <table:table-cell table:style-name="ce10" table:formula="of:=MAX([.C$1];[.$A99])*3 + MIN([.C$1];[.$A99])" office:value-type="float" office:value="301" calcext:value-type="float">
            <text:p>301</text:p>
          </table:table-cell>
          <table:table-cell table:style-name="ce10" table:formula="of:=MAX([.D$1];[.$A99])*3 + MIN([.D$1];[.$A99])" office:value-type="float" office:value="302" calcext:value-type="float">
            <text:p>302</text:p>
          </table:table-cell>
          <table:table-cell table:style-name="ce10" table:formula="of:=MAX([.E$1];[.$A99])*3 + MIN([.E$1];[.$A99])" office:value-type="float" office:value="303" calcext:value-type="float">
            <text:p>303</text:p>
          </table:table-cell>
          <table:table-cell table:style-name="ce10" table:formula="of:=MAX([.F$1];[.$A99])*3 + MIN([.F$1];[.$A99])" office:value-type="float" office:value="304" calcext:value-type="float">
            <text:p>304</text:p>
          </table:table-cell>
          <table:table-cell table:style-name="ce10" table:formula="of:=MAX([.G$1];[.$A99])*3 + MIN([.G$1];[.$A99])" office:value-type="float" office:value="305" calcext:value-type="float">
            <text:p>305</text:p>
          </table:table-cell>
          <table:table-cell table:style-name="ce10" table:formula="of:=MAX([.H$1];[.$A99])*3 + MIN([.H$1];[.$A99])" office:value-type="float" office:value="306" calcext:value-type="float">
            <text:p>306</text:p>
          </table:table-cell>
          <table:table-cell table:style-name="ce10" table:formula="of:=MAX([.I$1];[.$A99])*3 + MIN([.I$1];[.$A99])" office:value-type="float" office:value="307" calcext:value-type="float">
            <text:p>307</text:p>
          </table:table-cell>
          <table:table-cell table:style-name="ce10" table:formula="of:=MAX([.J$1];[.$A99])*3 + MIN([.J$1];[.$A99])" office:value-type="float" office:value="308" calcext:value-type="float">
            <text:p>308</text:p>
          </table:table-cell>
          <table:table-cell table:style-name="ce10" table:formula="of:=MAX([.K$1];[.$A99])*3 + MIN([.K$1];[.$A99])" office:value-type="float" office:value="309" calcext:value-type="float">
            <text:p>309</text:p>
          </table:table-cell>
          <table:table-cell table:style-name="ce10" table:formula="of:=MAX([.L$1];[.$A99])*3 + MIN([.L$1];[.$A99])" office:value-type="float" office:value="310" calcext:value-type="float">
            <text:p>310</text:p>
          </table:table-cell>
          <table:table-cell table:style-name="ce10" table:formula="of:=MAX([.M$1];[.$A99])*3 + MIN([.M$1];[.$A99])" office:value-type="float" office:value="311" calcext:value-type="float">
            <text:p>311</text:p>
          </table:table-cell>
          <table:table-cell table:style-name="ce10" table:formula="of:=MAX([.N$1];[.$A99])*3 + MIN([.N$1];[.$A99])" office:value-type="float" office:value="312" calcext:value-type="float">
            <text:p>312</text:p>
          </table:table-cell>
          <table:table-cell table:style-name="ce10" table:formula="of:=MAX([.O$1];[.$A99])*3 + MIN([.O$1];[.$A99])" office:value-type="float" office:value="313" calcext:value-type="float">
            <text:p>313</text:p>
          </table:table-cell>
          <table:table-cell table:style-name="ce10" table:formula="of:=MAX([.P$1];[.$A99])*3 + MIN([.P$1];[.$A99])" office:value-type="float" office:value="314" calcext:value-type="float">
            <text:p>314</text:p>
          </table:table-cell>
          <table:table-cell table:style-name="ce10" table:formula="of:=MAX([.Q$1];[.$A99])*3 + MIN([.Q$1];[.$A99])" office:value-type="float" office:value="315" calcext:value-type="float">
            <text:p>315</text:p>
          </table:table-cell>
          <table:table-cell table:style-name="ce10" table:formula="of:=MAX([.R$1];[.$A99])*3 + MIN([.R$1];[.$A99])" office:value-type="float" office:value="316" calcext:value-type="float">
            <text:p>316</text:p>
          </table:table-cell>
          <table:table-cell table:style-name="ce10" table:formula="of:=MAX([.S$1];[.$A99])*3 + MIN([.S$1];[.$A99])" office:value-type="float" office:value="317" calcext:value-type="float">
            <text:p>317</text:p>
          </table:table-cell>
          <table:table-cell table:style-name="ce10" table:formula="of:=MAX([.T$1];[.$A99])*3 + MIN([.T$1];[.$A99])" office:value-type="float" office:value="318" calcext:value-type="float">
            <text:p>318</text:p>
          </table:table-cell>
          <table:table-cell table:style-name="ce10" table:formula="of:=MAX([.U$1];[.$A99])*3 + MIN([.U$1];[.$A99])" office:value-type="float" office:value="319" calcext:value-type="float">
            <text:p>319</text:p>
          </table:table-cell>
          <table:table-cell table:style-name="ce10" table:formula="of:=MAX([.V$1];[.$A99])*3 + MIN([.V$1];[.$A99])" office:value-type="float" office:value="320" calcext:value-type="float">
            <text:p>320</text:p>
          </table:table-cell>
          <table:table-cell table:style-name="ce10" table:formula="of:=MAX([.W$1];[.$A99])*3 + MIN([.W$1];[.$A99])" office:value-type="float" office:value="321" calcext:value-type="float">
            <text:p>321</text:p>
          </table:table-cell>
          <table:table-cell table:style-name="ce10" table:formula="of:=MAX([.X$1];[.$A99])*3 + MIN([.X$1];[.$A99])" office:value-type="float" office:value="322" calcext:value-type="float">
            <text:p>322</text:p>
          </table:table-cell>
          <table:table-cell table:style-name="ce10" table:formula="of:=MAX([.Y$1];[.$A99])*3 + MIN([.Y$1];[.$A99])" office:value-type="float" office:value="323" calcext:value-type="float">
            <text:p>323</text:p>
          </table:table-cell>
          <table:table-cell table:number-columns-repeated="1635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0" table:formula="of:=MAX([.B$1];[.$A100])*3 + MIN([.B$1];[.$A100])" office:value-type="float" office:value="303" calcext:value-type="float">
            <text:p>303</text:p>
          </table:table-cell>
          <table:table-cell table:style-name="ce10" table:formula="of:=MAX([.C$1];[.$A100])*3 + MIN([.C$1];[.$A100])" office:value-type="float" office:value="304" calcext:value-type="float">
            <text:p>304</text:p>
          </table:table-cell>
          <table:table-cell table:style-name="ce10" table:formula="of:=MAX([.D$1];[.$A100])*3 + MIN([.D$1];[.$A100])" office:value-type="float" office:value="305" calcext:value-type="float">
            <text:p>305</text:p>
          </table:table-cell>
          <table:table-cell table:style-name="ce10" table:formula="of:=MAX([.E$1];[.$A100])*3 + MIN([.E$1];[.$A100])" office:value-type="float" office:value="306" calcext:value-type="float">
            <text:p>306</text:p>
          </table:table-cell>
          <table:table-cell table:style-name="ce10" table:formula="of:=MAX([.F$1];[.$A100])*3 + MIN([.F$1];[.$A100])" office:value-type="float" office:value="307" calcext:value-type="float">
            <text:p>307</text:p>
          </table:table-cell>
          <table:table-cell table:style-name="ce10" table:formula="of:=MAX([.G$1];[.$A100])*3 + MIN([.G$1];[.$A100])" office:value-type="float" office:value="308" calcext:value-type="float">
            <text:p>308</text:p>
          </table:table-cell>
          <table:table-cell table:style-name="ce10" table:formula="of:=MAX([.H$1];[.$A100])*3 + MIN([.H$1];[.$A100])" office:value-type="float" office:value="309" calcext:value-type="float">
            <text:p>309</text:p>
          </table:table-cell>
          <table:table-cell table:style-name="ce10" table:formula="of:=MAX([.I$1];[.$A100])*3 + MIN([.I$1];[.$A100])" office:value-type="float" office:value="310" calcext:value-type="float">
            <text:p>310</text:p>
          </table:table-cell>
          <table:table-cell table:style-name="ce10" table:formula="of:=MAX([.J$1];[.$A100])*3 + MIN([.J$1];[.$A100])" office:value-type="float" office:value="311" calcext:value-type="float">
            <text:p>311</text:p>
          </table:table-cell>
          <table:table-cell table:style-name="ce10" table:formula="of:=MAX([.K$1];[.$A100])*3 + MIN([.K$1];[.$A100])" office:value-type="float" office:value="312" calcext:value-type="float">
            <text:p>312</text:p>
          </table:table-cell>
          <table:table-cell table:style-name="ce10" table:formula="of:=MAX([.L$1];[.$A100])*3 + MIN([.L$1];[.$A100])" office:value-type="float" office:value="313" calcext:value-type="float">
            <text:p>313</text:p>
          </table:table-cell>
          <table:table-cell table:style-name="ce10" table:formula="of:=MAX([.M$1];[.$A100])*3 + MIN([.M$1];[.$A100])" office:value-type="float" office:value="314" calcext:value-type="float">
            <text:p>314</text:p>
          </table:table-cell>
          <table:table-cell table:style-name="ce10" table:formula="of:=MAX([.N$1];[.$A100])*3 + MIN([.N$1];[.$A100])" office:value-type="float" office:value="315" calcext:value-type="float">
            <text:p>315</text:p>
          </table:table-cell>
          <table:table-cell table:style-name="ce10" table:formula="of:=MAX([.O$1];[.$A100])*3 + MIN([.O$1];[.$A100])" office:value-type="float" office:value="316" calcext:value-type="float">
            <text:p>316</text:p>
          </table:table-cell>
          <table:table-cell table:style-name="ce10" table:formula="of:=MAX([.P$1];[.$A100])*3 + MIN([.P$1];[.$A100])" office:value-type="float" office:value="317" calcext:value-type="float">
            <text:p>317</text:p>
          </table:table-cell>
          <table:table-cell table:style-name="ce10" table:formula="of:=MAX([.Q$1];[.$A100])*3 + MIN([.Q$1];[.$A100])" office:value-type="float" office:value="318" calcext:value-type="float">
            <text:p>318</text:p>
          </table:table-cell>
          <table:table-cell table:style-name="ce10" table:formula="of:=MAX([.R$1];[.$A100])*3 + MIN([.R$1];[.$A100])" office:value-type="float" office:value="319" calcext:value-type="float">
            <text:p>319</text:p>
          </table:table-cell>
          <table:table-cell table:style-name="ce10" table:formula="of:=MAX([.S$1];[.$A100])*3 + MIN([.S$1];[.$A100])" office:value-type="float" office:value="320" calcext:value-type="float">
            <text:p>320</text:p>
          </table:table-cell>
          <table:table-cell table:style-name="ce10" table:formula="of:=MAX([.T$1];[.$A100])*3 + MIN([.T$1];[.$A100])" office:value-type="float" office:value="321" calcext:value-type="float">
            <text:p>321</text:p>
          </table:table-cell>
          <table:table-cell table:style-name="ce10" table:formula="of:=MAX([.U$1];[.$A100])*3 + MIN([.U$1];[.$A100])" office:value-type="float" office:value="322" calcext:value-type="float">
            <text:p>322</text:p>
          </table:table-cell>
          <table:table-cell table:style-name="ce10" table:formula="of:=MAX([.V$1];[.$A100])*3 + MIN([.V$1];[.$A100])" office:value-type="float" office:value="323" calcext:value-type="float">
            <text:p>323</text:p>
          </table:table-cell>
          <table:table-cell table:style-name="ce10" table:formula="of:=MAX([.W$1];[.$A100])*3 + MIN([.W$1];[.$A100])" office:value-type="float" office:value="324" calcext:value-type="float">
            <text:p>324</text:p>
          </table:table-cell>
          <table:table-cell table:style-name="ce10" table:formula="of:=MAX([.X$1];[.$A100])*3 + MIN([.X$1];[.$A100])" office:value-type="float" office:value="325" calcext:value-type="float">
            <text:p>325</text:p>
          </table:table-cell>
          <table:table-cell table:style-name="ce10" table:formula="of:=MAX([.Y$1];[.$A100])*3 + MIN([.Y$1];[.$A100])" office:value-type="float" office:value="326" calcext:value-type="float">
            <text:p>326</text:p>
          </table:table-cell>
          <table:table-cell table:number-columns-repeated="1635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table:formula="of:=MAX([.B$1];[.$A101])*3 + MIN([.B$1];[.$A101])" office:value-type="float" office:value="306" calcext:value-type="float">
            <text:p>306</text:p>
          </table:table-cell>
          <table:table-cell table:style-name="ce10" table:formula="of:=MAX([.C$1];[.$A101])*3 + MIN([.C$1];[.$A101])" office:value-type="float" office:value="307" calcext:value-type="float">
            <text:p>307</text:p>
          </table:table-cell>
          <table:table-cell table:style-name="ce10" table:formula="of:=MAX([.D$1];[.$A101])*3 + MIN([.D$1];[.$A101])" office:value-type="float" office:value="308" calcext:value-type="float">
            <text:p>308</text:p>
          </table:table-cell>
          <table:table-cell table:style-name="ce10" table:formula="of:=MAX([.E$1];[.$A101])*3 + MIN([.E$1];[.$A101])" office:value-type="float" office:value="309" calcext:value-type="float">
            <text:p>309</text:p>
          </table:table-cell>
          <table:table-cell table:style-name="ce10" table:formula="of:=MAX([.F$1];[.$A101])*3 + MIN([.F$1];[.$A101])" office:value-type="float" office:value="310" calcext:value-type="float">
            <text:p>310</text:p>
          </table:table-cell>
          <table:table-cell table:style-name="ce10" table:formula="of:=MAX([.G$1];[.$A101])*3 + MIN([.G$1];[.$A101])" office:value-type="float" office:value="311" calcext:value-type="float">
            <text:p>311</text:p>
          </table:table-cell>
          <table:table-cell table:style-name="ce10" table:formula="of:=MAX([.H$1];[.$A101])*3 + MIN([.H$1];[.$A101])" office:value-type="float" office:value="312" calcext:value-type="float">
            <text:p>312</text:p>
          </table:table-cell>
          <table:table-cell table:style-name="ce10" table:formula="of:=MAX([.I$1];[.$A101])*3 + MIN([.I$1];[.$A101])" office:value-type="float" office:value="313" calcext:value-type="float">
            <text:p>313</text:p>
          </table:table-cell>
          <table:table-cell table:style-name="ce10" table:formula="of:=MAX([.J$1];[.$A101])*3 + MIN([.J$1];[.$A101])" office:value-type="float" office:value="314" calcext:value-type="float">
            <text:p>314</text:p>
          </table:table-cell>
          <table:table-cell table:style-name="ce10" table:formula="of:=MAX([.K$1];[.$A101])*3 + MIN([.K$1];[.$A101])" office:value-type="float" office:value="315" calcext:value-type="float">
            <text:p>315</text:p>
          </table:table-cell>
          <table:table-cell table:style-name="ce10" table:formula="of:=MAX([.L$1];[.$A101])*3 + MIN([.L$1];[.$A101])" office:value-type="float" office:value="316" calcext:value-type="float">
            <text:p>316</text:p>
          </table:table-cell>
          <table:table-cell table:style-name="ce10" table:formula="of:=MAX([.M$1];[.$A101])*3 + MIN([.M$1];[.$A101])" office:value-type="float" office:value="317" calcext:value-type="float">
            <text:p>317</text:p>
          </table:table-cell>
          <table:table-cell table:style-name="ce10" table:formula="of:=MAX([.N$1];[.$A101])*3 + MIN([.N$1];[.$A101])" office:value-type="float" office:value="318" calcext:value-type="float">
            <text:p>318</text:p>
          </table:table-cell>
          <table:table-cell table:style-name="ce10" table:formula="of:=MAX([.O$1];[.$A101])*3 + MIN([.O$1];[.$A101])" office:value-type="float" office:value="319" calcext:value-type="float">
            <text:p>319</text:p>
          </table:table-cell>
          <table:table-cell table:style-name="ce10" table:formula="of:=MAX([.P$1];[.$A101])*3 + MIN([.P$1];[.$A101])" office:value-type="float" office:value="320" calcext:value-type="float">
            <text:p>320</text:p>
          </table:table-cell>
          <table:table-cell table:style-name="ce10" table:formula="of:=MAX([.Q$1];[.$A101])*3 + MIN([.Q$1];[.$A101])" office:value-type="float" office:value="321" calcext:value-type="float">
            <text:p>321</text:p>
          </table:table-cell>
          <table:table-cell table:style-name="ce10" table:formula="of:=MAX([.R$1];[.$A101])*3 + MIN([.R$1];[.$A101])" office:value-type="float" office:value="322" calcext:value-type="float">
            <text:p>322</text:p>
          </table:table-cell>
          <table:table-cell table:style-name="ce10" table:formula="of:=MAX([.S$1];[.$A101])*3 + MIN([.S$1];[.$A101])" office:value-type="float" office:value="323" calcext:value-type="float">
            <text:p>323</text:p>
          </table:table-cell>
          <table:table-cell table:style-name="ce10" table:formula="of:=MAX([.T$1];[.$A101])*3 + MIN([.T$1];[.$A101])" office:value-type="float" office:value="324" calcext:value-type="float">
            <text:p>324</text:p>
          </table:table-cell>
          <table:table-cell table:style-name="ce10" table:formula="of:=MAX([.U$1];[.$A101])*3 + MIN([.U$1];[.$A101])" office:value-type="float" office:value="325" calcext:value-type="float">
            <text:p>325</text:p>
          </table:table-cell>
          <table:table-cell table:style-name="ce10" table:formula="of:=MAX([.V$1];[.$A101])*3 + MIN([.V$1];[.$A101])" office:value-type="float" office:value="326" calcext:value-type="float">
            <text:p>326</text:p>
          </table:table-cell>
          <table:table-cell table:style-name="ce10" table:formula="of:=MAX([.W$1];[.$A101])*3 + MIN([.W$1];[.$A101])" office:value-type="float" office:value="327" calcext:value-type="float">
            <text:p>327</text:p>
          </table:table-cell>
          <table:table-cell table:style-name="ce10" table:formula="of:=MAX([.X$1];[.$A101])*3 + MIN([.X$1];[.$A101])" office:value-type="float" office:value="328" calcext:value-type="float">
            <text:p>328</text:p>
          </table:table-cell>
          <table:table-cell table:style-name="ce10" table:formula="of:=MAX([.Y$1];[.$A101])*3 + MIN([.Y$1];[.$A101])" office:value-type="float" office:value="329" calcext:value-type="float">
            <text:p>329</text:p>
          </table:table-cell>
          <table:table-cell table:number-columns-repeated="1635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0" table:formula="of:=MAX([.B$1];[.$A102])*3 + MIN([.B$1];[.$A102])" office:value-type="float" office:value="309" calcext:value-type="float">
            <text:p>309</text:p>
          </table:table-cell>
          <table:table-cell table:style-name="ce10" table:formula="of:=MAX([.C$1];[.$A102])*3 + MIN([.C$1];[.$A102])" office:value-type="float" office:value="310" calcext:value-type="float">
            <text:p>310</text:p>
          </table:table-cell>
          <table:table-cell table:style-name="ce10" table:formula="of:=MAX([.D$1];[.$A102])*3 + MIN([.D$1];[.$A102])" office:value-type="float" office:value="311" calcext:value-type="float">
            <text:p>311</text:p>
          </table:table-cell>
          <table:table-cell table:style-name="ce10" table:formula="of:=MAX([.E$1];[.$A102])*3 + MIN([.E$1];[.$A102])" office:value-type="float" office:value="312" calcext:value-type="float">
            <text:p>312</text:p>
          </table:table-cell>
          <table:table-cell table:style-name="ce10" table:formula="of:=MAX([.F$1];[.$A102])*3 + MIN([.F$1];[.$A102])" office:value-type="float" office:value="313" calcext:value-type="float">
            <text:p>313</text:p>
          </table:table-cell>
          <table:table-cell table:style-name="ce10" table:formula="of:=MAX([.G$1];[.$A102])*3 + MIN([.G$1];[.$A102])" office:value-type="float" office:value="314" calcext:value-type="float">
            <text:p>314</text:p>
          </table:table-cell>
          <table:table-cell table:style-name="ce10" table:formula="of:=MAX([.H$1];[.$A102])*3 + MIN([.H$1];[.$A102])" office:value-type="float" office:value="315" calcext:value-type="float">
            <text:p>315</text:p>
          </table:table-cell>
          <table:table-cell table:style-name="ce10" table:formula="of:=MAX([.I$1];[.$A102])*3 + MIN([.I$1];[.$A102])" office:value-type="float" office:value="316" calcext:value-type="float">
            <text:p>316</text:p>
          </table:table-cell>
          <table:table-cell table:style-name="ce10" table:formula="of:=MAX([.J$1];[.$A102])*3 + MIN([.J$1];[.$A102])" office:value-type="float" office:value="317" calcext:value-type="float">
            <text:p>317</text:p>
          </table:table-cell>
          <table:table-cell table:style-name="ce10" table:formula="of:=MAX([.K$1];[.$A102])*3 + MIN([.K$1];[.$A102])" office:value-type="float" office:value="318" calcext:value-type="float">
            <text:p>318</text:p>
          </table:table-cell>
          <table:table-cell table:style-name="ce10" table:formula="of:=MAX([.L$1];[.$A102])*3 + MIN([.L$1];[.$A102])" office:value-type="float" office:value="319" calcext:value-type="float">
            <text:p>319</text:p>
          </table:table-cell>
          <table:table-cell table:style-name="ce10" table:formula="of:=MAX([.M$1];[.$A102])*3 + MIN([.M$1];[.$A102])" office:value-type="float" office:value="320" calcext:value-type="float">
            <text:p>320</text:p>
          </table:table-cell>
          <table:table-cell table:style-name="ce10" table:formula="of:=MAX([.N$1];[.$A102])*3 + MIN([.N$1];[.$A102])" office:value-type="float" office:value="321" calcext:value-type="float">
            <text:p>321</text:p>
          </table:table-cell>
          <table:table-cell table:style-name="ce10" table:formula="of:=MAX([.O$1];[.$A102])*3 + MIN([.O$1];[.$A102])" office:value-type="float" office:value="322" calcext:value-type="float">
            <text:p>322</text:p>
          </table:table-cell>
          <table:table-cell table:style-name="ce10" table:formula="of:=MAX([.P$1];[.$A102])*3 + MIN([.P$1];[.$A102])" office:value-type="float" office:value="323" calcext:value-type="float">
            <text:p>323</text:p>
          </table:table-cell>
          <table:table-cell table:style-name="ce10" table:formula="of:=MAX([.Q$1];[.$A102])*3 + MIN([.Q$1];[.$A102])" office:value-type="float" office:value="324" calcext:value-type="float">
            <text:p>324</text:p>
          </table:table-cell>
          <table:table-cell table:style-name="ce10" table:formula="of:=MAX([.R$1];[.$A102])*3 + MIN([.R$1];[.$A102])" office:value-type="float" office:value="325" calcext:value-type="float">
            <text:p>325</text:p>
          </table:table-cell>
          <table:table-cell table:style-name="ce10" table:formula="of:=MAX([.S$1];[.$A102])*3 + MIN([.S$1];[.$A102])" office:value-type="float" office:value="326" calcext:value-type="float">
            <text:p>326</text:p>
          </table:table-cell>
          <table:table-cell table:style-name="ce10" table:formula="of:=MAX([.T$1];[.$A102])*3 + MIN([.T$1];[.$A102])" office:value-type="float" office:value="327" calcext:value-type="float">
            <text:p>327</text:p>
          </table:table-cell>
          <table:table-cell table:style-name="ce10" table:formula="of:=MAX([.U$1];[.$A102])*3 + MIN([.U$1];[.$A102])" office:value-type="float" office:value="328" calcext:value-type="float">
            <text:p>328</text:p>
          </table:table-cell>
          <table:table-cell table:style-name="ce10" table:formula="of:=MAX([.V$1];[.$A102])*3 + MIN([.V$1];[.$A102])" office:value-type="float" office:value="329" calcext:value-type="float">
            <text:p>329</text:p>
          </table:table-cell>
          <table:table-cell table:style-name="ce10" table:formula="of:=MAX([.W$1];[.$A102])*3 + MIN([.W$1];[.$A102])" office:value-type="float" office:value="330" calcext:value-type="float">
            <text:p>330</text:p>
          </table:table-cell>
          <table:table-cell table:style-name="ce10" table:formula="of:=MAX([.X$1];[.$A102])*3 + MIN([.X$1];[.$A102])" office:value-type="float" office:value="331" calcext:value-type="float">
            <text:p>331</text:p>
          </table:table-cell>
          <table:table-cell table:style-name="ce10" table:formula="of:=MAX([.Y$1];[.$A102])*3 + MIN([.Y$1];[.$A102])" office:value-type="float" office:value="332" calcext:value-type="float">
            <text:p>332</text:p>
          </table:table-cell>
          <table:table-cell table:number-columns-repeated="1635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0" table:formula="of:=MAX([.B$1];[.$A103])*3 + MIN([.B$1];[.$A103])" office:value-type="float" office:value="312" calcext:value-type="float">
            <text:p>312</text:p>
          </table:table-cell>
          <table:table-cell table:style-name="ce10" table:formula="of:=MAX([.C$1];[.$A103])*3 + MIN([.C$1];[.$A103])" office:value-type="float" office:value="313" calcext:value-type="float">
            <text:p>313</text:p>
          </table:table-cell>
          <table:table-cell table:style-name="ce10" table:formula="of:=MAX([.D$1];[.$A103])*3 + MIN([.D$1];[.$A103])" office:value-type="float" office:value="314" calcext:value-type="float">
            <text:p>314</text:p>
          </table:table-cell>
          <table:table-cell table:style-name="ce10" table:formula="of:=MAX([.E$1];[.$A103])*3 + MIN([.E$1];[.$A103])" office:value-type="float" office:value="315" calcext:value-type="float">
            <text:p>315</text:p>
          </table:table-cell>
          <table:table-cell table:style-name="ce10" table:formula="of:=MAX([.F$1];[.$A103])*3 + MIN([.F$1];[.$A103])" office:value-type="float" office:value="316" calcext:value-type="float">
            <text:p>316</text:p>
          </table:table-cell>
          <table:table-cell table:style-name="ce10" table:formula="of:=MAX([.G$1];[.$A103])*3 + MIN([.G$1];[.$A103])" office:value-type="float" office:value="317" calcext:value-type="float">
            <text:p>317</text:p>
          </table:table-cell>
          <table:table-cell table:style-name="ce10" table:formula="of:=MAX([.H$1];[.$A103])*3 + MIN([.H$1];[.$A103])" office:value-type="float" office:value="318" calcext:value-type="float">
            <text:p>318</text:p>
          </table:table-cell>
          <table:table-cell table:style-name="ce10" table:formula="of:=MAX([.I$1];[.$A103])*3 + MIN([.I$1];[.$A103])" office:value-type="float" office:value="319" calcext:value-type="float">
            <text:p>319</text:p>
          </table:table-cell>
          <table:table-cell table:style-name="ce10" table:formula="of:=MAX([.J$1];[.$A103])*3 + MIN([.J$1];[.$A103])" office:value-type="float" office:value="320" calcext:value-type="float">
            <text:p>320</text:p>
          </table:table-cell>
          <table:table-cell table:style-name="ce10" table:formula="of:=MAX([.K$1];[.$A103])*3 + MIN([.K$1];[.$A103])" office:value-type="float" office:value="321" calcext:value-type="float">
            <text:p>321</text:p>
          </table:table-cell>
          <table:table-cell table:style-name="ce10" table:formula="of:=MAX([.L$1];[.$A103])*3 + MIN([.L$1];[.$A103])" office:value-type="float" office:value="322" calcext:value-type="float">
            <text:p>322</text:p>
          </table:table-cell>
          <table:table-cell table:style-name="ce10" table:formula="of:=MAX([.M$1];[.$A103])*3 + MIN([.M$1];[.$A103])" office:value-type="float" office:value="323" calcext:value-type="float">
            <text:p>323</text:p>
          </table:table-cell>
          <table:table-cell table:style-name="ce10" table:formula="of:=MAX([.N$1];[.$A103])*3 + MIN([.N$1];[.$A103])" office:value-type="float" office:value="324" calcext:value-type="float">
            <text:p>324</text:p>
          </table:table-cell>
          <table:table-cell table:style-name="ce10" table:formula="of:=MAX([.O$1];[.$A103])*3 + MIN([.O$1];[.$A103])" office:value-type="float" office:value="325" calcext:value-type="float">
            <text:p>325</text:p>
          </table:table-cell>
          <table:table-cell table:style-name="ce10" table:formula="of:=MAX([.P$1];[.$A103])*3 + MIN([.P$1];[.$A103])" office:value-type="float" office:value="326" calcext:value-type="float">
            <text:p>326</text:p>
          </table:table-cell>
          <table:table-cell table:style-name="ce10" table:formula="of:=MAX([.Q$1];[.$A103])*3 + MIN([.Q$1];[.$A103])" office:value-type="float" office:value="327" calcext:value-type="float">
            <text:p>327</text:p>
          </table:table-cell>
          <table:table-cell table:style-name="ce10" table:formula="of:=MAX([.R$1];[.$A103])*3 + MIN([.R$1];[.$A103])" office:value-type="float" office:value="328" calcext:value-type="float">
            <text:p>328</text:p>
          </table:table-cell>
          <table:table-cell table:style-name="ce10" table:formula="of:=MAX([.S$1];[.$A103])*3 + MIN([.S$1];[.$A103])" office:value-type="float" office:value="329" calcext:value-type="float">
            <text:p>329</text:p>
          </table:table-cell>
          <table:table-cell table:style-name="ce10" table:formula="of:=MAX([.T$1];[.$A103])*3 + MIN([.T$1];[.$A103])" office:value-type="float" office:value="330" calcext:value-type="float">
            <text:p>330</text:p>
          </table:table-cell>
          <table:table-cell table:style-name="ce10" table:formula="of:=MAX([.U$1];[.$A103])*3 + MIN([.U$1];[.$A103])" office:value-type="float" office:value="331" calcext:value-type="float">
            <text:p>331</text:p>
          </table:table-cell>
          <table:table-cell table:style-name="ce10" table:formula="of:=MAX([.V$1];[.$A103])*3 + MIN([.V$1];[.$A103])" office:value-type="float" office:value="332" calcext:value-type="float">
            <text:p>332</text:p>
          </table:table-cell>
          <table:table-cell table:style-name="ce10" table:formula="of:=MAX([.W$1];[.$A103])*3 + MIN([.W$1];[.$A103])" office:value-type="float" office:value="333" calcext:value-type="float">
            <text:p>333</text:p>
          </table:table-cell>
          <table:table-cell table:style-name="ce10" table:formula="of:=MAX([.X$1];[.$A103])*3 + MIN([.X$1];[.$A103])" office:value-type="float" office:value="334" calcext:value-type="float">
            <text:p>334</text:p>
          </table:table-cell>
          <table:table-cell table:style-name="ce10" table:formula="of:=MAX([.Y$1];[.$A103])*3 + MIN([.Y$1];[.$A103])" office:value-type="float" office:value="335" calcext:value-type="float">
            <text:p>335</text:p>
          </table:table-cell>
          <table:table-cell table:number-columns-repeated="1635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0" table:formula="of:=MAX([.B$1];[.$A104])*3 + MIN([.B$1];[.$A104])" office:value-type="float" office:value="315" calcext:value-type="float">
            <text:p>315</text:p>
          </table:table-cell>
          <table:table-cell table:style-name="ce10" table:formula="of:=MAX([.C$1];[.$A104])*3 + MIN([.C$1];[.$A104])" office:value-type="float" office:value="316" calcext:value-type="float">
            <text:p>316</text:p>
          </table:table-cell>
          <table:table-cell table:style-name="ce10" table:formula="of:=MAX([.D$1];[.$A104])*3 + MIN([.D$1];[.$A104])" office:value-type="float" office:value="317" calcext:value-type="float">
            <text:p>317</text:p>
          </table:table-cell>
          <table:table-cell table:style-name="ce10" table:formula="of:=MAX([.E$1];[.$A104])*3 + MIN([.E$1];[.$A104])" office:value-type="float" office:value="318" calcext:value-type="float">
            <text:p>318</text:p>
          </table:table-cell>
          <table:table-cell table:style-name="ce10" table:formula="of:=MAX([.F$1];[.$A104])*3 + MIN([.F$1];[.$A104])" office:value-type="float" office:value="319" calcext:value-type="float">
            <text:p>319</text:p>
          </table:table-cell>
          <table:table-cell table:style-name="ce10" table:formula="of:=MAX([.G$1];[.$A104])*3 + MIN([.G$1];[.$A104])" office:value-type="float" office:value="320" calcext:value-type="float">
            <text:p>320</text:p>
          </table:table-cell>
          <table:table-cell table:style-name="ce10" table:formula="of:=MAX([.H$1];[.$A104])*3 + MIN([.H$1];[.$A104])" office:value-type="float" office:value="321" calcext:value-type="float">
            <text:p>321</text:p>
          </table:table-cell>
          <table:table-cell table:style-name="ce10" table:formula="of:=MAX([.I$1];[.$A104])*3 + MIN([.I$1];[.$A104])" office:value-type="float" office:value="322" calcext:value-type="float">
            <text:p>322</text:p>
          </table:table-cell>
          <table:table-cell table:style-name="ce10" table:formula="of:=MAX([.J$1];[.$A104])*3 + MIN([.J$1];[.$A104])" office:value-type="float" office:value="323" calcext:value-type="float">
            <text:p>323</text:p>
          </table:table-cell>
          <table:table-cell table:style-name="ce10" table:formula="of:=MAX([.K$1];[.$A104])*3 + MIN([.K$1];[.$A104])" office:value-type="float" office:value="324" calcext:value-type="float">
            <text:p>324</text:p>
          </table:table-cell>
          <table:table-cell table:style-name="ce10" table:formula="of:=MAX([.L$1];[.$A104])*3 + MIN([.L$1];[.$A104])" office:value-type="float" office:value="325" calcext:value-type="float">
            <text:p>325</text:p>
          </table:table-cell>
          <table:table-cell table:style-name="ce10" table:formula="of:=MAX([.M$1];[.$A104])*3 + MIN([.M$1];[.$A104])" office:value-type="float" office:value="326" calcext:value-type="float">
            <text:p>326</text:p>
          </table:table-cell>
          <table:table-cell table:style-name="ce10" table:formula="of:=MAX([.N$1];[.$A104])*3 + MIN([.N$1];[.$A104])" office:value-type="float" office:value="327" calcext:value-type="float">
            <text:p>327</text:p>
          </table:table-cell>
          <table:table-cell table:style-name="ce10" table:formula="of:=MAX([.O$1];[.$A104])*3 + MIN([.O$1];[.$A104])" office:value-type="float" office:value="328" calcext:value-type="float">
            <text:p>328</text:p>
          </table:table-cell>
          <table:table-cell table:style-name="ce10" table:formula="of:=MAX([.P$1];[.$A104])*3 + MIN([.P$1];[.$A104])" office:value-type="float" office:value="329" calcext:value-type="float">
            <text:p>329</text:p>
          </table:table-cell>
          <table:table-cell table:style-name="ce10" table:formula="of:=MAX([.Q$1];[.$A104])*3 + MIN([.Q$1];[.$A104])" office:value-type="float" office:value="330" calcext:value-type="float">
            <text:p>330</text:p>
          </table:table-cell>
          <table:table-cell table:style-name="ce10" table:formula="of:=MAX([.R$1];[.$A104])*3 + MIN([.R$1];[.$A104])" office:value-type="float" office:value="331" calcext:value-type="float">
            <text:p>331</text:p>
          </table:table-cell>
          <table:table-cell table:style-name="ce10" table:formula="of:=MAX([.S$1];[.$A104])*3 + MIN([.S$1];[.$A104])" office:value-type="float" office:value="332" calcext:value-type="float">
            <text:p>332</text:p>
          </table:table-cell>
          <table:table-cell table:style-name="ce10" table:formula="of:=MAX([.T$1];[.$A104])*3 + MIN([.T$1];[.$A104])" office:value-type="float" office:value="333" calcext:value-type="float">
            <text:p>333</text:p>
          </table:table-cell>
          <table:table-cell table:style-name="ce10" table:formula="of:=MAX([.U$1];[.$A104])*3 + MIN([.U$1];[.$A104])" office:value-type="float" office:value="334" calcext:value-type="float">
            <text:p>334</text:p>
          </table:table-cell>
          <table:table-cell table:style-name="ce10" table:formula="of:=MAX([.V$1];[.$A104])*3 + MIN([.V$1];[.$A104])" office:value-type="float" office:value="335" calcext:value-type="float">
            <text:p>335</text:p>
          </table:table-cell>
          <table:table-cell table:style-name="ce10" table:formula="of:=MAX([.W$1];[.$A104])*3 + MIN([.W$1];[.$A104])" office:value-type="float" office:value="336" calcext:value-type="float">
            <text:p>336</text:p>
          </table:table-cell>
          <table:table-cell table:style-name="ce10" table:formula="of:=MAX([.X$1];[.$A104])*3 + MIN([.X$1];[.$A104])" office:value-type="float" office:value="337" calcext:value-type="float">
            <text:p>337</text:p>
          </table:table-cell>
          <table:table-cell table:style-name="ce10" table:formula="of:=MAX([.Y$1];[.$A104])*3 + MIN([.Y$1];[.$A104])" office:value-type="float" office:value="338" calcext:value-type="float">
            <text:p>338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05])*3 + MIN([.B$1];[.$A105])" office:value-type="float" office:value="24" calcext:value-type="float">
            <text:p>24</text:p>
          </table:table-cell>
          <table:table-cell table:style-name="ce10" table:formula="of:=MAX([.C$1];[.$A105])*3 + MIN([.C$1];[.$A105])" office:value-type="float" office:value="28" calcext:value-type="float">
            <text:p>28</text:p>
          </table:table-cell>
          <table:table-cell table:style-name="ce10" table:formula="of:=MAX([.D$1];[.$A105])*3 + MIN([.D$1];[.$A105])" office:value-type="float" office:value="32" calcext:value-type="float">
            <text:p>32</text:p>
          </table:table-cell>
          <table:table-cell table:style-name="ce10" table:formula="of:=MAX([.E$1];[.$A105])*3 + MIN([.E$1];[.$A105])" office:value-type="float" office:value="36" calcext:value-type="float">
            <text:p>36</text:p>
          </table:table-cell>
          <table:table-cell table:style-name="ce10" table:formula="of:=MAX([.F$1];[.$A105])*3 + MIN([.F$1];[.$A105])" office:value-type="float" office:value="40" calcext:value-type="float">
            <text:p>40</text:p>
          </table:table-cell>
          <table:table-cell table:style-name="ce10" table:formula="of:=MAX([.G$1];[.$A105])*3 + MIN([.G$1];[.$A105])" office:value-type="float" office:value="44" calcext:value-type="float">
            <text:p>44</text:p>
          </table:table-cell>
          <table:table-cell table:style-name="ce10" table:formula="of:=MAX([.H$1];[.$A105])*3 + MIN([.H$1];[.$A105])" office:value-type="float" office:value="48" calcext:value-type="float">
            <text:p>48</text:p>
          </table:table-cell>
          <table:table-cell table:style-name="ce10" table:formula="of:=MAX([.I$1];[.$A105])*3 + MIN([.I$1];[.$A105])" office:value-type="float" office:value="52" calcext:value-type="float">
            <text:p>52</text:p>
          </table:table-cell>
          <table:table-cell table:style-name="ce10" table:formula="of:=MAX([.J$1];[.$A105])*3 + MIN([.J$1];[.$A105])" office:value-type="float" office:value="56" calcext:value-type="float">
            <text:p>56</text:p>
          </table:table-cell>
          <table:table-cell table:style-name="ce10" table:formula="of:=MAX([.K$1];[.$A105])*3 + MIN([.K$1];[.$A105])" office:value-type="float" office:value="60" calcext:value-type="float">
            <text:p>60</text:p>
          </table:table-cell>
          <table:table-cell table:style-name="ce10" table:formula="of:=MAX([.L$1];[.$A105])*3 + MIN([.L$1];[.$A105])" office:value-type="float" office:value="64" calcext:value-type="float">
            <text:p>64</text:p>
          </table:table-cell>
          <table:table-cell table:style-name="ce10" table:formula="of:=MAX([.M$1];[.$A105])*3 + MIN([.M$1];[.$A105])" office:value-type="float" office:value="68" calcext:value-type="float">
            <text:p>68</text:p>
          </table:table-cell>
          <table:table-cell table:style-name="ce10" table:formula="of:=MAX([.N$1];[.$A105])*3 + MIN([.N$1];[.$A105])" office:value-type="float" office:value="72" calcext:value-type="float">
            <text:p>72</text:p>
          </table:table-cell>
          <table:table-cell table:style-name="ce10" table:formula="of:=MAX([.O$1];[.$A105])*3 + MIN([.O$1];[.$A105])" office:value-type="float" office:value="76" calcext:value-type="float">
            <text:p>76</text:p>
          </table:table-cell>
          <table:table-cell table:style-name="ce10" table:formula="of:=MAX([.P$1];[.$A105])*3 + MIN([.P$1];[.$A105])" office:value-type="float" office:value="80" calcext:value-type="float">
            <text:p>80</text:p>
          </table:table-cell>
          <table:table-cell table:style-name="ce10" table:formula="of:=MAX([.Q$1];[.$A105])*3 + MIN([.Q$1];[.$A105])" office:value-type="float" office:value="84" calcext:value-type="float">
            <text:p>84</text:p>
          </table:table-cell>
          <table:table-cell table:style-name="ce10" table:formula="of:=MAX([.R$1];[.$A105])*3 + MIN([.R$1];[.$A105])" office:value-type="float" office:value="88" calcext:value-type="float">
            <text:p>88</text:p>
          </table:table-cell>
          <table:table-cell table:style-name="ce10" table:formula="of:=MAX([.S$1];[.$A105])*3 + MIN([.S$1];[.$A105])" office:value-type="float" office:value="92" calcext:value-type="float">
            <text:p>92</text:p>
          </table:table-cell>
          <table:table-cell table:style-name="ce10" table:formula="of:=MAX([.T$1];[.$A105])*3 + MIN([.T$1];[.$A105])" office:value-type="float" office:value="96" calcext:value-type="float">
            <text:p>96</text:p>
          </table:table-cell>
          <table:table-cell table:style-name="ce10" table:formula="of:=MAX([.U$1];[.$A105])*3 + MIN([.U$1];[.$A105])" office:value-type="float" office:value="100" calcext:value-type="float">
            <text:p>100</text:p>
          </table:table-cell>
          <table:table-cell table:style-name="ce10" table:formula="of:=MAX([.V$1];[.$A105])*3 + MIN([.V$1];[.$A105])" office:value-type="float" office:value="104" calcext:value-type="float">
            <text:p>104</text:p>
          </table:table-cell>
          <table:table-cell table:style-name="ce10" table:formula="of:=MAX([.W$1];[.$A105])*3 + MIN([.W$1];[.$A105])" office:value-type="float" office:value="108" calcext:value-type="float">
            <text:p>108</text:p>
          </table:table-cell>
          <table:table-cell table:style-name="ce10" table:formula="of:=MAX([.X$1];[.$A105])*3 + MIN([.X$1];[.$A105])" office:value-type="float" office:value="112" calcext:value-type="float">
            <text:p>112</text:p>
          </table:table-cell>
          <table:table-cell table:style-name="ce10" table:formula="of:=MAX([.Y$1];[.$A105])*3 + MIN([.Y$1];[.$A105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06])*3 + MIN([.B$1];[.$A106])" office:value-type="float" office:value="24" calcext:value-type="float">
            <text:p>24</text:p>
          </table:table-cell>
          <table:table-cell table:style-name="ce10" table:formula="of:=MAX([.C$1];[.$A106])*3 + MIN([.C$1];[.$A106])" office:value-type="float" office:value="28" calcext:value-type="float">
            <text:p>28</text:p>
          </table:table-cell>
          <table:table-cell table:style-name="ce10" table:formula="of:=MAX([.D$1];[.$A106])*3 + MIN([.D$1];[.$A106])" office:value-type="float" office:value="32" calcext:value-type="float">
            <text:p>32</text:p>
          </table:table-cell>
          <table:table-cell table:style-name="ce10" table:formula="of:=MAX([.E$1];[.$A106])*3 + MIN([.E$1];[.$A106])" office:value-type="float" office:value="36" calcext:value-type="float">
            <text:p>36</text:p>
          </table:table-cell>
          <table:table-cell table:style-name="ce10" table:formula="of:=MAX([.F$1];[.$A106])*3 + MIN([.F$1];[.$A106])" office:value-type="float" office:value="40" calcext:value-type="float">
            <text:p>40</text:p>
          </table:table-cell>
          <table:table-cell table:style-name="ce10" table:formula="of:=MAX([.G$1];[.$A106])*3 + MIN([.G$1];[.$A106])" office:value-type="float" office:value="44" calcext:value-type="float">
            <text:p>44</text:p>
          </table:table-cell>
          <table:table-cell table:style-name="ce10" table:formula="of:=MAX([.H$1];[.$A106])*3 + MIN([.H$1];[.$A106])" office:value-type="float" office:value="48" calcext:value-type="float">
            <text:p>48</text:p>
          </table:table-cell>
          <table:table-cell table:style-name="ce10" table:formula="of:=MAX([.I$1];[.$A106])*3 + MIN([.I$1];[.$A106])" office:value-type="float" office:value="52" calcext:value-type="float">
            <text:p>52</text:p>
          </table:table-cell>
          <table:table-cell table:style-name="ce10" table:formula="of:=MAX([.J$1];[.$A106])*3 + MIN([.J$1];[.$A106])" office:value-type="float" office:value="56" calcext:value-type="float">
            <text:p>56</text:p>
          </table:table-cell>
          <table:table-cell table:style-name="ce10" table:formula="of:=MAX([.K$1];[.$A106])*3 + MIN([.K$1];[.$A106])" office:value-type="float" office:value="60" calcext:value-type="float">
            <text:p>60</text:p>
          </table:table-cell>
          <table:table-cell table:style-name="ce10" table:formula="of:=MAX([.L$1];[.$A106])*3 + MIN([.L$1];[.$A106])" office:value-type="float" office:value="64" calcext:value-type="float">
            <text:p>64</text:p>
          </table:table-cell>
          <table:table-cell table:style-name="ce10" table:formula="of:=MAX([.M$1];[.$A106])*3 + MIN([.M$1];[.$A106])" office:value-type="float" office:value="68" calcext:value-type="float">
            <text:p>68</text:p>
          </table:table-cell>
          <table:table-cell table:style-name="ce10" table:formula="of:=MAX([.N$1];[.$A106])*3 + MIN([.N$1];[.$A106])" office:value-type="float" office:value="72" calcext:value-type="float">
            <text:p>72</text:p>
          </table:table-cell>
          <table:table-cell table:style-name="ce10" table:formula="of:=MAX([.O$1];[.$A106])*3 + MIN([.O$1];[.$A106])" office:value-type="float" office:value="76" calcext:value-type="float">
            <text:p>76</text:p>
          </table:table-cell>
          <table:table-cell table:style-name="ce10" table:formula="of:=MAX([.P$1];[.$A106])*3 + MIN([.P$1];[.$A106])" office:value-type="float" office:value="80" calcext:value-type="float">
            <text:p>80</text:p>
          </table:table-cell>
          <table:table-cell table:style-name="ce10" table:formula="of:=MAX([.Q$1];[.$A106])*3 + MIN([.Q$1];[.$A106])" office:value-type="float" office:value="84" calcext:value-type="float">
            <text:p>84</text:p>
          </table:table-cell>
          <table:table-cell table:style-name="ce10" table:formula="of:=MAX([.R$1];[.$A106])*3 + MIN([.R$1];[.$A106])" office:value-type="float" office:value="88" calcext:value-type="float">
            <text:p>88</text:p>
          </table:table-cell>
          <table:table-cell table:style-name="ce10" table:formula="of:=MAX([.S$1];[.$A106])*3 + MIN([.S$1];[.$A106])" office:value-type="float" office:value="92" calcext:value-type="float">
            <text:p>92</text:p>
          </table:table-cell>
          <table:table-cell table:style-name="ce10" table:formula="of:=MAX([.T$1];[.$A106])*3 + MIN([.T$1];[.$A106])" office:value-type="float" office:value="96" calcext:value-type="float">
            <text:p>96</text:p>
          </table:table-cell>
          <table:table-cell table:style-name="ce10" table:formula="of:=MAX([.U$1];[.$A106])*3 + MIN([.U$1];[.$A106])" office:value-type="float" office:value="100" calcext:value-type="float">
            <text:p>100</text:p>
          </table:table-cell>
          <table:table-cell table:style-name="ce10" table:formula="of:=MAX([.V$1];[.$A106])*3 + MIN([.V$1];[.$A106])" office:value-type="float" office:value="104" calcext:value-type="float">
            <text:p>104</text:p>
          </table:table-cell>
          <table:table-cell table:style-name="ce10" table:formula="of:=MAX([.W$1];[.$A106])*3 + MIN([.W$1];[.$A106])" office:value-type="float" office:value="108" calcext:value-type="float">
            <text:p>108</text:p>
          </table:table-cell>
          <table:table-cell table:style-name="ce10" table:formula="of:=MAX([.X$1];[.$A106])*3 + MIN([.X$1];[.$A106])" office:value-type="float" office:value="112" calcext:value-type="float">
            <text:p>112</text:p>
          </table:table-cell>
          <table:table-cell table:style-name="ce10" table:formula="of:=MAX([.Y$1];[.$A106])*3 + MIN([.Y$1];[.$A106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07])*3 + MIN([.B$1];[.$A107])" office:value-type="float" office:value="24" calcext:value-type="float">
            <text:p>24</text:p>
          </table:table-cell>
          <table:table-cell table:style-name="ce10" table:formula="of:=MAX([.C$1];[.$A107])*3 + MIN([.C$1];[.$A107])" office:value-type="float" office:value="28" calcext:value-type="float">
            <text:p>28</text:p>
          </table:table-cell>
          <table:table-cell table:style-name="ce10" table:formula="of:=MAX([.D$1];[.$A107])*3 + MIN([.D$1];[.$A107])" office:value-type="float" office:value="32" calcext:value-type="float">
            <text:p>32</text:p>
          </table:table-cell>
          <table:table-cell table:style-name="ce10" table:formula="of:=MAX([.E$1];[.$A107])*3 + MIN([.E$1];[.$A107])" office:value-type="float" office:value="36" calcext:value-type="float">
            <text:p>36</text:p>
          </table:table-cell>
          <table:table-cell table:style-name="ce10" table:formula="of:=MAX([.F$1];[.$A107])*3 + MIN([.F$1];[.$A107])" office:value-type="float" office:value="40" calcext:value-type="float">
            <text:p>40</text:p>
          </table:table-cell>
          <table:table-cell table:style-name="ce10" table:formula="of:=MAX([.G$1];[.$A107])*3 + MIN([.G$1];[.$A107])" office:value-type="float" office:value="44" calcext:value-type="float">
            <text:p>44</text:p>
          </table:table-cell>
          <table:table-cell table:style-name="ce10" table:formula="of:=MAX([.H$1];[.$A107])*3 + MIN([.H$1];[.$A107])" office:value-type="float" office:value="48" calcext:value-type="float">
            <text:p>48</text:p>
          </table:table-cell>
          <table:table-cell table:style-name="ce10" table:formula="of:=MAX([.I$1];[.$A107])*3 + MIN([.I$1];[.$A107])" office:value-type="float" office:value="52" calcext:value-type="float">
            <text:p>52</text:p>
          </table:table-cell>
          <table:table-cell table:style-name="ce10" table:formula="of:=MAX([.J$1];[.$A107])*3 + MIN([.J$1];[.$A107])" office:value-type="float" office:value="56" calcext:value-type="float">
            <text:p>56</text:p>
          </table:table-cell>
          <table:table-cell table:style-name="ce10" table:formula="of:=MAX([.K$1];[.$A107])*3 + MIN([.K$1];[.$A107])" office:value-type="float" office:value="60" calcext:value-type="float">
            <text:p>60</text:p>
          </table:table-cell>
          <table:table-cell table:style-name="ce10" table:formula="of:=MAX([.L$1];[.$A107])*3 + MIN([.L$1];[.$A107])" office:value-type="float" office:value="64" calcext:value-type="float">
            <text:p>64</text:p>
          </table:table-cell>
          <table:table-cell table:style-name="ce10" table:formula="of:=MAX([.M$1];[.$A107])*3 + MIN([.M$1];[.$A107])" office:value-type="float" office:value="68" calcext:value-type="float">
            <text:p>68</text:p>
          </table:table-cell>
          <table:table-cell table:style-name="ce10" table:formula="of:=MAX([.N$1];[.$A107])*3 + MIN([.N$1];[.$A107])" office:value-type="float" office:value="72" calcext:value-type="float">
            <text:p>72</text:p>
          </table:table-cell>
          <table:table-cell table:style-name="ce10" table:formula="of:=MAX([.O$1];[.$A107])*3 + MIN([.O$1];[.$A107])" office:value-type="float" office:value="76" calcext:value-type="float">
            <text:p>76</text:p>
          </table:table-cell>
          <table:table-cell table:style-name="ce10" table:formula="of:=MAX([.P$1];[.$A107])*3 + MIN([.P$1];[.$A107])" office:value-type="float" office:value="80" calcext:value-type="float">
            <text:p>80</text:p>
          </table:table-cell>
          <table:table-cell table:style-name="ce10" table:formula="of:=MAX([.Q$1];[.$A107])*3 + MIN([.Q$1];[.$A107])" office:value-type="float" office:value="84" calcext:value-type="float">
            <text:p>84</text:p>
          </table:table-cell>
          <table:table-cell table:style-name="ce10" table:formula="of:=MAX([.R$1];[.$A107])*3 + MIN([.R$1];[.$A107])" office:value-type="float" office:value="88" calcext:value-type="float">
            <text:p>88</text:p>
          </table:table-cell>
          <table:table-cell table:style-name="ce10" table:formula="of:=MAX([.S$1];[.$A107])*3 + MIN([.S$1];[.$A107])" office:value-type="float" office:value="92" calcext:value-type="float">
            <text:p>92</text:p>
          </table:table-cell>
          <table:table-cell table:style-name="ce10" table:formula="of:=MAX([.T$1];[.$A107])*3 + MIN([.T$1];[.$A107])" office:value-type="float" office:value="96" calcext:value-type="float">
            <text:p>96</text:p>
          </table:table-cell>
          <table:table-cell table:style-name="ce10" table:formula="of:=MAX([.U$1];[.$A107])*3 + MIN([.U$1];[.$A107])" office:value-type="float" office:value="100" calcext:value-type="float">
            <text:p>100</text:p>
          </table:table-cell>
          <table:table-cell table:style-name="ce10" table:formula="of:=MAX([.V$1];[.$A107])*3 + MIN([.V$1];[.$A107])" office:value-type="float" office:value="104" calcext:value-type="float">
            <text:p>104</text:p>
          </table:table-cell>
          <table:table-cell table:style-name="ce10" table:formula="of:=MAX([.W$1];[.$A107])*3 + MIN([.W$1];[.$A107])" office:value-type="float" office:value="108" calcext:value-type="float">
            <text:p>108</text:p>
          </table:table-cell>
          <table:table-cell table:style-name="ce10" table:formula="of:=MAX([.X$1];[.$A107])*3 + MIN([.X$1];[.$A107])" office:value-type="float" office:value="112" calcext:value-type="float">
            <text:p>112</text:p>
          </table:table-cell>
          <table:table-cell table:style-name="ce10" table:formula="of:=MAX([.Y$1];[.$A107])*3 + MIN([.Y$1];[.$A107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08])*3 + MIN([.B$1];[.$A108])" office:value-type="float" office:value="24" calcext:value-type="float">
            <text:p>24</text:p>
          </table:table-cell>
          <table:table-cell table:style-name="ce10" table:formula="of:=MAX([.C$1];[.$A108])*3 + MIN([.C$1];[.$A108])" office:value-type="float" office:value="28" calcext:value-type="float">
            <text:p>28</text:p>
          </table:table-cell>
          <table:table-cell table:style-name="ce10" table:formula="of:=MAX([.D$1];[.$A108])*3 + MIN([.D$1];[.$A108])" office:value-type="float" office:value="32" calcext:value-type="float">
            <text:p>32</text:p>
          </table:table-cell>
          <table:table-cell table:style-name="ce10" table:formula="of:=MAX([.E$1];[.$A108])*3 + MIN([.E$1];[.$A108])" office:value-type="float" office:value="36" calcext:value-type="float">
            <text:p>36</text:p>
          </table:table-cell>
          <table:table-cell table:style-name="ce10" table:formula="of:=MAX([.F$1];[.$A108])*3 + MIN([.F$1];[.$A108])" office:value-type="float" office:value="40" calcext:value-type="float">
            <text:p>40</text:p>
          </table:table-cell>
          <table:table-cell table:style-name="ce10" table:formula="of:=MAX([.G$1];[.$A108])*3 + MIN([.G$1];[.$A108])" office:value-type="float" office:value="44" calcext:value-type="float">
            <text:p>44</text:p>
          </table:table-cell>
          <table:table-cell table:style-name="ce10" table:formula="of:=MAX([.H$1];[.$A108])*3 + MIN([.H$1];[.$A108])" office:value-type="float" office:value="48" calcext:value-type="float">
            <text:p>48</text:p>
          </table:table-cell>
          <table:table-cell table:style-name="ce10" table:formula="of:=MAX([.I$1];[.$A108])*3 + MIN([.I$1];[.$A108])" office:value-type="float" office:value="52" calcext:value-type="float">
            <text:p>52</text:p>
          </table:table-cell>
          <table:table-cell table:style-name="ce10" table:formula="of:=MAX([.J$1];[.$A108])*3 + MIN([.J$1];[.$A108])" office:value-type="float" office:value="56" calcext:value-type="float">
            <text:p>56</text:p>
          </table:table-cell>
          <table:table-cell table:style-name="ce10" table:formula="of:=MAX([.K$1];[.$A108])*3 + MIN([.K$1];[.$A108])" office:value-type="float" office:value="60" calcext:value-type="float">
            <text:p>60</text:p>
          </table:table-cell>
          <table:table-cell table:style-name="ce10" table:formula="of:=MAX([.L$1];[.$A108])*3 + MIN([.L$1];[.$A108])" office:value-type="float" office:value="64" calcext:value-type="float">
            <text:p>64</text:p>
          </table:table-cell>
          <table:table-cell table:style-name="ce10" table:formula="of:=MAX([.M$1];[.$A108])*3 + MIN([.M$1];[.$A108])" office:value-type="float" office:value="68" calcext:value-type="float">
            <text:p>68</text:p>
          </table:table-cell>
          <table:table-cell table:style-name="ce10" table:formula="of:=MAX([.N$1];[.$A108])*3 + MIN([.N$1];[.$A108])" office:value-type="float" office:value="72" calcext:value-type="float">
            <text:p>72</text:p>
          </table:table-cell>
          <table:table-cell table:style-name="ce10" table:formula="of:=MAX([.O$1];[.$A108])*3 + MIN([.O$1];[.$A108])" office:value-type="float" office:value="76" calcext:value-type="float">
            <text:p>76</text:p>
          </table:table-cell>
          <table:table-cell table:style-name="ce10" table:formula="of:=MAX([.P$1];[.$A108])*3 + MIN([.P$1];[.$A108])" office:value-type="float" office:value="80" calcext:value-type="float">
            <text:p>80</text:p>
          </table:table-cell>
          <table:table-cell table:style-name="ce10" table:formula="of:=MAX([.Q$1];[.$A108])*3 + MIN([.Q$1];[.$A108])" office:value-type="float" office:value="84" calcext:value-type="float">
            <text:p>84</text:p>
          </table:table-cell>
          <table:table-cell table:style-name="ce10" table:formula="of:=MAX([.R$1];[.$A108])*3 + MIN([.R$1];[.$A108])" office:value-type="float" office:value="88" calcext:value-type="float">
            <text:p>88</text:p>
          </table:table-cell>
          <table:table-cell table:style-name="ce10" table:formula="of:=MAX([.S$1];[.$A108])*3 + MIN([.S$1];[.$A108])" office:value-type="float" office:value="92" calcext:value-type="float">
            <text:p>92</text:p>
          </table:table-cell>
          <table:table-cell table:style-name="ce10" table:formula="of:=MAX([.T$1];[.$A108])*3 + MIN([.T$1];[.$A108])" office:value-type="float" office:value="96" calcext:value-type="float">
            <text:p>96</text:p>
          </table:table-cell>
          <table:table-cell table:style-name="ce10" table:formula="of:=MAX([.U$1];[.$A108])*3 + MIN([.U$1];[.$A108])" office:value-type="float" office:value="100" calcext:value-type="float">
            <text:p>100</text:p>
          </table:table-cell>
          <table:table-cell table:style-name="ce10" table:formula="of:=MAX([.V$1];[.$A108])*3 + MIN([.V$1];[.$A108])" office:value-type="float" office:value="104" calcext:value-type="float">
            <text:p>104</text:p>
          </table:table-cell>
          <table:table-cell table:style-name="ce10" table:formula="of:=MAX([.W$1];[.$A108])*3 + MIN([.W$1];[.$A108])" office:value-type="float" office:value="108" calcext:value-type="float">
            <text:p>108</text:p>
          </table:table-cell>
          <table:table-cell table:style-name="ce10" table:formula="of:=MAX([.X$1];[.$A108])*3 + MIN([.X$1];[.$A108])" office:value-type="float" office:value="112" calcext:value-type="float">
            <text:p>112</text:p>
          </table:table-cell>
          <table:table-cell table:style-name="ce10" table:formula="of:=MAX([.Y$1];[.$A108])*3 + MIN([.Y$1];[.$A108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09])*3 + MIN([.B$1];[.$A109])" office:value-type="float" office:value="24" calcext:value-type="float">
            <text:p>24</text:p>
          </table:table-cell>
          <table:table-cell table:style-name="ce10" table:formula="of:=MAX([.C$1];[.$A109])*3 + MIN([.C$1];[.$A109])" office:value-type="float" office:value="28" calcext:value-type="float">
            <text:p>28</text:p>
          </table:table-cell>
          <table:table-cell table:style-name="ce10" table:formula="of:=MAX([.D$1];[.$A109])*3 + MIN([.D$1];[.$A109])" office:value-type="float" office:value="32" calcext:value-type="float">
            <text:p>32</text:p>
          </table:table-cell>
          <table:table-cell table:style-name="ce10" table:formula="of:=MAX([.E$1];[.$A109])*3 + MIN([.E$1];[.$A109])" office:value-type="float" office:value="36" calcext:value-type="float">
            <text:p>36</text:p>
          </table:table-cell>
          <table:table-cell table:style-name="ce10" table:formula="of:=MAX([.F$1];[.$A109])*3 + MIN([.F$1];[.$A109])" office:value-type="float" office:value="40" calcext:value-type="float">
            <text:p>40</text:p>
          </table:table-cell>
          <table:table-cell table:style-name="ce10" table:formula="of:=MAX([.G$1];[.$A109])*3 + MIN([.G$1];[.$A109])" office:value-type="float" office:value="44" calcext:value-type="float">
            <text:p>44</text:p>
          </table:table-cell>
          <table:table-cell table:style-name="ce10" table:formula="of:=MAX([.H$1];[.$A109])*3 + MIN([.H$1];[.$A109])" office:value-type="float" office:value="48" calcext:value-type="float">
            <text:p>48</text:p>
          </table:table-cell>
          <table:table-cell table:style-name="ce10" table:formula="of:=MAX([.I$1];[.$A109])*3 + MIN([.I$1];[.$A109])" office:value-type="float" office:value="52" calcext:value-type="float">
            <text:p>52</text:p>
          </table:table-cell>
          <table:table-cell table:style-name="ce10" table:formula="of:=MAX([.J$1];[.$A109])*3 + MIN([.J$1];[.$A109])" office:value-type="float" office:value="56" calcext:value-type="float">
            <text:p>56</text:p>
          </table:table-cell>
          <table:table-cell table:style-name="ce10" table:formula="of:=MAX([.K$1];[.$A109])*3 + MIN([.K$1];[.$A109])" office:value-type="float" office:value="60" calcext:value-type="float">
            <text:p>60</text:p>
          </table:table-cell>
          <table:table-cell table:style-name="ce10" table:formula="of:=MAX([.L$1];[.$A109])*3 + MIN([.L$1];[.$A109])" office:value-type="float" office:value="64" calcext:value-type="float">
            <text:p>64</text:p>
          </table:table-cell>
          <table:table-cell table:style-name="ce10" table:formula="of:=MAX([.M$1];[.$A109])*3 + MIN([.M$1];[.$A109])" office:value-type="float" office:value="68" calcext:value-type="float">
            <text:p>68</text:p>
          </table:table-cell>
          <table:table-cell table:style-name="ce10" table:formula="of:=MAX([.N$1];[.$A109])*3 + MIN([.N$1];[.$A109])" office:value-type="float" office:value="72" calcext:value-type="float">
            <text:p>72</text:p>
          </table:table-cell>
          <table:table-cell table:style-name="ce10" table:formula="of:=MAX([.O$1];[.$A109])*3 + MIN([.O$1];[.$A109])" office:value-type="float" office:value="76" calcext:value-type="float">
            <text:p>76</text:p>
          </table:table-cell>
          <table:table-cell table:style-name="ce10" table:formula="of:=MAX([.P$1];[.$A109])*3 + MIN([.P$1];[.$A109])" office:value-type="float" office:value="80" calcext:value-type="float">
            <text:p>80</text:p>
          </table:table-cell>
          <table:table-cell table:style-name="ce10" table:formula="of:=MAX([.Q$1];[.$A109])*3 + MIN([.Q$1];[.$A109])" office:value-type="float" office:value="84" calcext:value-type="float">
            <text:p>84</text:p>
          </table:table-cell>
          <table:table-cell table:style-name="ce10" table:formula="of:=MAX([.R$1];[.$A109])*3 + MIN([.R$1];[.$A109])" office:value-type="float" office:value="88" calcext:value-type="float">
            <text:p>88</text:p>
          </table:table-cell>
          <table:table-cell table:style-name="ce10" table:formula="of:=MAX([.S$1];[.$A109])*3 + MIN([.S$1];[.$A109])" office:value-type="float" office:value="92" calcext:value-type="float">
            <text:p>92</text:p>
          </table:table-cell>
          <table:table-cell table:style-name="ce10" table:formula="of:=MAX([.T$1];[.$A109])*3 + MIN([.T$1];[.$A109])" office:value-type="float" office:value="96" calcext:value-type="float">
            <text:p>96</text:p>
          </table:table-cell>
          <table:table-cell table:style-name="ce10" table:formula="of:=MAX([.U$1];[.$A109])*3 + MIN([.U$1];[.$A109])" office:value-type="float" office:value="100" calcext:value-type="float">
            <text:p>100</text:p>
          </table:table-cell>
          <table:table-cell table:style-name="ce10" table:formula="of:=MAX([.V$1];[.$A109])*3 + MIN([.V$1];[.$A109])" office:value-type="float" office:value="104" calcext:value-type="float">
            <text:p>104</text:p>
          </table:table-cell>
          <table:table-cell table:style-name="ce10" table:formula="of:=MAX([.W$1];[.$A109])*3 + MIN([.W$1];[.$A109])" office:value-type="float" office:value="108" calcext:value-type="float">
            <text:p>108</text:p>
          </table:table-cell>
          <table:table-cell table:style-name="ce10" table:formula="of:=MAX([.X$1];[.$A109])*3 + MIN([.X$1];[.$A109])" office:value-type="float" office:value="112" calcext:value-type="float">
            <text:p>112</text:p>
          </table:table-cell>
          <table:table-cell table:style-name="ce10" table:formula="of:=MAX([.Y$1];[.$A109])*3 + MIN([.Y$1];[.$A109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0])*3 + MIN([.B$1];[.$A110])" office:value-type="float" office:value="24" calcext:value-type="float">
            <text:p>24</text:p>
          </table:table-cell>
          <table:table-cell table:style-name="ce10" table:formula="of:=MAX([.C$1];[.$A110])*3 + MIN([.C$1];[.$A110])" office:value-type="float" office:value="28" calcext:value-type="float">
            <text:p>28</text:p>
          </table:table-cell>
          <table:table-cell table:style-name="ce10" table:formula="of:=MAX([.D$1];[.$A110])*3 + MIN([.D$1];[.$A110])" office:value-type="float" office:value="32" calcext:value-type="float">
            <text:p>32</text:p>
          </table:table-cell>
          <table:table-cell table:style-name="ce10" table:formula="of:=MAX([.E$1];[.$A110])*3 + MIN([.E$1];[.$A110])" office:value-type="float" office:value="36" calcext:value-type="float">
            <text:p>36</text:p>
          </table:table-cell>
          <table:table-cell table:style-name="ce10" table:formula="of:=MAX([.F$1];[.$A110])*3 + MIN([.F$1];[.$A110])" office:value-type="float" office:value="40" calcext:value-type="float">
            <text:p>40</text:p>
          </table:table-cell>
          <table:table-cell table:style-name="ce10" table:formula="of:=MAX([.G$1];[.$A110])*3 + MIN([.G$1];[.$A110])" office:value-type="float" office:value="44" calcext:value-type="float">
            <text:p>44</text:p>
          </table:table-cell>
          <table:table-cell table:style-name="ce10" table:formula="of:=MAX([.H$1];[.$A110])*3 + MIN([.H$1];[.$A110])" office:value-type="float" office:value="48" calcext:value-type="float">
            <text:p>48</text:p>
          </table:table-cell>
          <table:table-cell table:style-name="ce10" table:formula="of:=MAX([.I$1];[.$A110])*3 + MIN([.I$1];[.$A110])" office:value-type="float" office:value="52" calcext:value-type="float">
            <text:p>52</text:p>
          </table:table-cell>
          <table:table-cell table:style-name="ce10" table:formula="of:=MAX([.J$1];[.$A110])*3 + MIN([.J$1];[.$A110])" office:value-type="float" office:value="56" calcext:value-type="float">
            <text:p>56</text:p>
          </table:table-cell>
          <table:table-cell table:style-name="ce10" table:formula="of:=MAX([.K$1];[.$A110])*3 + MIN([.K$1];[.$A110])" office:value-type="float" office:value="60" calcext:value-type="float">
            <text:p>60</text:p>
          </table:table-cell>
          <table:table-cell table:style-name="ce10" table:formula="of:=MAX([.L$1];[.$A110])*3 + MIN([.L$1];[.$A110])" office:value-type="float" office:value="64" calcext:value-type="float">
            <text:p>64</text:p>
          </table:table-cell>
          <table:table-cell table:style-name="ce10" table:formula="of:=MAX([.M$1];[.$A110])*3 + MIN([.M$1];[.$A110])" office:value-type="float" office:value="68" calcext:value-type="float">
            <text:p>68</text:p>
          </table:table-cell>
          <table:table-cell table:style-name="ce10" table:formula="of:=MAX([.N$1];[.$A110])*3 + MIN([.N$1];[.$A110])" office:value-type="float" office:value="72" calcext:value-type="float">
            <text:p>72</text:p>
          </table:table-cell>
          <table:table-cell table:style-name="ce10" table:formula="of:=MAX([.O$1];[.$A110])*3 + MIN([.O$1];[.$A110])" office:value-type="float" office:value="76" calcext:value-type="float">
            <text:p>76</text:p>
          </table:table-cell>
          <table:table-cell table:style-name="ce10" table:formula="of:=MAX([.P$1];[.$A110])*3 + MIN([.P$1];[.$A110])" office:value-type="float" office:value="80" calcext:value-type="float">
            <text:p>80</text:p>
          </table:table-cell>
          <table:table-cell table:style-name="ce10" table:formula="of:=MAX([.Q$1];[.$A110])*3 + MIN([.Q$1];[.$A110])" office:value-type="float" office:value="84" calcext:value-type="float">
            <text:p>84</text:p>
          </table:table-cell>
          <table:table-cell table:style-name="ce10" table:formula="of:=MAX([.R$1];[.$A110])*3 + MIN([.R$1];[.$A110])" office:value-type="float" office:value="88" calcext:value-type="float">
            <text:p>88</text:p>
          </table:table-cell>
          <table:table-cell table:style-name="ce10" table:formula="of:=MAX([.S$1];[.$A110])*3 + MIN([.S$1];[.$A110])" office:value-type="float" office:value="92" calcext:value-type="float">
            <text:p>92</text:p>
          </table:table-cell>
          <table:table-cell table:style-name="ce10" table:formula="of:=MAX([.T$1];[.$A110])*3 + MIN([.T$1];[.$A110])" office:value-type="float" office:value="96" calcext:value-type="float">
            <text:p>96</text:p>
          </table:table-cell>
          <table:table-cell table:style-name="ce10" table:formula="of:=MAX([.U$1];[.$A110])*3 + MIN([.U$1];[.$A110])" office:value-type="float" office:value="100" calcext:value-type="float">
            <text:p>100</text:p>
          </table:table-cell>
          <table:table-cell table:style-name="ce10" table:formula="of:=MAX([.V$1];[.$A110])*3 + MIN([.V$1];[.$A110])" office:value-type="float" office:value="104" calcext:value-type="float">
            <text:p>104</text:p>
          </table:table-cell>
          <table:table-cell table:style-name="ce10" table:formula="of:=MAX([.W$1];[.$A110])*3 + MIN([.W$1];[.$A110])" office:value-type="float" office:value="108" calcext:value-type="float">
            <text:p>108</text:p>
          </table:table-cell>
          <table:table-cell table:style-name="ce10" table:formula="of:=MAX([.X$1];[.$A110])*3 + MIN([.X$1];[.$A110])" office:value-type="float" office:value="112" calcext:value-type="float">
            <text:p>112</text:p>
          </table:table-cell>
          <table:table-cell table:style-name="ce10" table:formula="of:=MAX([.Y$1];[.$A110])*3 + MIN([.Y$1];[.$A110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1])*3 + MIN([.B$1];[.$A111])" office:value-type="float" office:value="24" calcext:value-type="float">
            <text:p>24</text:p>
          </table:table-cell>
          <table:table-cell table:style-name="ce10" table:formula="of:=MAX([.C$1];[.$A111])*3 + MIN([.C$1];[.$A111])" office:value-type="float" office:value="28" calcext:value-type="float">
            <text:p>28</text:p>
          </table:table-cell>
          <table:table-cell table:style-name="ce10" table:formula="of:=MAX([.D$1];[.$A111])*3 + MIN([.D$1];[.$A111])" office:value-type="float" office:value="32" calcext:value-type="float">
            <text:p>32</text:p>
          </table:table-cell>
          <table:table-cell table:style-name="ce10" table:formula="of:=MAX([.E$1];[.$A111])*3 + MIN([.E$1];[.$A111])" office:value-type="float" office:value="36" calcext:value-type="float">
            <text:p>36</text:p>
          </table:table-cell>
          <table:table-cell table:style-name="ce10" table:formula="of:=MAX([.F$1];[.$A111])*3 + MIN([.F$1];[.$A111])" office:value-type="float" office:value="40" calcext:value-type="float">
            <text:p>40</text:p>
          </table:table-cell>
          <table:table-cell table:style-name="ce10" table:formula="of:=MAX([.G$1];[.$A111])*3 + MIN([.G$1];[.$A111])" office:value-type="float" office:value="44" calcext:value-type="float">
            <text:p>44</text:p>
          </table:table-cell>
          <table:table-cell table:style-name="ce10" table:formula="of:=MAX([.H$1];[.$A111])*3 + MIN([.H$1];[.$A111])" office:value-type="float" office:value="48" calcext:value-type="float">
            <text:p>48</text:p>
          </table:table-cell>
          <table:table-cell table:style-name="ce10" table:formula="of:=MAX([.I$1];[.$A111])*3 + MIN([.I$1];[.$A111])" office:value-type="float" office:value="52" calcext:value-type="float">
            <text:p>52</text:p>
          </table:table-cell>
          <table:table-cell table:style-name="ce10" table:formula="of:=MAX([.J$1];[.$A111])*3 + MIN([.J$1];[.$A111])" office:value-type="float" office:value="56" calcext:value-type="float">
            <text:p>56</text:p>
          </table:table-cell>
          <table:table-cell table:style-name="ce10" table:formula="of:=MAX([.K$1];[.$A111])*3 + MIN([.K$1];[.$A111])" office:value-type="float" office:value="60" calcext:value-type="float">
            <text:p>60</text:p>
          </table:table-cell>
          <table:table-cell table:style-name="ce10" table:formula="of:=MAX([.L$1];[.$A111])*3 + MIN([.L$1];[.$A111])" office:value-type="float" office:value="64" calcext:value-type="float">
            <text:p>64</text:p>
          </table:table-cell>
          <table:table-cell table:style-name="ce10" table:formula="of:=MAX([.M$1];[.$A111])*3 + MIN([.M$1];[.$A111])" office:value-type="float" office:value="68" calcext:value-type="float">
            <text:p>68</text:p>
          </table:table-cell>
          <table:table-cell table:style-name="ce10" table:formula="of:=MAX([.N$1];[.$A111])*3 + MIN([.N$1];[.$A111])" office:value-type="float" office:value="72" calcext:value-type="float">
            <text:p>72</text:p>
          </table:table-cell>
          <table:table-cell table:style-name="ce10" table:formula="of:=MAX([.O$1];[.$A111])*3 + MIN([.O$1];[.$A111])" office:value-type="float" office:value="76" calcext:value-type="float">
            <text:p>76</text:p>
          </table:table-cell>
          <table:table-cell table:style-name="ce10" table:formula="of:=MAX([.P$1];[.$A111])*3 + MIN([.P$1];[.$A111])" office:value-type="float" office:value="80" calcext:value-type="float">
            <text:p>80</text:p>
          </table:table-cell>
          <table:table-cell table:style-name="ce10" table:formula="of:=MAX([.Q$1];[.$A111])*3 + MIN([.Q$1];[.$A111])" office:value-type="float" office:value="84" calcext:value-type="float">
            <text:p>84</text:p>
          </table:table-cell>
          <table:table-cell table:style-name="ce10" table:formula="of:=MAX([.R$1];[.$A111])*3 + MIN([.R$1];[.$A111])" office:value-type="float" office:value="88" calcext:value-type="float">
            <text:p>88</text:p>
          </table:table-cell>
          <table:table-cell table:style-name="ce10" table:formula="of:=MAX([.S$1];[.$A111])*3 + MIN([.S$1];[.$A111])" office:value-type="float" office:value="92" calcext:value-type="float">
            <text:p>92</text:p>
          </table:table-cell>
          <table:table-cell table:style-name="ce10" table:formula="of:=MAX([.T$1];[.$A111])*3 + MIN([.T$1];[.$A111])" office:value-type="float" office:value="96" calcext:value-type="float">
            <text:p>96</text:p>
          </table:table-cell>
          <table:table-cell table:style-name="ce10" table:formula="of:=MAX([.U$1];[.$A111])*3 + MIN([.U$1];[.$A111])" office:value-type="float" office:value="100" calcext:value-type="float">
            <text:p>100</text:p>
          </table:table-cell>
          <table:table-cell table:style-name="ce10" table:formula="of:=MAX([.V$1];[.$A111])*3 + MIN([.V$1];[.$A111])" office:value-type="float" office:value="104" calcext:value-type="float">
            <text:p>104</text:p>
          </table:table-cell>
          <table:table-cell table:style-name="ce10" table:formula="of:=MAX([.W$1];[.$A111])*3 + MIN([.W$1];[.$A111])" office:value-type="float" office:value="108" calcext:value-type="float">
            <text:p>108</text:p>
          </table:table-cell>
          <table:table-cell table:style-name="ce10" table:formula="of:=MAX([.X$1];[.$A111])*3 + MIN([.X$1];[.$A111])" office:value-type="float" office:value="112" calcext:value-type="float">
            <text:p>112</text:p>
          </table:table-cell>
          <table:table-cell table:style-name="ce10" table:formula="of:=MAX([.Y$1];[.$A111])*3 + MIN([.Y$1];[.$A111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2])*3 + MIN([.B$1];[.$A112])" office:value-type="float" office:value="24" calcext:value-type="float">
            <text:p>24</text:p>
          </table:table-cell>
          <table:table-cell table:style-name="ce10" table:formula="of:=MAX([.C$1];[.$A112])*3 + MIN([.C$1];[.$A112])" office:value-type="float" office:value="28" calcext:value-type="float">
            <text:p>28</text:p>
          </table:table-cell>
          <table:table-cell table:style-name="ce10" table:formula="of:=MAX([.D$1];[.$A112])*3 + MIN([.D$1];[.$A112])" office:value-type="float" office:value="32" calcext:value-type="float">
            <text:p>32</text:p>
          </table:table-cell>
          <table:table-cell table:style-name="ce10" table:formula="of:=MAX([.E$1];[.$A112])*3 + MIN([.E$1];[.$A112])" office:value-type="float" office:value="36" calcext:value-type="float">
            <text:p>36</text:p>
          </table:table-cell>
          <table:table-cell table:style-name="ce10" table:formula="of:=MAX([.F$1];[.$A112])*3 + MIN([.F$1];[.$A112])" office:value-type="float" office:value="40" calcext:value-type="float">
            <text:p>40</text:p>
          </table:table-cell>
          <table:table-cell table:style-name="ce10" table:formula="of:=MAX([.G$1];[.$A112])*3 + MIN([.G$1];[.$A112])" office:value-type="float" office:value="44" calcext:value-type="float">
            <text:p>44</text:p>
          </table:table-cell>
          <table:table-cell table:style-name="ce10" table:formula="of:=MAX([.H$1];[.$A112])*3 + MIN([.H$1];[.$A112])" office:value-type="float" office:value="48" calcext:value-type="float">
            <text:p>48</text:p>
          </table:table-cell>
          <table:table-cell table:style-name="ce10" table:formula="of:=MAX([.I$1];[.$A112])*3 + MIN([.I$1];[.$A112])" office:value-type="float" office:value="52" calcext:value-type="float">
            <text:p>52</text:p>
          </table:table-cell>
          <table:table-cell table:style-name="ce10" table:formula="of:=MAX([.J$1];[.$A112])*3 + MIN([.J$1];[.$A112])" office:value-type="float" office:value="56" calcext:value-type="float">
            <text:p>56</text:p>
          </table:table-cell>
          <table:table-cell table:style-name="ce10" table:formula="of:=MAX([.K$1];[.$A112])*3 + MIN([.K$1];[.$A112])" office:value-type="float" office:value="60" calcext:value-type="float">
            <text:p>60</text:p>
          </table:table-cell>
          <table:table-cell table:style-name="ce10" table:formula="of:=MAX([.L$1];[.$A112])*3 + MIN([.L$1];[.$A112])" office:value-type="float" office:value="64" calcext:value-type="float">
            <text:p>64</text:p>
          </table:table-cell>
          <table:table-cell table:style-name="ce10" table:formula="of:=MAX([.M$1];[.$A112])*3 + MIN([.M$1];[.$A112])" office:value-type="float" office:value="68" calcext:value-type="float">
            <text:p>68</text:p>
          </table:table-cell>
          <table:table-cell table:style-name="ce10" table:formula="of:=MAX([.N$1];[.$A112])*3 + MIN([.N$1];[.$A112])" office:value-type="float" office:value="72" calcext:value-type="float">
            <text:p>72</text:p>
          </table:table-cell>
          <table:table-cell table:style-name="ce10" table:formula="of:=MAX([.O$1];[.$A112])*3 + MIN([.O$1];[.$A112])" office:value-type="float" office:value="76" calcext:value-type="float">
            <text:p>76</text:p>
          </table:table-cell>
          <table:table-cell table:style-name="ce10" table:formula="of:=MAX([.P$1];[.$A112])*3 + MIN([.P$1];[.$A112])" office:value-type="float" office:value="80" calcext:value-type="float">
            <text:p>80</text:p>
          </table:table-cell>
          <table:table-cell table:style-name="ce10" table:formula="of:=MAX([.Q$1];[.$A112])*3 + MIN([.Q$1];[.$A112])" office:value-type="float" office:value="84" calcext:value-type="float">
            <text:p>84</text:p>
          </table:table-cell>
          <table:table-cell table:style-name="ce10" table:formula="of:=MAX([.R$1];[.$A112])*3 + MIN([.R$1];[.$A112])" office:value-type="float" office:value="88" calcext:value-type="float">
            <text:p>88</text:p>
          </table:table-cell>
          <table:table-cell table:style-name="ce10" table:formula="of:=MAX([.S$1];[.$A112])*3 + MIN([.S$1];[.$A112])" office:value-type="float" office:value="92" calcext:value-type="float">
            <text:p>92</text:p>
          </table:table-cell>
          <table:table-cell table:style-name="ce10" table:formula="of:=MAX([.T$1];[.$A112])*3 + MIN([.T$1];[.$A112])" office:value-type="float" office:value="96" calcext:value-type="float">
            <text:p>96</text:p>
          </table:table-cell>
          <table:table-cell table:style-name="ce10" table:formula="of:=MAX([.U$1];[.$A112])*3 + MIN([.U$1];[.$A112])" office:value-type="float" office:value="100" calcext:value-type="float">
            <text:p>100</text:p>
          </table:table-cell>
          <table:table-cell table:style-name="ce10" table:formula="of:=MAX([.V$1];[.$A112])*3 + MIN([.V$1];[.$A112])" office:value-type="float" office:value="104" calcext:value-type="float">
            <text:p>104</text:p>
          </table:table-cell>
          <table:table-cell table:style-name="ce10" table:formula="of:=MAX([.W$1];[.$A112])*3 + MIN([.W$1];[.$A112])" office:value-type="float" office:value="108" calcext:value-type="float">
            <text:p>108</text:p>
          </table:table-cell>
          <table:table-cell table:style-name="ce10" table:formula="of:=MAX([.X$1];[.$A112])*3 + MIN([.X$1];[.$A112])" office:value-type="float" office:value="112" calcext:value-type="float">
            <text:p>112</text:p>
          </table:table-cell>
          <table:table-cell table:style-name="ce10" table:formula="of:=MAX([.Y$1];[.$A112])*3 + MIN([.Y$1];[.$A112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3])*3 + MIN([.B$1];[.$A113])" office:value-type="float" office:value="24" calcext:value-type="float">
            <text:p>24</text:p>
          </table:table-cell>
          <table:table-cell table:style-name="ce10" table:formula="of:=MAX([.C$1];[.$A113])*3 + MIN([.C$1];[.$A113])" office:value-type="float" office:value="28" calcext:value-type="float">
            <text:p>28</text:p>
          </table:table-cell>
          <table:table-cell table:style-name="ce10" table:formula="of:=MAX([.D$1];[.$A113])*3 + MIN([.D$1];[.$A113])" office:value-type="float" office:value="32" calcext:value-type="float">
            <text:p>32</text:p>
          </table:table-cell>
          <table:table-cell table:style-name="ce10" table:formula="of:=MAX([.E$1];[.$A113])*3 + MIN([.E$1];[.$A113])" office:value-type="float" office:value="36" calcext:value-type="float">
            <text:p>36</text:p>
          </table:table-cell>
          <table:table-cell table:style-name="ce10" table:formula="of:=MAX([.F$1];[.$A113])*3 + MIN([.F$1];[.$A113])" office:value-type="float" office:value="40" calcext:value-type="float">
            <text:p>40</text:p>
          </table:table-cell>
          <table:table-cell table:style-name="ce10" table:formula="of:=MAX([.G$1];[.$A113])*3 + MIN([.G$1];[.$A113])" office:value-type="float" office:value="44" calcext:value-type="float">
            <text:p>44</text:p>
          </table:table-cell>
          <table:table-cell table:style-name="ce10" table:formula="of:=MAX([.H$1];[.$A113])*3 + MIN([.H$1];[.$A113])" office:value-type="float" office:value="48" calcext:value-type="float">
            <text:p>48</text:p>
          </table:table-cell>
          <table:table-cell table:style-name="ce10" table:formula="of:=MAX([.I$1];[.$A113])*3 + MIN([.I$1];[.$A113])" office:value-type="float" office:value="52" calcext:value-type="float">
            <text:p>52</text:p>
          </table:table-cell>
          <table:table-cell table:style-name="ce10" table:formula="of:=MAX([.J$1];[.$A113])*3 + MIN([.J$1];[.$A113])" office:value-type="float" office:value="56" calcext:value-type="float">
            <text:p>56</text:p>
          </table:table-cell>
          <table:table-cell table:style-name="ce10" table:formula="of:=MAX([.K$1];[.$A113])*3 + MIN([.K$1];[.$A113])" office:value-type="float" office:value="60" calcext:value-type="float">
            <text:p>60</text:p>
          </table:table-cell>
          <table:table-cell table:style-name="ce10" table:formula="of:=MAX([.L$1];[.$A113])*3 + MIN([.L$1];[.$A113])" office:value-type="float" office:value="64" calcext:value-type="float">
            <text:p>64</text:p>
          </table:table-cell>
          <table:table-cell table:style-name="ce10" table:formula="of:=MAX([.M$1];[.$A113])*3 + MIN([.M$1];[.$A113])" office:value-type="float" office:value="68" calcext:value-type="float">
            <text:p>68</text:p>
          </table:table-cell>
          <table:table-cell table:style-name="ce10" table:formula="of:=MAX([.N$1];[.$A113])*3 + MIN([.N$1];[.$A113])" office:value-type="float" office:value="72" calcext:value-type="float">
            <text:p>72</text:p>
          </table:table-cell>
          <table:table-cell table:style-name="ce10" table:formula="of:=MAX([.O$1];[.$A113])*3 + MIN([.O$1];[.$A113])" office:value-type="float" office:value="76" calcext:value-type="float">
            <text:p>76</text:p>
          </table:table-cell>
          <table:table-cell table:style-name="ce10" table:formula="of:=MAX([.P$1];[.$A113])*3 + MIN([.P$1];[.$A113])" office:value-type="float" office:value="80" calcext:value-type="float">
            <text:p>80</text:p>
          </table:table-cell>
          <table:table-cell table:style-name="ce10" table:formula="of:=MAX([.Q$1];[.$A113])*3 + MIN([.Q$1];[.$A113])" office:value-type="float" office:value="84" calcext:value-type="float">
            <text:p>84</text:p>
          </table:table-cell>
          <table:table-cell table:style-name="ce10" table:formula="of:=MAX([.R$1];[.$A113])*3 + MIN([.R$1];[.$A113])" office:value-type="float" office:value="88" calcext:value-type="float">
            <text:p>88</text:p>
          </table:table-cell>
          <table:table-cell table:style-name="ce10" table:formula="of:=MAX([.S$1];[.$A113])*3 + MIN([.S$1];[.$A113])" office:value-type="float" office:value="92" calcext:value-type="float">
            <text:p>92</text:p>
          </table:table-cell>
          <table:table-cell table:style-name="ce10" table:formula="of:=MAX([.T$1];[.$A113])*3 + MIN([.T$1];[.$A113])" office:value-type="float" office:value="96" calcext:value-type="float">
            <text:p>96</text:p>
          </table:table-cell>
          <table:table-cell table:style-name="ce10" table:formula="of:=MAX([.U$1];[.$A113])*3 + MIN([.U$1];[.$A113])" office:value-type="float" office:value="100" calcext:value-type="float">
            <text:p>100</text:p>
          </table:table-cell>
          <table:table-cell table:style-name="ce10" table:formula="of:=MAX([.V$1];[.$A113])*3 + MIN([.V$1];[.$A113])" office:value-type="float" office:value="104" calcext:value-type="float">
            <text:p>104</text:p>
          </table:table-cell>
          <table:table-cell table:style-name="ce10" table:formula="of:=MAX([.W$1];[.$A113])*3 + MIN([.W$1];[.$A113])" office:value-type="float" office:value="108" calcext:value-type="float">
            <text:p>108</text:p>
          </table:table-cell>
          <table:table-cell table:style-name="ce10" table:formula="of:=MAX([.X$1];[.$A113])*3 + MIN([.X$1];[.$A113])" office:value-type="float" office:value="112" calcext:value-type="float">
            <text:p>112</text:p>
          </table:table-cell>
          <table:table-cell table:style-name="ce10" table:formula="of:=MAX([.Y$1];[.$A113])*3 + MIN([.Y$1];[.$A113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4])*3 + MIN([.B$1];[.$A114])" office:value-type="float" office:value="24" calcext:value-type="float">
            <text:p>24</text:p>
          </table:table-cell>
          <table:table-cell table:style-name="ce10" table:formula="of:=MAX([.C$1];[.$A114])*3 + MIN([.C$1];[.$A114])" office:value-type="float" office:value="28" calcext:value-type="float">
            <text:p>28</text:p>
          </table:table-cell>
          <table:table-cell table:style-name="ce10" table:formula="of:=MAX([.D$1];[.$A114])*3 + MIN([.D$1];[.$A114])" office:value-type="float" office:value="32" calcext:value-type="float">
            <text:p>32</text:p>
          </table:table-cell>
          <table:table-cell table:style-name="ce10" table:formula="of:=MAX([.E$1];[.$A114])*3 + MIN([.E$1];[.$A114])" office:value-type="float" office:value="36" calcext:value-type="float">
            <text:p>36</text:p>
          </table:table-cell>
          <table:table-cell table:style-name="ce10" table:formula="of:=MAX([.F$1];[.$A114])*3 + MIN([.F$1];[.$A114])" office:value-type="float" office:value="40" calcext:value-type="float">
            <text:p>40</text:p>
          </table:table-cell>
          <table:table-cell table:style-name="ce10" table:formula="of:=MAX([.G$1];[.$A114])*3 + MIN([.G$1];[.$A114])" office:value-type="float" office:value="44" calcext:value-type="float">
            <text:p>44</text:p>
          </table:table-cell>
          <table:table-cell table:style-name="ce10" table:formula="of:=MAX([.H$1];[.$A114])*3 + MIN([.H$1];[.$A114])" office:value-type="float" office:value="48" calcext:value-type="float">
            <text:p>48</text:p>
          </table:table-cell>
          <table:table-cell table:style-name="ce10" table:formula="of:=MAX([.I$1];[.$A114])*3 + MIN([.I$1];[.$A114])" office:value-type="float" office:value="52" calcext:value-type="float">
            <text:p>52</text:p>
          </table:table-cell>
          <table:table-cell table:style-name="ce10" table:formula="of:=MAX([.J$1];[.$A114])*3 + MIN([.J$1];[.$A114])" office:value-type="float" office:value="56" calcext:value-type="float">
            <text:p>56</text:p>
          </table:table-cell>
          <table:table-cell table:style-name="ce10" table:formula="of:=MAX([.K$1];[.$A114])*3 + MIN([.K$1];[.$A114])" office:value-type="float" office:value="60" calcext:value-type="float">
            <text:p>60</text:p>
          </table:table-cell>
          <table:table-cell table:style-name="ce10" table:formula="of:=MAX([.L$1];[.$A114])*3 + MIN([.L$1];[.$A114])" office:value-type="float" office:value="64" calcext:value-type="float">
            <text:p>64</text:p>
          </table:table-cell>
          <table:table-cell table:style-name="ce10" table:formula="of:=MAX([.M$1];[.$A114])*3 + MIN([.M$1];[.$A114])" office:value-type="float" office:value="68" calcext:value-type="float">
            <text:p>68</text:p>
          </table:table-cell>
          <table:table-cell table:style-name="ce10" table:formula="of:=MAX([.N$1];[.$A114])*3 + MIN([.N$1];[.$A114])" office:value-type="float" office:value="72" calcext:value-type="float">
            <text:p>72</text:p>
          </table:table-cell>
          <table:table-cell table:style-name="ce10" table:formula="of:=MAX([.O$1];[.$A114])*3 + MIN([.O$1];[.$A114])" office:value-type="float" office:value="76" calcext:value-type="float">
            <text:p>76</text:p>
          </table:table-cell>
          <table:table-cell table:style-name="ce10" table:formula="of:=MAX([.P$1];[.$A114])*3 + MIN([.P$1];[.$A114])" office:value-type="float" office:value="80" calcext:value-type="float">
            <text:p>80</text:p>
          </table:table-cell>
          <table:table-cell table:style-name="ce10" table:formula="of:=MAX([.Q$1];[.$A114])*3 + MIN([.Q$1];[.$A114])" office:value-type="float" office:value="84" calcext:value-type="float">
            <text:p>84</text:p>
          </table:table-cell>
          <table:table-cell table:style-name="ce10" table:formula="of:=MAX([.R$1];[.$A114])*3 + MIN([.R$1];[.$A114])" office:value-type="float" office:value="88" calcext:value-type="float">
            <text:p>88</text:p>
          </table:table-cell>
          <table:table-cell table:style-name="ce10" table:formula="of:=MAX([.S$1];[.$A114])*3 + MIN([.S$1];[.$A114])" office:value-type="float" office:value="92" calcext:value-type="float">
            <text:p>92</text:p>
          </table:table-cell>
          <table:table-cell table:style-name="ce10" table:formula="of:=MAX([.T$1];[.$A114])*3 + MIN([.T$1];[.$A114])" office:value-type="float" office:value="96" calcext:value-type="float">
            <text:p>96</text:p>
          </table:table-cell>
          <table:table-cell table:style-name="ce10" table:formula="of:=MAX([.U$1];[.$A114])*3 + MIN([.U$1];[.$A114])" office:value-type="float" office:value="100" calcext:value-type="float">
            <text:p>100</text:p>
          </table:table-cell>
          <table:table-cell table:style-name="ce10" table:formula="of:=MAX([.V$1];[.$A114])*3 + MIN([.V$1];[.$A114])" office:value-type="float" office:value="104" calcext:value-type="float">
            <text:p>104</text:p>
          </table:table-cell>
          <table:table-cell table:style-name="ce10" table:formula="of:=MAX([.W$1];[.$A114])*3 + MIN([.W$1];[.$A114])" office:value-type="float" office:value="108" calcext:value-type="float">
            <text:p>108</text:p>
          </table:table-cell>
          <table:table-cell table:style-name="ce10" table:formula="of:=MAX([.X$1];[.$A114])*3 + MIN([.X$1];[.$A114])" office:value-type="float" office:value="112" calcext:value-type="float">
            <text:p>112</text:p>
          </table:table-cell>
          <table:table-cell table:style-name="ce10" table:formula="of:=MAX([.Y$1];[.$A114])*3 + MIN([.Y$1];[.$A114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5])*3 + MIN([.B$1];[.$A115])" office:value-type="float" office:value="24" calcext:value-type="float">
            <text:p>24</text:p>
          </table:table-cell>
          <table:table-cell table:style-name="ce10" table:formula="of:=MAX([.C$1];[.$A115])*3 + MIN([.C$1];[.$A115])" office:value-type="float" office:value="28" calcext:value-type="float">
            <text:p>28</text:p>
          </table:table-cell>
          <table:table-cell table:style-name="ce10" table:formula="of:=MAX([.D$1];[.$A115])*3 + MIN([.D$1];[.$A115])" office:value-type="float" office:value="32" calcext:value-type="float">
            <text:p>32</text:p>
          </table:table-cell>
          <table:table-cell table:style-name="ce10" table:formula="of:=MAX([.E$1];[.$A115])*3 + MIN([.E$1];[.$A115])" office:value-type="float" office:value="36" calcext:value-type="float">
            <text:p>36</text:p>
          </table:table-cell>
          <table:table-cell table:style-name="ce10" table:formula="of:=MAX([.F$1];[.$A115])*3 + MIN([.F$1];[.$A115])" office:value-type="float" office:value="40" calcext:value-type="float">
            <text:p>40</text:p>
          </table:table-cell>
          <table:table-cell table:style-name="ce10" table:formula="of:=MAX([.G$1];[.$A115])*3 + MIN([.G$1];[.$A115])" office:value-type="float" office:value="44" calcext:value-type="float">
            <text:p>44</text:p>
          </table:table-cell>
          <table:table-cell table:style-name="ce10" table:formula="of:=MAX([.H$1];[.$A115])*3 + MIN([.H$1];[.$A115])" office:value-type="float" office:value="48" calcext:value-type="float">
            <text:p>48</text:p>
          </table:table-cell>
          <table:table-cell table:style-name="ce10" table:formula="of:=MAX([.I$1];[.$A115])*3 + MIN([.I$1];[.$A115])" office:value-type="float" office:value="52" calcext:value-type="float">
            <text:p>52</text:p>
          </table:table-cell>
          <table:table-cell table:style-name="ce10" table:formula="of:=MAX([.J$1];[.$A115])*3 + MIN([.J$1];[.$A115])" office:value-type="float" office:value="56" calcext:value-type="float">
            <text:p>56</text:p>
          </table:table-cell>
          <table:table-cell table:style-name="ce10" table:formula="of:=MAX([.K$1];[.$A115])*3 + MIN([.K$1];[.$A115])" office:value-type="float" office:value="60" calcext:value-type="float">
            <text:p>60</text:p>
          </table:table-cell>
          <table:table-cell table:style-name="ce10" table:formula="of:=MAX([.L$1];[.$A115])*3 + MIN([.L$1];[.$A115])" office:value-type="float" office:value="64" calcext:value-type="float">
            <text:p>64</text:p>
          </table:table-cell>
          <table:table-cell table:style-name="ce10" table:formula="of:=MAX([.M$1];[.$A115])*3 + MIN([.M$1];[.$A115])" office:value-type="float" office:value="68" calcext:value-type="float">
            <text:p>68</text:p>
          </table:table-cell>
          <table:table-cell table:style-name="ce10" table:formula="of:=MAX([.N$1];[.$A115])*3 + MIN([.N$1];[.$A115])" office:value-type="float" office:value="72" calcext:value-type="float">
            <text:p>72</text:p>
          </table:table-cell>
          <table:table-cell table:style-name="ce10" table:formula="of:=MAX([.O$1];[.$A115])*3 + MIN([.O$1];[.$A115])" office:value-type="float" office:value="76" calcext:value-type="float">
            <text:p>76</text:p>
          </table:table-cell>
          <table:table-cell table:style-name="ce10" table:formula="of:=MAX([.P$1];[.$A115])*3 + MIN([.P$1];[.$A115])" office:value-type="float" office:value="80" calcext:value-type="float">
            <text:p>80</text:p>
          </table:table-cell>
          <table:table-cell table:style-name="ce10" table:formula="of:=MAX([.Q$1];[.$A115])*3 + MIN([.Q$1];[.$A115])" office:value-type="float" office:value="84" calcext:value-type="float">
            <text:p>84</text:p>
          </table:table-cell>
          <table:table-cell table:style-name="ce10" table:formula="of:=MAX([.R$1];[.$A115])*3 + MIN([.R$1];[.$A115])" office:value-type="float" office:value="88" calcext:value-type="float">
            <text:p>88</text:p>
          </table:table-cell>
          <table:table-cell table:style-name="ce10" table:formula="of:=MAX([.S$1];[.$A115])*3 + MIN([.S$1];[.$A115])" office:value-type="float" office:value="92" calcext:value-type="float">
            <text:p>92</text:p>
          </table:table-cell>
          <table:table-cell table:style-name="ce10" table:formula="of:=MAX([.T$1];[.$A115])*3 + MIN([.T$1];[.$A115])" office:value-type="float" office:value="96" calcext:value-type="float">
            <text:p>96</text:p>
          </table:table-cell>
          <table:table-cell table:style-name="ce10" table:formula="of:=MAX([.U$1];[.$A115])*3 + MIN([.U$1];[.$A115])" office:value-type="float" office:value="100" calcext:value-type="float">
            <text:p>100</text:p>
          </table:table-cell>
          <table:table-cell table:style-name="ce10" table:formula="of:=MAX([.V$1];[.$A115])*3 + MIN([.V$1];[.$A115])" office:value-type="float" office:value="104" calcext:value-type="float">
            <text:p>104</text:p>
          </table:table-cell>
          <table:table-cell table:style-name="ce10" table:formula="of:=MAX([.W$1];[.$A115])*3 + MIN([.W$1];[.$A115])" office:value-type="float" office:value="108" calcext:value-type="float">
            <text:p>108</text:p>
          </table:table-cell>
          <table:table-cell table:style-name="ce10" table:formula="of:=MAX([.X$1];[.$A115])*3 + MIN([.X$1];[.$A115])" office:value-type="float" office:value="112" calcext:value-type="float">
            <text:p>112</text:p>
          </table:table-cell>
          <table:table-cell table:style-name="ce10" table:formula="of:=MAX([.Y$1];[.$A115])*3 + MIN([.Y$1];[.$A115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6])*3 + MIN([.B$1];[.$A116])" office:value-type="float" office:value="24" calcext:value-type="float">
            <text:p>24</text:p>
          </table:table-cell>
          <table:table-cell table:style-name="ce10" table:formula="of:=MAX([.C$1];[.$A116])*3 + MIN([.C$1];[.$A116])" office:value-type="float" office:value="28" calcext:value-type="float">
            <text:p>28</text:p>
          </table:table-cell>
          <table:table-cell table:style-name="ce10" table:formula="of:=MAX([.D$1];[.$A116])*3 + MIN([.D$1];[.$A116])" office:value-type="float" office:value="32" calcext:value-type="float">
            <text:p>32</text:p>
          </table:table-cell>
          <table:table-cell table:style-name="ce10" table:formula="of:=MAX([.E$1];[.$A116])*3 + MIN([.E$1];[.$A116])" office:value-type="float" office:value="36" calcext:value-type="float">
            <text:p>36</text:p>
          </table:table-cell>
          <table:table-cell table:style-name="ce10" table:formula="of:=MAX([.F$1];[.$A116])*3 + MIN([.F$1];[.$A116])" office:value-type="float" office:value="40" calcext:value-type="float">
            <text:p>40</text:p>
          </table:table-cell>
          <table:table-cell table:style-name="ce10" table:formula="of:=MAX([.G$1];[.$A116])*3 + MIN([.G$1];[.$A116])" office:value-type="float" office:value="44" calcext:value-type="float">
            <text:p>44</text:p>
          </table:table-cell>
          <table:table-cell table:style-name="ce10" table:formula="of:=MAX([.H$1];[.$A116])*3 + MIN([.H$1];[.$A116])" office:value-type="float" office:value="48" calcext:value-type="float">
            <text:p>48</text:p>
          </table:table-cell>
          <table:table-cell table:style-name="ce10" table:formula="of:=MAX([.I$1];[.$A116])*3 + MIN([.I$1];[.$A116])" office:value-type="float" office:value="52" calcext:value-type="float">
            <text:p>52</text:p>
          </table:table-cell>
          <table:table-cell table:style-name="ce10" table:formula="of:=MAX([.J$1];[.$A116])*3 + MIN([.J$1];[.$A116])" office:value-type="float" office:value="56" calcext:value-type="float">
            <text:p>56</text:p>
          </table:table-cell>
          <table:table-cell table:style-name="ce10" table:formula="of:=MAX([.K$1];[.$A116])*3 + MIN([.K$1];[.$A116])" office:value-type="float" office:value="60" calcext:value-type="float">
            <text:p>60</text:p>
          </table:table-cell>
          <table:table-cell table:style-name="ce10" table:formula="of:=MAX([.L$1];[.$A116])*3 + MIN([.L$1];[.$A116])" office:value-type="float" office:value="64" calcext:value-type="float">
            <text:p>64</text:p>
          </table:table-cell>
          <table:table-cell table:style-name="ce10" table:formula="of:=MAX([.M$1];[.$A116])*3 + MIN([.M$1];[.$A116])" office:value-type="float" office:value="68" calcext:value-type="float">
            <text:p>68</text:p>
          </table:table-cell>
          <table:table-cell table:style-name="ce10" table:formula="of:=MAX([.N$1];[.$A116])*3 + MIN([.N$1];[.$A116])" office:value-type="float" office:value="72" calcext:value-type="float">
            <text:p>72</text:p>
          </table:table-cell>
          <table:table-cell table:style-name="ce10" table:formula="of:=MAX([.O$1];[.$A116])*3 + MIN([.O$1];[.$A116])" office:value-type="float" office:value="76" calcext:value-type="float">
            <text:p>76</text:p>
          </table:table-cell>
          <table:table-cell table:style-name="ce10" table:formula="of:=MAX([.P$1];[.$A116])*3 + MIN([.P$1];[.$A116])" office:value-type="float" office:value="80" calcext:value-type="float">
            <text:p>80</text:p>
          </table:table-cell>
          <table:table-cell table:style-name="ce10" table:formula="of:=MAX([.Q$1];[.$A116])*3 + MIN([.Q$1];[.$A116])" office:value-type="float" office:value="84" calcext:value-type="float">
            <text:p>84</text:p>
          </table:table-cell>
          <table:table-cell table:style-name="ce10" table:formula="of:=MAX([.R$1];[.$A116])*3 + MIN([.R$1];[.$A116])" office:value-type="float" office:value="88" calcext:value-type="float">
            <text:p>88</text:p>
          </table:table-cell>
          <table:table-cell table:style-name="ce10" table:formula="of:=MAX([.S$1];[.$A116])*3 + MIN([.S$1];[.$A116])" office:value-type="float" office:value="92" calcext:value-type="float">
            <text:p>92</text:p>
          </table:table-cell>
          <table:table-cell table:style-name="ce10" table:formula="of:=MAX([.T$1];[.$A116])*3 + MIN([.T$1];[.$A116])" office:value-type="float" office:value="96" calcext:value-type="float">
            <text:p>96</text:p>
          </table:table-cell>
          <table:table-cell table:style-name="ce10" table:formula="of:=MAX([.U$1];[.$A116])*3 + MIN([.U$1];[.$A116])" office:value-type="float" office:value="100" calcext:value-type="float">
            <text:p>100</text:p>
          </table:table-cell>
          <table:table-cell table:style-name="ce10" table:formula="of:=MAX([.V$1];[.$A116])*3 + MIN([.V$1];[.$A116])" office:value-type="float" office:value="104" calcext:value-type="float">
            <text:p>104</text:p>
          </table:table-cell>
          <table:table-cell table:style-name="ce10" table:formula="of:=MAX([.W$1];[.$A116])*3 + MIN([.W$1];[.$A116])" office:value-type="float" office:value="108" calcext:value-type="float">
            <text:p>108</text:p>
          </table:table-cell>
          <table:table-cell table:style-name="ce10" table:formula="of:=MAX([.X$1];[.$A116])*3 + MIN([.X$1];[.$A116])" office:value-type="float" office:value="112" calcext:value-type="float">
            <text:p>112</text:p>
          </table:table-cell>
          <table:table-cell table:style-name="ce10" table:formula="of:=MAX([.Y$1];[.$A116])*3 + MIN([.Y$1];[.$A116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7])*3 + MIN([.B$1];[.$A117])" office:value-type="float" office:value="24" calcext:value-type="float">
            <text:p>24</text:p>
          </table:table-cell>
          <table:table-cell table:style-name="ce10" table:formula="of:=MAX([.C$1];[.$A117])*3 + MIN([.C$1];[.$A117])" office:value-type="float" office:value="28" calcext:value-type="float">
            <text:p>28</text:p>
          </table:table-cell>
          <table:table-cell table:style-name="ce10" table:formula="of:=MAX([.D$1];[.$A117])*3 + MIN([.D$1];[.$A117])" office:value-type="float" office:value="32" calcext:value-type="float">
            <text:p>32</text:p>
          </table:table-cell>
          <table:table-cell table:style-name="ce10" table:formula="of:=MAX([.E$1];[.$A117])*3 + MIN([.E$1];[.$A117])" office:value-type="float" office:value="36" calcext:value-type="float">
            <text:p>36</text:p>
          </table:table-cell>
          <table:table-cell table:style-name="ce10" table:formula="of:=MAX([.F$1];[.$A117])*3 + MIN([.F$1];[.$A117])" office:value-type="float" office:value="40" calcext:value-type="float">
            <text:p>40</text:p>
          </table:table-cell>
          <table:table-cell table:style-name="ce10" table:formula="of:=MAX([.G$1];[.$A117])*3 + MIN([.G$1];[.$A117])" office:value-type="float" office:value="44" calcext:value-type="float">
            <text:p>44</text:p>
          </table:table-cell>
          <table:table-cell table:style-name="ce10" table:formula="of:=MAX([.H$1];[.$A117])*3 + MIN([.H$1];[.$A117])" office:value-type="float" office:value="48" calcext:value-type="float">
            <text:p>48</text:p>
          </table:table-cell>
          <table:table-cell table:style-name="ce10" table:formula="of:=MAX([.I$1];[.$A117])*3 + MIN([.I$1];[.$A117])" office:value-type="float" office:value="52" calcext:value-type="float">
            <text:p>52</text:p>
          </table:table-cell>
          <table:table-cell table:style-name="ce10" table:formula="of:=MAX([.J$1];[.$A117])*3 + MIN([.J$1];[.$A117])" office:value-type="float" office:value="56" calcext:value-type="float">
            <text:p>56</text:p>
          </table:table-cell>
          <table:table-cell table:style-name="ce10" table:formula="of:=MAX([.K$1];[.$A117])*3 + MIN([.K$1];[.$A117])" office:value-type="float" office:value="60" calcext:value-type="float">
            <text:p>60</text:p>
          </table:table-cell>
          <table:table-cell table:style-name="ce10" table:formula="of:=MAX([.L$1];[.$A117])*3 + MIN([.L$1];[.$A117])" office:value-type="float" office:value="64" calcext:value-type="float">
            <text:p>64</text:p>
          </table:table-cell>
          <table:table-cell table:style-name="ce10" table:formula="of:=MAX([.M$1];[.$A117])*3 + MIN([.M$1];[.$A117])" office:value-type="float" office:value="68" calcext:value-type="float">
            <text:p>68</text:p>
          </table:table-cell>
          <table:table-cell table:style-name="ce10" table:formula="of:=MAX([.N$1];[.$A117])*3 + MIN([.N$1];[.$A117])" office:value-type="float" office:value="72" calcext:value-type="float">
            <text:p>72</text:p>
          </table:table-cell>
          <table:table-cell table:style-name="ce10" table:formula="of:=MAX([.O$1];[.$A117])*3 + MIN([.O$1];[.$A117])" office:value-type="float" office:value="76" calcext:value-type="float">
            <text:p>76</text:p>
          </table:table-cell>
          <table:table-cell table:style-name="ce10" table:formula="of:=MAX([.P$1];[.$A117])*3 + MIN([.P$1];[.$A117])" office:value-type="float" office:value="80" calcext:value-type="float">
            <text:p>80</text:p>
          </table:table-cell>
          <table:table-cell table:style-name="ce10" table:formula="of:=MAX([.Q$1];[.$A117])*3 + MIN([.Q$1];[.$A117])" office:value-type="float" office:value="84" calcext:value-type="float">
            <text:p>84</text:p>
          </table:table-cell>
          <table:table-cell table:style-name="ce10" table:formula="of:=MAX([.R$1];[.$A117])*3 + MIN([.R$1];[.$A117])" office:value-type="float" office:value="88" calcext:value-type="float">
            <text:p>88</text:p>
          </table:table-cell>
          <table:table-cell table:style-name="ce10" table:formula="of:=MAX([.S$1];[.$A117])*3 + MIN([.S$1];[.$A117])" office:value-type="float" office:value="92" calcext:value-type="float">
            <text:p>92</text:p>
          </table:table-cell>
          <table:table-cell table:style-name="ce10" table:formula="of:=MAX([.T$1];[.$A117])*3 + MIN([.T$1];[.$A117])" office:value-type="float" office:value="96" calcext:value-type="float">
            <text:p>96</text:p>
          </table:table-cell>
          <table:table-cell table:style-name="ce10" table:formula="of:=MAX([.U$1];[.$A117])*3 + MIN([.U$1];[.$A117])" office:value-type="float" office:value="100" calcext:value-type="float">
            <text:p>100</text:p>
          </table:table-cell>
          <table:table-cell table:style-name="ce10" table:formula="of:=MAX([.V$1];[.$A117])*3 + MIN([.V$1];[.$A117])" office:value-type="float" office:value="104" calcext:value-type="float">
            <text:p>104</text:p>
          </table:table-cell>
          <table:table-cell table:style-name="ce10" table:formula="of:=MAX([.W$1];[.$A117])*3 + MIN([.W$1];[.$A117])" office:value-type="float" office:value="108" calcext:value-type="float">
            <text:p>108</text:p>
          </table:table-cell>
          <table:table-cell table:style-name="ce10" table:formula="of:=MAX([.X$1];[.$A117])*3 + MIN([.X$1];[.$A117])" office:value-type="float" office:value="112" calcext:value-type="float">
            <text:p>112</text:p>
          </table:table-cell>
          <table:table-cell table:style-name="ce10" table:formula="of:=MAX([.Y$1];[.$A117])*3 + MIN([.Y$1];[.$A117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8])*3 + MIN([.B$1];[.$A118])" office:value-type="float" office:value="24" calcext:value-type="float">
            <text:p>24</text:p>
          </table:table-cell>
          <table:table-cell table:style-name="ce10" table:formula="of:=MAX([.C$1];[.$A118])*3 + MIN([.C$1];[.$A118])" office:value-type="float" office:value="28" calcext:value-type="float">
            <text:p>28</text:p>
          </table:table-cell>
          <table:table-cell table:style-name="ce10" table:formula="of:=MAX([.D$1];[.$A118])*3 + MIN([.D$1];[.$A118])" office:value-type="float" office:value="32" calcext:value-type="float">
            <text:p>32</text:p>
          </table:table-cell>
          <table:table-cell table:style-name="ce10" table:formula="of:=MAX([.E$1];[.$A118])*3 + MIN([.E$1];[.$A118])" office:value-type="float" office:value="36" calcext:value-type="float">
            <text:p>36</text:p>
          </table:table-cell>
          <table:table-cell table:style-name="ce10" table:formula="of:=MAX([.F$1];[.$A118])*3 + MIN([.F$1];[.$A118])" office:value-type="float" office:value="40" calcext:value-type="float">
            <text:p>40</text:p>
          </table:table-cell>
          <table:table-cell table:style-name="ce10" table:formula="of:=MAX([.G$1];[.$A118])*3 + MIN([.G$1];[.$A118])" office:value-type="float" office:value="44" calcext:value-type="float">
            <text:p>44</text:p>
          </table:table-cell>
          <table:table-cell table:style-name="ce10" table:formula="of:=MAX([.H$1];[.$A118])*3 + MIN([.H$1];[.$A118])" office:value-type="float" office:value="48" calcext:value-type="float">
            <text:p>48</text:p>
          </table:table-cell>
          <table:table-cell table:style-name="ce10" table:formula="of:=MAX([.I$1];[.$A118])*3 + MIN([.I$1];[.$A118])" office:value-type="float" office:value="52" calcext:value-type="float">
            <text:p>52</text:p>
          </table:table-cell>
          <table:table-cell table:style-name="ce10" table:formula="of:=MAX([.J$1];[.$A118])*3 + MIN([.J$1];[.$A118])" office:value-type="float" office:value="56" calcext:value-type="float">
            <text:p>56</text:p>
          </table:table-cell>
          <table:table-cell table:style-name="ce10" table:formula="of:=MAX([.K$1];[.$A118])*3 + MIN([.K$1];[.$A118])" office:value-type="float" office:value="60" calcext:value-type="float">
            <text:p>60</text:p>
          </table:table-cell>
          <table:table-cell table:style-name="ce10" table:formula="of:=MAX([.L$1];[.$A118])*3 + MIN([.L$1];[.$A118])" office:value-type="float" office:value="64" calcext:value-type="float">
            <text:p>64</text:p>
          </table:table-cell>
          <table:table-cell table:style-name="ce10" table:formula="of:=MAX([.M$1];[.$A118])*3 + MIN([.M$1];[.$A118])" office:value-type="float" office:value="68" calcext:value-type="float">
            <text:p>68</text:p>
          </table:table-cell>
          <table:table-cell table:style-name="ce10" table:formula="of:=MAX([.N$1];[.$A118])*3 + MIN([.N$1];[.$A118])" office:value-type="float" office:value="72" calcext:value-type="float">
            <text:p>72</text:p>
          </table:table-cell>
          <table:table-cell table:style-name="ce10" table:formula="of:=MAX([.O$1];[.$A118])*3 + MIN([.O$1];[.$A118])" office:value-type="float" office:value="76" calcext:value-type="float">
            <text:p>76</text:p>
          </table:table-cell>
          <table:table-cell table:style-name="ce10" table:formula="of:=MAX([.P$1];[.$A118])*3 + MIN([.P$1];[.$A118])" office:value-type="float" office:value="80" calcext:value-type="float">
            <text:p>80</text:p>
          </table:table-cell>
          <table:table-cell table:style-name="ce10" table:formula="of:=MAX([.Q$1];[.$A118])*3 + MIN([.Q$1];[.$A118])" office:value-type="float" office:value="84" calcext:value-type="float">
            <text:p>84</text:p>
          </table:table-cell>
          <table:table-cell table:style-name="ce10" table:formula="of:=MAX([.R$1];[.$A118])*3 + MIN([.R$1];[.$A118])" office:value-type="float" office:value="88" calcext:value-type="float">
            <text:p>88</text:p>
          </table:table-cell>
          <table:table-cell table:style-name="ce10" table:formula="of:=MAX([.S$1];[.$A118])*3 + MIN([.S$1];[.$A118])" office:value-type="float" office:value="92" calcext:value-type="float">
            <text:p>92</text:p>
          </table:table-cell>
          <table:table-cell table:style-name="ce10" table:formula="of:=MAX([.T$1];[.$A118])*3 + MIN([.T$1];[.$A118])" office:value-type="float" office:value="96" calcext:value-type="float">
            <text:p>96</text:p>
          </table:table-cell>
          <table:table-cell table:style-name="ce10" table:formula="of:=MAX([.U$1];[.$A118])*3 + MIN([.U$1];[.$A118])" office:value-type="float" office:value="100" calcext:value-type="float">
            <text:p>100</text:p>
          </table:table-cell>
          <table:table-cell table:style-name="ce10" table:formula="of:=MAX([.V$1];[.$A118])*3 + MIN([.V$1];[.$A118])" office:value-type="float" office:value="104" calcext:value-type="float">
            <text:p>104</text:p>
          </table:table-cell>
          <table:table-cell table:style-name="ce10" table:formula="of:=MAX([.W$1];[.$A118])*3 + MIN([.W$1];[.$A118])" office:value-type="float" office:value="108" calcext:value-type="float">
            <text:p>108</text:p>
          </table:table-cell>
          <table:table-cell table:style-name="ce10" table:formula="of:=MAX([.X$1];[.$A118])*3 + MIN([.X$1];[.$A118])" office:value-type="float" office:value="112" calcext:value-type="float">
            <text:p>112</text:p>
          </table:table-cell>
          <table:table-cell table:style-name="ce10" table:formula="of:=MAX([.Y$1];[.$A118])*3 + MIN([.Y$1];[.$A118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19])*3 + MIN([.B$1];[.$A119])" office:value-type="float" office:value="24" calcext:value-type="float">
            <text:p>24</text:p>
          </table:table-cell>
          <table:table-cell table:style-name="ce10" table:formula="of:=MAX([.C$1];[.$A119])*3 + MIN([.C$1];[.$A119])" office:value-type="float" office:value="28" calcext:value-type="float">
            <text:p>28</text:p>
          </table:table-cell>
          <table:table-cell table:style-name="ce10" table:formula="of:=MAX([.D$1];[.$A119])*3 + MIN([.D$1];[.$A119])" office:value-type="float" office:value="32" calcext:value-type="float">
            <text:p>32</text:p>
          </table:table-cell>
          <table:table-cell table:style-name="ce10" table:formula="of:=MAX([.E$1];[.$A119])*3 + MIN([.E$1];[.$A119])" office:value-type="float" office:value="36" calcext:value-type="float">
            <text:p>36</text:p>
          </table:table-cell>
          <table:table-cell table:style-name="ce10" table:formula="of:=MAX([.F$1];[.$A119])*3 + MIN([.F$1];[.$A119])" office:value-type="float" office:value="40" calcext:value-type="float">
            <text:p>40</text:p>
          </table:table-cell>
          <table:table-cell table:style-name="ce10" table:formula="of:=MAX([.G$1];[.$A119])*3 + MIN([.G$1];[.$A119])" office:value-type="float" office:value="44" calcext:value-type="float">
            <text:p>44</text:p>
          </table:table-cell>
          <table:table-cell table:style-name="ce10" table:formula="of:=MAX([.H$1];[.$A119])*3 + MIN([.H$1];[.$A119])" office:value-type="float" office:value="48" calcext:value-type="float">
            <text:p>48</text:p>
          </table:table-cell>
          <table:table-cell table:style-name="ce10" table:formula="of:=MAX([.I$1];[.$A119])*3 + MIN([.I$1];[.$A119])" office:value-type="float" office:value="52" calcext:value-type="float">
            <text:p>52</text:p>
          </table:table-cell>
          <table:table-cell table:style-name="ce10" table:formula="of:=MAX([.J$1];[.$A119])*3 + MIN([.J$1];[.$A119])" office:value-type="float" office:value="56" calcext:value-type="float">
            <text:p>56</text:p>
          </table:table-cell>
          <table:table-cell table:style-name="ce10" table:formula="of:=MAX([.K$1];[.$A119])*3 + MIN([.K$1];[.$A119])" office:value-type="float" office:value="60" calcext:value-type="float">
            <text:p>60</text:p>
          </table:table-cell>
          <table:table-cell table:style-name="ce10" table:formula="of:=MAX([.L$1];[.$A119])*3 + MIN([.L$1];[.$A119])" office:value-type="float" office:value="64" calcext:value-type="float">
            <text:p>64</text:p>
          </table:table-cell>
          <table:table-cell table:style-name="ce10" table:formula="of:=MAX([.M$1];[.$A119])*3 + MIN([.M$1];[.$A119])" office:value-type="float" office:value="68" calcext:value-type="float">
            <text:p>68</text:p>
          </table:table-cell>
          <table:table-cell table:style-name="ce10" table:formula="of:=MAX([.N$1];[.$A119])*3 + MIN([.N$1];[.$A119])" office:value-type="float" office:value="72" calcext:value-type="float">
            <text:p>72</text:p>
          </table:table-cell>
          <table:table-cell table:style-name="ce10" table:formula="of:=MAX([.O$1];[.$A119])*3 + MIN([.O$1];[.$A119])" office:value-type="float" office:value="76" calcext:value-type="float">
            <text:p>76</text:p>
          </table:table-cell>
          <table:table-cell table:style-name="ce10" table:formula="of:=MAX([.P$1];[.$A119])*3 + MIN([.P$1];[.$A119])" office:value-type="float" office:value="80" calcext:value-type="float">
            <text:p>80</text:p>
          </table:table-cell>
          <table:table-cell table:style-name="ce10" table:formula="of:=MAX([.Q$1];[.$A119])*3 + MIN([.Q$1];[.$A119])" office:value-type="float" office:value="84" calcext:value-type="float">
            <text:p>84</text:p>
          </table:table-cell>
          <table:table-cell table:style-name="ce10" table:formula="of:=MAX([.R$1];[.$A119])*3 + MIN([.R$1];[.$A119])" office:value-type="float" office:value="88" calcext:value-type="float">
            <text:p>88</text:p>
          </table:table-cell>
          <table:table-cell table:style-name="ce10" table:formula="of:=MAX([.S$1];[.$A119])*3 + MIN([.S$1];[.$A119])" office:value-type="float" office:value="92" calcext:value-type="float">
            <text:p>92</text:p>
          </table:table-cell>
          <table:table-cell table:style-name="ce10" table:formula="of:=MAX([.T$1];[.$A119])*3 + MIN([.T$1];[.$A119])" office:value-type="float" office:value="96" calcext:value-type="float">
            <text:p>96</text:p>
          </table:table-cell>
          <table:table-cell table:style-name="ce10" table:formula="of:=MAX([.U$1];[.$A119])*3 + MIN([.U$1];[.$A119])" office:value-type="float" office:value="100" calcext:value-type="float">
            <text:p>100</text:p>
          </table:table-cell>
          <table:table-cell table:style-name="ce10" table:formula="of:=MAX([.V$1];[.$A119])*3 + MIN([.V$1];[.$A119])" office:value-type="float" office:value="104" calcext:value-type="float">
            <text:p>104</text:p>
          </table:table-cell>
          <table:table-cell table:style-name="ce10" table:formula="of:=MAX([.W$1];[.$A119])*3 + MIN([.W$1];[.$A119])" office:value-type="float" office:value="108" calcext:value-type="float">
            <text:p>108</text:p>
          </table:table-cell>
          <table:table-cell table:style-name="ce10" table:formula="of:=MAX([.X$1];[.$A119])*3 + MIN([.X$1];[.$A119])" office:value-type="float" office:value="112" calcext:value-type="float">
            <text:p>112</text:p>
          </table:table-cell>
          <table:table-cell table:style-name="ce10" table:formula="of:=MAX([.Y$1];[.$A119])*3 + MIN([.Y$1];[.$A119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0])*3 + MIN([.B$1];[.$A120])" office:value-type="float" office:value="24" calcext:value-type="float">
            <text:p>24</text:p>
          </table:table-cell>
          <table:table-cell table:style-name="ce10" table:formula="of:=MAX([.C$1];[.$A120])*3 + MIN([.C$1];[.$A120])" office:value-type="float" office:value="28" calcext:value-type="float">
            <text:p>28</text:p>
          </table:table-cell>
          <table:table-cell table:style-name="ce10" table:formula="of:=MAX([.D$1];[.$A120])*3 + MIN([.D$1];[.$A120])" office:value-type="float" office:value="32" calcext:value-type="float">
            <text:p>32</text:p>
          </table:table-cell>
          <table:table-cell table:style-name="ce10" table:formula="of:=MAX([.E$1];[.$A120])*3 + MIN([.E$1];[.$A120])" office:value-type="float" office:value="36" calcext:value-type="float">
            <text:p>36</text:p>
          </table:table-cell>
          <table:table-cell table:style-name="ce10" table:formula="of:=MAX([.F$1];[.$A120])*3 + MIN([.F$1];[.$A120])" office:value-type="float" office:value="40" calcext:value-type="float">
            <text:p>40</text:p>
          </table:table-cell>
          <table:table-cell table:style-name="ce10" table:formula="of:=MAX([.G$1];[.$A120])*3 + MIN([.G$1];[.$A120])" office:value-type="float" office:value="44" calcext:value-type="float">
            <text:p>44</text:p>
          </table:table-cell>
          <table:table-cell table:style-name="ce10" table:formula="of:=MAX([.H$1];[.$A120])*3 + MIN([.H$1];[.$A120])" office:value-type="float" office:value="48" calcext:value-type="float">
            <text:p>48</text:p>
          </table:table-cell>
          <table:table-cell table:style-name="ce10" table:formula="of:=MAX([.I$1];[.$A120])*3 + MIN([.I$1];[.$A120])" office:value-type="float" office:value="52" calcext:value-type="float">
            <text:p>52</text:p>
          </table:table-cell>
          <table:table-cell table:style-name="ce10" table:formula="of:=MAX([.J$1];[.$A120])*3 + MIN([.J$1];[.$A120])" office:value-type="float" office:value="56" calcext:value-type="float">
            <text:p>56</text:p>
          </table:table-cell>
          <table:table-cell table:style-name="ce10" table:formula="of:=MAX([.K$1];[.$A120])*3 + MIN([.K$1];[.$A120])" office:value-type="float" office:value="60" calcext:value-type="float">
            <text:p>60</text:p>
          </table:table-cell>
          <table:table-cell table:style-name="ce10" table:formula="of:=MAX([.L$1];[.$A120])*3 + MIN([.L$1];[.$A120])" office:value-type="float" office:value="64" calcext:value-type="float">
            <text:p>64</text:p>
          </table:table-cell>
          <table:table-cell table:style-name="ce10" table:formula="of:=MAX([.M$1];[.$A120])*3 + MIN([.M$1];[.$A120])" office:value-type="float" office:value="68" calcext:value-type="float">
            <text:p>68</text:p>
          </table:table-cell>
          <table:table-cell table:style-name="ce10" table:formula="of:=MAX([.N$1];[.$A120])*3 + MIN([.N$1];[.$A120])" office:value-type="float" office:value="72" calcext:value-type="float">
            <text:p>72</text:p>
          </table:table-cell>
          <table:table-cell table:style-name="ce10" table:formula="of:=MAX([.O$1];[.$A120])*3 + MIN([.O$1];[.$A120])" office:value-type="float" office:value="76" calcext:value-type="float">
            <text:p>76</text:p>
          </table:table-cell>
          <table:table-cell table:style-name="ce10" table:formula="of:=MAX([.P$1];[.$A120])*3 + MIN([.P$1];[.$A120])" office:value-type="float" office:value="80" calcext:value-type="float">
            <text:p>80</text:p>
          </table:table-cell>
          <table:table-cell table:style-name="ce10" table:formula="of:=MAX([.Q$1];[.$A120])*3 + MIN([.Q$1];[.$A120])" office:value-type="float" office:value="84" calcext:value-type="float">
            <text:p>84</text:p>
          </table:table-cell>
          <table:table-cell table:style-name="ce10" table:formula="of:=MAX([.R$1];[.$A120])*3 + MIN([.R$1];[.$A120])" office:value-type="float" office:value="88" calcext:value-type="float">
            <text:p>88</text:p>
          </table:table-cell>
          <table:table-cell table:style-name="ce10" table:formula="of:=MAX([.S$1];[.$A120])*3 + MIN([.S$1];[.$A120])" office:value-type="float" office:value="92" calcext:value-type="float">
            <text:p>92</text:p>
          </table:table-cell>
          <table:table-cell table:style-name="ce10" table:formula="of:=MAX([.T$1];[.$A120])*3 + MIN([.T$1];[.$A120])" office:value-type="float" office:value="96" calcext:value-type="float">
            <text:p>96</text:p>
          </table:table-cell>
          <table:table-cell table:style-name="ce10" table:formula="of:=MAX([.U$1];[.$A120])*3 + MIN([.U$1];[.$A120])" office:value-type="float" office:value="100" calcext:value-type="float">
            <text:p>100</text:p>
          </table:table-cell>
          <table:table-cell table:style-name="ce10" table:formula="of:=MAX([.V$1];[.$A120])*3 + MIN([.V$1];[.$A120])" office:value-type="float" office:value="104" calcext:value-type="float">
            <text:p>104</text:p>
          </table:table-cell>
          <table:table-cell table:style-name="ce10" table:formula="of:=MAX([.W$1];[.$A120])*3 + MIN([.W$1];[.$A120])" office:value-type="float" office:value="108" calcext:value-type="float">
            <text:p>108</text:p>
          </table:table-cell>
          <table:table-cell table:style-name="ce10" table:formula="of:=MAX([.X$1];[.$A120])*3 + MIN([.X$1];[.$A120])" office:value-type="float" office:value="112" calcext:value-type="float">
            <text:p>112</text:p>
          </table:table-cell>
          <table:table-cell table:style-name="ce10" table:formula="of:=MAX([.Y$1];[.$A120])*3 + MIN([.Y$1];[.$A120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1])*3 + MIN([.B$1];[.$A121])" office:value-type="float" office:value="24" calcext:value-type="float">
            <text:p>24</text:p>
          </table:table-cell>
          <table:table-cell table:style-name="ce10" table:formula="of:=MAX([.C$1];[.$A121])*3 + MIN([.C$1];[.$A121])" office:value-type="float" office:value="28" calcext:value-type="float">
            <text:p>28</text:p>
          </table:table-cell>
          <table:table-cell table:style-name="ce10" table:formula="of:=MAX([.D$1];[.$A121])*3 + MIN([.D$1];[.$A121])" office:value-type="float" office:value="32" calcext:value-type="float">
            <text:p>32</text:p>
          </table:table-cell>
          <table:table-cell table:style-name="ce10" table:formula="of:=MAX([.E$1];[.$A121])*3 + MIN([.E$1];[.$A121])" office:value-type="float" office:value="36" calcext:value-type="float">
            <text:p>36</text:p>
          </table:table-cell>
          <table:table-cell table:style-name="ce10" table:formula="of:=MAX([.F$1];[.$A121])*3 + MIN([.F$1];[.$A121])" office:value-type="float" office:value="40" calcext:value-type="float">
            <text:p>40</text:p>
          </table:table-cell>
          <table:table-cell table:style-name="ce10" table:formula="of:=MAX([.G$1];[.$A121])*3 + MIN([.G$1];[.$A121])" office:value-type="float" office:value="44" calcext:value-type="float">
            <text:p>44</text:p>
          </table:table-cell>
          <table:table-cell table:style-name="ce10" table:formula="of:=MAX([.H$1];[.$A121])*3 + MIN([.H$1];[.$A121])" office:value-type="float" office:value="48" calcext:value-type="float">
            <text:p>48</text:p>
          </table:table-cell>
          <table:table-cell table:style-name="ce10" table:formula="of:=MAX([.I$1];[.$A121])*3 + MIN([.I$1];[.$A121])" office:value-type="float" office:value="52" calcext:value-type="float">
            <text:p>52</text:p>
          </table:table-cell>
          <table:table-cell table:style-name="ce10" table:formula="of:=MAX([.J$1];[.$A121])*3 + MIN([.J$1];[.$A121])" office:value-type="float" office:value="56" calcext:value-type="float">
            <text:p>56</text:p>
          </table:table-cell>
          <table:table-cell table:style-name="ce10" table:formula="of:=MAX([.K$1];[.$A121])*3 + MIN([.K$1];[.$A121])" office:value-type="float" office:value="60" calcext:value-type="float">
            <text:p>60</text:p>
          </table:table-cell>
          <table:table-cell table:style-name="ce10" table:formula="of:=MAX([.L$1];[.$A121])*3 + MIN([.L$1];[.$A121])" office:value-type="float" office:value="64" calcext:value-type="float">
            <text:p>64</text:p>
          </table:table-cell>
          <table:table-cell table:style-name="ce10" table:formula="of:=MAX([.M$1];[.$A121])*3 + MIN([.M$1];[.$A121])" office:value-type="float" office:value="68" calcext:value-type="float">
            <text:p>68</text:p>
          </table:table-cell>
          <table:table-cell table:style-name="ce10" table:formula="of:=MAX([.N$1];[.$A121])*3 + MIN([.N$1];[.$A121])" office:value-type="float" office:value="72" calcext:value-type="float">
            <text:p>72</text:p>
          </table:table-cell>
          <table:table-cell table:style-name="ce10" table:formula="of:=MAX([.O$1];[.$A121])*3 + MIN([.O$1];[.$A121])" office:value-type="float" office:value="76" calcext:value-type="float">
            <text:p>76</text:p>
          </table:table-cell>
          <table:table-cell table:style-name="ce10" table:formula="of:=MAX([.P$1];[.$A121])*3 + MIN([.P$1];[.$A121])" office:value-type="float" office:value="80" calcext:value-type="float">
            <text:p>80</text:p>
          </table:table-cell>
          <table:table-cell table:style-name="ce10" table:formula="of:=MAX([.Q$1];[.$A121])*3 + MIN([.Q$1];[.$A121])" office:value-type="float" office:value="84" calcext:value-type="float">
            <text:p>84</text:p>
          </table:table-cell>
          <table:table-cell table:style-name="ce10" table:formula="of:=MAX([.R$1];[.$A121])*3 + MIN([.R$1];[.$A121])" office:value-type="float" office:value="88" calcext:value-type="float">
            <text:p>88</text:p>
          </table:table-cell>
          <table:table-cell table:style-name="ce10" table:formula="of:=MAX([.S$1];[.$A121])*3 + MIN([.S$1];[.$A121])" office:value-type="float" office:value="92" calcext:value-type="float">
            <text:p>92</text:p>
          </table:table-cell>
          <table:table-cell table:style-name="ce10" table:formula="of:=MAX([.T$1];[.$A121])*3 + MIN([.T$1];[.$A121])" office:value-type="float" office:value="96" calcext:value-type="float">
            <text:p>96</text:p>
          </table:table-cell>
          <table:table-cell table:style-name="ce10" table:formula="of:=MAX([.U$1];[.$A121])*3 + MIN([.U$1];[.$A121])" office:value-type="float" office:value="100" calcext:value-type="float">
            <text:p>100</text:p>
          </table:table-cell>
          <table:table-cell table:style-name="ce10" table:formula="of:=MAX([.V$1];[.$A121])*3 + MIN([.V$1];[.$A121])" office:value-type="float" office:value="104" calcext:value-type="float">
            <text:p>104</text:p>
          </table:table-cell>
          <table:table-cell table:style-name="ce10" table:formula="of:=MAX([.W$1];[.$A121])*3 + MIN([.W$1];[.$A121])" office:value-type="float" office:value="108" calcext:value-type="float">
            <text:p>108</text:p>
          </table:table-cell>
          <table:table-cell table:style-name="ce10" table:formula="of:=MAX([.X$1];[.$A121])*3 + MIN([.X$1];[.$A121])" office:value-type="float" office:value="112" calcext:value-type="float">
            <text:p>112</text:p>
          </table:table-cell>
          <table:table-cell table:style-name="ce10" table:formula="of:=MAX([.Y$1];[.$A121])*3 + MIN([.Y$1];[.$A121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2])*3 + MIN([.B$1];[.$A122])" office:value-type="float" office:value="24" calcext:value-type="float">
            <text:p>24</text:p>
          </table:table-cell>
          <table:table-cell table:style-name="ce10" table:formula="of:=MAX([.C$1];[.$A122])*3 + MIN([.C$1];[.$A122])" office:value-type="float" office:value="28" calcext:value-type="float">
            <text:p>28</text:p>
          </table:table-cell>
          <table:table-cell table:style-name="ce10" table:formula="of:=MAX([.D$1];[.$A122])*3 + MIN([.D$1];[.$A122])" office:value-type="float" office:value="32" calcext:value-type="float">
            <text:p>32</text:p>
          </table:table-cell>
          <table:table-cell table:style-name="ce10" table:formula="of:=MAX([.E$1];[.$A122])*3 + MIN([.E$1];[.$A122])" office:value-type="float" office:value="36" calcext:value-type="float">
            <text:p>36</text:p>
          </table:table-cell>
          <table:table-cell table:style-name="ce10" table:formula="of:=MAX([.F$1];[.$A122])*3 + MIN([.F$1];[.$A122])" office:value-type="float" office:value="40" calcext:value-type="float">
            <text:p>40</text:p>
          </table:table-cell>
          <table:table-cell table:style-name="ce10" table:formula="of:=MAX([.G$1];[.$A122])*3 + MIN([.G$1];[.$A122])" office:value-type="float" office:value="44" calcext:value-type="float">
            <text:p>44</text:p>
          </table:table-cell>
          <table:table-cell table:style-name="ce10" table:formula="of:=MAX([.H$1];[.$A122])*3 + MIN([.H$1];[.$A122])" office:value-type="float" office:value="48" calcext:value-type="float">
            <text:p>48</text:p>
          </table:table-cell>
          <table:table-cell table:style-name="ce10" table:formula="of:=MAX([.I$1];[.$A122])*3 + MIN([.I$1];[.$A122])" office:value-type="float" office:value="52" calcext:value-type="float">
            <text:p>52</text:p>
          </table:table-cell>
          <table:table-cell table:style-name="ce10" table:formula="of:=MAX([.J$1];[.$A122])*3 + MIN([.J$1];[.$A122])" office:value-type="float" office:value="56" calcext:value-type="float">
            <text:p>56</text:p>
          </table:table-cell>
          <table:table-cell table:style-name="ce10" table:formula="of:=MAX([.K$1];[.$A122])*3 + MIN([.K$1];[.$A122])" office:value-type="float" office:value="60" calcext:value-type="float">
            <text:p>60</text:p>
          </table:table-cell>
          <table:table-cell table:style-name="ce10" table:formula="of:=MAX([.L$1];[.$A122])*3 + MIN([.L$1];[.$A122])" office:value-type="float" office:value="64" calcext:value-type="float">
            <text:p>64</text:p>
          </table:table-cell>
          <table:table-cell table:style-name="ce10" table:formula="of:=MAX([.M$1];[.$A122])*3 + MIN([.M$1];[.$A122])" office:value-type="float" office:value="68" calcext:value-type="float">
            <text:p>68</text:p>
          </table:table-cell>
          <table:table-cell table:style-name="ce10" table:formula="of:=MAX([.N$1];[.$A122])*3 + MIN([.N$1];[.$A122])" office:value-type="float" office:value="72" calcext:value-type="float">
            <text:p>72</text:p>
          </table:table-cell>
          <table:table-cell table:style-name="ce10" table:formula="of:=MAX([.O$1];[.$A122])*3 + MIN([.O$1];[.$A122])" office:value-type="float" office:value="76" calcext:value-type="float">
            <text:p>76</text:p>
          </table:table-cell>
          <table:table-cell table:style-name="ce10" table:formula="of:=MAX([.P$1];[.$A122])*3 + MIN([.P$1];[.$A122])" office:value-type="float" office:value="80" calcext:value-type="float">
            <text:p>80</text:p>
          </table:table-cell>
          <table:table-cell table:style-name="ce10" table:formula="of:=MAX([.Q$1];[.$A122])*3 + MIN([.Q$1];[.$A122])" office:value-type="float" office:value="84" calcext:value-type="float">
            <text:p>84</text:p>
          </table:table-cell>
          <table:table-cell table:style-name="ce10" table:formula="of:=MAX([.R$1];[.$A122])*3 + MIN([.R$1];[.$A122])" office:value-type="float" office:value="88" calcext:value-type="float">
            <text:p>88</text:p>
          </table:table-cell>
          <table:table-cell table:style-name="ce10" table:formula="of:=MAX([.S$1];[.$A122])*3 + MIN([.S$1];[.$A122])" office:value-type="float" office:value="92" calcext:value-type="float">
            <text:p>92</text:p>
          </table:table-cell>
          <table:table-cell table:style-name="ce10" table:formula="of:=MAX([.T$1];[.$A122])*3 + MIN([.T$1];[.$A122])" office:value-type="float" office:value="96" calcext:value-type="float">
            <text:p>96</text:p>
          </table:table-cell>
          <table:table-cell table:style-name="ce10" table:formula="of:=MAX([.U$1];[.$A122])*3 + MIN([.U$1];[.$A122])" office:value-type="float" office:value="100" calcext:value-type="float">
            <text:p>100</text:p>
          </table:table-cell>
          <table:table-cell table:style-name="ce10" table:formula="of:=MAX([.V$1];[.$A122])*3 + MIN([.V$1];[.$A122])" office:value-type="float" office:value="104" calcext:value-type="float">
            <text:p>104</text:p>
          </table:table-cell>
          <table:table-cell table:style-name="ce10" table:formula="of:=MAX([.W$1];[.$A122])*3 + MIN([.W$1];[.$A122])" office:value-type="float" office:value="108" calcext:value-type="float">
            <text:p>108</text:p>
          </table:table-cell>
          <table:table-cell table:style-name="ce10" table:formula="of:=MAX([.X$1];[.$A122])*3 + MIN([.X$1];[.$A122])" office:value-type="float" office:value="112" calcext:value-type="float">
            <text:p>112</text:p>
          </table:table-cell>
          <table:table-cell table:style-name="ce10" table:formula="of:=MAX([.Y$1];[.$A122])*3 + MIN([.Y$1];[.$A122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3])*3 + MIN([.B$1];[.$A123])" office:value-type="float" office:value="24" calcext:value-type="float">
            <text:p>24</text:p>
          </table:table-cell>
          <table:table-cell table:style-name="ce10" table:formula="of:=MAX([.C$1];[.$A123])*3 + MIN([.C$1];[.$A123])" office:value-type="float" office:value="28" calcext:value-type="float">
            <text:p>28</text:p>
          </table:table-cell>
          <table:table-cell table:style-name="ce10" table:formula="of:=MAX([.D$1];[.$A123])*3 + MIN([.D$1];[.$A123])" office:value-type="float" office:value="32" calcext:value-type="float">
            <text:p>32</text:p>
          </table:table-cell>
          <table:table-cell table:style-name="ce10" table:formula="of:=MAX([.E$1];[.$A123])*3 + MIN([.E$1];[.$A123])" office:value-type="float" office:value="36" calcext:value-type="float">
            <text:p>36</text:p>
          </table:table-cell>
          <table:table-cell table:style-name="ce10" table:formula="of:=MAX([.F$1];[.$A123])*3 + MIN([.F$1];[.$A123])" office:value-type="float" office:value="40" calcext:value-type="float">
            <text:p>40</text:p>
          </table:table-cell>
          <table:table-cell table:style-name="ce10" table:formula="of:=MAX([.G$1];[.$A123])*3 + MIN([.G$1];[.$A123])" office:value-type="float" office:value="44" calcext:value-type="float">
            <text:p>44</text:p>
          </table:table-cell>
          <table:table-cell table:style-name="ce10" table:formula="of:=MAX([.H$1];[.$A123])*3 + MIN([.H$1];[.$A123])" office:value-type="float" office:value="48" calcext:value-type="float">
            <text:p>48</text:p>
          </table:table-cell>
          <table:table-cell table:style-name="ce10" table:formula="of:=MAX([.I$1];[.$A123])*3 + MIN([.I$1];[.$A123])" office:value-type="float" office:value="52" calcext:value-type="float">
            <text:p>52</text:p>
          </table:table-cell>
          <table:table-cell table:style-name="ce10" table:formula="of:=MAX([.J$1];[.$A123])*3 + MIN([.J$1];[.$A123])" office:value-type="float" office:value="56" calcext:value-type="float">
            <text:p>56</text:p>
          </table:table-cell>
          <table:table-cell table:style-name="ce10" table:formula="of:=MAX([.K$1];[.$A123])*3 + MIN([.K$1];[.$A123])" office:value-type="float" office:value="60" calcext:value-type="float">
            <text:p>60</text:p>
          </table:table-cell>
          <table:table-cell table:style-name="ce10" table:formula="of:=MAX([.L$1];[.$A123])*3 + MIN([.L$1];[.$A123])" office:value-type="float" office:value="64" calcext:value-type="float">
            <text:p>64</text:p>
          </table:table-cell>
          <table:table-cell table:style-name="ce10" table:formula="of:=MAX([.M$1];[.$A123])*3 + MIN([.M$1];[.$A123])" office:value-type="float" office:value="68" calcext:value-type="float">
            <text:p>68</text:p>
          </table:table-cell>
          <table:table-cell table:style-name="ce10" table:formula="of:=MAX([.N$1];[.$A123])*3 + MIN([.N$1];[.$A123])" office:value-type="float" office:value="72" calcext:value-type="float">
            <text:p>72</text:p>
          </table:table-cell>
          <table:table-cell table:style-name="ce10" table:formula="of:=MAX([.O$1];[.$A123])*3 + MIN([.O$1];[.$A123])" office:value-type="float" office:value="76" calcext:value-type="float">
            <text:p>76</text:p>
          </table:table-cell>
          <table:table-cell table:style-name="ce10" table:formula="of:=MAX([.P$1];[.$A123])*3 + MIN([.P$1];[.$A123])" office:value-type="float" office:value="80" calcext:value-type="float">
            <text:p>80</text:p>
          </table:table-cell>
          <table:table-cell table:style-name="ce10" table:formula="of:=MAX([.Q$1];[.$A123])*3 + MIN([.Q$1];[.$A123])" office:value-type="float" office:value="84" calcext:value-type="float">
            <text:p>84</text:p>
          </table:table-cell>
          <table:table-cell table:style-name="ce10" table:formula="of:=MAX([.R$1];[.$A123])*3 + MIN([.R$1];[.$A123])" office:value-type="float" office:value="88" calcext:value-type="float">
            <text:p>88</text:p>
          </table:table-cell>
          <table:table-cell table:style-name="ce10" table:formula="of:=MAX([.S$1];[.$A123])*3 + MIN([.S$1];[.$A123])" office:value-type="float" office:value="92" calcext:value-type="float">
            <text:p>92</text:p>
          </table:table-cell>
          <table:table-cell table:style-name="ce10" table:formula="of:=MAX([.T$1];[.$A123])*3 + MIN([.T$1];[.$A123])" office:value-type="float" office:value="96" calcext:value-type="float">
            <text:p>96</text:p>
          </table:table-cell>
          <table:table-cell table:style-name="ce10" table:formula="of:=MAX([.U$1];[.$A123])*3 + MIN([.U$1];[.$A123])" office:value-type="float" office:value="100" calcext:value-type="float">
            <text:p>100</text:p>
          </table:table-cell>
          <table:table-cell table:style-name="ce10" table:formula="of:=MAX([.V$1];[.$A123])*3 + MIN([.V$1];[.$A123])" office:value-type="float" office:value="104" calcext:value-type="float">
            <text:p>104</text:p>
          </table:table-cell>
          <table:table-cell table:style-name="ce10" table:formula="of:=MAX([.W$1];[.$A123])*3 + MIN([.W$1];[.$A123])" office:value-type="float" office:value="108" calcext:value-type="float">
            <text:p>108</text:p>
          </table:table-cell>
          <table:table-cell table:style-name="ce10" table:formula="of:=MAX([.X$1];[.$A123])*3 + MIN([.X$1];[.$A123])" office:value-type="float" office:value="112" calcext:value-type="float">
            <text:p>112</text:p>
          </table:table-cell>
          <table:table-cell table:style-name="ce10" table:formula="of:=MAX([.Y$1];[.$A123])*3 + MIN([.Y$1];[.$A123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4])*3 + MIN([.B$1];[.$A124])" office:value-type="float" office:value="24" calcext:value-type="float">
            <text:p>24</text:p>
          </table:table-cell>
          <table:table-cell table:style-name="ce10" table:formula="of:=MAX([.C$1];[.$A124])*3 + MIN([.C$1];[.$A124])" office:value-type="float" office:value="28" calcext:value-type="float">
            <text:p>28</text:p>
          </table:table-cell>
          <table:table-cell table:style-name="ce10" table:formula="of:=MAX([.D$1];[.$A124])*3 + MIN([.D$1];[.$A124])" office:value-type="float" office:value="32" calcext:value-type="float">
            <text:p>32</text:p>
          </table:table-cell>
          <table:table-cell table:style-name="ce10" table:formula="of:=MAX([.E$1];[.$A124])*3 + MIN([.E$1];[.$A124])" office:value-type="float" office:value="36" calcext:value-type="float">
            <text:p>36</text:p>
          </table:table-cell>
          <table:table-cell table:style-name="ce10" table:formula="of:=MAX([.F$1];[.$A124])*3 + MIN([.F$1];[.$A124])" office:value-type="float" office:value="40" calcext:value-type="float">
            <text:p>40</text:p>
          </table:table-cell>
          <table:table-cell table:style-name="ce10" table:formula="of:=MAX([.G$1];[.$A124])*3 + MIN([.G$1];[.$A124])" office:value-type="float" office:value="44" calcext:value-type="float">
            <text:p>44</text:p>
          </table:table-cell>
          <table:table-cell table:style-name="ce10" table:formula="of:=MAX([.H$1];[.$A124])*3 + MIN([.H$1];[.$A124])" office:value-type="float" office:value="48" calcext:value-type="float">
            <text:p>48</text:p>
          </table:table-cell>
          <table:table-cell table:style-name="ce10" table:formula="of:=MAX([.I$1];[.$A124])*3 + MIN([.I$1];[.$A124])" office:value-type="float" office:value="52" calcext:value-type="float">
            <text:p>52</text:p>
          </table:table-cell>
          <table:table-cell table:style-name="ce10" table:formula="of:=MAX([.J$1];[.$A124])*3 + MIN([.J$1];[.$A124])" office:value-type="float" office:value="56" calcext:value-type="float">
            <text:p>56</text:p>
          </table:table-cell>
          <table:table-cell table:style-name="ce10" table:formula="of:=MAX([.K$1];[.$A124])*3 + MIN([.K$1];[.$A124])" office:value-type="float" office:value="60" calcext:value-type="float">
            <text:p>60</text:p>
          </table:table-cell>
          <table:table-cell table:style-name="ce10" table:formula="of:=MAX([.L$1];[.$A124])*3 + MIN([.L$1];[.$A124])" office:value-type="float" office:value="64" calcext:value-type="float">
            <text:p>64</text:p>
          </table:table-cell>
          <table:table-cell table:style-name="ce10" table:formula="of:=MAX([.M$1];[.$A124])*3 + MIN([.M$1];[.$A124])" office:value-type="float" office:value="68" calcext:value-type="float">
            <text:p>68</text:p>
          </table:table-cell>
          <table:table-cell table:style-name="ce10" table:formula="of:=MAX([.N$1];[.$A124])*3 + MIN([.N$1];[.$A124])" office:value-type="float" office:value="72" calcext:value-type="float">
            <text:p>72</text:p>
          </table:table-cell>
          <table:table-cell table:style-name="ce10" table:formula="of:=MAX([.O$1];[.$A124])*3 + MIN([.O$1];[.$A124])" office:value-type="float" office:value="76" calcext:value-type="float">
            <text:p>76</text:p>
          </table:table-cell>
          <table:table-cell table:style-name="ce10" table:formula="of:=MAX([.P$1];[.$A124])*3 + MIN([.P$1];[.$A124])" office:value-type="float" office:value="80" calcext:value-type="float">
            <text:p>80</text:p>
          </table:table-cell>
          <table:table-cell table:style-name="ce10" table:formula="of:=MAX([.Q$1];[.$A124])*3 + MIN([.Q$1];[.$A124])" office:value-type="float" office:value="84" calcext:value-type="float">
            <text:p>84</text:p>
          </table:table-cell>
          <table:table-cell table:style-name="ce10" table:formula="of:=MAX([.R$1];[.$A124])*3 + MIN([.R$1];[.$A124])" office:value-type="float" office:value="88" calcext:value-type="float">
            <text:p>88</text:p>
          </table:table-cell>
          <table:table-cell table:style-name="ce10" table:formula="of:=MAX([.S$1];[.$A124])*3 + MIN([.S$1];[.$A124])" office:value-type="float" office:value="92" calcext:value-type="float">
            <text:p>92</text:p>
          </table:table-cell>
          <table:table-cell table:style-name="ce10" table:formula="of:=MAX([.T$1];[.$A124])*3 + MIN([.T$1];[.$A124])" office:value-type="float" office:value="96" calcext:value-type="float">
            <text:p>96</text:p>
          </table:table-cell>
          <table:table-cell table:style-name="ce10" table:formula="of:=MAX([.U$1];[.$A124])*3 + MIN([.U$1];[.$A124])" office:value-type="float" office:value="100" calcext:value-type="float">
            <text:p>100</text:p>
          </table:table-cell>
          <table:table-cell table:style-name="ce10" table:formula="of:=MAX([.V$1];[.$A124])*3 + MIN([.V$1];[.$A124])" office:value-type="float" office:value="104" calcext:value-type="float">
            <text:p>104</text:p>
          </table:table-cell>
          <table:table-cell table:style-name="ce10" table:formula="of:=MAX([.W$1];[.$A124])*3 + MIN([.W$1];[.$A124])" office:value-type="float" office:value="108" calcext:value-type="float">
            <text:p>108</text:p>
          </table:table-cell>
          <table:table-cell table:style-name="ce10" table:formula="of:=MAX([.X$1];[.$A124])*3 + MIN([.X$1];[.$A124])" office:value-type="float" office:value="112" calcext:value-type="float">
            <text:p>112</text:p>
          </table:table-cell>
          <table:table-cell table:style-name="ce10" table:formula="of:=MAX([.Y$1];[.$A124])*3 + MIN([.Y$1];[.$A124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5])*3 + MIN([.B$1];[.$A125])" office:value-type="float" office:value="24" calcext:value-type="float">
            <text:p>24</text:p>
          </table:table-cell>
          <table:table-cell table:style-name="ce10" table:formula="of:=MAX([.C$1];[.$A125])*3 + MIN([.C$1];[.$A125])" office:value-type="float" office:value="28" calcext:value-type="float">
            <text:p>28</text:p>
          </table:table-cell>
          <table:table-cell table:style-name="ce10" table:formula="of:=MAX([.D$1];[.$A125])*3 + MIN([.D$1];[.$A125])" office:value-type="float" office:value="32" calcext:value-type="float">
            <text:p>32</text:p>
          </table:table-cell>
          <table:table-cell table:style-name="ce10" table:formula="of:=MAX([.E$1];[.$A125])*3 + MIN([.E$1];[.$A125])" office:value-type="float" office:value="36" calcext:value-type="float">
            <text:p>36</text:p>
          </table:table-cell>
          <table:table-cell table:style-name="ce10" table:formula="of:=MAX([.F$1];[.$A125])*3 + MIN([.F$1];[.$A125])" office:value-type="float" office:value="40" calcext:value-type="float">
            <text:p>40</text:p>
          </table:table-cell>
          <table:table-cell table:style-name="ce10" table:formula="of:=MAX([.G$1];[.$A125])*3 + MIN([.G$1];[.$A125])" office:value-type="float" office:value="44" calcext:value-type="float">
            <text:p>44</text:p>
          </table:table-cell>
          <table:table-cell table:style-name="ce10" table:formula="of:=MAX([.H$1];[.$A125])*3 + MIN([.H$1];[.$A125])" office:value-type="float" office:value="48" calcext:value-type="float">
            <text:p>48</text:p>
          </table:table-cell>
          <table:table-cell table:style-name="ce10" table:formula="of:=MAX([.I$1];[.$A125])*3 + MIN([.I$1];[.$A125])" office:value-type="float" office:value="52" calcext:value-type="float">
            <text:p>52</text:p>
          </table:table-cell>
          <table:table-cell table:style-name="ce10" table:formula="of:=MAX([.J$1];[.$A125])*3 + MIN([.J$1];[.$A125])" office:value-type="float" office:value="56" calcext:value-type="float">
            <text:p>56</text:p>
          </table:table-cell>
          <table:table-cell table:style-name="ce10" table:formula="of:=MAX([.K$1];[.$A125])*3 + MIN([.K$1];[.$A125])" office:value-type="float" office:value="60" calcext:value-type="float">
            <text:p>60</text:p>
          </table:table-cell>
          <table:table-cell table:style-name="ce10" table:formula="of:=MAX([.L$1];[.$A125])*3 + MIN([.L$1];[.$A125])" office:value-type="float" office:value="64" calcext:value-type="float">
            <text:p>64</text:p>
          </table:table-cell>
          <table:table-cell table:style-name="ce10" table:formula="of:=MAX([.M$1];[.$A125])*3 + MIN([.M$1];[.$A125])" office:value-type="float" office:value="68" calcext:value-type="float">
            <text:p>68</text:p>
          </table:table-cell>
          <table:table-cell table:style-name="ce10" table:formula="of:=MAX([.N$1];[.$A125])*3 + MIN([.N$1];[.$A125])" office:value-type="float" office:value="72" calcext:value-type="float">
            <text:p>72</text:p>
          </table:table-cell>
          <table:table-cell table:style-name="ce10" table:formula="of:=MAX([.O$1];[.$A125])*3 + MIN([.O$1];[.$A125])" office:value-type="float" office:value="76" calcext:value-type="float">
            <text:p>76</text:p>
          </table:table-cell>
          <table:table-cell table:style-name="ce10" table:formula="of:=MAX([.P$1];[.$A125])*3 + MIN([.P$1];[.$A125])" office:value-type="float" office:value="80" calcext:value-type="float">
            <text:p>80</text:p>
          </table:table-cell>
          <table:table-cell table:style-name="ce10" table:formula="of:=MAX([.Q$1];[.$A125])*3 + MIN([.Q$1];[.$A125])" office:value-type="float" office:value="84" calcext:value-type="float">
            <text:p>84</text:p>
          </table:table-cell>
          <table:table-cell table:style-name="ce10" table:formula="of:=MAX([.R$1];[.$A125])*3 + MIN([.R$1];[.$A125])" office:value-type="float" office:value="88" calcext:value-type="float">
            <text:p>88</text:p>
          </table:table-cell>
          <table:table-cell table:style-name="ce10" table:formula="of:=MAX([.S$1];[.$A125])*3 + MIN([.S$1];[.$A125])" office:value-type="float" office:value="92" calcext:value-type="float">
            <text:p>92</text:p>
          </table:table-cell>
          <table:table-cell table:style-name="ce10" table:formula="of:=MAX([.T$1];[.$A125])*3 + MIN([.T$1];[.$A125])" office:value-type="float" office:value="96" calcext:value-type="float">
            <text:p>96</text:p>
          </table:table-cell>
          <table:table-cell table:style-name="ce10" table:formula="of:=MAX([.U$1];[.$A125])*3 + MIN([.U$1];[.$A125])" office:value-type="float" office:value="100" calcext:value-type="float">
            <text:p>100</text:p>
          </table:table-cell>
          <table:table-cell table:style-name="ce10" table:formula="of:=MAX([.V$1];[.$A125])*3 + MIN([.V$1];[.$A125])" office:value-type="float" office:value="104" calcext:value-type="float">
            <text:p>104</text:p>
          </table:table-cell>
          <table:table-cell table:style-name="ce10" table:formula="of:=MAX([.W$1];[.$A125])*3 + MIN([.W$1];[.$A125])" office:value-type="float" office:value="108" calcext:value-type="float">
            <text:p>108</text:p>
          </table:table-cell>
          <table:table-cell table:style-name="ce10" table:formula="of:=MAX([.X$1];[.$A125])*3 + MIN([.X$1];[.$A125])" office:value-type="float" office:value="112" calcext:value-type="float">
            <text:p>112</text:p>
          </table:table-cell>
          <table:table-cell table:style-name="ce10" table:formula="of:=MAX([.Y$1];[.$A125])*3 + MIN([.Y$1];[.$A125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6])*3 + MIN([.B$1];[.$A126])" office:value-type="float" office:value="24" calcext:value-type="float">
            <text:p>24</text:p>
          </table:table-cell>
          <table:table-cell table:style-name="ce10" table:formula="of:=MAX([.C$1];[.$A126])*3 + MIN([.C$1];[.$A126])" office:value-type="float" office:value="28" calcext:value-type="float">
            <text:p>28</text:p>
          </table:table-cell>
          <table:table-cell table:style-name="ce10" table:formula="of:=MAX([.D$1];[.$A126])*3 + MIN([.D$1];[.$A126])" office:value-type="float" office:value="32" calcext:value-type="float">
            <text:p>32</text:p>
          </table:table-cell>
          <table:table-cell table:style-name="ce10" table:formula="of:=MAX([.E$1];[.$A126])*3 + MIN([.E$1];[.$A126])" office:value-type="float" office:value="36" calcext:value-type="float">
            <text:p>36</text:p>
          </table:table-cell>
          <table:table-cell table:style-name="ce10" table:formula="of:=MAX([.F$1];[.$A126])*3 + MIN([.F$1];[.$A126])" office:value-type="float" office:value="40" calcext:value-type="float">
            <text:p>40</text:p>
          </table:table-cell>
          <table:table-cell table:style-name="ce10" table:formula="of:=MAX([.G$1];[.$A126])*3 + MIN([.G$1];[.$A126])" office:value-type="float" office:value="44" calcext:value-type="float">
            <text:p>44</text:p>
          </table:table-cell>
          <table:table-cell table:style-name="ce10" table:formula="of:=MAX([.H$1];[.$A126])*3 + MIN([.H$1];[.$A126])" office:value-type="float" office:value="48" calcext:value-type="float">
            <text:p>48</text:p>
          </table:table-cell>
          <table:table-cell table:style-name="ce10" table:formula="of:=MAX([.I$1];[.$A126])*3 + MIN([.I$1];[.$A126])" office:value-type="float" office:value="52" calcext:value-type="float">
            <text:p>52</text:p>
          </table:table-cell>
          <table:table-cell table:style-name="ce10" table:formula="of:=MAX([.J$1];[.$A126])*3 + MIN([.J$1];[.$A126])" office:value-type="float" office:value="56" calcext:value-type="float">
            <text:p>56</text:p>
          </table:table-cell>
          <table:table-cell table:style-name="ce10" table:formula="of:=MAX([.K$1];[.$A126])*3 + MIN([.K$1];[.$A126])" office:value-type="float" office:value="60" calcext:value-type="float">
            <text:p>60</text:p>
          </table:table-cell>
          <table:table-cell table:style-name="ce10" table:formula="of:=MAX([.L$1];[.$A126])*3 + MIN([.L$1];[.$A126])" office:value-type="float" office:value="64" calcext:value-type="float">
            <text:p>64</text:p>
          </table:table-cell>
          <table:table-cell table:style-name="ce10" table:formula="of:=MAX([.M$1];[.$A126])*3 + MIN([.M$1];[.$A126])" office:value-type="float" office:value="68" calcext:value-type="float">
            <text:p>68</text:p>
          </table:table-cell>
          <table:table-cell table:style-name="ce10" table:formula="of:=MAX([.N$1];[.$A126])*3 + MIN([.N$1];[.$A126])" office:value-type="float" office:value="72" calcext:value-type="float">
            <text:p>72</text:p>
          </table:table-cell>
          <table:table-cell table:style-name="ce10" table:formula="of:=MAX([.O$1];[.$A126])*3 + MIN([.O$1];[.$A126])" office:value-type="float" office:value="76" calcext:value-type="float">
            <text:p>76</text:p>
          </table:table-cell>
          <table:table-cell table:style-name="ce10" table:formula="of:=MAX([.P$1];[.$A126])*3 + MIN([.P$1];[.$A126])" office:value-type="float" office:value="80" calcext:value-type="float">
            <text:p>80</text:p>
          </table:table-cell>
          <table:table-cell table:style-name="ce10" table:formula="of:=MAX([.Q$1];[.$A126])*3 + MIN([.Q$1];[.$A126])" office:value-type="float" office:value="84" calcext:value-type="float">
            <text:p>84</text:p>
          </table:table-cell>
          <table:table-cell table:style-name="ce10" table:formula="of:=MAX([.R$1];[.$A126])*3 + MIN([.R$1];[.$A126])" office:value-type="float" office:value="88" calcext:value-type="float">
            <text:p>88</text:p>
          </table:table-cell>
          <table:table-cell table:style-name="ce10" table:formula="of:=MAX([.S$1];[.$A126])*3 + MIN([.S$1];[.$A126])" office:value-type="float" office:value="92" calcext:value-type="float">
            <text:p>92</text:p>
          </table:table-cell>
          <table:table-cell table:style-name="ce10" table:formula="of:=MAX([.T$1];[.$A126])*3 + MIN([.T$1];[.$A126])" office:value-type="float" office:value="96" calcext:value-type="float">
            <text:p>96</text:p>
          </table:table-cell>
          <table:table-cell table:style-name="ce10" table:formula="of:=MAX([.U$1];[.$A126])*3 + MIN([.U$1];[.$A126])" office:value-type="float" office:value="100" calcext:value-type="float">
            <text:p>100</text:p>
          </table:table-cell>
          <table:table-cell table:style-name="ce10" table:formula="of:=MAX([.V$1];[.$A126])*3 + MIN([.V$1];[.$A126])" office:value-type="float" office:value="104" calcext:value-type="float">
            <text:p>104</text:p>
          </table:table-cell>
          <table:table-cell table:style-name="ce10" table:formula="of:=MAX([.W$1];[.$A126])*3 + MIN([.W$1];[.$A126])" office:value-type="float" office:value="108" calcext:value-type="float">
            <text:p>108</text:p>
          </table:table-cell>
          <table:table-cell table:style-name="ce10" table:formula="of:=MAX([.X$1];[.$A126])*3 + MIN([.X$1];[.$A126])" office:value-type="float" office:value="112" calcext:value-type="float">
            <text:p>112</text:p>
          </table:table-cell>
          <table:table-cell table:style-name="ce10" table:formula="of:=MAX([.Y$1];[.$A126])*3 + MIN([.Y$1];[.$A126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7])*3 + MIN([.B$1];[.$A127])" office:value-type="float" office:value="24" calcext:value-type="float">
            <text:p>24</text:p>
          </table:table-cell>
          <table:table-cell table:style-name="ce10" table:formula="of:=MAX([.C$1];[.$A127])*3 + MIN([.C$1];[.$A127])" office:value-type="float" office:value="28" calcext:value-type="float">
            <text:p>28</text:p>
          </table:table-cell>
          <table:table-cell table:style-name="ce10" table:formula="of:=MAX([.D$1];[.$A127])*3 + MIN([.D$1];[.$A127])" office:value-type="float" office:value="32" calcext:value-type="float">
            <text:p>32</text:p>
          </table:table-cell>
          <table:table-cell table:style-name="ce10" table:formula="of:=MAX([.E$1];[.$A127])*3 + MIN([.E$1];[.$A127])" office:value-type="float" office:value="36" calcext:value-type="float">
            <text:p>36</text:p>
          </table:table-cell>
          <table:table-cell table:style-name="ce10" table:formula="of:=MAX([.F$1];[.$A127])*3 + MIN([.F$1];[.$A127])" office:value-type="float" office:value="40" calcext:value-type="float">
            <text:p>40</text:p>
          </table:table-cell>
          <table:table-cell table:style-name="ce10" table:formula="of:=MAX([.G$1];[.$A127])*3 + MIN([.G$1];[.$A127])" office:value-type="float" office:value="44" calcext:value-type="float">
            <text:p>44</text:p>
          </table:table-cell>
          <table:table-cell table:style-name="ce10" table:formula="of:=MAX([.H$1];[.$A127])*3 + MIN([.H$1];[.$A127])" office:value-type="float" office:value="48" calcext:value-type="float">
            <text:p>48</text:p>
          </table:table-cell>
          <table:table-cell table:style-name="ce10" table:formula="of:=MAX([.I$1];[.$A127])*3 + MIN([.I$1];[.$A127])" office:value-type="float" office:value="52" calcext:value-type="float">
            <text:p>52</text:p>
          </table:table-cell>
          <table:table-cell table:style-name="ce10" table:formula="of:=MAX([.J$1];[.$A127])*3 + MIN([.J$1];[.$A127])" office:value-type="float" office:value="56" calcext:value-type="float">
            <text:p>56</text:p>
          </table:table-cell>
          <table:table-cell table:style-name="ce10" table:formula="of:=MAX([.K$1];[.$A127])*3 + MIN([.K$1];[.$A127])" office:value-type="float" office:value="60" calcext:value-type="float">
            <text:p>60</text:p>
          </table:table-cell>
          <table:table-cell table:style-name="ce10" table:formula="of:=MAX([.L$1];[.$A127])*3 + MIN([.L$1];[.$A127])" office:value-type="float" office:value="64" calcext:value-type="float">
            <text:p>64</text:p>
          </table:table-cell>
          <table:table-cell table:style-name="ce10" table:formula="of:=MAX([.M$1];[.$A127])*3 + MIN([.M$1];[.$A127])" office:value-type="float" office:value="68" calcext:value-type="float">
            <text:p>68</text:p>
          </table:table-cell>
          <table:table-cell table:style-name="ce10" table:formula="of:=MAX([.N$1];[.$A127])*3 + MIN([.N$1];[.$A127])" office:value-type="float" office:value="72" calcext:value-type="float">
            <text:p>72</text:p>
          </table:table-cell>
          <table:table-cell table:style-name="ce10" table:formula="of:=MAX([.O$1];[.$A127])*3 + MIN([.O$1];[.$A127])" office:value-type="float" office:value="76" calcext:value-type="float">
            <text:p>76</text:p>
          </table:table-cell>
          <table:table-cell table:style-name="ce10" table:formula="of:=MAX([.P$1];[.$A127])*3 + MIN([.P$1];[.$A127])" office:value-type="float" office:value="80" calcext:value-type="float">
            <text:p>80</text:p>
          </table:table-cell>
          <table:table-cell table:style-name="ce10" table:formula="of:=MAX([.Q$1];[.$A127])*3 + MIN([.Q$1];[.$A127])" office:value-type="float" office:value="84" calcext:value-type="float">
            <text:p>84</text:p>
          </table:table-cell>
          <table:table-cell table:style-name="ce10" table:formula="of:=MAX([.R$1];[.$A127])*3 + MIN([.R$1];[.$A127])" office:value-type="float" office:value="88" calcext:value-type="float">
            <text:p>88</text:p>
          </table:table-cell>
          <table:table-cell table:style-name="ce10" table:formula="of:=MAX([.S$1];[.$A127])*3 + MIN([.S$1];[.$A127])" office:value-type="float" office:value="92" calcext:value-type="float">
            <text:p>92</text:p>
          </table:table-cell>
          <table:table-cell table:style-name="ce10" table:formula="of:=MAX([.T$1];[.$A127])*3 + MIN([.T$1];[.$A127])" office:value-type="float" office:value="96" calcext:value-type="float">
            <text:p>96</text:p>
          </table:table-cell>
          <table:table-cell table:style-name="ce10" table:formula="of:=MAX([.U$1];[.$A127])*3 + MIN([.U$1];[.$A127])" office:value-type="float" office:value="100" calcext:value-type="float">
            <text:p>100</text:p>
          </table:table-cell>
          <table:table-cell table:style-name="ce10" table:formula="of:=MAX([.V$1];[.$A127])*3 + MIN([.V$1];[.$A127])" office:value-type="float" office:value="104" calcext:value-type="float">
            <text:p>104</text:p>
          </table:table-cell>
          <table:table-cell table:style-name="ce10" table:formula="of:=MAX([.W$1];[.$A127])*3 + MIN([.W$1];[.$A127])" office:value-type="float" office:value="108" calcext:value-type="float">
            <text:p>108</text:p>
          </table:table-cell>
          <table:table-cell table:style-name="ce10" table:formula="of:=MAX([.X$1];[.$A127])*3 + MIN([.X$1];[.$A127])" office:value-type="float" office:value="112" calcext:value-type="float">
            <text:p>112</text:p>
          </table:table-cell>
          <table:table-cell table:style-name="ce10" table:formula="of:=MAX([.Y$1];[.$A127])*3 + MIN([.Y$1];[.$A127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8])*3 + MIN([.B$1];[.$A128])" office:value-type="float" office:value="24" calcext:value-type="float">
            <text:p>24</text:p>
          </table:table-cell>
          <table:table-cell table:style-name="ce10" table:formula="of:=MAX([.C$1];[.$A128])*3 + MIN([.C$1];[.$A128])" office:value-type="float" office:value="28" calcext:value-type="float">
            <text:p>28</text:p>
          </table:table-cell>
          <table:table-cell table:style-name="ce10" table:formula="of:=MAX([.D$1];[.$A128])*3 + MIN([.D$1];[.$A128])" office:value-type="float" office:value="32" calcext:value-type="float">
            <text:p>32</text:p>
          </table:table-cell>
          <table:table-cell table:style-name="ce10" table:formula="of:=MAX([.E$1];[.$A128])*3 + MIN([.E$1];[.$A128])" office:value-type="float" office:value="36" calcext:value-type="float">
            <text:p>36</text:p>
          </table:table-cell>
          <table:table-cell table:style-name="ce10" table:formula="of:=MAX([.F$1];[.$A128])*3 + MIN([.F$1];[.$A128])" office:value-type="float" office:value="40" calcext:value-type="float">
            <text:p>40</text:p>
          </table:table-cell>
          <table:table-cell table:style-name="ce10" table:formula="of:=MAX([.G$1];[.$A128])*3 + MIN([.G$1];[.$A128])" office:value-type="float" office:value="44" calcext:value-type="float">
            <text:p>44</text:p>
          </table:table-cell>
          <table:table-cell table:style-name="ce10" table:formula="of:=MAX([.H$1];[.$A128])*3 + MIN([.H$1];[.$A128])" office:value-type="float" office:value="48" calcext:value-type="float">
            <text:p>48</text:p>
          </table:table-cell>
          <table:table-cell table:style-name="ce10" table:formula="of:=MAX([.I$1];[.$A128])*3 + MIN([.I$1];[.$A128])" office:value-type="float" office:value="52" calcext:value-type="float">
            <text:p>52</text:p>
          </table:table-cell>
          <table:table-cell table:style-name="ce10" table:formula="of:=MAX([.J$1];[.$A128])*3 + MIN([.J$1];[.$A128])" office:value-type="float" office:value="56" calcext:value-type="float">
            <text:p>56</text:p>
          </table:table-cell>
          <table:table-cell table:style-name="ce10" table:formula="of:=MAX([.K$1];[.$A128])*3 + MIN([.K$1];[.$A128])" office:value-type="float" office:value="60" calcext:value-type="float">
            <text:p>60</text:p>
          </table:table-cell>
          <table:table-cell table:style-name="ce10" table:formula="of:=MAX([.L$1];[.$A128])*3 + MIN([.L$1];[.$A128])" office:value-type="float" office:value="64" calcext:value-type="float">
            <text:p>64</text:p>
          </table:table-cell>
          <table:table-cell table:style-name="ce10" table:formula="of:=MAX([.M$1];[.$A128])*3 + MIN([.M$1];[.$A128])" office:value-type="float" office:value="68" calcext:value-type="float">
            <text:p>68</text:p>
          </table:table-cell>
          <table:table-cell table:style-name="ce10" table:formula="of:=MAX([.N$1];[.$A128])*3 + MIN([.N$1];[.$A128])" office:value-type="float" office:value="72" calcext:value-type="float">
            <text:p>72</text:p>
          </table:table-cell>
          <table:table-cell table:style-name="ce10" table:formula="of:=MAX([.O$1];[.$A128])*3 + MIN([.O$1];[.$A128])" office:value-type="float" office:value="76" calcext:value-type="float">
            <text:p>76</text:p>
          </table:table-cell>
          <table:table-cell table:style-name="ce10" table:formula="of:=MAX([.P$1];[.$A128])*3 + MIN([.P$1];[.$A128])" office:value-type="float" office:value="80" calcext:value-type="float">
            <text:p>80</text:p>
          </table:table-cell>
          <table:table-cell table:style-name="ce10" table:formula="of:=MAX([.Q$1];[.$A128])*3 + MIN([.Q$1];[.$A128])" office:value-type="float" office:value="84" calcext:value-type="float">
            <text:p>84</text:p>
          </table:table-cell>
          <table:table-cell table:style-name="ce10" table:formula="of:=MAX([.R$1];[.$A128])*3 + MIN([.R$1];[.$A128])" office:value-type="float" office:value="88" calcext:value-type="float">
            <text:p>88</text:p>
          </table:table-cell>
          <table:table-cell table:style-name="ce10" table:formula="of:=MAX([.S$1];[.$A128])*3 + MIN([.S$1];[.$A128])" office:value-type="float" office:value="92" calcext:value-type="float">
            <text:p>92</text:p>
          </table:table-cell>
          <table:table-cell table:style-name="ce10" table:formula="of:=MAX([.T$1];[.$A128])*3 + MIN([.T$1];[.$A128])" office:value-type="float" office:value="96" calcext:value-type="float">
            <text:p>96</text:p>
          </table:table-cell>
          <table:table-cell table:style-name="ce10" table:formula="of:=MAX([.U$1];[.$A128])*3 + MIN([.U$1];[.$A128])" office:value-type="float" office:value="100" calcext:value-type="float">
            <text:p>100</text:p>
          </table:table-cell>
          <table:table-cell table:style-name="ce10" table:formula="of:=MAX([.V$1];[.$A128])*3 + MIN([.V$1];[.$A128])" office:value-type="float" office:value="104" calcext:value-type="float">
            <text:p>104</text:p>
          </table:table-cell>
          <table:table-cell table:style-name="ce10" table:formula="of:=MAX([.W$1];[.$A128])*3 + MIN([.W$1];[.$A128])" office:value-type="float" office:value="108" calcext:value-type="float">
            <text:p>108</text:p>
          </table:table-cell>
          <table:table-cell table:style-name="ce10" table:formula="of:=MAX([.X$1];[.$A128])*3 + MIN([.X$1];[.$A128])" office:value-type="float" office:value="112" calcext:value-type="float">
            <text:p>112</text:p>
          </table:table-cell>
          <table:table-cell table:style-name="ce10" table:formula="of:=MAX([.Y$1];[.$A128])*3 + MIN([.Y$1];[.$A128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>
          <table:table-cell/>
          <table:table-cell table:style-name="ce10" table:formula="of:=MAX([.B$1];[.$A129])*3 + MIN([.B$1];[.$A129])" office:value-type="float" office:value="24" calcext:value-type="float">
            <text:p>24</text:p>
          </table:table-cell>
          <table:table-cell table:style-name="ce10" table:formula="of:=MAX([.C$1];[.$A129])*3 + MIN([.C$1];[.$A129])" office:value-type="float" office:value="28" calcext:value-type="float">
            <text:p>28</text:p>
          </table:table-cell>
          <table:table-cell table:style-name="ce10" table:formula="of:=MAX([.D$1];[.$A129])*3 + MIN([.D$1];[.$A129])" office:value-type="float" office:value="32" calcext:value-type="float">
            <text:p>32</text:p>
          </table:table-cell>
          <table:table-cell table:style-name="ce10" table:formula="of:=MAX([.E$1];[.$A129])*3 + MIN([.E$1];[.$A129])" office:value-type="float" office:value="36" calcext:value-type="float">
            <text:p>36</text:p>
          </table:table-cell>
          <table:table-cell table:style-name="ce10" table:formula="of:=MAX([.F$1];[.$A129])*3 + MIN([.F$1];[.$A129])" office:value-type="float" office:value="40" calcext:value-type="float">
            <text:p>40</text:p>
          </table:table-cell>
          <table:table-cell table:style-name="ce10" table:formula="of:=MAX([.G$1];[.$A129])*3 + MIN([.G$1];[.$A129])" office:value-type="float" office:value="44" calcext:value-type="float">
            <text:p>44</text:p>
          </table:table-cell>
          <table:table-cell table:style-name="ce10" table:formula="of:=MAX([.H$1];[.$A129])*3 + MIN([.H$1];[.$A129])" office:value-type="float" office:value="48" calcext:value-type="float">
            <text:p>48</text:p>
          </table:table-cell>
          <table:table-cell table:style-name="ce10" table:formula="of:=MAX([.I$1];[.$A129])*3 + MIN([.I$1];[.$A129])" office:value-type="float" office:value="52" calcext:value-type="float">
            <text:p>52</text:p>
          </table:table-cell>
          <table:table-cell table:style-name="ce10" table:formula="of:=MAX([.J$1];[.$A129])*3 + MIN([.J$1];[.$A129])" office:value-type="float" office:value="56" calcext:value-type="float">
            <text:p>56</text:p>
          </table:table-cell>
          <table:table-cell table:style-name="ce10" table:formula="of:=MAX([.K$1];[.$A129])*3 + MIN([.K$1];[.$A129])" office:value-type="float" office:value="60" calcext:value-type="float">
            <text:p>60</text:p>
          </table:table-cell>
          <table:table-cell table:style-name="ce10" table:formula="of:=MAX([.L$1];[.$A129])*3 + MIN([.L$1];[.$A129])" office:value-type="float" office:value="64" calcext:value-type="float">
            <text:p>64</text:p>
          </table:table-cell>
          <table:table-cell table:style-name="ce10" table:formula="of:=MAX([.M$1];[.$A129])*3 + MIN([.M$1];[.$A129])" office:value-type="float" office:value="68" calcext:value-type="float">
            <text:p>68</text:p>
          </table:table-cell>
          <table:table-cell table:style-name="ce10" table:formula="of:=MAX([.N$1];[.$A129])*3 + MIN([.N$1];[.$A129])" office:value-type="float" office:value="72" calcext:value-type="float">
            <text:p>72</text:p>
          </table:table-cell>
          <table:table-cell table:style-name="ce10" table:formula="of:=MAX([.O$1];[.$A129])*3 + MIN([.O$1];[.$A129])" office:value-type="float" office:value="76" calcext:value-type="float">
            <text:p>76</text:p>
          </table:table-cell>
          <table:table-cell table:style-name="ce10" table:formula="of:=MAX([.P$1];[.$A129])*3 + MIN([.P$1];[.$A129])" office:value-type="float" office:value="80" calcext:value-type="float">
            <text:p>80</text:p>
          </table:table-cell>
          <table:table-cell table:style-name="ce10" table:formula="of:=MAX([.Q$1];[.$A129])*3 + MIN([.Q$1];[.$A129])" office:value-type="float" office:value="84" calcext:value-type="float">
            <text:p>84</text:p>
          </table:table-cell>
          <table:table-cell table:style-name="ce10" table:formula="of:=MAX([.R$1];[.$A129])*3 + MIN([.R$1];[.$A129])" office:value-type="float" office:value="88" calcext:value-type="float">
            <text:p>88</text:p>
          </table:table-cell>
          <table:table-cell table:style-name="ce10" table:formula="of:=MAX([.S$1];[.$A129])*3 + MIN([.S$1];[.$A129])" office:value-type="float" office:value="92" calcext:value-type="float">
            <text:p>92</text:p>
          </table:table-cell>
          <table:table-cell table:style-name="ce10" table:formula="of:=MAX([.T$1];[.$A129])*3 + MIN([.T$1];[.$A129])" office:value-type="float" office:value="96" calcext:value-type="float">
            <text:p>96</text:p>
          </table:table-cell>
          <table:table-cell table:style-name="ce10" table:formula="of:=MAX([.U$1];[.$A129])*3 + MIN([.U$1];[.$A129])" office:value-type="float" office:value="100" calcext:value-type="float">
            <text:p>100</text:p>
          </table:table-cell>
          <table:table-cell table:style-name="ce10" table:formula="of:=MAX([.V$1];[.$A129])*3 + MIN([.V$1];[.$A129])" office:value-type="float" office:value="104" calcext:value-type="float">
            <text:p>104</text:p>
          </table:table-cell>
          <table:table-cell table:style-name="ce10" table:formula="of:=MAX([.W$1];[.$A129])*3 + MIN([.W$1];[.$A129])" office:value-type="float" office:value="108" calcext:value-type="float">
            <text:p>108</text:p>
          </table:table-cell>
          <table:table-cell table:style-name="ce10" table:formula="of:=MAX([.X$1];[.$A129])*3 + MIN([.X$1];[.$A129])" office:value-type="float" office:value="112" calcext:value-type="float">
            <text:p>112</text:p>
          </table:table-cell>
          <table:table-cell table:style-name="ce10" table:formula="of:=MAX([.Y$1];[.$A129])*3 + MIN([.Y$1];[.$A129])" office:value-type="float" office:value="116" calcext:value-type="float">
            <text:p>116</text:p>
          </table:table-cell>
          <table:table-cell table:number-columns-repeated="16359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B2:Лист1.Y129">
            <calcext:condition calcext:apply-style-name="Good" calcext:value="&gt;=65" calcext:base-cell-address="Лист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8:23:05.860080200</meta:creation-date>
    <dc:date>2025-05-05T18:55:58.229580900</dc:date>
    <meta:editing-duration>PT1M2S</meta:editing-duration>
    <meta:editing-cycles>1</meta:editing-cycles>
    <meta:document-statistic meta:table-count="1" meta:cell-count="2995" meta:object-count="0"/>
    <meta:generator>LibreOffice/25.2.2.2$Windows_X86_64 LibreOffice_project/7370d4be9e3cf6031a51beef54ff3bda878e3fac</meta:generator>
  </office:meta>
</office:document-meta>
</file>